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Arial Unicode MS" svg:font-family="Arial Unicode M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fo:margin-bottom="0.1667in"/>
      <style:text-properties style:font-name="Times" fo:font-size="12.0pt" fo:background-color="#ececec"/>
    </style:style>
    <style:style style:name="P7" style:family="paragraph" style:parent-style-name="Standard">
      <style:text-properties style:font-name="Times" fo:font-size="12.0pt" fo:background-color="#868686"/>
    </style:style>
    <style:style style:name="P8" style:family="paragraph" style:parent-style-name="Standard">
      <style:paragraph-properties fo:margin-bottom="0.1667in"/>
      <style:text-properties style:font-name="LiSong Pro Light" fo:font-size="12.0pt" fo:background-color="#ececec"/>
    </style:style>
    <style:style style:name="P9" style:family="paragraph" style:parent-style-name="Standard">
      <style:paragraph-properties fo:margin-bottom="0.1667in"/>
      <style:text-properties style:font-name="Times" fo:font-size="12.0pt" fo:color="#0000e9" fo:background-color="#e0e0e0"/>
    </style:style>
    <style:style style:name="P10" style:family="paragraph" style:parent-style-name="Standard">
      <style:paragraph-properties fo:margin-bottom="0.1667in"/>
      <style:text-properties style:font-name="Times" fo:font-size="12.0pt" fo:color="#0000e9" fo:background-color="#ececec"/>
    </style:style>
    <style:style style:name="P11" style:family="paragraph" style:parent-style-name="Standard">
      <style:paragraph-properties fo:margin-bottom="0.1667in"/>
      <style:text-properties style:font-name="LiSong Pro Light" fo:font-size="12.0pt" fo:background-color="#e0e0e0"/>
    </style:style>
    <style:style style:name="P12" style:family="paragraph" style:parent-style-name="Standard">
      <style:paragraph-properties fo:margin-bottom="0.1667in"/>
      <style:text-properties style:font-name="STSong" fo:font-size="12.0pt" fo:background-color="#ececec"/>
    </style:style>
    <style:style style:name="P13" style:family="paragraph" style:parent-style-name="Standard">
      <style:paragraph-properties fo:margin-bottom="0.1667in"/>
      <style:text-properties style:font-name="STSong"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Apple Color Emoji"/>
    </style:style>
    <style:style style:name="T4" style:family="text">
      <style:text-properties style:font-name="Arial Unicode MS"/>
    </style:style>
    <style:style style:name="T5" style:family="text">
      <style:text-properties fo:font-style="italic" fo:font-style-asian="italic" fo:font-style-complex="italic"/>
    </style:style>
    <style:style style:name="T6" style:family="text">
      <style:text-properties style:font-name="Heiti TC Light"/>
    </style:style>
    <style:style style:name="T7" style:family="text">
      <style:text-properties style:font-name="Times"/>
    </style:style>
    <style:style style:name="T8" style:family="text">
      <style:text-properties style:font-name="LiSong Pro Light"/>
    </style:style>
    <style:style style:name="T9" style:family="text">
      <style:text-properties style:font-name="LiSong Pro Light" fo:color="#000000"/>
    </style:style>
    <style:style style:name="T10" style:family="text">
      <style:text-properties fo:color="#000000"/>
    </style:style>
    <style:style style:name="T11" style:family="text">
      <style:text-properties style:font-name="STSong" fo:color="#000000"/>
    </style:style>
    <style:style style:name="T12" style:family="text">
      <style:text-properties style:font-name="STSong"/>
    </style:style>
    <style:style style:name="T13" style:family="text">
      <style:text-properties fo:font-style="italic" fo:font-style-asian="italic" fo:font-style-complex="italic" fo:color="#0000e9"/>
    </style:style>
    <style:style style:name="T14" style:family="text">
      <style:text-properties fo:color="#0000e9"/>
    </style:style>
    <style:style style:name="T15" style:family="text">
      <style:text-properties style:font-name="LiSong Pro Light" fo:color="#0000e9"/>
    </style:style>
    <style:style style:name="T16" style:family="text">
      <style:text-properties style:font-name="Times" fo:font-style="italic" fo:font-style-asian="italic" fo:font-style-complex="italic" fo:color="#0000e9"/>
    </style:style>
    <style:style style:name="TableColumn1" style:family="table-column">
      <style:table-column-properties style:column-width="3.4625in" style:rel-column-width="32767*"/>
    </style:style>
  </office:automatic-styles>
  <office:body>
    <office:text>
      <text:p text:style-name="P1"/>
      <text:p text:style-name="P2">怡靜   |  2022.04.10 18:49   |   <text:a xlink:type="simple" xlink:href="http://palinfo.habago.org/Entry?Command=Information_PrintForum&amp;iPage=1#FORUM42200"><text:span text:style-name="T1">#</text:span></text:a></text:p>
      <text:p text:style-name="P3">我上傳了陳真提到的電影，2016年，波蘭導演 Wojciech Smarzowski 的 "Wołyń" (Volhynia, 沃倫） <text:line-break/>台灣當初上映時是翻譯成仇恨（英文片名hatred) <text:line-break/>畫質沒有很好，有中文字幕。湊合著看吧。影片約兩小時半。 <text:line-break/><text:line-break/><text:a xlink:type="simple" xlink:href="https://odysee.com/wolyn:d"><text:span text:style-name="T2">https://odysee.com/wolyn:d</text:span></text:a><text:s/><text:line-break/><text:line-break/>當初看的時候，以為電影裡的殺人畫面是導演刻意要突出戲劇性，才拍得這樣慘絕人寰，後來查找一些資料時，才知道那些殺人手法都是真實發生過的。 <text:line-break/><text:line-break/>另外如果你注意電影裡的某些"符號"，在現在的烏克蘭納粹政權的很多集會場合遊行都可以看到。 <text:line-break/><text:line-break/>板上之前有人介紹過一位加拿大的獨立記者Eva Karene Bartlett(她自述為人權活動者和部落客） <text:line-break/>最近寫了一篇文章，他們看到聽到事實真相，卻選擇說謊(They Saw and Heard the Truth — Then Lied About It: Media on Donbass Delegation Omitted Mention of Ukraine’s 8 Year War on the Autonomous Republics) <text:line-break/><text:line-break/><text:a xlink:type="simple" xlink:href="http://shorturl.at/arAEM"><text:span text:style-name="T2">http://shorturl.at/arAEM</text:span></text:a><text:s/><text:line-break/><text:line-break/>文中敘述了基輔納粹政權這８年來是如何殘害殺戮烏東地區的老百姓，文中也提到許多手法都跟敘利亞的恐怖份子作法如出一徹。 <text:line-break/><text:line-break/>她在2019年曾造訪頓巴斯地區，此次是再度造訪。 <text:line-break/><text:a xlink:type="simple" xlink:href="http://shorturl.at/jGPRS"><text:span text:style-name="T2">http://shorturl.at/jGPRS</text:span></text:a><text:s/><text:line-break/><text:line-break/>陳真提到的Scott Ritter，前聯合國首席武器檢查官，在兩週前接受了獨立媒體The Grayzone <text:line-break/>的專訪，這段訪問很長，有2小時43分鐘，如果你英文還可以，非常推薦一聽。即便是講俄烏衝突的軍情分析，你沒有任何軍事背景常識也可以聽得懂。 <text:line-break/><text:line-break/><text:a xlink:type="simple" xlink:href="https://youtu.be/OSkpIq3T-Zc"><text:span text:style-name="T2">https://youtu.be/OSkpIq3T-Zc</text:span></text:a><text:s/><text:line-break/><text:line-break/>另外這一段訪談是５天前接受另一個自媒體的專訪，訪談快結束時有提到台海衝突的問題（不過私以為Scott對歐洲事務可能比較了解，亞洲這邊不是那麼清楚實際的癥結點所在，不過他也說了，他希望不要把他的話視為真理，還是應該自行去調查研究，找尋答案） <text:line-break/><text:line-break/><text:a xlink:type="simple" xlink:href="https://youtu.be/SN7o-ThhFfY"><text:span text:style-name="T2">https://youtu.be/SN7o-ThhFfY</text:span></text:a><text:s/><text:line-break/><text:line-break/></text:p>
      <text:p text:style-name="P2">陳真   |  2022.04.10 07:35   |   <text:a xlink:type="simple" xlink:href="http://palinfo.habago.org/Entry?Command=Information_PrintForum&amp;iPage=1#FORUM42199"><text:span text:style-name="T1">#</text:span></text:a></text:p>
      <text:p text:style-name="P4">我只迅速瞄了一下，發現這個翻譯很可怕，如果光看中文，幾乎是不知所云，而且錯誤百出，比方說最後提到歐盟，翻譯和原意是完全相反的。我們應該去制裁為了美國利益到處燒殺擄掠的歐盟才對，怎麼會是我們應該為了美國利益去制裁歐盟？ <text:line-break/><text:line-break/>還有，把烏克蘭的法西斯納粹本質給連結到一個僅有數百人的屠村事件是很誤導的，嚴重淡化其血腥殘暴與邪惡，會讓人以為只殺了幾百人，這也沒什麼啊，但是事實上卻不是屠村，而是滅種，進行所謂種族淨化；規模也不是幾百人，而是幾百人的幾百倍，十數萬的規模。 <text:line-break/><text:line-break/>更可怕的不僅僅是極短時間內殺害十數萬人，而是致力於使用最殘暴最泯滅人性的手法進行凌虐殺害，例如我幾年前提過的，把幼兒釘死在桌面，讓他慢慢死去，或是用稻草捆綁一個個兒童，然後點火，欣賞兒童們成為一團團的小火球，痛苦奔竄惨叫哀嚎，或是強姦每個女人，然後活生生肢解，割掉乳房，挖出陰部，挖眼剁鼻，折磨至死，從中取樂。 <text:line-break/><text:line-break/>曾有一些學者研究，發現烏軍 “發明”了125至160種泯滅人性的虐殺方法。 <text:line-break/><text:line-break/>不光是屠殺數量驚人，不光是手段力求變態與殘暴，更重要的是一脈相承，殺戮不斷，至今整個烏克蘭竟然還把班德拉那樣一個喪心病狂與撒旦無異的法西斯人渣尊奉為民族英雄，並且立法禁止批評。而且，這樣一股恐怖法西斯勢力，背後的支持者和資助者就是美國CIA和英國的MI6。 <text:line-break/><text:line-break/>幾年前，我曾多次強烈推薦大家去看波蘭導演 Wojciech Smarzowski 的一部片叫做 "Wołyń" (Volhynia, 沃倫），犯下這個十萬人死亡的種族大屠殺的政治軍事組織，就是現在這個由美國一手扶植的烏克蘭法西斯軍事政權的前身與歷史傳承。這些法西斯血腥人渣，就是主流媒體所謂的民主自由的人士。 <text:line-break/><text:line-break/>有一件事我印象很深，大約是七、八年前，在一次國際會議場合，普京對著美國官員說：“你說，這些蒙著臉到處殺小孩殺婦孺的人是在追求民主自由？” <text:line-break/><text:line-break/>很忙很累，身心俱疲，有空再多寫。</text:p>
      <text:p text:style-name="P2">蔡亦鸣   |  2022.04.09 23:48   |   <text:a xlink:type="simple" xlink:href="http://palinfo.habago.org/Entry?Command=Information_PrintForum&amp;iPage=1#FORUM42198"><text:span text:style-name="T1">#</text:span></text:a></text:p>
      <text:p text:style-name="P3">这些民兵起源于2014年推动欧洲独立广场革命的极右翼团体，由狂热和残暴的个人组成。其中最着名的是亚速军团，其标志让人想起党卫军第2帝国装甲师，该师因1943年在法国进行1944年格拉内河畔奥拉杜尔大屠杀之前，在乌克兰受到尊敬。 <text:line-break/><text:line-break/>这些民兵起源于2014年推动欧洲独立广场革命的极右翼团体，由狂热而残暴的个人组成。其中最著名的是亚速军团(Azov Regiment)，其徽章让人想起纳粹党卫军第二帝国装甲师(second SS Das Reich Panzer Division)，该装甲师因在1943年从苏联手中解放哈尔科夫(Kharkov)，并在1944年在法国格拉讷河畔的奥拉杜尔(oradour - surglane)发动屠杀而在乌克兰备受尊敬。</text:p>
      <text:p text:style-name="P2">蔡亦鸣   |  2022.04.09 23:42   |   <text:a xlink:type="simple" xlink:href="http://palinfo.habago.org/Entry?Command=Information_PrintForum&amp;iPage=1#FORUM42197"><text:span text:style-name="T1">#</text:span></text:a></text:p>
      <text:p text:style-name="P4">事实上，军队因干部腐败而受到破坏，不再得到民众的支持。根据英国内政部的一份报告，在2014年3月/4月召回预备役人员时，70%的人没有参加第一次会议，80%的人没有参加第二次会议，90%的人参加了第三次会议，95%的人参加了第四次会议。在2017年10月/11月，70%的应征入伍者没有参加“2017年秋季”召回活动。 <text:line-break/><text:line-break/><text:line-break/><text:line-break/>事实上，军队因其干部的腐败而受到损害，不再得到民众的支持。根据英国内政部的报告，在2014年3月/4月的预备役军人召回中，70%的人没有出现在第一次会议上，80%的人没有出现在第二次会议上，90%的人没有出现在第三次会议上，95%的人没有出现在第四次会议上。在2017年10月/11月，70%的应征者没有出现在 "2017年秋季 "召回活动中。</text:p>
      <text:p text:style-name="P2">蔡亦鸣   |  2022.04.09 23:36   |   <text:a xlink:type="simple" xlink:href="http://palinfo.habago.org/Entry?Command=Information_PrintForum&amp;iPage=1#FORUM42196"><text:span text:style-name="T1">#</text:span></text:a></text:p>
      <text:p text:style-name="P3"><text:a xlink:type="simple" xlink:href="https://www.thepostil.com/the-military-situation-in-the-ukraine/"><text:span text:style-name="T2">https://www.thepostil.com/the-military-situation-in-the-ukraine/</text:span></text:a><text:s/><text:line-break/><text:line-break/>乌克兰的军事局势 <text:line-break/>四月 1， 2022 雅克·鲍德 <text:line-break/>第一部分：战争之路 <text:line-break/><text:line-break/>多年来，从马里到阿富汗，我一直为和平而努力，并为此冒着生命危险。因此，这不是一个为战争辩护的问题，而是一个理解是什么导致我们走向战争的问题。我注意到，那些轮流在电视上的“专家”根据可疑的信息分析情况，这些信息通常是作为事实建立的假设-然后我们不再设法理解正在发生的事情。这就是恐慌的产生方式。 <text:line-break/><text:line-break/>问题不在于知道谁在这场冲突中是对的，而在于质疑我们的领导人做出决定的方式。 <text:line-break/><text:line-break/>让我们试着来看看冲突的根源。它始于那些在过去八年中一直在谈论顿巴斯的“分离主义者”或“独立主义者”的人。事实并非如此。顿涅茨克和卢甘斯克两个自称共和国于2014年5月举行的公投，并不像一些肆无忌惮的记者所声称的那样是“独立”公投（независимость），而是“自决”或“自治”（самостоятельность）的公投。“亲俄”这个限定词表明俄罗斯是冲突的一方，但事实并非如此，“讲俄语的人”这个词会更诚实。此外，这些公投是在违背弗拉基米尔·普京的建议的情况下进行的。 <text:line-break/><text:line-break/>事实上，这些共和国并不寻求脱离乌克兰，而是寻求自治地位，保证他们使用俄语作为官方语言。新政府因推翻亚努科维奇总统而做出的第一项立法行动是2014年2月23日废除了2012年基瓦洛夫-科列斯尼琴科法，该法将俄语作为官方语言。这有点像政变分子决定法语和意大利语不再是瑞士的官方语言。 <text:line-break/><text:line-break/>这一决定在讲俄语的人口中引起了一场风暴。结果是从2014年2月开始对俄语地区（敖德萨，第聂伯罗彼得罗夫斯克，哈尔科夫，卢甘斯克和顿涅茨克）进行了激烈的镇压，并导致局势军事化和一些大屠杀（最着名的敖德萨和马里奥波尔）。2014年夏末，只剩下自称的顿涅茨克共和国和卢甘斯克共和国。 <text:line-break/><text:line-break/>在这个阶段，乌克兰总参谋部过于僵化，并且全神贯注于对作战艺术的教条主义态度，在没有设法获胜的情况下制服了敌人。对2014-2016年顿巴斯战斗过程的检查表明，乌克兰总参谋部系统地和机械地应用了相同的操作计划。然而，自治主义者发动的战争与我们在萨赫勒地区观察到的非常相似：使用轻型手段进行的高度机动性行动。通过更灵活和更少的教条主义方法，叛乱分子能够利用乌克兰军队的惯性反复“困住”他们。 <text:line-break/><text:line-break/>2014年，当我在北约时，我负责打击小武器扩散的斗争，我们试图发现俄罗斯向叛乱分子运送的武器，看看莫斯科是否参与其中。我们当时收到的信息几乎完全来自波兰情报部门，与来自欧安组织的信息“不符”——尽管有相当粗略的指控，但没有从俄罗斯运送武器和军事装备。 <text:line-break/><text:line-break/>由于讲俄语的乌克兰部队叛逃到叛军方面，叛乱分子武装起来。随着乌克兰的失败继续，坦克，大炮和防空营扩大了自治主义者的队伍。这就是促使乌克兰人致力于明斯克协议的原因。 <text:line-break/><text:line-break/>但就在签署明斯克1号协议后，乌克兰总统彼得罗·波罗申科（Petro Poroshenko）对顿巴斯发动了大规模的反恐行动（ATO/Антитерористична операція）。在北约军官的建议不足的情况下，乌克兰人在捷巴尔采沃遭受了惨败，迫使他们参与明斯克2协议。 <text:line-break/><text:line-break/>这里必须回顾一下，明斯克1号（2014年9月）和明斯克2号（2015年2月）协议没有规定共和国的分离或独立，而是规定它们在乌克兰框架内的自治。那些读过这些协定的人（实际上已经读过这些协定的人非常、非常、非常少）会注意到，所有信件中都写着，各共和国的地位将由基辅与各共和国代表谈判，以便内部解决乌克兰问题。 <text:line-break/><text:line-break/>这就是为什么自2014年以来，俄罗斯一直系统地要求实施这些条约，同时拒绝成为谈判的一方，因为这是乌克兰的内部事务。另一方面，以法国为首的西方系统地试图用“诺曼底模式”取代明斯克协议，让俄罗斯人和乌克兰人面对面。但是，让我们记住，在2022年2月23日至24日之前，顿巴斯从未有过任何俄罗斯军队。此外，欧安组织观察员从未观察到俄罗斯部队在顿巴斯行动的丝毫痕迹。例如，《华盛顿邮报》2021年12月3日发布的美国情报地图没有显示顿巴斯的俄罗斯军队。 <text:line-break/><text:line-break/>2015年10月，乌克兰安全局局长瓦西里·赫里察克（Vasyl Hrytsak）承认，在顿巴斯只观察到56名俄罗斯战士。这与1990年代周末去波斯尼亚战斗的瑞士人或今天去乌克兰战斗的法国人完全相当。 <text:line-break/><text:line-break/>乌克兰军队当时处于可悲的状态。2018年10月，经过四年的战争，乌克兰首席军事检察官阿纳托利·马蒂奥斯（Anatoly Matios）表示，乌克兰在顿巴斯失去了2，700名男子：891人死于疾病，318人死于交通事故，177人死于其他事故，175人死于中毒（酒精，毒品），172人死于粗心大意地处理武器，101人死于违反安全规定，228人死于谋杀，615人死于自杀。 <text:line-break/><text:line-break/>事实上，军队因干部腐败而受到破坏，不再得到民众的支持。根据英国内政部的一份报告，在2014年3月/4月召回预备役人员时，70%的人没有参加第一次会议，80%的人没有参加第二次会议，90%的人参加了第三次会议，95%的人参加了第四次会议。在2017年10月/11月，70%的应征入伍者没有参加“2017年秋季”召回活动。这还不包括自杀和逃兵（通常归咎于自治主义者），这些事件在ATO地区高达30%的劳动力中。年轻的乌克兰人拒绝去顿巴斯战斗，而是更喜欢移民，这也至少部分解释了该国的人口赤字。 <text:line-break/><text:line-break/>乌克兰国防部随后转向北约，以帮助其武装部队更具“吸引力”。我已经在联合国框架内开展了类似的项目，北约要求我参加一项恢复乌克兰武装部队形象的计划。但这是一个长期的过程，乌克兰人希望迅速采取行动。 <text:line-break/><text:line-break/>因此，为了弥补士兵的不足，乌克兰政府诉诸准军事民兵。他们基本上由外国雇佣军组成，通常是极右翼武装分子。据路透社报道，到2020年，他们占乌克兰军队的40%左右，人数约为102，000人。他们由美国、英国、加拿大和法国武装、资助和训练。有超过19个国籍 - 包括瑞士人。 <text:line-break/><text:line-break/>因此，西方国家显然建立并支持乌克兰极右翼民兵。2021年10月，《耶路撒冷邮报》通过谴责Centuria项目敲响了警钟。自2014年以来，这些民兵在西方的支持下一直在顿巴斯活动。即使人们可以争论“纳粹”这个词，事实仍然是这些民兵是暴力的，传达了一种令人作呕的意识形态，并且是恶毒的反犹太主义者。他们的反犹太主义与其说是政治，不如说是文化上的，这就是为什么“纳粹”这个词并不合适。他们对犹太人的仇恨源于1920年代和1930年代乌克兰的大饥荒，这是由于斯大林没收庄稼以资助红军的现代化。这场种族灭绝——在乌克兰被称为大饥荒——是由内务人民委员部（克格勃的前身）犯下的，其上层领导层主要由犹太人组成。这就是为什么今天，正如《耶路撒冷邮报》所指出的那样，乌克兰极端分子要求以色列为共产主义罪行道歉。这与弗拉基米尔·普京（Vladimir Putin）的“改写历史”相去甚远。 <text:line-break/><text:line-break/>这些民兵起源于2014年推动欧洲独立广场革命的极右翼团体，由狂热和残暴的个人组成。其中最着名的是亚速军团，其标志让人想起党卫军第2帝国装甲师，该师因1943年在法国进行1944年格拉内河畔奥拉杜尔大屠杀之前，在乌克兰受到尊敬。 <text:line-break/><text:line-break/>亚速军团的着名人物之一是对手罗曼·普罗塔舍维奇（Roman Protassevitch），他在瑞安航空（RyanAir）航班FR4978事件后于2021年被白俄罗斯当局逮捕。2021年5月23日，一架米格-29故意劫持一架客机——据说是在普京的批准下——被提及为逮捕普罗塔塞维奇的一个原因，尽管当时获得的信息根本没有证实这种情况。 <text:line-break/><text:line-break/>但是，有必要表明卢卡申科总统是暴徒，普罗塔舍维奇是热爱民主的“记者”。然而，一家美国非政府组织在2020年进行的一项相当具有启发性的调查强调了普罗塔舍维奇的极右翼激进活动。西方的阴谋运动随之开始，肆无忌惮的媒体对他的传记进行了“粉饰”。最后，在2022年1月，国际民航组织的报告发布，并显示尽管存在一些程序错误，但白俄罗斯的行为符合现行规则，米格-29在瑞安航空飞行员决定降落在明斯克后15分钟起飞。所以没有白俄罗斯的阴谋，更没有普京。啊！。。。另一个细节是：普罗塔舍维奇被白俄罗斯警察残忍地折磨，现在他自由了。那些想与他通信的人，可以去他的Twitter帐户。 <text:line-break/><text:line-break/>将乌克兰准军事部队描述为“纳粹分子”或“新纳粹分子”，被认为是俄罗斯的宣传。也许。但《以色列时报》(Times of Israel)、西蒙·维森塔尔中心(Simon Wiesenthal Center)或西点学院反恐中心(West Point Academy’s Center for Counterterrorism)并不这么认为。但这仍然值得商榷，因为在2014年，《新闻周刊》杂志似乎更多地将他们与......伊斯兰国联系起来。随你选吧! <text:line-break/><text:line-break/>因此，西方支持并继续武装民兵，这些民兵自2014年以来一直对平民犯下许多罪行：强奸，酷刑和大屠杀。但是，尽管瑞士政府非常迅速地对俄罗斯实施制裁，但它没有对乌克兰采取任何措施，乌克兰自2014年以来一直在屠杀自己的人口。事實上，那些在乌克兰捍卫人权的人长期以来一直谴责这些团体的行为，但却沒有得到我們政府的支持。因为，实际上，我们不是在试图帮助乌克兰，而是在与俄罗斯作战。 <text:line-break/><text:line-break/>这些准军事部队并入国民警卫队，根本没有像一些人声称的那样伴随着“去纳粹化”。在众多例子中，亚速军团的徽章很有启发性： <text:line-break/><text:line-break/><text:a xlink:type="simple" xlink:href="https://www.thepostil.com/wp-content/uploads/2022/04/Ukraine-Neo-Nazis-1024x478.jpg"><text:span text:style-name="T2">https://www.thepostil.com/wp-content/uploads/2022/04/Ukraine-Neo-Nazis-1024x478.jpg</text:span></text:a><text:s/><text:line-break/><text:line-break/>在2022年，非常具有示意性地，与俄罗斯攻势作斗争的乌克兰武装部队被组织为： <text:line-break/><text:line-break/>陆军，隶属于国防部。它被组织成3个军团，由机动编队（坦克，重型火炮，导弹等）组成。 <text:line-break/>国民警卫队，依靠内政部，分为5个领土司令部。 <text:line-break/>因此，国民警卫队是一支领土防御部队，不属于乌克兰军队。它包括准军事民兵，称为“志愿营”（добровольчі батальйоні），也被称为“报复营”，由步兵组成。他们主要接受城市作战训练，现在保卫哈尔科夫，马里乌波尔，敖德萨，基辅等城市。 <text:line-break/><text:line-break/>第二部分：战争 <text:line-break/><text:line-break/>作为瑞士战略情报部门的华沙条约组织部队前负责人，我悲伤地——但并不感到惊讶——地注意到，我们的军种不再能够理解乌克兰的军事局势。那些自称“专家”的人在我们的屏幕上游行，不知疲倦地传达相同的信息，这些信息是由俄罗斯和弗拉基米尔·普京（Vladimir Putin）不理智的说法所调节的。让我们退后一步。 <text:line-break/><text:line-break/>1. 战争爆发 <text:line-break/><text:line-break/>自2021年11月以来，美国人一直威胁要俄罗斯入侵乌克兰。然而，乌克兰人似乎不同意。为什么不呢？ <text:line-break/><text:line-break/>我们必须回到2021年3月24日。当天，沃洛季米尔·泽伦斯基颁布了重新夺回克里米亚的法令，并开始将他的部队部署到该国南部。与此同时，北约在黑海和波罗的海之间进行了几次演习，同时俄罗斯边境的侦察飞行大幅增加。俄罗斯随后进行了几次演习，以测试其部队的作战准备情况，并表明它正在跟踪局势的演变。 <text:line-break/><text:line-break/>随着ZAPAD 21演习的结束，事情平静下来，直到10月至11月，其部队调动被解释为对乌克兰进攻的增援。然而，就连乌克兰当局也驳斥了俄罗斯准备战争的想法，乌克兰国防部长奥列克西·雷兹尼科夫（Oleksiy Reznikov）表示，自春季以来，其边界没有变化。 <text:line-break/><text:line-break/>乌克兰违反明斯克协议，使用无人机在顿巴斯进行空中行动，包括2021年10月对顿涅茨克的燃料库至少进行一次袭击。美国媒体注意到了这一点，但欧洲人没有注意到这一点。没有人谴责这些侵权行为。 <text:line-break/><text:line-break/>2022年2月，事件被引发。2月7日，在访问莫斯科期间，埃马纽埃尔·马克龙向弗拉基米尔·普京重申了他对明斯克协议的承诺，他将在第二天与弗拉基米尔·泽伦斯基会面后重申这一承诺。但2月11日，在柏林，经过九个小时的工作，“诺曼底格式”领导人的政治顾问会议结束了，没有任何具体结果：乌克兰人仍然拒绝适用明斯克协议，显然是受到美国的压力。弗拉基米尔·普京（Vladimir Putin）指出，马克龙做出了空洞的承诺，西方还没有准备好像八年来所做的那样执行这些协议。 <text:line-break/><text:line-break/>乌克兰在接触区的准备工作仍在继续。俄罗斯议会开始感到震惊。并于2月15日要求弗拉基米尔·普京承认各共和国的独立，但他拒绝这样做。 <text:line-break/><text:line-break/>2月17日，拜登总统宣布，俄罗斯将在未来几天内进攻乌克兰。他是怎么知道的？这是一个谜。但自16日以来，对顿巴斯人口的炮击急剧增加，正如欧安组织观察员的每日报告所显示的那样。当然，无论是媒体、欧盟、北约还是任何西方政府都不会做出反应或干预。稍后会说，这是俄罗斯的虚假信息。事实上，欧盟和一些国家似乎故意对顿巴斯人口的屠杀保持沉默，因为他们知道这会引起俄罗斯的干预。 <text:line-break/><text:line-break/>与此同时，有报道称顿巴斯发生了破坏活动。1月18日，顿巴斯战斗人员拦截了破坏分子，这些破坏分子会说波兰语，装备有西方设备，并试图在戈利夫卡制造化学事件。他们可能是中央情报局的雇佣兵，由美国人领导或“建议”，由乌克兰或欧洲战士组成，在顿巴斯共和国进行破坏行动。 <text:line-break/><text:a xlink:type="simple" xlink:href="https://www.thepostil.com/wp-content/uploads/2022/04/Number-of-Explosions-in-Donbass-19-20-February-2022.jpg"><text:span text:style-name="T2">https://www.thepostil.com/wp-content/uploads/2022/04/Number-of-Explosions-in-Donbass-19-20-February-2022.jpg</text:span></text:a><text:s/><text:line-break/><text:line-break/><text:a xlink:type="simple" xlink:href="https://www.thepostil.com/wp-content/uploads/2022/04/Ceasefire-Violations-724x1024.jpg"><text:span text:style-name="T2">https://www.thepostil.com/wp-content/uploads/2022/04/Ceasefire-Violations-724x1024.jpg</text:span></text:a><text:s/><text:line-break/><text:line-break/>事实上，早在2月16日，乔-拜登就知道乌克兰人已经开始炮击顿巴斯的平民，这让弗拉基米尔-普京面临一个艰难的选择：是在军事上帮助顿巴斯，制造一个国际问题，还是袖手旁观，看着顿巴斯讲俄语的人民被压垮。 <text:line-break/><text:line-break/>如果他决定干预，普京可以援引“保护责任”（R2P）的国际义务。但他知道，无论其性质或规模如何，干预都将引发一场制裁风暴。因此，无论俄罗斯的干预仅限于顿巴斯，还是进一步向西方施加压力，以争取乌克兰的地位，要付出的代价都是一样的。这是他在2月21日的演讲中所解释的。 <text:line-break/><text:line-break/>当天，他同意了杜马的要求，承认了顿巴斯两个共和国的独立，同时与它们签署了友好和援助条约。 <text:line-break/><text:line-break/>乌克兰对顿巴斯居民的炮击仍在继续，2月23日，两个共和国要求俄罗斯提供军事援助。2月24日，弗拉基米尔·普京援引《联合国宪章》第51条规定在防御联盟框架内进行军事互助。 <text:line-break/><text:line-break/>为了使俄罗斯的干预在公众眼中完全非法，我们故意隐瞒了战争实际上始于2月16日的事实。乌克兰军队早在2021年就准备袭击顿巴斯，一些俄罗斯和欧洲情报部门很清楚。法学家将作出判断。 <text:line-break/><text:line-break/>弗拉基米尔·普京（Vladimir Putin）在2月24日的讲话中阐述了其行动的两个目标：“去军事化”和“去纳粹化”乌克兰。因此，这不是接管乌克兰的问题，甚至不是占领乌克兰的问题，甚至不是占领乌克兰的问题。当然不是摧毁它。 <text:line-break/><text:line-break/>从那时起，我们对行动过程的可见性是有限的：俄罗斯人拥有出色的行动安全性（OPSEC），其计划的细节尚不清楚。但很快，行动过程使我们能够了解战略目标是如何在行动层面上转化的。 <text:line-break/><text:line-break/>非军事化： <text:line-break/><text:line-break/>对乌克兰航空、防空系统和侦察资产的地面破坏; <text:line-break/>使指挥和情报结构（C3I）以及领土深处的主要后勤路线失效; <text:line-break/>包围了在该国东南部集结的乌克兰军队。 <text:line-break/><text:line-break/>去纳粹化： <text:line-break/><text:line-break/>摧毁或消灭在敖德萨、哈尔科夫和马里乌波尔等城市以及该领土各种设施中活动的志愿营。 <text:line-break/><text:line-break/>2. 非军事化 <text:line-break/><text:line-break/>俄罗斯的攻势是以一种非常“经典”的方式进行的。最初——就像以色列人在1967年所做的那样——在最初的几个小时里，空军在地面上被摧毁。然后，我们目睹了根据“流水”原则沿着几条轴线同时前进：在抵抗力薄弱的地方前进，并将城市（对部队的要求非常高）留到以后。在北部，切尔诺贝利核电站立即被占领，以防止破坏行为。当然，乌克兰和俄罗斯士兵一起守卫工厂的图像没有显示出来。 <text:line-break/><text:line-break/>俄罗斯试图接管首都基辅以消灭泽伦斯基的想法通常来自西方 - 这就是他们在阿富汗，伊拉克，利比亚所做的，以及他们想在伊斯兰国的帮助下在叙利亚做的事情。但弗拉基米尔·普京从未打算开枪或推翻泽伦斯基。相反，俄罗斯试图通过推动他进行谈判，绕过基辅来保持他的权力。到目前为止，他一直拒绝执行《明斯克协议》。但现在俄罗斯人希望获得乌克兰的中立。 <text:line-break/><text:line-break/>许多西方评论员对俄罗斯人在进行军事行动时继续寻求谈判解决方案感到惊讶。原因在于苏联时代以来的俄罗斯战略眼光。对西方来说，战争始于政治的终结。然而，俄罗斯的做法遵循了克劳塞维茨式的灵感：战争是政治的连续性，即使在战斗中，人们也可以从一个政治流畅地移动到另一个。这允许一个人对对手施加压力并推动他进行谈判。 <text:line-break/><text:line-break/>从作战的角度来看，俄罗斯的攻势就是一个例子：在六天内，俄罗斯人占领了与英国一样大的领土，其前进速度超过了国防军在1940年取得的成就。 <text:line-break/><text:line-break/>乌克兰军队的大部分部署在该国南部，为针对顿巴斯的重大行动做准备。这就是为什么俄罗斯军队能够从三月初开始在斯拉夫扬斯克，克拉马托尔斯克和北顿涅茨克之间的“大锅”中包围它，从东部通过哈尔科夫，从克里米亚通过南部推进另一个。来自顿涅茨克（DPR）和卢甘斯克（LPR）共和国的部队正在通过来自东方的推动来补充俄罗斯军队。 <text:line-break/><text:line-break/>现阶段，俄军正在慢慢收紧绞索，但已不再承受时间压力。他们的非军事化目标几乎已经实现，剩余的乌克兰部队不再拥有作战和战略指挥结构。 <text:line-break/><text:line-break/>我们的“专家”将物流不善归因于“放缓”只是实现其目标的结果。俄罗斯似乎不想占领整个乌克兰领土。事实上，俄罗斯似乎正试图将其推进限制在该国的语言边界。 <text:line-break/><text:line-break/>我们的媒体谈到对平民人口的不分青红皂白的轰炸，特别是在哈尔科夫，但丁的图像循环播放。然而，居住在那里的拉丁美洲人贡萨洛·里拉（Gonzalo Lira）在3月10日和3月11日向我们展示了一座平静的城市。的确，这是一个大城市，我们看不到一切 - 但这似乎表明，我们并不是在屏幕上持续为我们服务的全面战争中。 <text:line-break/><text:line-break/>至于顿巴斯共和国，他们已经“解放”了自己的领土，并在马里乌波尔市作战。 <text:line-break/><text:line-break/>3. 去纳粹化 <text:line-break/><text:line-break/>在哈尔科夫、马里乌波尔和敖德萨等城市，防御由准军事民兵提供。他们知道，“去纳粹化”的目标主要是针对他们的。 <text:line-break/><text:line-break/>对于城市化地区的攻击者来说，平民是一个问题。这就是为什么俄罗斯正在寻求建立人道主义走廊，以清空平民城市，只留下民兵，以便更容易地与他们作战。 <text:line-break/><text:line-break/>相反，这些民兵试图将平民留在城市中，以劝阻俄罗斯军队不要在那里作战。这就是为什么他们不愿意实施这些走廊，并尽一切努力确保俄罗斯的努力不成功 - 他们可以利用平民人口作为“人体盾牌”。显示平民试图离开马里乌波尔并被亚速军团战士殴打的视频当然在这里受到仔细审查。 <text:line-break/><text:line-break/>在Facebook上，亚速集团被认为与伊斯兰国属于同一类别，并受到该平台“对危险个人和组织的政策”的约束。因此，禁止美化它，并且系统地禁止对它有利的“帖子”。但在2月24日，Facebook改变了政策，允许发布有利于民兵的帖子。本着同样的精神，今年3月，在前东方国家授权的纲领呼吁谋杀俄罗斯士兵和领导人。正如我们将看到的，激励我们领导人的价值观到此为止。 <text:line-break/><text:line-break/>我们的媒体宣传民众抵抗的浪漫形象。正是这一形象导致欧洲联盟资助向平民分发武器。这是一种犯罪行为。作为联合国维持和平理论的负责人，我致力于保护平民的问题。我们发现，针对平民的暴力发生在非常具体的背景下。特别是当武器丰富且没有指挥结构时。 <text:line-break/><text:line-break/>这些指挥结构是军队的本质：它们的功能是将武力的使用引向目标。通过像目前这样随意地武装公民，欧盟正在将他们变成战斗人员，从而使他们成为潜在的目标。此外，没有指挥，没有行动目标，分发武器不可避免地导致清算，土匪行为和更致命的行动。战争变成了情感问题。武力变成了暴力。这就是2011年8月11日至13日在塔瓦尔加（利比亚）发生的事情，当时有3万名非洲黑人被法国（非法）用武器空降进行屠杀。顺便说一句，英国皇家战略研究所（RUSI）没有看到这些武器交付的任何附加价值。 <text:line-break/><text:line-break/>此外，向一个处于战争中的国家运送武器，就有可能被视为交战方。俄罗斯于2022年3月13日对尼古拉耶夫空军基地发动袭击，此前俄罗斯警告称，武器运输将被视为敌对目标。 <text:line-break/><text:line-break/>欧盟正在重复第三帝国在柏林战役最后几个小时的灾难性经历。战争必须留给军方，当一方输了，就必须承认。如果要有抵抗，它必须是有领导和有组织的。但我们正在做的恰恰相反—— 我们正在推动公民去战斗，与此同时，Facebook授权呼吁谋杀俄罗斯士兵和领导人。对于激励我们的价值观来说，这么多。 <text:line-break/><text:line-break/>一些情报机构认为，这一不负责任的决定是利用乌克兰人口作为打击弗拉基米尔·普京（Vladimir Putin）的俄罗斯的炮灰的一种方式。这种杀人的决定本应留给乌苏拉·冯·德·莱恩祖父的同事们。与其火上浇油，不如进行谈判，从而为平民人口获得保障。与他人的鲜血作斗争是很容易的。 <text:line-break/><text:line-break/>4. 马里乌波尔的妇产医院 <text:line-break/><text:line-break/>重要的是要事先了解，保卫马里奥波尔的不是乌克兰军队，而是由外国雇佣兵组成的亚速民兵。 <text:line-break/><text:line-break/>在2022年3月7日的情况摘要中，俄罗斯驻纽约联合国特派团表示，“居民报告说，乌克兰武装部队驱逐了马里乌波尔市1号分娩医院的工作人员，并在该设施内设立了一个射击哨所。 <text:line-break/><text:line-break/>3月8日，俄罗斯独立媒体 Lenta.ru 刊登了马里奥乌波尔平民的证词，他们告诉妇产医院被亚速军团的民兵接管，他们用武器威胁平民居住者，赶走了他们。他们证实了俄罗斯大使几个小时前的声明。 <text:line-break/><text:line-break/>马里乌波尔的医院占据主导地位，非常适合安装反坦克武器和进行观察。3月9日，俄罗斯军队袭击了该建筑物。据美国有线电视新闻网（CNN）报道，有17人受伤，但图像没有显示建筑物内有任何伤亡，也没有证据表明这些受害者与此次袭击有关。有关于儿童的谈论，但实际上，什么都没有。这可能是真的，但也可能不是真的。这并不妨碍欧盟领导人将此视为战争罪。这使得泽伦斯基能够呼吁在乌克兰上空设立禁飞区。 <text:line-break/><text:line-break/>实际上，我们并不确切知道发生了什么。但事件的顺序往往证实，俄罗斯军队袭击了亚速军团的一个阵地，而产科病房当时没有平民。 <text:line-break/><text:line-break/>问题在于，国际社会鼓励保卫城市的准军事民兵不尊重战争习俗。乌克兰人似乎重演了1990年科威特城妇产医院的情景，该医院完全由希尔和诺尔顿公司以1070万美元的价格上演，以说服联合国安理会干预伊拉克的沙漠盾牌/风暴行动。 <text:line-break/><text:line-break/>八年来，西方政界人士接受了顿巴斯的平民袭击，但没有对乌克兰政府采取任何制裁措施。我们早已进入一种局面:西方政客们同意牺牲国际法来达到削弱俄罗斯的目标。 <text:line-break/><text:line-break/>第三部分：结论 <text:line-break/><text:line-break/>作为一名前情报专业人员，令我印象深刻的第一件事是，过去一年中，西方情报部门完全没有代表这种情况。在瑞士，这些服务因没有提供正确的情况而受到批评。事实上，似乎在整个西方世界，情报部门都被政客们压得喘不过气来。问题在于，是政客们在做决定——如果决策者不听，世界上最好的情报机构是无用的。这就是这场危机期间发生的事情。 <text:line-break/><text:line-break/>话虽如此，虽然一些情报部门对局势有非常准确和理性的了解，但其他情报部门显然与我们的媒体所宣传的情况相同。在这场危机中，“新欧洲”国家的服务发挥了重要作用。问题在于，根据经验，我发现他们在分析层面上非常糟糕—— 教条主义者，他们缺乏必要的知识和政治独立性来评估具有军事“质量”的情况。最好是把他们当作敌人，而不是朋友。 <text:line-break/><text:line-break/>其次，似乎在一些欧洲国家，政客们为了在意识形态上应对局势，故意忽视了他们的服务。这就是为什么这场危机从一开始就是不合理的。应该指出的是，在这场危机期间向公众提交的所有文件都是由政治家根据商业来源提交的。 <text:line-break/><text:line-break/>一些西方政客显然希望发生冲突。在美国，安东尼·布林肯（Anthony Blinken）向安理会提出的袭击场景只是为他工作的老虎队想象力的产物——他所做的正是唐纳德·拉姆斯菲尔德（Donald Rumsfeld）在2002年所做的那样，后者因此“绕过”了中央情报局和其他情报部门，这些情报部门对伊拉克化学武器不那么自信。 <text:line-break/><text:line-break/>我们今天目睹的戏剧性发展有我们知道但拒绝看到的原因： <text:line-break/><text:line-break/>在战略层面上，北约的扩张（我们在这里没有处理）; <text:line-break/>在政治层面上，西方拒绝执行《明斯克协定》; <text:line-break/>在行动上，过去几年对顿巴斯平民的持续和反复袭击以及2022年2月下旬的急剧增加。 <text:line-break/><text:line-break/>换言之，我们自然可以对俄罗斯的袭击表示遗憾和谴责。但我们（即：美国、法国和欧盟处于领先地位）为冲突的爆发创造了条件。我们对乌克兰人民和200万难民表示同情。这很好。但是，如果我们对来自顿巴斯乌克兰人口的相同数量的难民有一点同情心，他们被自己的政府屠杀，并在俄罗斯寻求庇护八年，那么这一切都不会发生。 <text:line-break/><text:line-break/>2018-2021年，每个领土上敌对行动造成的平民伤亡 <text:line-break/><text:line-break/>在领土控制中 - 由自我声称的“共和国”领导 在政府控制的领土上 在“无人区” 总 与上一年相比下降，百分比 <text:line-break/>2018 128 27 7 162 41.9 <text:line-break/>2019 85 18 2 105 35.2 <text:line-break/>2020 61 9 0 70 33.3 <text:line-break/>2021 36 8 0 44 37.1 <text:line-break/>总 310 62 9 381 <text:line-break/>百分比 81.4 16.3 2.3 100.0 <text:line-break/><text:line-break/><text:line-break/>正如我们所看到的，顿巴斯80%以上的受害者是乌克兰军队炮击的结果。多年来，西方对基辅政府屠杀讲俄语的乌克兰人保持沉默，从未试图对基辅施加压力。正是这种沉默迫使俄方采取行动。[资料来源：“与冲突有关的平民伤亡”，联合国乌克兰人权监测团。 <text:line-break/>“种族灭绝”一词是否适用于顿巴斯人民所遭受的虐待是一个悬而未决的问题。该术语通常保留给规模较大的案件（大屠杀等）。但《灭绝种族罪公约》给出的定义可能足够宽泛，可以适用于本案。法律学者会理解这一点。 <text:line-break/><text:line-break/>显然，这场冲突使我们陷入了歇斯底里。制裁似乎已成为我们外交政策的首选工具。如果我们坚持要求乌克兰遵守我们谈判和核可的《明斯克协定》，这一切都不会发生。弗拉基米尔·普京的谴责也是我们的谴责。事后抱怨是没有意义的——我们应该早点行动。然而，无论是埃马纽埃尔·马克龙（作为担保人和联合国安理会成员），还是奥拉夫·肖尔茨和沃洛季米尔·泽伦斯基都没有遵守他们的承诺。最后，真正的失败是那些没有发言权的人。 <text:line-break/><text:line-break/>欧盟无法促进明斯克协议的实施，相反，当乌克兰轰炸顿巴斯的本国人口时，它没有做出反应。如果它这样做了，弗拉基米尔·普京就不需要做出反应。在外交阶段缺席的情况下，欧盟通过加剧冲突而脱颖而出。2月27日，乌克兰政府同意与俄罗斯进行谈判。但几个小时后，欧盟投票通过了一项4.5亿欧元的预算，向乌克兰供应武器，这火上浇油。从那时起，乌克兰人觉得他们不需要达成协议。亚速民兵在马里乌波尔的抵抗甚至导致武器增加了5亿欧元。 <text:line-break/><text:line-break/>在乌克兰，在西方国家的祝福下，那些赞成谈判的人已经被淘汰。乌克兰谈判代表之一丹尼斯·基列耶夫（Denis Kireyev）就是这种情况，他于3月5日被乌克兰特勤局（SBU）暗杀，因为他对俄罗斯过于有利，被认为是叛徒。同样的命运也降临在德米特里·德米扬年科（Dmitry Demyanenko）身上，他是SBU基辅及其地区总局的前副局长，他于3月10日被暗杀，因为他太赞成与俄罗斯达成协议 - 他被Mirotvorets（“和平缔造者”）民兵枪杀。该民兵与Mirotvorets网站有联系，该网站列出了“乌克兰的敌人”及其个人数据，地址和电话号码，以便他们可以受到骚扰甚至消除;这种做法在许多国家是应该受到惩罚的，但在乌克兰却不是。联合国和一些欧洲国家要求关闭这个网站， 但遭到了拉达的拒绝。 <text:line-break/><text:line-break/>最终，代价会很高，但弗拉基米尔·普京很可能会实现他为自己设定的目标。他与北京的关系已经巩固。中国正在成为冲突的调解人，而瑞士正在加入俄罗斯的敌人名单。美国人不得不向委内瑞拉和伊朗索要石油，以摆脱他们让自己陷入的能源僵局——胡安·瓜伊多（Juan Guaido）将永远离开舞台，而美国不得不可怜地撤回对敌人实施的制裁。 <text:line-break/><text:line-break/>那些试图使俄罗斯经济崩溃并使俄罗斯人民遭受痛苦，甚至呼吁暗杀普京的西方部长们表明（即使他们已经部分扭转了他们的言论形式，但不是实质！）我们的领导人并不比我们讨厌的人更好 - 因为制裁残疾人奥运会上的俄罗斯运动员或俄罗斯艺术家与打击普京无关。 <text:line-break/><text:line-break/>因此，我们承认俄罗斯是一个民主国家，因为我们认为俄罗斯人民应对战争负责。如果情况并非如此，那么我们为什么要因为一个人的过错而惩罚整个人口呢？让我们记住，《日内瓦四公约》禁止集体惩罚。 <text:line-break/><text:line-break/>从这场冲突中可以吸取的教训是我们对多变的几何人性的感觉。如果我们如此关心和平与乌克兰，我们为什么不鼓励乌克兰尊重它签署的和安全理事会成员批准的协议呢？ <text:line-break/><text:line-break/>衡量媒体诚信的标准是他们是否愿意在《慕尼黑宪章》的条款范围内开展工作。他们在Covid危机期间成功地传播了对中国人的仇恨，他们的两极分化信息对俄罗斯人产生了同样的影响。新闻业正变得越来越不专业和好战。 <text:line-break/><text:line-break/>正如歌德所说：“光明越大，阴影越暗。对俄罗斯的制裁越是不相称的，我们无所作为的案件就越突出我们的种族主义和奴役。为什么八年以来，西方政客对顿巴斯平民遭受的袭击无动于衷? <text:line-break/><text:line-break/>因为最后，是什么让乌克兰的冲突比伊拉克、阿富汗或利比亚的战争更应该受到指责？我们对那些蓄意向国际社会撒谎以发动不公正、不公正和杀人战争的人采取了哪些制裁措施？在伊拉克战争之前，我们是否试图“让美国人民受苦”，因为他们对我们撒谎（因为他们是一个民主国家！）？我们是否对那些向也门冲突提供武器的国家、公司或政客采取了单一的制裁措施，也门被认为是“世界上最严重的人道主义灾难”？我们是否为了美国的利益制裁了在其领土上实施最卑鄙酷刑的欧洲联盟国家？ <text:line-break/><text:line-break/>问问题就是回答它...答案并不漂亮。</text:p>
      <text:p text:style-name="P2">赤   |  2022.04.09 13:52   |   <text:a xlink:type="simple" xlink:href="http://palinfo.habago.org/Entry?Command=Information_PrintForum&amp;iPage=1#FORUM42195"><text:span text:style-name="T1">#</text:span></text:a></text:p>
      <text:p text:style-name="P4">在新冠疫情這回事不也如此嗎? <text:line-break/>美國超過八千萬人確診，近百萬人死亡 <text:line-break/>台灣和西方的媒體對此淡淡帶過，彷彿沒發生一樣 <text:line-break/>卻成天洗中國哪個地方又爆發疫情啦、上海居民買不到菜啦 <text:line-break/>以此據稱中國的清零模式是錯誤的 <text:line-break/>順勢合理化美國的躺平政策 </text:p>
      <text:p text:style-name="P2">陳真   |  2022.04.09 01:31   |   <text:a xlink:type="simple" xlink:href="http://palinfo.habago.org/Entry?Command=Information_PrintForum&amp;iPage=1#FORUM42194"><text:span text:style-name="T1">#</text:span></text:a></text:p>
      <text:p text:style-name="P3">(續) <text:line-break/><text:line-break/>做這類聲明很無謂，不過還是說一下。 <text:line-break/><text:line-break/>當我們說某人滿口謊言時，並不是說另一個人絕對句句實言。當我們說某人每次都考0分時，並不是說另一個人永遠都是考100分。<text:line-break/><text:line-break/>比方說人渣黨貪污無法無天，這時候，你說國民黨也有貪污，以此來替人渣黨辯護，這是很低能的。因為後者是用湯匙偷喝幾口油水，而前者卻是連怪手都開來掏金撈銀，兩者能放在一塊兒比嗎？規模差太多了。 <text:line-break/><text:line-break/>同理，我當然不是說俄軍是善男信女，絕無暴行，而是說，他的暴行跟美國、跟烏克蘭、跟西方列強之長年濫殺無辜，兩者能比嗎？ <text:line-break/><text:line-break/>有個木材商，在一個社交場合上認識一個朋友。幸會，幸會。我是賣木材的，一年營業額幾百億。對方說，幸會幸會，我也是木材商，我是在夜市賣牙籤的。 <text:line-break/><text:line-break/>牙籤雖是木頭做的，可是，夜市賣牙籤也能叫做木材商嗎？ <text:line-break/><text:line-break/>道理是一樣的。我不相信俄軍兩手乾淨，不沾無辜者的血。但是，俄烏雙方之殘暴血腥根本不能比，規模不能比，動機更不能比，一個是體制性、政策性作為，一個是個別行徑或局部零星現象，兩者能比嗎？一個是故意這樣幹，故意要滅絕與迫害特定族群，一個則屬非集體蓄意作為，更非以種族清洗為目標，兩者能比嗎？ <text:line-break/><text:line-break/>道德上，常有這麼一種偽善，謂之 "各打五十大板主義"，不分青紅皂白，原告被告被害加害統統各打五十大板。道德姿態擺得很高，把雙方 "公平" 地罵一遍，以示理性清明，道德清高。 <text:line-break/><text:line-break/>我很討厭這種偽善，表面公平，其實是在為加害者開脫。道德之賊，莫此為甚。 <text:line-break/><text:line-break/>當然，這並不是說小惡不算惡。小惡當然還是惡，當然還是應該要追究，要懲處。但是，追究小惡的前提是你得先與大惡誓不兩立。這就像秋毫與輿薪，如果一點點初生的小鳥毛般的相對細微惡行都能讓你咬牙切齒，為何你卻反而能忍受一大卡車那般龐大、罄竹難書的罪惡？ <text:line-break/><text:line-break/>島內很多這種噁心下三濫的王八爛人。對岸一丁點必須用顯微鏡才看得見的所謂問題，他咬牙切齒，如喪考妣。但是，歐美日罄竹難書、無日無之甚至長達一整個世紀泯滅人性的恐怖殘暴邪惡與血腥，他反而覺得沒關係，甚至百般美化，讚頌有加。 <text:line-break/><text:line-break/>這種泯滅良知的王八爛人，比各打五十大板主義還更加卑鄙無恥。台灣的菁英圈，絕大多數是這種人渣，他們絲毫不把良知當一回事，永遠就是眛著良心說話，以謀一己之私。</text:p>
      <text:p text:style-name="P2">陳真   |  2022.04.08 13:40   |   <text:a xlink:type="simple" xlink:href="http://palinfo.habago.org/Entry?Command=Information_PrintForum&amp;iPage=1#FORUM42193"><text:span text:style-name="T1">#</text:span></text:a></text:p>
      <text:p text:style-name="P4">知道誰是Scott Ritter吧？不知道的請自行搜尋巴勒網。 <text:line-break/><text:line-break/>他曾經是聯合國首席武器檢查官，負責領導一個聯合國調查團，調查美國針對伊拉克擁有生化武器的指控，在當時西方媒體一片瘋狂造謠的謊言風潮之中，他不畏死亡威脅，公開表示伊拉克並沒有任何大規模殺傷武器。他甚至用“撒謊” 一詞來譴責美國政府公然造謠虛構證據。 <text:line-break/><text:line-break/>這兩天，他指證歷歷，包括指證屠殺之前俄軍已撤退，烏軍已接管，俄軍不可能屠殺布查鎮的平民。他說，這些烏克蘭人很可能就是烏軍所殺，因為烏克蘭政府軍始終在執行所謂通敵（亦即親俄）的清洗政策，凡是對俄國表示友好，或是在戰時曾經與俄軍交換糧食或提供食物者，便視為通敵份子，格殺勿論。清洗人口之後，然後再嫁禍給始終盡力避免傷及無辜的俄軍。 <text:line-break/><text:line-break/>Ritter提出指控後，推特立即停止他的帳號。 <text:line-break/><text:line-break/>一篇報導如下。 <text:line-break/><text:line-break/><text:a xlink:type="simple" xlink:href="https://bit.ly/3JnrEkd"><text:span text:style-name="T2">https://bit.ly/3JnrEkd</text:span></text:a><text:s/><text:line-break/><text:line-break/>我用肚臍想也知道美國一定又在栽贓嫁禍。你會去相信一個幾乎每句話都可信的俄國政府？還是相信一個幾乎沒有一句話不是謊言、擁有無數栽贓嫁禍前科的美國政府與其走狗們？ <text:line-break/><text:line-break/>俄軍如果不是顧慮平民，會打得這麼艱難嗎？而且，美國支持的烏克蘭政府長年以來就是訴諸種族屠殺並且大規模殺害異己的這樣一個信奉法西斯國家恐怖主義的邪惡血腥政權。這種納粹法西斯政權及其背後的美國帝國主子，是人類社會的毒瘤，應該從地球上徹底剷除。 <text:line-break/><text:line-break/>陳真 <text:line-break/>2022.04.08. <text:line-break/><text:line-break/>寫於北上靜站聲援阿桑吉列車上 <text:line-break/></text:p>
      <text:p text:style-name="P2">彭松季   |  2022.04.08 13:25   |   <text:a xlink:type="simple" xlink:href="http://palinfo.habago.org/Entry?Command=Information_PrintForum&amp;iPage=1#FORUM42192"><text:span text:style-name="T1">#</text:span></text:a></text:p>
      <text:p text:style-name="P3">潛水許久第一次發言 <text:line-break/><text:line-break/>最近看到關於日本的新聞，日本近期接收的烏克蘭難民，竟是20人豪華包機，且禁止旅烏日人搭乘， <text:line-break/>而接機畫面中，疑似包含了數名年輕男性， <text:line-break/>在烏克蘭發布動員令，禁止18-60歲男性出境的當下，難免讓人產生聯想， <text:line-break/>不禁讓人回想起香港黑暴時出現的白人男性， <text:line-break/>加上最近烏克蘭籍的「留學生」等人積極地對於日本修憲指手畫腳， <text:line-break/>配合南韓準總統盼美軍事部署的言論、佩洛西訪台的風聲，這些一定不是巧合這麼簡單。 <text:line-break/><text:line-break/>題外話，前些日子烏克蘭軍方的直升機遭擊墜， <text:line-break/>某些納粹份子也連帶去陪伴他最愛的班德拉了，台灣陰間論壇的井蛙們卻各個因此如喪考批， <text:line-break/>再這樣下去，要是未來立法院發表將來可能發生的某一場暴動，造成多少「滯台中國人」死亡， <text:line-break/>而委員也因此起立鼓掌，媒體更是一致歡聲雷動，我也毫不意外就是了。</text:p>
      <text:p text:style-name="P2">陳真   |  2022.04.08 09:22   |   <text:a xlink:type="simple" xlink:href="http://palinfo.habago.org/Entry?Command=Information_PrintForum&amp;iPage=1#FORUM42191"><text:span text:style-name="T1">#</text:span></text:a></text:p>
      <text:p text:style-name="P4">彭明敏先生今天早上過世。99.999999％的台獨是假的，拿來搞錢奪權的，但彭先生是真的台獨，而且出於對台灣人的善意。</text:p>
      <text:p text:style-name="P2">Xuan-wei   |  2022.04.07 11:41   |   <text:a xlink:type="simple" xlink:href="http://palinfo.habago.org/Entry?Command=Information_PrintForum&amp;iPage=1#FORUM42190"><text:span text:style-name="T1">#</text:span></text:a></text:p>
      <text:p text:style-name="P3">從大陸網上得知，從臨床試驗網(<text:a xlink:type="simple" xlink:href="http://www.clinicaltrials.gov"><text:span text:style-name="T2">www.clinicaltrials.gov</text:span></text:a>)的公開信息，積極倡議"與病毒共存"的上海復旦大學華山醫院感染科張文宏醫師在近期防疫的角色，是做為COVID-19口服新藥的臨床試驗在上海的計劃主持人：NCT05242042（輕症病患）、NCT05279235（重症病患）。</text:p>
      <text:p text:style-name="P2">鄭豐遠   |  2022.04.07 08:17   |   <text:a xlink:type="simple" xlink:href="http://palinfo.habago.org/Entry?Command=Information_PrintForum&amp;iPage=2#FORUM42189"><text:span text:style-name="T1">#</text:span></text:a></text:p>
      <text:p text:style-name="P3">這兩天觀察者網的兩個新影片，是呂正惠談陳明忠、陳映真、林書揚、人間出版社、夏潮、中國統一聯盟等等話題。祖國未來難測，倘若成功渡過難關，那麼可以預見這些長期在台灣被消音到可以說完全不存在的人事物，將會回到他們在歷史上該有的位置。 <text:line-break/><text:line-break/>一个日据时期长大的台湾人，怎样成为参加革命的统左派？【学术人·吕正惠01】 <text:line-break/><text:a xlink:type="simple" xlink:href="https://youtu.be/e8PcQA7hJeM"><text:span text:style-name="T2">https://youtu.be/e8PcQA7hJeM</text:span></text:a><text:s/><text:line-break/><text:line-break/>为了台湾统左派不被忘记，我必须出版《陈映真全集》【学术人·吕正惠02】 <text:line-break/><text:a xlink:type="simple" xlink:href="https://youtu.be/ZF0rlt2Pbb8"><text:span text:style-name="T2">https://youtu.be/ZF0rlt2Pbb8</text:span></text:a></text:p>
      <text:p text:style-name="P2">陳真   |  2022.04.06 19:15   |   <text:a xlink:type="simple" xlink:href="http://palinfo.habago.org/Entry?Command=Information_PrintForum&amp;iPage=2#FORUM42188"><text:span text:style-name="T1">#</text:span></text:a></text:p>
      <text:p text:style-name="P4">我剛好相反，我從未看過有哪個西方人能夠真正看出中國對於人類文明與發展的無比價值，統統淡化了中國，貶低了中國。即使是阿桑吉、John Pilger、Noam Chomsky或甚至跟我同名的Emir Kusturica也不例外，畢竟他們是外國人，很難對中國有深刻認識。他們只是秉持一套基本善惡價值做出評價，但是，很多更為重要的東西卻存在於所謂文化之中，肉眼難見，難以言傳。除非你能深入理解中華文化，否則你很難產生更深刻的評價。 <text:line-break/><text:line-break/>相反地，我們卻能夠對西方做出較為深入與充份的評價，因為我們懂得他們的語言，懂得他們的風土習性，懂得他們如雷灌耳、鋪天蓋地的文化。但他們卻對東方或中國之內在文化幾乎一無所知。 <text:line-break/><text:line-break/>我們能看懂他們的每個詩人，理解他們的每一種作品，每一套思維，但他們能懂中國的幾根汗毛？ <text:line-break/><text:line-break/>當然，也許有例外，比方說維根斯坦也許是例外，羅素也許也是例外，也許伏爾泰也是例外，他們早在百年前都曾讚賞中華文化的深刻價值。可是，那比較像是一種直覺性的洞察力，一種空泛的評價，而非真實的認知與認識。 <text:line-break/><text:line-break/>比起台灣之被推入戰火為美國人當炮灰，我其實更在意的是小孩的教育。我沒法忍受她們竟然在幼兒園階段就得開始接受去中仇中的洗腦教育與社會氛圍。棄祖背宗，仇恨骨肉，那還能算是個人嗎？ <text:line-break/><text:line-break/>我希望她們認識中華文化這個寶藏，它是如此美麗與深刻。外人難以進入，但我們卻垂手可得，豈有反而棄之而去之理？ <text:line-break/><text:line-break/>財富有時盡，文化卻無窮。留下金錢遺產也許很重要，但是取之不盡的文化遺產卻更重要。我們輕易就能進入它的美麗之中，不應該成為骯髒邪惡政治的犧牲品，掏空自身的文化血緣。 <text:line-break/><text:line-break/>人畢竟不是一種工具，並不是習得一套足以安身立命的技術或知識便罷。人是活物，有來處，有歸屬，他理當以一種自然的狀況隸屬於某種血肉根源。</text:p>
      <text:p text:style-name="P2">蔡亦鸣   |  2022.04.06 18:06   |   <text:a xlink:type="simple" xlink:href="http://palinfo.habago.org/Entry?Command=Information_PrintForum&amp;iPage=2#FORUM42187"><text:span text:style-name="T1">#</text:span></text:a></text:p>
      <text:p text:style-name="P3">就好象从一个谎言山洞中走出来，走进了楚门的世界。 <text:line-break/><text:line-break/>看破了谎言之后，毫不犹豫的站到了谎言的对立面，可谎言的敌人并不代表真理，它完全可以是更大或更小一些的谎言。 <text:line-break/><text:line-break/>最近一个月我观察了许多能看穿msm（他们这样称呼主流媒体）谎言的西方人自己的独立网站，然后我发现他们大部分都有这种倾向，过度美化西方的敌人。</text:p>
      <text:p text:style-name="P2">陳真   |  2022.04.06 17:48   |   <text:a xlink:type="simple" xlink:href="http://palinfo.habago.org/Entry?Command=Information_PrintForum&amp;iPage=2#FORUM42186"><text:span text:style-name="T1">#</text:span></text:a></text:p>
      <text:p text:style-name="P4">我知道不應該嘲笑別人的信仰，問題是，這也叫信仰嗎？這樣子鬼扯蛋，裝神弄鬼，也叫信仰？ <text:line-break/><text:line-break/>臨床上，尤其是鄉下地區，經常也會遇到一些病患，相信什麼祖傳祕方或保健食品，還有什麼宇宙能量水，經過宇宙大師加持過，原本是白開水，大師吹口仙氣就馬上身價百倍，灌入日月精華，變成宇宙能量水了，能治百病，一瓶水要價幾千幾萬元，照樣有人買。你說，是不是讓人很想改行當師父？ <text:line-break/><text:line-break/>這個世界，有個基本運作法則就是唬爛。菁英有菁英世界的騙法，販夫走卒有販夫走卒的鬼扯蛋。誰認真誰就輸了。 <text:line-break/><text:line-break/>我其實也不忍心批評師父們，畢竟相較於政治人物和走狗文人與各路名嘴們，師父們只是微不足道的零星個體戶，而且相對比較無害。政客人渣與綠色文人走狗們，不但撈很大，往你身上撈還不夠，他們還會撈你子子孫孫幾輩子，掏空整個社會，企圖把整個社會推入火坑，推入地獄深淵，以換取個人私利與權位。 <text:line-break/><text:line-break/>不管怎麼改朝換代，他們始終財源滾滾，始終大權在握。你看它媽這個人渣黨，掌權者幾乎全部是舊黨國餘孽，少有例外；過去舉著黨國藍旗撈一遍，現在換個綠色旗子再撈一遍，而且撈得更兇，更肆無忌憚。但是，底下照樣一堆信徒，拿香跟拜，以身相許，不離不棄，感恩人渣黨，感恩美日主子。 <text:line-break/><text:line-break/>人類的智商之低，真的很不可思議。看到蠢人到處都是，它媽的真的很想改行當師父。 <text:line-break/><text:line-break/>當師父沒關係，但是，可別當人渣當走狗，出賣整個社會，那就沒人性了。 <text:line-break/><text:line-break/>學界醫界文化界與政界，我有很多舊識，大官小官統統有，再怎麼不濟，至少撈得一官半職，個個前途順遂，卻全都出賣了靈魂給魔鬼；為了官位權位，幹盡醜陋勾當；所謂理想與公義，只是一個屁，只是一種撈錢奪權的詐騙工具與傷害異己的武器。你們每天來看巴勒網，難道都不覺得慚愧？哪天如果不慎巧遇，久別重逢，你們真能抬得起頭來？真能面對自己的良知？</text:p>
      <text:p text:style-name="P2">陳真   |  2022.04.06 15:45   |   <text:a xlink:type="simple" xlink:href="http://palinfo.habago.org/Entry?Command=Information_PrintForum&amp;iPage=2#FORUM42185"><text:span text:style-name="T1">#</text:span></text:a></text:p>
      <text:p text:style-name="P3">很難想像這樣鬼扯蛋也有人信？媽的，害我都很想改行當師父了。</text:p>
      <text:p text:style-name="P2">蘇玉鈴   |  2022.04.06 13:50   |   <text:a xlink:type="simple" xlink:href="http://palinfo.habago.org/Entry?Command=Information_PrintForum&amp;iPage=2#FORUM42184"><text:span text:style-name="T1">#</text:span></text:a></text:p>
      <text:p text:style-name="P4">您好： <text:line-break/>「還君明珠」感恩師父！讚嘆師父！ <text:line-break/>明心見性見性成佛　弘揚佛教如來正法 <text:line-break/>佛教如來宗官網 <text:line-break/><text:a xlink:type="simple" xlink:href="https://www.rulai.org/"><text:span text:style-name="T2">https://www.rulai.org/</text:span></text:a></text:p>
      <text:p text:style-name="P2">許世勤   |  2022.04.06 13:06   |   <text:a xlink:type="simple" xlink:href="http://palinfo.habago.org/Entry?Command=Information_PrintForum&amp;iPage=2#FORUM42183"><text:span text:style-name="T1">#</text:span></text:a></text:p>
      <text:p text:style-name="P3">近期讀到一篇由觀察者網專欄作者「子思」撰寫的文章，論述關於西方「謊言帝國」得以成功運作的緣由。這一篇文章中提到一段剛果作為比利時前殖民地的歷史：歷史上的剛果曾被比利時皇帝利奧波爾德無情屠殺，利奧波爾德因此被認為觸犯了「危害人類罪」。然而即便剛果共和國獨立的今天，部分剛果的決策「菁英」仍舊在不斷地為利奧波爾德說情，並指比利時的殘酷殖民手段是給剛果帶來了進步與文明。也就是說，利奧波爾德是危害人類，不斷為利奧波爾德說情的剛果菁英則是支持了危害人類。這些剛果菁英的戀殖情節，對台灣來說是多麼相似... <text:line-break/><text:line-break/><text:a xlink:type="simple" xlink:href="https://www.guancha.cn/zisi/2022_04_06_633440.shtml"><text:span text:style-name="T2">https://www.guancha.cn/zisi/2022_04_06_633440.shtml</text:span></text:a><text:s/><text:line-break/><text:line-break/>子思：为什么“谎言帝国”具有坚实的社会基础？ <text:line-break/><text:line-break/>【文/观察者网专栏作者 子思】 <text:line-break/>谎言要发挥作用，必须要有人相信，否则就要重新编，直到人们开始相信为止。所以说，谎言的力量不仅来自于编造者，更大的力量其实来自于接受者。虽然善良的人们会坚持认为真理终究会胜利，真相终究会大白，但“终究”所需要的时间往往很长，所谓“真相还在穿鞋，谎言已走遍世界”。这也就意味着，谎言如果带着任务，任务总是可以完成的，主要目的总是可以达到的。 <text:line-break/><text:line-break/>这也正是西方这个“谎言帝国”之所以力量强大无比、长期屹立不倒的主要原因。即使不断有人揭露西方“谎言帝国”的真面目，甚至有很多来自内部人第一手材料的揭露和爆料，却也无法从根本上撼动它，因为在任何一个给定的时间段里，相信它和维护它的人口比例总是会占大半，揭穿它和批判它的人总是少数。 <text:line-break/><text:line-break/>也正是由于始终有一个庞大的社会群体作为他的坚实基础，提供强有力的支撑，“谎言帝国”才常常是随心所欲、为所欲为的。历史上很多实际案例都证明了——哪怕是弥天大谎，也照样有无数人深信不疑。 <text:line-break/><text:line-break/>近几年，“谎言帝国”针对中国编造了许多弥天大谎，包括关于中国新疆的种种谎言。中国政府发布了很多基本事实和真实数据予以澄清，并将其斥之为“世纪谎言”，但是效果并不大，照样还是有无数人深信不疑。可以说，就世界范围内的一般情况而言，普通民众在认知事实方面的偏执程度，与谎言制造者在编造谎言方面的容易程度，都同样超乎人们的意料。 <text:line-break/><text:line-break/>正如有的学者发现的，全世界范围内的普通民众中，有这样两个截然不同的、具有典型意义的社会群体，不仅非常容易相信“谎言帝国”制造的谎言，而且事实上成为了“谎言帝国”最为坚实的两个社会基础。 <text:line-break/><text:line-break/>西方社会普通民众 <text:line-break/><text:line-break/>其中的一个社会群体，是人们很容易想到的，就是“谎言帝国”所在的西方国家的普通民众。这个群体的特殊性在于，虽然这个群体的受教育程度相对较高，接触的信息量也相对较大，通信和媒体技术也相对较发达，但是令人惊讶的是，这个群体中的无知和反智程度却都有加速发展的趋势，事到如今已经到了非常严重的地步。 <text:line-break/><text:line-break/>导致出现这个反常现象的原因有很多，也有了很多分析和论述，但最主要的原因不是别的什么，正是“谎言帝国”针对西方社会普通民众长期施加作用和影响的结果，这一点是确定无疑的。 <text:line-break/>美国左翼作家、记者安德烈·弗尔切克曾经说过一句很经典的话：“在这个世界所有大洲都居住过以后，我真的相信，‘西方人’是这个地球上最教条、消息最不灵通和最缺乏批判精神的一个群体。但他们自己却相信自己是消息最灵通的人和‘最自由’的人。” <text:line-break/><text:line-break/>问题恰恰就出在了“相信自己是消息最灵通的人和‘最自由’的人”这个巨大的认知错误之上。实际上，西方社会普通民众中的绝大多数都未认识到，他们每天接触的主流媒体长期以来恰恰就是将他们作为最主要的欺骗对象，不仅经年累月向他们灌输大量的量身定做的虚假信息，同时还要让他们相信自己接收到的信息都是多元的、透明的、自由流动的，相信他们自己对于信息的判断也是独立的、自主的、不受影响的。在这种情况下，这个群体不变成“最教条、消息最不灵通和最缺乏批判精神的一个群体”，几乎是不可能的。 <text:line-break/><text:line-break/>在西方社会以外的社会，普通民众虽然也会接触大量虚假信息，但是他们并不会盲目地相信自己处在所谓“言论自由”、“多元观点”、“平衡报道”、“信息自由流动”的信息环境中，所以他们还会保持最起码的怀疑能力、独立判断能力和批判能力，不会完全被谎言和欺骗所俘虏。 <text:line-break/><text:line-break/>网络媒体时代的到来，进一步加速了西方社会普通民众整体上的无知和反智程度。原因是一样的：由于他们最坚定地认为他们接收到的网络信息是最多元、最透明、最自由的，所以他们也最容易被关进为他们量身定做的一个个单独的“信息茧房”，成为了那几个互联网平台巨头所操控的对象。 <text:line-break/>对于“谎言帝国”来说，西方社会的普通民众必须被紧紧地、时时地加以操控，因为他们构成了虚假的自由民主制度的基础，失去了操控就意味着整个制度大厦的倒塌，后果不堪设想。 <text:line-break/><text:line-break/>从广播时代到电视时代，再到互联网时代，无数的媒体技术被发明出来，都在服务于欺骗和操控民众的目的，其效果如何不言自明。写过《娱乐至死》一书的尼尔·波兹曼说："人们用笑声代替了思考，然后变得不再知道自己为什么笑以及为什么不再思考。" <text:line-break/><text:line-break/>《反智时代》一书的作者苏珊·雅各比针对美国的谎言文化写道：“和大多数政客一样，大部分媒体舆论制造者们都决定假装愚蠢的标准没有降低，而且还要讨好美国人，告诉他们，他们和他们的子女们其实是这个国家有史以来最聪明、教育水平最高的一代人。 ”结果就是：“当前，每个公民都必须面对的关键问题是，是否要让无知去压制知识。” <text:line-break/><text:line-break/>就这样，带着普遍的无知和反智，西方社会普通民众实际上让自己成为了“谎言帝国”不可或缺的组成部分。 <text:line-break/><text:line-break/>前殖民地国家部分精英 <text:line-break/><text:line-break/>值得注意的是，与这个特殊群体相对应的，还有另外一个特殊群体，带着另外的一种特质，同样也让自己成为了“谎言帝国”不可或缺的组成部分。出乎人们意料的是，这个群体正好与西方社会普通民众相对，位于世界的另一极，就是那些在历史上遭受过残酷殖民统治的前殖民地国家的一部分精英。 <text:line-break/><text:line-break/>举个著名的例子。1865年-1909年期间在位的比利时国王利奥波德二世，被比利时人尊为“建造者之王”，因为今天那些仍然作为比利时著名地标的众多华丽建筑物、博物馆和公园大都是他的杰作。为了纪念他，他的雕像直到2020年之前还在比利时主要城市里处处可见。人们一直都相信是这位“富有远见的”国王将比利时打造成了一个强大、繁荣的国家并“拥有自己美丽而平静的殖民地”，在一般的评价中，只是偶尔提及他“有时对他的人民很严厉”。 <text:line-break/><text:line-break/>真相是在发生之后才逐渐为世人所知的，“he sometimes treated his people harshly”这句话的每一个单词背后大约是200万个“刚果自由邦”奴隶的生命。真实的故事中包括人们难以想象的暴行——强迫劳动、频繁殴打、大规模屠杀、断手断脚作为惩罚等等，因此仅仅用“种族灭绝”已不足以为他定罪，有人后来专门为他创造了“危害人类罪”一词，用以定义一种顶级的罪行，一种作为人类中的一员可能犯下的最严重罪行。 <text:line-break/><text:line-break/>但是，“谎言帝国”不会让真相完全压倒谎言，它既然可以把新疆的无说成有，当然也能够把刚果的有说成无，实在抵赖不了就干脆把恶说成善。 <text:line-break/><text:line-break/>刚果共和国1960年脱离比利时殖民统治获得独立，但在1966年之前，刚果民主共和国首都的名字仍然沿用“利奥波德维尔”的旧名。在包含了无数谎言的“再教育”持续作用下，刚果民主共和国政府中一直有部分精英人士主动为这位前宗主国的魔鬼辩护，宣称那个时期堪称史上最野蛮的殖民化政策不仅没有错，而且还是一种“文明”。甚至直到2005年还有人在该国首都中央车站附近又为纪念利奥波德重新竖立起一个他的巨大雕像。 <text:line-break/><text:line-break/>对受害者再次加害，通过谎言把他们变成受骗者，让他们不仅接受过去的加害，而且继续尊重加害者，无形中又成为了当下的受害者……这不是绕口令，这是“谎言帝国”最高级的一种游戏。而如此高级的游戏之所以能够一再地重复并取得成功，当然必须要取决于接受者对谎言的相信，而且不是一般的接受者，是那个过去受害、现在继续受害的接受者。 <text:line-break/><text:line-break/>这是一种令人绝望的情况，任何一个想要揭露“谎言帝国”、戳穿它的欺骗伎俩的批判者，在面对这种由受害者群体中的精英人士对谎言的深信不疑所组成的无形抵抗时，也只能铩羽而归。如果“谎言帝国”真的有什么难以攻破的堡垒，这里算是一座。 <text:line-break/><text:line-break/>除了非洲，在今天的拉美国家、印度等前殖民地国家中，“谎言帝国”最高级游戏的成功记录也都处处可见。今天的西方人，只要看到在这些国家的广场上为纪念西方殖民官建造的雕像和纪念碑还都竖立着，学校的教科书里关于“文明”与“野蛮”的论述还没修改，精英层中的亲西方人士还都说着与西方媒体高度一致的话语，而他们本人也还继续受到当地人的尊重和崇拜，他们就安枕无忧了，也就愈发明白谎言的价值了。 <text:line-break/><text:line-break/>正是通过“谎言帝国”这种高级游戏，通过对前殖民地精英群体的精神和思想的控制，历史上殖民主义政策所制造的各种罪恶，基本上已经脱罪了，犯罪者也都逃避惩罚了，而且通过让受害者又变成受骗者，现实中的新殖民主义政策又可以非常轻而易举地得到辩护了，征服和掠夺他国的事业也可以顺利地继续进行下去了。 <text:line-break/><text:line-break/>如此看来，对于任何一个过去有过殖民主义黑暗历史、今天还继续实行着各种新殖民主义政策的国家来说，“谎言帝国”并不是可有可无，而是须臾不可离，一旦失去就将面临灭顶之灾，对黑暗历史的清算浪潮和对丑恶现实的反抗浪潮都会扑面而来，这是绝对不可以发生的事情。因此“谎言帝国”在西方集团中必须成为一个由全民族、全社会、全集团共同加以维护的功能实体。 <text:line-break/><text:line-break/>“谎言帝国”就是这样得到了它所需要的社会基础。对于它所制造并散布的弥天大谎，例如关于中国新疆的种种谎言，它相信在西方社会普通民众中和前殖民地国家的精英群体中都可以得到很大比例的信众。但可以肯定，前者中的大部分人在地图上根本找不到新疆在哪里，而后者中的大部分人则只会鹦鹉学舌地重复他们被告知的每一句话。 <text:line-break/><text:line-break/>对于“谎言帝国”来说，这是巨大的成就，对于这个世界来说，这是巨大的不幸。 <text:line-break/>此文是揭露“谎言帝国”真相的第三篇，后续各篇敬请继续关注。</text:p>
      <text:p text:style-name="P2">赤   |  2022.04.06 11:12   |   <text:a xlink:type="simple" xlink:href="http://palinfo.habago.org/Entry?Command=Information_PrintForum&amp;iPage=2#FORUM42182"><text:span text:style-name="T1">#</text:span></text:a></text:p>
      <text:p text:style-name="P4">近日包含微博的許多大陸社交平台，都新增了顯示IP的功能，綠蟑螂反串帶風向的技倆也愈來愈不管用了。現在回頭看，網路長城真的是一個很了不起的政策，它不僅讓中國得以擁有自己的互聯網主權，也擁有自己的互聯網巨頭公司。反觀這次俄烏戰爭，建構在西方平台的俄羅斯媒體遭到封禁消音，也徹底說明了國家主權這玩意並不侷限於實體的領土領海領空，網際網路和話語權也是主權中無形的一環。</text:p>
      <text:p text:style-name="P2">五元   |  2022.04.06 08:41   |   <text:a xlink:type="simple" xlink:href="http://palinfo.habago.org/Entry?Command=Information_PrintForum&amp;iPage=2#FORUM42181"><text:span text:style-name="T1">#</text:span></text:a></text:p>
      <text:p text:style-name="P3">to 李念淨 <text:line-break/><text:line-break/>那些用簡體的留言很多是1450帶風向,只能從習慣用語或是ID找出破綻, <text:line-break/>例如:ID名稱+一串數字,這種通常都是1450的帳號, <text:line-break/>有些是發言時用注音文或是使用台灣的流行語, <text:line-break/>開口閉口就是要人反思,無腦的強調民主自由, <text:line-break/>這類留言很大機率是1450的反串.</text:p>
      <text:p text:style-name="P2">赤   |  2022.04.06 00:00   |   <text:a xlink:type="simple" xlink:href="http://palinfo.habago.org/Entry?Command=Information_PrintForum&amp;iPage=2#FORUM42180"><text:span text:style-name="T1">#</text:span></text:a></text:p>
      <text:p text:style-name="P4">至於那些互聯網上的網民就算了吧，基於意氣用事和情感的言論不值幾毛錢，再說了互聯網用戶那麼多，有不同的聲音很正常的。</text:p>
      <text:p text:style-name="P2">赤   |  2022.04.05 23:56   |   <text:a xlink:type="simple" xlink:href="http://palinfo.habago.org/Entry?Command=Information_PrintForum&amp;iPage=2#FORUM42179"><text:span text:style-name="T1">#</text:span></text:a></text:p>
      <text:p text:style-name="P3">俄國可以虛，但不能弱，更不能敗。一旦俄國徹底倒了，中國便成為盎薩軸心國集團最後的目標，局勢將更加艱困。我滿希望俄軍的撤退是為了重新佈署新一波進攻，要是能拿下基輔最好(也可以給人渣黨們一個警示)，一方面久經消耗的俄國必定會需要向中國請求經濟上的援助，中國便可藉地利與政治之便獲取俄羅斯的市場與資源(ex:華為手機與作業系統進軍俄羅斯市場、中資入股俄企)，這麼一來印度或許也可以老實一點。 <text:line-break/><text:line-break/>單純從祖國的利害角度出發而已。 </text:p>
      <text:p text:style-name="P2">李念淨   |  2022.04.05 13:16   |   <text:a xlink:type="simple" xlink:href="http://palinfo.habago.org/Entry?Command=Information_PrintForum&amp;iPage=3#FORUM42178"><text:span text:style-name="T1">#</text:span></text:a></text:p>
      <text:p text:style-name="P3">中國國內的輿論環境上個人覺得不太樂觀，比方近日烏克蘭跟西方媒體大肆宣傳的那個布查大屠殺就錯謬百出，製造口實跟大打烏賊戰。 <text:line-break/><text:line-break/>打伊拉克要口實就拿洗衣粉，打南斯拉夫就捏造一個把小鎮的人都炸死，打敘利亞……等，歐美國家反正都喜歡賊喊抓賊 <text:line-break/><text:line-break/>就這樣漏洞百出的說法，知乎微博卻非常受用，一大堆大陸網友支持烏方（人群還大多數跟支持與病毒共存的重疊） <text:line-break/><text:line-break/>要不是用的是簡體中文我還以為真的在台灣ptt這種陰間論壇。</text:p>
      <text:p text:style-name="P2">赤   |  2022.04.03 20:17   |   <text:a xlink:type="simple" xlink:href="http://palinfo.habago.org/Entry?Command=Information_PrintForum&amp;iPage=3#FORUM42177"><text:span text:style-name="T1">#</text:span></text:a></text:p>
      <text:p text:style-name="P4">剛剛想到的，雖說以中國目前的政治體制而言，美帝要在中國策動顏色革命的難度是非常高的，可眾所皆知，中共高層政治生態複雜。現任的習近平強化了黨的集權和個人威望，屆時習卸任後，是否會產生權力真空?而美帝是否會見縫插針，藉機拉攏中共內部勢力，進而影響到中國?我認為這算是一個隱憂。 <text:line-break/><text:line-break/></text:p>
      <text:p text:style-name="P2">和光同塵   |  2022.04.02 17:00   |   <text:a xlink:type="simple" xlink:href="http://palinfo.habago.org/Entry?Command=Information_PrintForum&amp;iPage=3#FORUM42176"><text:span text:style-name="T1">#</text:span></text:a></text:p>
      <text:p text:style-name="P3"><text:a xlink:type="simple" xlink:href="https://www.guancha.cn/JinCanRong/2022_04_02_632942.shtml"><text:span text:style-name="T2">https://www.guancha.cn/JinCanRong/2022_04_02_632942.shtml</text:span></text:a><text:s/><text:line-break/><text:line-break/>1.與前幾周戰事剛爆發所做的判斷不同，金教授終于認知到西方很快就要空前的聯合對付中國，中國並沒有什麼「戰略機遇期」。 <text:line-break/><text:line-break/>2.美國未來將對中國做軍事方面的極限施壓，特別是台海方面。 <text:line-break/><text:line-break/>3.核戰爭的風險；光是中國認為自己核安全是不夠的，重要是對方怎麼想，特別是又蠢又壞的敵人所帶來的傷害是完全無上限的。 <text:line-break/><text:line-break/>4.中國應該徹底放棄「韜光養晦」思維，外交、軍事、金融、宣傳都是，表達方式要更明確，要使用敵人聽得懂的方式。 <text:line-break/><text:line-break/>5.最後還帶到一點學術腐敗如何(嚴重)妨礙決策的現象。 <text:line-break/><text:line-break/>1、2、3、4、5是連貫的，因為5，所以4拖得太久，並且誤判了1，以至現今才發現3的嚴重急迫性，2則是3最可能的引爆點。</text:p>
      <text:p text:style-name="P2">許世勤   |  2022.04.01 09:41   |   <text:a xlink:type="simple" xlink:href="http://palinfo.habago.org/Entry?Command=Information_PrintForum&amp;#FORUM42175"><text:span text:style-name="T1">#</text:span></text:a></text:p>
      <text:p text:style-name="P3">俄羅斯方面指稱，烏克蘭緊鄰白俄羅斯邊境的生物實驗室，一直在進行如何利用無人機散布生物戰劑的研究。該研究甚至有美國國防威脅應對機構DTRA與烏方簽署的合約，光是一間實驗室就有美國防部一年投入超過三千萬美元的預算。如果為了應對國防「威脅」，應該是投入研究如何「防範」，這種研究如何散布生物戰劑的研究，更像是一種製造威脅的舉動。可見美國以「安全」為名，卻在世界各地不斷製造危險。 <text:line-break/><text:line-break/>2018年的時候，俄羅斯質問美國關於美國專利編號第8967029號(US patent, No. 8967029)用以散布可經由空氣傳播致病原的「技術」。要注意的是，這項技術專利的目的是「散播」疾病，並不是「預防」或「治療」。關於俄羅斯的質問，美方的回答是承認這一項專利的存在，但也強調這項技術並不違反關於禁止化學及生物戰劑的條約。至於是基於什麼理由沒有違反條約，美方並未具體說明。顯然，美國在遇到明顯理虧的質疑時，一向是靠躲、閃、飄，打迷糊仗。美國的政治就是一層又一層的欺騙，美國人民其實也是受害者。</text:p>
      <text:p text:style-name="P2">jackie   |  2022.04.01 08:14   |   <text:a xlink:type="simple" xlink:href="http://palinfo.habago.org/Entry?Command=Information_PrintForum&amp;#FORUM42174"><text:span text:style-name="T1">#</text:span></text:a></text:p>
      <text:p text:style-name="P4">&gt;&gt;&gt; 施打疫苗會抑制先天免疫反應，⋯，不知道有沒有這一類的paper可以參考？ <text:line-break/><text:line-break/>https://wleemc.pixnet.net/blog/post/121344170 <text:line-break/><text:line-break/>奈及利亞是非洲經濟最好的國家，人口兩億，GDP排名25與台灣24相當，疫苗接種一劑10.2%，兩劑4.6%，你搜尋 "奈及利亞 新冠 確診" 會發現今年2-3月沒有Omicron peak。 <text:line-break/><text:line-break/><text:line-break/>如果對這方面議題有疑問的話，可以直接去請教李教授會比較快，畢竟醫學、生化等並不是我的專業，我看李教授的文章，是當作科普文章來看，自己也沒深入研究過免疫學、分子生化學相關的知識！</text:p>
      <text:p text:style-name="P2">jackie   |  2022.04.01 08:05   |   <text:a xlink:type="simple" xlink:href="http://palinfo.habago.org/Entry?Command=Information_PrintForum&amp;#FORUM42173"><text:span text:style-name="T1">#</text:span></text:a></text:p>
      <text:p text:style-name="P3"><text:span text:style-name="T3">🔴</text:span>美媒证实：邮件显示亨特·拜登曾协助资助乌克兰生物实验室 <text:line-break/>2022／03／28 16:10 环球时报新媒体 <text:line-break/><text:line-break/>据《纽约邮报》26日报道，电子邮件显示，俄罗斯方面所称的美国总统拜登的儿子亨特·拜登“曾经资助位于乌克兰的生物实验室”是基于事实的。 <text:line-break/><text:line-break/>报道提到，《纽约邮报》曾在2020年10月独家报道了亨特·拜登一个笔记本电脑上的一系列电子邮件，发现他在帮助加州一名国防承包商分析在乌克兰生物实验室研究的致命疾病和生物武器方面发挥了作用。 <text:line-break/><text:line-break/>据俄媒此前报道，俄罗斯国防部发言人伊戈尔·科纳申科夫（Igor Konashenkov）于3月6日表示，在俄罗斯的军事行动开始后，乌克兰当局已接到指示，要彻底销毁与五角大楼资助的在乌克兰的生物战项目有关的证据。 <text:line-break/><text:line-break/>科纳申科夫还公布了乌克兰生物实验室雇员提供的文件摘录，这些文件涉及乌克兰卫生部长维克多·利亚申科（Viktor Liashko）2月24日的一封信，信中命令销毁炭疽、鼠疫、土拉菌病、霍乱和其他致命病原体。科纳申科夫说:“这些文件证实，在靠近俄罗斯领土的乌克兰生物实验室，正在进行生物武器的开发。” <text:line-break/><text:line-break/>美国副国务卿维多利亚·纽兰（Victoria Nuland）随后于3月8日在参议院外交关系委员会的听证会上作证时承认，华盛顿一直在努力确保在乌克兰生物实验室中保存的“材料”不会落入俄罗斯军方手中。 <text:line-break/><text:line-break/>俄军辐射、化学和生物防护部队司令基里洛夫在3月24日发布新闻公告称，由美国总统拜登之子亨特·拜登领导的名为“罗斯蒙特·塞尼卡”的投资基金参与资助了乌克兰生物实验室。 <text:line-break/><text:line-break/>此外塔斯社报道称，俄罗斯国家杜马议长维亚切斯拉夫·沃罗金（Vyacheslav Volodin）还表示:“美国总统乔·拜登本人参与了乌克兰生物实验室的创建。” <text:line-break/><text:line-break/>“由他的儿子亨特·拜登运营的一个投资基金，资助了美军生物项目的研究。很明显，乔·拜登作为亨特·拜登的父亲和美国国家元首，知晓这一活动。”沃罗金说，并要求美国国会进行调查、白宫作出解释。 <text:line-break/><text:line-break/>美国情报官员早些时候驳斥了俄方这一说法，并解释说，乌克兰致力于病原体研究的生物实验室并不是秘密，并公开接受了华盛顿的资助。 <text:line-break/><text:line-break/>然而，由《纽约邮报》最先获得，由英国《每日邮报》上周五率先报道的这些电子邮件显示，俄罗斯方面有关亨特的投资基金参与为乌克兰生物实验室项目筹集资金的最新说法是准确的。这些电子邮件来自亨特2019年4月遗弃在新泽西州维修店的一台笔记本电脑。 <text:line-break/><text:line-break/>根据内容涉及亨特商业活动的这些电子邮件，“罗斯蒙特·塞尼卡”投资基金（Rosemont Seneca Technology Partners）向旧金山病原体研究公司Metabiota投资了50万美元，并通过高盛等公司另外筹集了数百万美元。 <text:line-break/><text:line-break/>2014年4月，Metabiota公司副总裁玛丽·古提里（Mary Guttieri）发邮件给亨特:“正如承诺的那样，我已经准备了附件备忘录，其中概述了Metabiota、我们在乌克兰的参与，以及我们如何利用我们的团队、网络和概念，维护乌克兰的文化和经济独立于俄罗斯，并继续融入西方社会。” <text:line-break/><text:line-break/>Metabiota公司承接了美国军事承包商Black &amp;; Veatch的分包合同，该承包商在2010年受美国政府委托，在敖德萨建立一个实验室，旨在“加强政府现有的监测系统，以发现、报告和应对生物恐怖袭击和潜在的流行病。” <text:line-break/><text:line-break/>美国政府财政支出记录显示，2014年晚些时候，美国向Metabiota公司拨款2390万美元，其中30万7091美元用于“乌克兰研究项目”。 <text:line-break/><text:line-break/>电子邮件显示，亨特还向投资者吹嘘，他的公司为Metabiota筹措了资金，并帮助它“获得了新客户”，包括“政府机构”。（编辑：ZLQ） <text:a xlink:type="simple" xlink:href="https://tinyurl.com/2kdbbm22"><text:span text:style-name="T2">https://tinyurl.com/2kdbbm22</text:span></text:a><text:s/><text:line-break/><text:line-break/><text:line-break/><text:line-break/><text:span text:style-name="T3">🔴</text:span>西方媒體爆料：拜登兒子介入生物武器實驗室 <text:line-break/><text:a xlink:type="simple" xlink:href="https://youtu.be/mDqJPzpgwRw"><text:span text:style-name="T2">https://youtu.be/mDqJPzpgwRw</text:span></text:a><text:s/><text:line-break/><text:line-break/><text:span text:style-name="T3">🔴</text:span>22.03.31'【兩岸毅忠】1、震撼彈，英國每日郵報爆料，拜登兒子亨特介入生化武器實驗室。2、烏克蘭戰爭最新發展？邱毅獨家解析！ 3、美國民主基金會的頭頭來台灣，又在密謀什麼顏色革命的大行動？ <text:line-break/><text:a xlink:type="simple" xlink:href="https://youtu.be/qaJewPNd6Bw"><text:span text:style-name="T2">https://youtu.be/qaJewPNd6Bw</text:span></text:a><text:s/><text:line-break/><text:line-break/><text:span text:style-name="T3">🔴</text:span><text:a xlink:type="simple" xlink:href="https://tw.stock.yahoo.com/news/%E9%BB%9E%E5%90%8D%E6%8B%9C%E7%99%BB%E4%B9%8B%E5%AD%90-%E4%BF%84%E5%9C%8B%E9%98%B2%E9%83%A8-%E7%BE%8E%E5%9C%A8%E7%83%8F%E5%85%8B%E8%98%AD%E7%94%9F%E7%89%A9%E8%BB%8D%E4%BA%8B%E6%B4%BB%E5%8B%95%E8%B3%87%E5%8A%A9%E8%80%85%E6%9C%89%E4%BB%96-053141248.htmlhttps://tw.stock.yahoo.com/news/%E9%BB%9E%E5%90%8D%E6%8B%9C%E7%99%BB%E4%B9%8B%E5%AD%90-%E4%BF%84%E5%9C%8B%E9%98%B2%E9%83%A8-%E7%BE%8E%E5%9C%A8%E7%83%8F%E5%85%8B%E8%98%AD%E7%94%9F%E7%89%A9%E8%BB%8D%E4%BA%8B%E6%B4%BB%E5%8B%95%E8%B3%87%E5%8A%A9%E8%80%85%E6%9C%89%E4%BB%96-053141248.html">https://tw.stock.yahoo.com/news/點名拜登之子-俄國防部-美在烏克蘭生物軍事活動資助者有他-053141248.html</text:a><text:s/><text:line-break/><text:line-break/><text:span text:style-name="T3">🔴</text:span><text:a xlink:type="simple" xlink:href="https://www.hk01.com/%E5%8D%B3%E6%99%82%E5%9C%8B%E9%9A%9B/751186/%E4%BF%84%E7%BE%85%E6%96%AF%E5%9C%8B%E9%98%B2%E9%83%A8-%E7%BE%8E%E5%9C%8B%E5%9C%A8%E7%83%8F%E5%85%8B%E8%98%AD%E7%94%9F%E7%89%A9%E8%BB%8D%E4%BA%8B%E6%B4%BB%E5%8B%95%E8%B3%87%E5%8A%A9%E8%80%85%E8%88%87%E6%8B%9C%E7%99%BB%E4%B9%8B%E5%AD%90%E6%9C%89%E9%97%9C">俄羅斯國防部：美國在烏克蘭生物軍事活動資助者與拜登之子有關 <text:line-break/>https://www.hk01.com/即時國際/751186/俄羅斯國防部-美國在烏克蘭生物軍事活動資助者與拜登之子有關</text:a><text:s/><text:line-break/><text:line-break/></text:p>
      <text:p text:style-name="P2">陳真   |  2022.04.01 01:56   |   <text:a xlink:type="simple" xlink:href="http://palinfo.habago.org/Entry?Command=Information_PrintForum&amp;#FORUM42172"><text:span text:style-name="T1">#</text:span></text:a></text:p>
      <text:p text:style-name="P4">政治有何存在價值？ <text:line-break/><text:line-break/>陳真 <text:line-break/><text:line-break/>2022. 04. 01. <text:line-break/><text:line-break/><text:line-break/>別人對我怎麼描述，我一無所知，我也不想知道，因為我不相信人們對我會有適當的評價。以台灣人熱衷島內藍綠政治的性格，我用肚臍想大概也能猜出人們會以一種什麼方式理解我，一定會扯上民進黨或扯上政治對不對？對此我有說不出來的厭惡與反感。政治說一千次一萬次其實都還是一樣，它不過就是讓人們可以好好過生活。特別是那些根本無法為自己發聲者，例如兒童，他們的一切，更應擺在所謂政治的首位。 <text:line-break/><text:line-break/>就島內來講，甚至島外也一樣，我不想假裝謙虛，我想我可以無愧地自稱是兒童人權與兒童福利的先驅。我曾經以為，成功不必在我，只要改朝換代，島內兒童就會受到最好、最優先的待遇。我真沒想到，三十幾年來，付出那麼大的個人痛苦代價，到頭來，兒童卻依然處於政治最無關痛癢的小角落，而非核心第一優先的地位；兒童相關權力業務，變成一種政治酬庸，一種虛應故事的官僚體制。尤有甚者，兒童非但沒有成為政治的核心，反而成為官僚政治的犧牲品。 <text:line-break/><text:line-break/>我更沒想到的是，三、四十年前，我只是一個窮到三餐不繼的大學生，都能夠為廣大的各種弱勢兒童發聲，甚至傳揚國際，為國際兒童人權做出貢獻，並且獲得來自海內外各界的強烈支持，迫使掌權者必須做出回應與改變。三、四十年後，我卻反而連一點點最起碼的自家小孩之免於遭受百般刁難的基本權益都無法保障，只能任人宰割，作威作福，幾年來每天忍受來自官僚體系以及所謂兒福團體的百般刁難與折磨，惡劣至極。 <text:line-break/><text:line-break/>我不得不一竿子打翻一船人，因為事實就是如此，除了惡劣顢頇至極的官僚體系外，所有島內所謂兒福團體，根本統統都是混蛋王八蛋。我指的就是所有團體，無一例外。 <text:line-break/><text:line-break/>我始終很尊敬陳菊，至今依然。但是，因為政治上的對立，讓我不想再跟過去的所有美麗島前輩們連繫。但是，實在受不了長達六、七年、來自他媽的所謂兒福團體與官僚體系的百般刁難與虐待，我最近被迫找出陳菊的私人手機，跟她連絡上。她立即做出回應。如我所料，光憑她一句話，他媽的所有刁難竟然瞬間消失得無影無蹤，消失得彷彿根本不曾存在過。這樣一種人治，就是我們過去付出個人慘烈痛苦代價所要追求的政治理想嗎？ <text:line-break/><text:line-break/>剛剛看到底下這新聞，讓我滿腔怒火。他媽的這些混蛋法官，把一個被社會逼到牆角、哀哀無告的可憐母親，竟然說成 "泯滅人性"，甚至一度還要把她槍斃。他媽的，我看這種泯滅人性的恐龍法官才應該槍斃，負責兒童業務的官方機構之主其事者也該槍斃！包括官方機構或所謂兒福團體底下的許多社工或辦事人員，以及他媽的作威作福為所欲為的所謂兒福團體，一樣都該槍斃。這些人的心裏頭根本沒有兒童，沒有憐憫，沒有想過哀哀無告者的痛苦。 <text:line-break/><text:line-break/>一種根本無視於弱勢者的政治或政權，有何存在價值？ <text:line-break/><text:line-break/>===================== <text:line-break/>單親媽勒斃子女一度判死 改處無期徒刑定讞 <text:line-break/><text:line-break/>The Central News Agency 中央通訊社 <text:line-break/><text:line-break/>2022年3月31日 <text:line-break/><text:line-break/>（中央社記者蕭博文台北31日電）吳姓單親媽媽勒死一對年幼子女，一審判處死刑，二審高院認為吳女仍有復歸的正向期待，改判無期徒刑；最高法院今天駁回吳女的上訴，全案定讞。 <text:line-break/><text:line-break/>新北地檢署起訴指控，吳姓女子離婚後獨自扶養6歲兒子、7歲女兒，民國109年間因經濟困窘，又與兄、嫂爭執，帶小姊弟投宿旅館，在旅館內下藥迷昏小姊弟後勒斃，吳女則輕生獲救。 <text:line-break/><text:line-break/>一審新北地方法院認為，吳女僅因一時生活不順遂，無視子女對母親孺慕之情深厚，不顧子女哭泣反抗，斷然片面決定結束小姊弟生命，異常殘忍、冷血，極端惡劣，嚴重扭曲人類存在基本價值。 <text:line-break/><text:line-break/>一審認為，吳女輕賤子女生命，顯露極自大、自我、自私與無知性格，事後毫無悔意，極端惡劣、泯滅人性，依殺人罪判處死刑。 <text:line-break/><text:line-break/>吳女提起上訴，二審由台灣高等法院審理。吳女庭上多次流淚、坦承殺害2名小孩，並表示這幾年她寧可餓肚子，也不會讓孩子餓肚子，作為母親這7年來，不敢說是100分，但自認是99分媽媽，敗在自己承受不了經濟、家庭、感情的壓力。 <text:line-break/><text:line-break/>二審審理後認為，量刑鑑定結果顯示吳女行為時受憂鬱症所苦，承受極大心理壓力；吳女犯後深表後悔，在獄中努力學習，對未來仍有高度期待，讓吳女接受治療、緩解病情，重新架構自我信念，即有復歸的正向期待。 <text:line-break/><text:line-break/>二審指出，自吳女案發後的心理衡鑑與晤談，可見其人格、心理固有重大缺失，但未見有泯滅人性之反社會人格。 <text:line-break/><text:line-break/>二審認為，吳女所為已嚴重違反兒童權利公約施行法所揭示兒童權利應予保護的規範，也符合公民與政治權利國際公約及經濟社會文化權利國際公約施行法中所規定的「情節最重大之罪」，但尚無與社會永久隔離的必要，改判無期徒刑，褫奪公權終身。 <text:line-break/><text:line-break/>吳女提起上訴，最高法院認為二審判決並無違誤，今天駁回上訴定讞。（編輯：張銘坤）1110331</text:p>
      <text:p text:style-name="P2">怡靜   |  2022.03.31 22:00   |   <text:a xlink:type="simple" xlink:href="http://palinfo.habago.org/Entry?Command=Information_PrintForum&amp;#FORUM42171"><text:span text:style-name="T1">#</text:span></text:a></text:p>
      <text:p text:style-name="P3">來自對俄羅斯國民衛隊亞歷山大·傑尼索夫上校的采訪，他曾是俄聯邦內務部內衛部隊捷爾任斯基獨立作戰任務師的副師長。參加過兩次車臣戰爭和多次北高加索反恐行動。 <text:line-break/><text:line-break/>——我在戰爭中度過了很多年，但這次特殊軍事行動中的敵人讓我感到驚訝和驚訝。 <text:line-break/>- 為什麽？ <text:line-break/>——他們對自己的人民冷酷無情。 <text:line-break/><text:line-break/><text:line-break/>早先在俄羅斯宣布開放人道走廊讓平民撤離時，我在網上看到一些當地人傳出的消息是，烏軍在城市通外的道路上佈滿地雷，阻止平民百姓離開，後來相關的新聞並沒有繼續追蹤，也沒有人談論了。 <text:line-break/>一直到昨天看Patrick Lancaster的一支影片，隨行的DPR民兵，指出路旁一台廢棄的車子裡就有一枚地雷。 <text:line-break/><text:line-break/>今天看到這個影片，我心裡真的是千百頭草泥馬飛過，是什麼樣的政權會如此對待自己的百姓？ <text:line-break/><text:line-break/>這條路是基輔通往波蘭華沙的道路，這些是TM-62M反坦克地雷 <text:line-break/>，由基輔納粹政權設立的“撤離通道”。（當然，西方主流媒體肯定要說這是俄軍設立的) <text:line-break/><text:line-break/><text:a xlink:type="simple" xlink:href="https://t.me/vicktop55/2623"><text:span text:style-name="T2">https://t.me/vicktop55/2623</text:span></text:a><text:s/><text:line-break/><text:line-break/>這條推特也刊載了同樣的影片，但被推特官方限流了，你得有註冊推特才能看。 <text:line-break/><text:a xlink:type="simple" xlink:href="https://twitter.com/gbazov/status/1509303237446451203"><text:span text:style-name="T2">https://twitter.com/gbazov/status/1509303237446451203</text:span></text:a><text:s/><text:line-break/><text:line-break/><text:line-break/>3/30日 頓內次克(Donetsk) 地區的Kirovsky遭到烏軍砲火攻擊， <text:line-break/>華麗轉身，美國紐約郵報(NY Post) 馬上截圖說這是俄軍的攻擊。 <text:line-break/><text:line-break/><text:a xlink:type="simple" xlink:href="https://twitter.com/Vick_top55/status/1509490774827798535"><text:span text:style-name="T2">https://twitter.com/Vick_top55/status/1509490774827798535</text:span></text:a><text:s/><text:line-break/><text:line-break/><text:line-break/>最後再送上一個片段，你不必懂阿拉伯語，這是半島電視台的報導，但請一定要看到影片最後。 <text:line-break/><text:line-break/><text:a xlink:type="simple" xlink:href="https://twitter.com/realGonzaloLira/status/1509464729286291459"><text:span text:style-name="T2">https://twitter.com/realGonzaloLira/status/1509464729286291459</text:span></text:a><text:s/><text:line-break/><text:line-break/>當然如果你英文還可以，看這條推下方的網友留言，你可以知道這是怎麼一回事。 <text:line-break/><text:line-break/><text:line-break/><text:line-break/><text:line-break/></text:p>
      <text:p text:style-name="P2">許世勤   |  2022.03.31 17:34   |   <text:a xlink:type="simple" xlink:href="http://palinfo.habago.org/Entry?Command=Information_PrintForum&amp;#FORUM42170"><text:span text:style-name="T1">#</text:span></text:a></text:p>
      <text:p text:style-name="P4">阻斷endosome的酸化以阻止病毒核酸釋放的概念，類似的應用最早期是hydroxychloroquine (HCQ)，也就是由前任美國大總統川普特別推薦，他口中的"game changer"，但是他的支持者聽從他的話語，結果吃死人...HCQ在後來測試的結果，並不能真正有效完成對COVID-19的治療。其後還有林林總總的各類小分子藥物，主要是一些FDA已經認證過的「老藥新用」，可惜目前還沒有令人振奮的進展。關於Nexium這個用來治療腸胃疾病的藥物的療效，目前也只能持保留態度。 <text:line-break/><text:line-break/>至於施打疫苗會抑制先天免疫反應，這個我就孤陋寡聞。一般來說，疫苗中的佐劑成分，目的便是用來激發先天免疫。我的免疫學沒有學得很好，不知道有沒有這一類的paper可以參考？</text:p>
      <text:p text:style-name="P2">jackie   |  2022.03.31 15:17   |   <text:a xlink:type="simple" xlink:href="http://palinfo.habago.org/Entry?Command=Information_PrintForum&amp;#FORUM42169"><text:span text:style-name="T1">#</text:span></text:a></text:p>
      <text:p text:style-name="P3">其實只要按李教授所建議的方式，不用打疫苗也可把病毒攔截於上呼吸道： <text:line-break/><text:line-break/>病毒以Endocytosis進入細胞，在Endosome經過V-ATPase酸化(打進H+)，病毒蛋白才會散開，把RNA釋入Cytosol。Nexium 可抑制Endosome V-ATPase，即抑制酸化，病毒RNA無法釋出，整個病毒顆粒會被帶進Lysosome分解。 <text:line-break/><text:line-break/>如果你免疫系統正常，感染初期，病毒只在局部，Nexium + Erythromycin吃三天就好。如果你有慢性病，可以吃七天。（孕婦、嬰幼兒不宜服用⋯） <text:line-break/><text:line-break/><text:line-break/>依據李教授的說法，如果體內本來沒有 T-cell ，就算打疫苗也生不出來⋯，華人（亞裔）人種對於新冠病毒，有 99.99 ％以上的人其免疫系統可以識別 civid-19 病毒，可以在上呼吸道，T-cell 就可以把病毒攔截在上呼吸道，如果感染病毒，只會引起人體免疫系統的局部免疫反應，島內目前所引進的疫苗，都無法生出T-cell ，打疫苗不但沒有效用，只會更容易破壞身體的免疫平衡⋯，會造成立及危害就是這些 0.01%的人天生的免疫細胞無法識別新冠病毒，打疫苗也無法把這些免疫細胞生出來⋯， <text:line-break/><text:line-break/>而且李教授已經在「<text:span text:style-name="T3">🔵</text:span>Nexium + Erythromycin病例分享：<text:a xlink:type="simple" xlink:href="https://tinyurl.com/y39nd33u"><text:span text:style-name="T2">https://tinyurl.com/y39nd33u</text:span></text:a><text:s/>」提出替代方案，可以參考問與答 #72 的實際案例⋯，供大家參考！ <text:line-break/><text:line-break/><text:line-break/>李偉平教授在其部落格已經重複多次：疫苗打愈多，愈容易造成病毒突變⋯ <text:line-break/><text:line-break/>───────────────────────── <text:line-break/><text:line-break/>訪客 於 2022/03/31 11:03 <text:line-break/>版主好! <text:line-break/><text:line-break/>在微博上看到一篇文章，作者背景"HIV &amp;; COVID-19 viral immunologist in SF. Former postdoc fellow at NIH and Harvard. Empower the public with scientific data and hard evidence. Views are my own."。 <text:line-break/><text:line-break/>以下是他關於Ba.2的文章，也想請問版主的看法，謝謝! <text:line-break/>--文章轉貼-- <text:line-break/>我理解更多人关心政策，因为我一讨论病毒学许多人就用政策回应我，但从病毒学和流行病学角度考虑，Omicron BA.2（奥米克戎）已经不是同一种病毒了，这对于所有处于疫情之中的大众而言，都是个关键信息。知己知彼，百战不殆。忽视病毒的本身属性的防疫战斗是盲目的。 <text:line-break/><text:line-break/>我从11月底开始研究Omicron病毒学和免疫学，已经研究了整整4个月，我还转评了几百篇Omicron的顶级期刊文献。虽然从病毒学分类角度这么说不严谨，毕竟目前的5种VOC突变株都是SARS-CoV-2 B.1谱系病毒，但我们从实验设计角度都认为Omicron这个病毒和其他SARS-CoV-2已经完全不是同一种病毒，因为它的病毒特性尤其决定其感染和传播能力的S蛋白特征、血清学特征及免疫逃逸、传播能力、致病性、临床表现和流行病学特征已经和2020年初武汉流行的新型冠状病毒SARS-CoV-2野生型完全不同了。 <text:line-break/><text:line-break/>就像我上条微博中说的，Sutter Health估计Omicron传播系数R0=7.0，因而推算出BA.2的R0高达9.1，而野生型R0=2.79。R0=9.1意味着在无防疫措施的情况下，一个人可以传播给9个人，结合潜伏期3天，倍增时间（doubling time）2-3.3天，因此无疫情防控措施该突变株可见指数型增长。但目前上海和全国的增长被没有呈现指数型增长，说明在防疫措施和各种因素的作用下，病毒实际传播系数Rt很低。因此从这个角度来看上海和全国的防疫措施都是奏效的。 <text:line-break/><text:line-break/>我说Omicron已经是一种新病毒，是因为BA.1 R0=7.0，使Omicron的传播系数达到了高传染性的腮腺炎的水平。但是腮腺炎疫苗接种可以起到持久免疫的作用，而Omicron却可以发生免疫逃逸，它和疫苗所使用的SARS-CoV-2原始野生型的血清学特征完全是截然不同的两个病毒，这是因为Omicron S蛋白上有32个突变。所以Omicron相较于原始野生型，相当于发生了抗原漂移（antigen drift）的两种不同血清型的流感病毒。 <text:line-break/><text:line-break/>Omicron在很多国家引起的主要是无症状感染，在南非85.3%感染是无症状感染；在疫苗接种率较高的英国其病死率已经低于流感（微博正文），而两年前，SARS-CoV-2原始野生型造成的病死率是流感的34-68倍（微博正文）。另外Omicron具有明显的鼻嗜性，缺乏肺嗜性。因此，这些再次印证了虽然Omicron和SARS-CoV-2原始野生型，引起的是两种不同疾病。 <text:line-break/><text:line-break/>所以上条微博中，认为对待R0=2.79和9.1，病死率差距几十倍的两种病毒采取同样的公共卫生方法显然是没有看到敌我两方中敌方的发展和变化。虽然上文中我说目前的公共卫生方法奏效，但随着R0上升，它的代价也越来越高。另外我之前说过，严格的lockdown方法应对R0超过9的病毒会遇到挑战，这种方法会使病毒感染者数量不会出现指数型激增，但也不会迅速形成免疫屏障从而出现拐点，因此这种日增感染会持续。 <text:line-break/><text:line-break/>最后，疫情已经进入第三年了，还是希望很多大家能记住一些流行病学基本概念比如R0，从而对疫情有自己的判断。而不是仅仅看了更多公众号和微博的疫情相关时政文章。 <text:line-break/><text:line-break/>Science is to empower the public, misinformation is to drive a wedge within the public — 子陵在听歌 <text:line-break/><text:line-break/>─────────── <text:line-break/><text:line-break/>RNA editing對大多數醫師及防疫專家都是陌生的概念。版主認為Omicron "主要" 來自SARS-CoV-2 "原始野生型" 經由人類細胞RNA editing的作用衍生出來。如果人類沒打新冠疫苗，Omicron對大多數人類可能在Innate immunity (Natural antibody + NK cell) 階段就被清除。打疫苗降低Innate immunity，造成Innate immunity不易清除Omicron病毒，於是如上文所述，Omicron傳播速度(R0&gt;7)較原始病毒(R0=2.8)快。對華人而言，版主推測 Omicron 的特性如下： <text:line-break/>1. Omicron對沒打疫苗的人是非致病病毒，Innate immunity即可清除。 <text:line-break/>2. Omicron對打過疫苗的人仍有致病性，因為病毒會穿越Innate immunity，CTL必須接招，天生沒有抗新冠CTL的人，容易引發肺炎重症；老人抗新冠CTL若降低(或因打疫苗而降低)，感染Omicron也容易引發肺炎重症。 <text:line-break/><text:line-break/>以上1. 2. 可解釋香港新冠疫情造成死亡人數已大於總人口的0.1%。武漢及萬華的死亡率是0.04%。 <text:line-break/><text:line-break/>Innate immunity就像水一般重要，重要到你每天喝水卻不知水很重要！你不常生病，是因為Innate immunity讓你遠離身旁的細菌與病毒。 <text:line-break/>打新冠疫苗會降低Innate immunity： <text:line-break/><text:a xlink:type="simple" xlink:href="https://wleemc.pixnet.net/blog/post/121344170"><text:span text:style-name="T2">https://wleemc.pixnet.net/blog/post/121344170</text:span></text:a><text:s/><text:line-break/>wleemc 於 2022/03/31 12:39 回覆 <text:line-break/><text:a xlink:type="simple" xlink:href="https://tinyurl.com/mv4mdcya"><text:span text:style-name="T2">https://tinyurl.com/mv4mdcya</text:span></text:a><text:s/><text:line-break/><text:line-break/>───────────────────────── <text:line-break/><text:line-break/></text:p>
      <text:p text:style-name="P2">林書楷   |  2022.03.31 14:39   |   <text:a xlink:type="simple" xlink:href="http://palinfo.habago.org/Entry?Command=Information_PrintForum&amp;#FORUM42168"><text:span text:style-name="T1">#</text:span></text:a></text:p>
      <text:p text:style-name="P4">邱世卿老師上TVBS新聞大白話，從軍事角度剖析俄烏衝突。 <text:line-break/><text:line-break/><text:a xlink:type="simple" xlink:href="https://youtu.be/7Ofs97qp6Uc"><text:span text:style-name="T2">https://youtu.be/7Ofs97qp6Uc</text:span></text:a><text:s/><text:line-break/><text:line-break/>或許對於避免台海戰禍可以起一些作用。 <text:line-break/></text:p>
      <text:p text:style-name="P2">許世勤   |  2022.03.31 14:07   |   <text:a xlink:type="simple" xlink:href="http://palinfo.habago.org/Entry?Command=Information_PrintForum&amp;#FORUM42167"><text:span text:style-name="T1">#</text:span></text:a></text:p>
      <text:p text:style-name="P3">如果不接種疫苗，那有可能發生立即性危害，一旦染疫也許就走了。如果接種有安全疑慮的疫苗，短期藥害、死亡的概率，甚或長期性危害則難以避免。在新冠大流行的時期，民眾面對疫苗接種可說是個兩難抉擇。但是藥廠為求利益，不顧長期後果，甚至透過政府祭出各種法令、限制，等於讓民眾沒得選擇。即使理論上看來滅活疫苗較好，但是民眾沒得選。 <text:line-break/><text:line-break/>很早的時候，試管實驗發現病毒的S1蛋白可以造成神經退化相關因子的累積，長期下來「可能」造成嚴重危害。為什麼使用「可能」這個字眼，這是因為還沒有大量臨床的證據，只是民眾是否應該擔負這種龐大的風險？這些危害也許二十年、三十年後才顯現，說不定爆發庫賈氏病的大流行，或阿茲海默氏症患者暴增，屆時卻也難以確認是否跟接種疫苗有關。藥廠以及圖利藥廠的人，算盤就是這麼打的。</text:p>
      <text:p text:style-name="P2">趙沐月   |  2022.03.31 03:40   |   <text:a xlink:type="simple" xlink:href="http://palinfo.habago.org/Entry?Command=Information_PrintForum&amp;#FORUM42166"><text:span text:style-name="T1">#</text:span></text:a></text:p>
      <text:p text:style-name="P3"><text:a xlink:type="simple" xlink:href="https://m.youtube.com/watch?v=6LQSYmda0Sc"><text:span text:style-name="T2">https://m.youtube.com/watch?v=6LQSYmda0Sc</text:span></text:a><text:s/><text:line-break/><text:line-break/>在馬里烏波爾的地下室 發現被虐死亡女性 腹部被刻上新納粹圖案 <text:line-break/>請注意影片中有無馬賽克屍體畫面 <text:line-break/><text:line-break/>Patric Lancaster 這位記者的頻道真實呈現戰場現狀 算客觀公正</text:p>
      <text:p text:style-name="P2">jackie   |  2022.03.30 22:41   |   <text:a xlink:type="simple" xlink:href="http://palinfo.habago.org/Entry?Command=Information_PrintForum&amp;#FORUM42165"><text:span text:style-name="T1">#</text:span></text:a></text:p>
      <text:p text:style-name="P4">補充上個留言： <text:line-break/><text:line-break/><text:span text:style-name="T3">🔴</text:span>(3月30日午夜)疫苗打死人.終於賠償救濟金600萬元了....首例案件 <text:line-break/><text:a xlink:type="simple" xlink:href="https://youtu.be/Gsqi23shFRA"><text:span text:style-name="T2">https://youtu.be/Gsqi23shFRA</text:span></text:a><text:s/><text:line-break/><text:line-break/><text:line-break/>李偉平教授：『中國滅活疫苗致死率約78萬分之一，版上算過至少兩次，你慢慢爬文會找到。滅活疫苗的致死率差不多就是50-100萬分之一，台灣國光生技的流感疫苗即滅活疫苗，致死率沒甚麼好爭的，也沒甚麼好懷疑的。美國90%的抗生素來自中國，全世界只有台灣嫌中國的東西不好。生物製劑的成份用LC/GC-MS檢測，沒有測不到的成份，除非台灣生醫技術比菲律賓爛。滅活疫苗的致死率約50-100萬分之一，這是疫苗常識，科興及國藥疫苗全球打了至少15億劑，死亡兩三千人是正常的。但，成人最好遠離任何疫苗，打了基本上沒用。任何疫苗都可能因Molecular mimicry引發自體傷害，打完只能自求多福，祈禱災難不會發生在自己身上。疫苗打下去，無法抽回來。青春期過後，不要傻傻被騙去打疫苗。除了滅活疫苗之外，其它新冠疫苗都以Bioactive spike protein為抗原，打進人體前，人類對它瞭解甚微，正常要花十年研究確定沒有長期影響才能打進人體，現有的研究顯示AZ、BNT、Moderna、高端疫苗的Spike protein不能拿來當疫苗抗原，因為它會促使Prion-like protein聚集，引發類似狂牛症的腦神經退化疾病。如果你怕吃美國牛肉得狂牛症(其實機率趨近於零)，打AZ、BNT、Moderna、高端疫苗得狂牛症的機率&gt;&gt;&gt;&gt;&gt;&gt;&gt;吃美國牛肉。Molecular mimicry引發自體免疫疾病是Spike protein的特性，沒研究清楚就亂打，是愚蠢。失智跟Prion-like protein聚集有關，許多人打新冠疫苗後猝死，可能與Prion-like protein在腦中聚集有關。癌症，跟Spike protein引發Cell-cell fusion有關，另外，Spike protein可能直接促使細胞DNA突變，它本身可能就是致癌蛋白。打新冠疫苗前，你必須知道的是，藥廠花多少時間研究Spike protein？如果沒有十年研究，而你爭先去打，只是幫藥廠數鈔票，卻損了自己的健康與壽命。』 <text:line-break/><text:line-break/>https://www.cna.com.tw/news/acn/202103090347.aspx <text:line-break/><text:line-break/><text:line-break/><text:span text:style-name="T3">🔴</text:span>Spike protein的致癌機轉-T cell lymphoma <text:line-break/>https://tinyurl.com/ycb4yvrh <text:line-break/></text:p>
      <text:p text:style-name="P2">jackie   |  2022.03.30 21:17   |   <text:a xlink:type="simple" xlink:href="http://palinfo.habago.org/Entry?Command=Information_PrintForum&amp;#FORUM42164"><text:span text:style-name="T1">#</text:span></text:a></text:p>
      <text:p text:style-name="P3">在這裡跟大家分享一件關於疫苗的重要資訊： <text:line-break/><text:line-break/>根據李偉平教授以免疫學、分子生化等角度切入看毒苗問題：台灣所引進的毒苗都打不得，每打一劑，人體的免疫系統就會被毒苗摧毀 20％，打愈多劑次愈短命，發生的後遺症更是永久無法回復⋯ <text:line-break/><text:line-break/><text:line-break/><text:span text:style-name="T3">🔴</text:span>呂秀蓮姪女挺身而出！呂丹宜博士的核彈級爆料！ https://youtu.be/z77xyBLllPw <text:line-break/><text:span text:style-name="T3">🔴</text:span>Pfizer-BNT的不良反應報告：https://tinyurl.com/237zaw2b <text:line-break/><text:span text:style-name="T3">🔵</text:span>Nexium + Erythromycin病例分享：https://tinyurl.com/y39nd33u <text:line-break/><text:span text:style-name="T3">🔵</text:span>漫談免疫學-39(COVID-19 early Tx)：https://wleemc.pixnet.net/blog/post/120324130 <text:line-break/><text:span text:style-name="T3">🔵</text:span>漫談免疫學-41(你買到日舒了嗎?)：https://wleemc.pixnet.net/blog/post/120332908 <text:line-break/><text:line-break/>───────────── <text:line-break/><text:line-break/>以下是李偉平教授的論述，摘錄如下： <text:line-break/><text:line-break/>對於一個國家的疫苗政策，台灣是徹底的失敗者。滅活疫苗的Spike protein經過化學處理，失去生物活性，致死率低於50萬分之一，產生的T cell immunity涵蓋Spike/Membrane/Envelope/Nucleocapsid四種蛋白。中國在新冠病毒的防疫與疫苗選擇(滅活)都強過歐美，台灣跟著歐美走，終將為其自作聰明的愚蠢付出慘痛的代價。 <text:line-break/><text:line-break/><text:span text:style-name="T3">🔥👻</text:span>🏝<text:span text:style-name="T3">🇺🇸🇬🇧🇩🇪🇯🇵🔥👻</text:span>🧠<text:span text:style-name="T3">♿</text:span>🤢<text:span text:style-name="T3">🐢🐛🐸💉</text:span><text:span text:style-name="T4">☠</text:span>Native spike protein不能用來做疫苗抗原 https://tinyurl.com/2p942j5x <text:line-break/><text:span text:style-name="T3">❌</text:span>.<text:span text:style-name="T3">🇺🇸🇬🇧🇩🇪💉</text:span><text:span text:style-name="T4">☠️</text:span>中了毒苗的美國與台灣：https://tinyurl.com/hbvxnadk <text:line-break/></text:p>
      <text:p text:style-name="P2">陳真   |  2022.03.30 20:30   |   <text:a xlink:type="simple" xlink:href="http://palinfo.habago.org/Entry?Command=Information_PrintForum&amp;#FORUM42163"><text:span text:style-name="T1">#</text:span></text:a></text:p>
      <text:p text:style-name="P4">台海戰爭實況預錄 (二) <text:line-break/><text:line-break/>陳真 <text:line-break/><text:line-break/>2022. 03. 30. <text:line-break/><text:line-break/>陳真 <text:line-break/><text:line-break/>2022. 03. 30. <text:line-break/><text:line-break/>套句拜登的話，我也很希望有一天，可以看到美國的哪個州勇敢起來爭取獨立，希望祖國可以賣武器給他們，我更希望看到美國的婦女、小孩，勇敢地以肉體抵抗殘暴美軍的坦克車，我還希望祖國不但賣武器給他們大撈一筆之外，應該也要幫忙訓練他們如何攻擊美軍；我非常讚賞美國人能夠鼓舞我們，為了獨立自主與民主自由，勇敢地以血肉之軀抵抗美軍，戰到最後一兵一卒。 <text:line-break/><text:line-break/>很多人常嘲笑台灣軍隊手無縛雞之力，還說什麼解放軍一來，幾小時或幾天就可以把台灣拿下。我覺得這樣一種想法未免太天真。如果這麼簡單，兩岸早已統一。這不是因為台灣軍人很強壯，而是因為解放軍其實不是在跟台灣打仗，而是台灣人代替美軍上戰場，而背後的指揮官則是美軍，一如烏克蘭的情況。 <text:line-break/><text:line-break/>而且，現代戰爭畢竟不同於過去的刺刀肉博戰，不是依靠個人體格因素，而是依靠情報資訊與精準衛星定位什麼的，而這些東西恐怕還是美國比較厲害。再加上台灣的飛彈密度全世界排名第二，解放軍想要幾天內就結束戰爭，我認為那是很離譜的妄想。有美國在背後進行戰爭指導和軍火支援，有可能讓你速戰速決嗎？美軍常年在台灣訓練台軍，這只是大家心知肚明的事。台海一旦爆發戰爭，戰火不可能迅速平息。 <text:line-break/><text:line-break/>最好的解決方法就是儘可能避免打仗。美國雖然掌控發動戰爭的籌碼，但是，台灣人如果夠聰明，就應知道，對岸同胞是我們自己人，美國才是我們的敵人，不要做出親痛仇快之事，不要傻傻地當 "毒蛙" 為美國人賣命去傷害自己的同胞。 <text:line-break/><text:line-break/>================= <text:line-break/>拜登自曝「美軍在波蘭訓練烏軍」 白宮極力澄清只是日常「聯絡」 <text:line-break/><text:line-break/>新頭殼newtalk &amp;;#124;謝佩玲 綜合報導 <text:line-break/><text:line-break/>2022年3月30日 <text:line-break/><text:line-break/>[新頭殼newtalk] 美國總統拜登在上周抵達波蘭與烏克蘭邊境，試圖激勵烏克蘭士氣，卻在公開場合接連曝光美軍動向，不僅向美軍表示，到了「那裡」後將看到堅強站立的烏國婦孺，還透露美軍在波蘭訓練烏軍，白宮方面只好極力澄清，強調美軍與烏軍只是日常的「聯絡」。 <text:line-break/><text:line-break/>拜登在日前對美軍第82空降師官兵的演說中，不經意說出一段美軍的動向，拜登對士兵稱，「你們到了那裡，將會看到婦女、孩童堅強佇立著，站在可惡的坦克面前」，拜登盛讚烏克蘭人的果敢，還稱烏克蘭人能夠鼓舞「我們」。 <text:line-break/><text:line-break/>這段話被視為美軍將進入烏克蘭，白宮方面則並未承認，不過，據《政客》（Politico）報導，拜登在28日被問到相關問題時，又不經意透露，「我們當時是在波蘭訓練烏克蘭軍隊。」 <text:line-break/><text:line-break/>眼見拜登接連「失言」，白宮發言人先是針對「美軍會進入烏克蘭」澄清，強調「我們不會將美軍送至烏克蘭，這點不會改變」。 <text:line-break/><text:line-break/>至於美軍在波蘭訓練烏克蘭軍隊一事，白宮發言人貝丁菲爾德（Kate Bedingfield）則回應媒體，「只是與駐波蘭的烏克蘭軍隊日常的聯絡」，並強調沒有更多細節能夠說明。</text:p>
      <text:p text:style-name="P2">赤   |  2022.03.30 18:54   |   <text:a xlink:type="simple" xlink:href="http://palinfo.habago.org/Entry?Command=Information_PrintForum&amp;#FORUM42162"><text:span text:style-name="T1">#</text:span></text:a></text:p>
      <text:p text:style-name="P3">Ya，這也是為何我會想來(或者說只能來)這兒討論的原因之一，因為我無法和身邊的人講這些。 <text:line-break/>跟他們說美國政府是邪惡的，他們肯定會罵我是神經病、中共大外宣看太多云云的，我前日告訴我同學關於美國政府的「投毒史」(這些都已經是公開事實，不是陰謀論)，他還扯說「中國政府也有啊」，試問我該如何跟他溝通呢? <text:line-break/><text:line-break/>人有一個很大的弱點，那便是對於超出自己見識的事物先行否決，把它稱之「陰謀論」，卻還自詡中立理性，殊不知只是自己少見多怪，就像蜀地的犬見到太陽那樣；卻又對三人成虎的事深信不疑。就單一個體而言，也許人是理性的，巨觀而論，一整國的人的智商真的跟花果山的猴子差別不大。 <text:line-break/></text:p>
      <text:p text:style-name="P2">陳真   |  2022.03.30 17:59   |   <text:a xlink:type="simple" xlink:href="http://palinfo.habago.org/Entry?Command=Information_PrintForum&amp;#FORUM42161"><text:span text:style-name="T1">#</text:span></text:a></text:p>
      <text:p text:style-name="P4">莫德納涉嫌製造新冠病毒的事是真的，但是SaraBeth Hartlage 應與此無關。至於該論文在學理上莫德納公司是否有三兆分之一的無辜可能性，我無法論斷，但我能論斷那些專門致力於混淆視聽的所謂 "事實查核中心" 所澄清的內容全然是一派胡言。你拿幾個英文字母，數量別說三萬，就讓你拿三十萬好了，往地上一撒，看你能不能剛剛好撒出一個長句子或剛好撒出一篇文章。 <text:line-break/><text:line-break/>真正死因可疑的是那位發現愛滋病毒的諾貝爾獎得主Luc Montagnier，他是反對這些西方基因疫苗最有力、同時也是舉世學術地位最崇高的一個人，偏偏就在上個月突然悄悄地死掉，死因不明。媒體諱莫如深，彷彿沒這回事。</text:p>
      <text:p text:style-name="P2">陳真   |  2022.03.30 17:47   |   <text:a xlink:type="simple" xlink:href="http://palinfo.habago.org/Entry?Command=Information_PrintForum&amp;#FORUM42160"><text:span text:style-name="T1">#</text:span></text:a></text:p>
      <text:p text:style-name="P3">台海戰爭實況預錄 <text:line-break/><text:line-break/>陳真 <text:line-break/><text:line-break/>2022. 03. 30. <text:line-break/><text:line-break/><text:line-break/>我不認為美國會用核彈打我國。為什麼？因為我們核彈數量雖少(僅幾百顆，而美國近萬顆)，但是，死一次和死一百次，意義是一樣的。 <text:line-break/><text:line-break/>也許幾百顆核彈還不至於讓美國死一次，但是，即使只是死一半，恐怕也不是美國人會願意付出的代價。你看美國幾十年來每天在打仗，每天在侵略，打了兩百多場侵略戰爭，但是，打的對象全是軟柿子，他敢去打北韓、打伊朗嗎？不敢。 <text:line-break/><text:line-break/>美國人養尊處優，雖打了幾百場侵略戰爭，但全部是在別人的土地上別人的家園裏儘情蹂躪摧殘，儘情屠殺劫掠，但從來沒有一場戰爭發生在美國本土。美國人沒有這種膽子，更不用說承受一顆核彈或氫彈。 <text:line-break/><text:line-break/>我更不認為美國會在台灣或日本製造核彈攻擊事件來嫁禍北京。因為，這種事很難嫁禍。而且，台灣打越久，越亂，對美國越有好處，而核彈卻是一下子就game over，不符合美國的盤算。 <text:line-break/><text:line-break/>再說，核攻擊將引來全然不可控的變數，世界頓時就會走到毀滅邊緣，不管是毀滅了中國或俄國，美國都不可能獨活。總之，美國人沒有理由搞這一齣。 <text:line-break/><text:line-break/>我用君子心來度美國的人渣腹，我猜美國會這麼做： <text:line-break/><text:line-break/>1. 美國會叫台灣的藍綠人渣走狗漢奸政權以切香腸的方式，步步進逼，類似北約對俄國的作法，總有一天，香腸會切到某個點是北京所無法忍受的，藉以挑起戰火，並把責任全推給北京。 <text:line-break/><text:line-break/>2. 一如美國過去二十幾年所不斷指示台灣的作法：每個台灣人都必須當所謂 "毒蛙"，與敵人同歸於盡。簡單說就是每個台灣人都必須為美國人而死，為美國人當炮灰去攻擊大陸骨肉同胞，儘可能製造兩岸最大的傷亡。 <text:line-break/><text:line-break/>你從美國對烏克蘭的操縱方式就可以看得出來，美國在烏克蘭這麼做，在台灣也一定會這麼做，而且會做得更無恥更邪惡更血腥更徹底。 <text:line-break/><text:line-break/>主要作法就是提倡喪心病狂、違反現代戰爭規範的所謂 "全民皆兵"，讓台灣人不分軍人與平民，全部成為軍事攻擊對象，讓台灣每一寸土地全部成為戰場。 <text:line-break/><text:line-break/>具體作法一如烏克蘭，包括綁架人民，禁止逃難，違者槍殺，或是故意在平民住宅區設立軍事據點，混淆軍民界線，藉以擴大平民傷亡，然後再藉著主流媒體進一步渲染兩岸仇恨，進一步妖魔化北京。 <text:line-break/><text:line-break/>此外，還有所謂 "社區武裝化"，一如烏克蘭，人渣漢奸政權會發放大量槍炮武器給特定民眾或親綠團體，進行內部屠殺，殺害親中人士，殺害政治異己，鼓吹動亂，使整個島嶼陷入最大程度的內部動亂。 <text:line-break/><text:line-break/>3. 主流媒體當然不會閒著，它會每天24小時造謠抹黑栽贓嫁禍，讓台灣人與世人痛恨中共的 "血腥殘暴"，進一步鼓動台灣人反擊。一如美國過去二十幾年來所強力鼓吹，台灣人渣漢奸政權一定會對大陸本土發動攻擊，而且會依照美國過去二十幾年來的指示，會故意攻擊大陸的水庫大壩等重要民生設施，攻擊人口稠密的大陸各個重要城市，進一步擴大兩岸人民之間的血腥仇恨。 <text:line-break/><text:line-break/>4. 這時候，CIA 這些年來在台灣所強力推行的所謂 "全民皆兵" 或 "全體國民動員" 或 "社區武裝化" 或歌頌 "軍民一體" 等等的邪惡作法，就能進一步發酵，進一步推展所謂以小博大的 "不對稱作戰"，鼓勵台灣人在島內或大陸進行恐怖攻擊，無限擴大兩岸傷亡與仇恨。 <text:line-break/><text:line-break/>媒體永遠不會閒著，一定會每天24小時全天候造謠抹黑栽贓嫁禍，然後會拼命歌頌哪個英勇女生或學生如何奮勇戰死，如何被殘酷殺害，如何被解放軍輪姦至死，進一步挑起兩岸仇恨，歌頌與鼓動所謂 "就算拿掃把也要戰到最後一兵一卒" 的美國既定命令。 <text:line-break/><text:line-break/>5. 此外，美國在韓國和台灣都設有生物武器實驗室，到時候，美國很可能會叫台灣漢奸政權對大陸進行生物武器或生化武器攻擊，而這也許就是美國過去二十幾年來在台灣所不斷推動與訓練的所謂 "不對稱作戰" 的核心作法之一；只要派幾個人到對岸散播病毒或發射生化武器，馬上就能造成大陸千萬人的傷亡。 <text:line-break/><text:line-break/>6. 我講的以上這些，只是冰山一角，而且不是我的猜測(我對猜測或預測不感興趣)，而是美國二十幾年來對台灣所指示的既定作戰方針或明顯作為。美國甚至具體要求台灣應該要有死幾成人口的決心，以捍衛偉大的民主自由與台灣獨立。 <text:line-break/><text:line-break/>7. 美國與其全世界走狗國家，特別是日本與澳洲，一定會在美國的指示下，合力擴大兩岸血腥衝突與仇恨，源源不絕的武器與飛彈，將會賣給台灣，支持勇敢的台灣人為偉大的民主自由戰至最後一兵一卒，最少要死三成人口才能達到美國的基本要求。 <text:line-break/><text:line-break/>8.　除了軍事之外，其它各種作戰方式例如金融與貿易或各種土匪式的掠奪資產，包括徹底掏空台灣，當然也會一併進行，一如目前對付俄國之所為，而且會更加慘烈與無恥。 <text:line-break/><text:line-break/>9. 美國沒必要消滅中國，他只要把中國打成重傷就行，主要目標就是在兩岸策動長期內戰與內亂，從根本上阻遏中國的崛起，徹底斷送中國取代美國成為世界第一強國的可能性。因此，除了兩岸之外，美國也會在世界各地破壞一帶一路以及中國藉以進一步發展的各種既定政策與戰略措施。 <text:line-break/><text:line-break/>10. 我不會預言，預言要找印度神童。但我習於寫我所知所見，陳述事實。我講的這些都是未竟之事實。美國人希望它成為事實，台灣人呢？美國人說台灣人應該勇於當 "毒蛙"，勇於和大陸同歸於盡，勇於戰到最後一兵一卒。台灣人真的希望這樣？ <text:line-break/><text:line-break/>今天，如果我有能力控制美國的一個州，我很樂意鼓吹他們追求獨立，追求民主自由，我很樂意透過主流媒體，鼓吹美國人互相仇恨，我更樂意販賣源源不絕的武器給他們，鼓勵他們為了民主自由，務必內戰到最後一兵一卒，最少也應該死三成，才能達到我的期待，畢竟美國人死越多，我賺越兇，賺進數以兆計的橫財之外，我更能一舉消滅美國人，讓他們再度陷入貧窮 (美國對中國的公開言論)，永無翻身之日。我很樂意讚賞他們互相殘殺的勇敢，我很樂意歌頌他們捍衛民主自由的犧牲決心。 <text:line-break/><text:line-break/>結論： <text:line-break/><text:line-break/>這就是美國，這就是美國過去二十幾年來在島內拼命執行的陽謀與操作。腦子正常的人都看得見，台灣人死到臨頭還不知道自己被美國人當成毒蛙、當成狗肉炸彈嗎？</text:p>
      <text:p text:style-name="P2">赤   |  2022.03.30 16:51   |   <text:a xlink:type="simple" xlink:href="http://palinfo.habago.org/Entry?Command=Information_PrintForum&amp;#FORUM42159"><text:span text:style-name="T1">#</text:span></text:a></text:p>
      <text:p text:style-name="P4">之前關於莫德納謠言那事，的確是我粗心了，未來會先查證再發。回到正題，也許我措詞激烈了一些，但我並非極端主張者。我支持統一台灣，絕不是單純基於「討厭冥盡黨」或是「中共可以幫我教訓冥盡黨」這種情緒性的主張，更不可能希望「對岸血洗台灣」。而是血緣、文化和情感的認同，希望中國人能夠完成歷史上最後一次的大一統，自此國家山河不再分裂。換言之就算沒有冥盡黨和台獨勢力，我依然支持邁向統一的結局。但鑒於現實，和平統一的機率又有多少？若沒有軍事行動作為基礎，有可能達成嗎？(在必得使用軍事手段的前提下，最好的模式也許是北平模式，結局仍然是和平解放) <text:line-break/><text:line-break/>而俄羅斯對烏克蘭的軍事行動也的確成為中共的一個對照組，烏克蘭是主權獨立的國家，俄方都能為了自身的地緣安全考量而大舉攻烏了，台灣身為中國被割據的一省，對北京而言，其事態程度必更高於俄烏吧？習近平面對十四億的民意，壓力勢必會更大。普丁的確是給中國人做了一個示範，面對西方得寸進尺的侵犯之勢，你只有用他們聽得懂的語言才能和他們溝通。</text:p>
      <text:p text:style-name="P2">jackie   |  2022.03.30 14:51   |   <text:a xlink:type="simple" xlink:href="http://palinfo.habago.org/Entry?Command=Information_PrintForum&amp;#FORUM42158"><text:span text:style-name="T1">#</text:span></text:a></text:p>
      <text:p text:style-name="P3">未來一旦兩岸真的發生軍事衝突，美殖民邪惡帝國撒旦會應對兩岸戰爭所採取的可能行動⋯ <text:line-break/><text:line-break/>王孟源教授依照美帝這魔鬼過去200年侵略他國的套路，並對美國這個國家深度的瞭解之下所做的合理推測，美帝極有可能採用的應對措施：尤以王孟源博士所講述的這一段：美帝撒旦對應台海戰爭所可能應對的劇本：『⋯結合作假栽贓（例如在臺北或東京引爆核彈），最終得以在西方暴民背書下對中國做全面核打擊，徹底抹除中華民族在地球上的存在。』⋯ ，此段對美帝的及其邪惡的行徑推測，令人思之不寒而慄且心驚動魄！ <text:line-break/><text:line-break/>（03212022-3 對談王孟源：俄烏衝突 （第三集 50%版） 影片一開頭就提及未來兩岸如果發生軍事衝突，依美帝過去的尿性及邪惡行徑，美帝極有可能在台北引爆核彈⋯，然後再把引爆核彈的元兇嫁禍給祖國⋯，引起歐美各國對祖國同仇敵愾，進而對祖國投以核彈做毀滅性的行徑⋯） <text:line-break/><text:line-break/>在影片「對話 王孟源：烏克蘭 北約 美國（第二集完整版）」 03:19 提及台灣是東亞的第一線炮灰⋯ <text:line-break/><text:line-break/><text:line-break/><text:line-break/>王：『當前國際儲備貨幣、管理機制、同盟結構都在迅速轉變、重組的過程中，美國本身則面臨通貨膨脹、經濟泡沫、以及多維的政治內鬥等等不確定性，的確把種種黑天鵝事件的機率從基本為零提升到不可忽略的地步。但是你所作的分析，假設臺海衝突的時程由蔡英文決定，這必然依舊是錯誤的：蔡所能做的，最多最多，只是在美國要求她打擦邊球的時候，在越界多遠的斟酌上，稍稍可以有點影響，要說主動選擇戰爭爆發時間點，是你太高估台灣的份量了。至於打游擊戰，烏克蘭的Neo Nazi勢力龐大，幾萬人被安插到各級部隊做政治基幹，寧可戰死也不願被俘；台灣有對應的死硬分子嗎？ <text:line-break/><text:line-break/>臺海戰爭打起來之後，當然是昂撒集團聯合所有願意聽話的附庸對中國做全面制裁，這是博客從八年前一開始就解釋清楚的邏輯；這次對俄制裁的經驗，表明了將來會包括扣押外匯、取消欠債、沒收中國企業海外資產等等選項。然而在軍事上也有動手的可能，才是我最擔心的事。這裡我不是指派地面部隊到台灣參戰、或者設立禁飛區，那純粹是去送死，而是考慮戰略層面上中國和俄國的兩大不同：首先中國是昂撒霸權的立即和首要威脅，俄方不是；其次中國的核武力量比美俄小了不止一個數量級。所以在中方完成佔領之後，美國會有動力和底氣來繼續升級。這裡有Not mutually exclusive的兩條路線：首先可以對中國貿易做全球海上封鎖，欺負中方欠缺海外基地的弱點；其次是逐次升級挑釁（例如故意讓自己的航母被擊沉，以挑動國內民意）、結合作假栽贓（例如在臺北或東京引爆核彈），最終得以在西方暴民背書下對中國做全面核打擊，徹底抹除中華民族在地球上的存在。這篇正文在金融和外交的正題之外，特別去談核武備，你想是為什麼呢？ <text:line-break/><text:line-break/>歐盟在Merkel退休之後，全面倒向昂撒集團，雖然事先看是小機率事件，但這個機率並不是零；換句話説，雖然可以不預期，但必須做準備。這是為什麼多年來我反覆強調要把握Merkel的務實態度，加緊綁定中歐關係。但是歐洲徹底淪為美國附庸的邏輯後果，推論到底，也同時會使核戰成為可能，所以我也明確論斷過，加緊提升核反擊能力是保障中美霸權和平交替的絕對必要。這種需要至少十年全力以赴的努力方向，中方卻一直拖到去年才開始著手，這很顯然是無用的智庫和學術界又一次清談誤國的案例，我們只能希望國家足夠幸運，不必面對最嚴重的惡果。』（摘自：<text:a xlink:type="simple" xlink:href="https://tinyurl.com/bddanfaz"><text:span text:style-name="T2">https://tinyurl.com/bddanfaz</text:span></text:a>） <text:line-break/><text:line-break/><text:line-break/><text:span text:style-name="T3">🔴</text:span>對話 王孟源：烏克蘭 北約 美國（第一集完整版） <text:a xlink:type="simple" xlink:href="http://t.cn/A6iCx0NX"><text:span text:style-name="T2">http://t.cn/A6iCx0NX</text:span></text:a><text:s/><text:line-break/><text:span text:style-name="T3">🔴</text:span>對話 王孟源：烏克蘭 北約 美國（第二集完整版） <text:a xlink:type="simple" xlink:href="https://tinyurl.com/y5y4hu3a"><text:span text:style-name="T2">https://tinyurl.com/y5y4hu3a</text:span></text:a><text:s/><text:line-break/><text:span text:style-name="T3">🔴</text:span>對談王孟源俄烏衝突 -（第一集完整版） <text:a xlink:type="simple" xlink:href="https://tinyurl.com/4dcrfdaz"><text:span text:style-name="T2">https://tinyurl.com/4dcrfdaz</text:span></text:a><text:s/><text:line-break/><text:span text:style-name="T3">🔴</text:span>03212022-3 對談王孟源：俄烏衝突 （第三集 50%版） <text:a xlink:type="simple" xlink:href="https://youtu.be/gs-8ucSHFYM"><text:span text:style-name="T2">https://youtu.be/gs-8ucSHFYM</text:span></text:a><text:s/><text:line-break/><text:line-break/></text:p>
      <text:p text:style-name="P2">許世勤   |  2022.03.30 09:11   |   <text:a xlink:type="simple" xlink:href="http://palinfo.habago.org/Entry?Command=Information_PrintForum&amp;#FORUM42157"><text:span text:style-name="T1">#</text:span></text:a></text:p>
      <text:p text:style-name="P3">感謝陳醫師的讚美，只是我不認為我有什麼睿智，我只是寫我所想的。倒是我從小經常被罵被批評，因此逐漸學會「一皮天下無難事」的技能，凡事問心無愧即可。曾經幾次被稱讚，反而讓我誠惶誠恐。 <text:line-break/><text:line-break/>信仰告訴我，信仰的根本目的「在示為人之道」，其實我們終其一生，也就是在學會怎麼活得「像個人」而已。從小就在菜市場幫忙家裡的小本生意，經常聽到誰家的老婆跑了、誰家的小孩騎車出車禍死了。或是不久前才看到人好好的，突然就出了嚴重事故走了，包括我自己家裡也都出過大事。諸行無常，人世間似乎總有著無可抗拒的悲哀，但庶民的睿智就是能夠堅忍地活著。所以對於迷惑民眾的那一批所謂的頂層「菁英」們，我總有想要狠狠打斷他們高鼻子的想法。如果領導社會的階級，能多了解一些庶民面對生活的無力與蒼白，那我們的政治會好一點。</text:p>
      <text:p text:style-name="P2">鄭豐遠   |  2022.03.29 21:01   |   <text:a xlink:type="simple" xlink:href="http://palinfo.habago.org/Entry?Command=Information_PrintForum&amp;#FORUM42156"><text:span text:style-name="T1">#</text:span></text:a></text:p>
      <text:p text:style-name="P3">2016 出國前，腦裡想的是逃離台灣這塊閉塞的小島，飛往一片海闊天空，大好世界在那等著我，想的無非是做一個更"大"的人。沒想到，出國沒幾年，立刻就發現"世界"原來這麼小，比起我的"家"，竟是如此微不足道。"世界"就是西方，"家"就是祖國。 <text:line-break/><text:line-break/>人們對環境的不滿通常是有個參照座標的，那就是西方世界。對此我能理解，我知道欧婷婷在說什麼，比起大多數台灣人，我應該算是對對岸一般人想法比較瞭解的，我能想像生活在祖國的那些壓力。但我同樣對西方也有一定瞭解，畢竟我在西方生活了快六年了。 <text:line-break/><text:line-break/>個人生命層面，也許一個社會的某些特定優點，是他的救命稻草，反之則可能有性命之憂。但是，以此評價不同社會之優劣，恐怕不具有什麼意義。許多西方人到了中國生活後，覺得中國簡直救了他們的命，讓他們找到西方世界永遠不可得的平靜和快樂，但是這些屬於唯心的感受，其實也只能屬於個人 (雖然我很看重這些)。 <text:line-break/><text:line-break/>至於真正要說不同社會之間 PK，那當然得用其他的尺度，沒到西方長期生活過的人，也許潛意識裡對其有種美化的想像，你要讓他相信一些其實明明白白的事以及其危害，恐怕極其困難，比如西方的種族主義。我出國前從不認為這些是什麼問題，出了國一兩年後馬上就懂了。 <text:line-break/><text:line-break/>我看重的一個尺度就是時間，一個社會究竟是隨著時間愈變愈好，人們的生活愈發安全健康而富裕、文明且自信，還是往相反方向走，各種沉疴宿疾比如種族主義，比如法西斯傾向，比如暴力傾向，隨著時間愈發嚴重? <text:line-break/><text:line-break/>與時間相伴的另一個尺度就是道德，一個社會的向上發展終究要犧牲一些東西的，問題是，你犧牲的是自己還是別人? 你是勤勤懇懇，不惜犧牲自己的環境與社會，咬著牙忍受一身傷痛與諸多批評繼續前行，還是犧牲其他國家人民的發展權益、資源，甚至是人命，以掠奪代替創造，以戰火加諸他人換取自身的和平及富裕? 答案應該很明顯。中國社會有再多問題和不足，中國人永遠可以挺起胸膛說，自己並沒有對不起這個世界。 <text:line-break/><text:line-break/>有些事，不僅不能看數字，甚至連故事都該拋到一邊，一些基本的歷史與事實就足夠讓我們做出判斷。只是，人們往往很容易掉以輕心，疏於思考，讓自身的壓力或痛苦成了他人別有用心的利器，進而讓自己掉入萬劫不復的深淵。 <text:line-break/><text:line-break/>看看烏克蘭，這個國家就是一個活生生的例子。</text:p>
      <text:p text:style-name="P2">陳真   |  2022.03.29 19:32   |   <text:a xlink:type="simple" xlink:href="http://palinfo.habago.org/Entry?Command=Information_PrintForum&amp;#FORUM42155"><text:span text:style-name="T1">#</text:span></text:a></text:p>
      <text:p text:style-name="P4">不對，剛好相反。理解數據只是一種很粗淺的能力，智商七十以上，兩天就學會了。但是，理解故事卻需要情感與天才。世界上真正重要的是那些肉眼不可見、無法定量的東西。反之，一種東西，只要可運算，似乎就不是什麼多大的事。 </text:p>
      <text:p text:style-name="P2">陳真   |  2022.03.29 19:24   |   <text:a xlink:type="simple" xlink:href="http://palinfo.habago.org/Entry?Command=Information_PrintForum&amp;#FORUM42154"><text:span text:style-name="T1">#</text:span></text:a></text:p>
      <text:p text:style-name="P3">我覺得世勤的睿智與文采，足以撐起另一個 "巴勒網"。 <text:line-break/><text:line-break/>但是，一個真正值得聆聽的思想者，卻往往不被人們所普遍認識。你看，黃國樑、王孟源等等，都是才學兼具的聰明人，但他們卻乏人問津，無人認識，更不用說當代最偉大的哲學家范光棣老師了，幾個人聽過？幾個人知道誰是范光棣？ <text:line-break/><text:line-break/>反倒是遍佈媒體廣為大眾所知的網紅們或各種所謂名人及綠色走狗學者，明明腦子裝屎，明明不學無術，但是，他們隨便放個屁，媒體就大登特登。反倒是那些真正有話要說者，即便你寫上一輩子，媒體還是把你當空氣。 <text:line-break/><text:line-break/>至於我個人，也許是個例外。為什麼？套句很多市場專家對我的形容，因為我有市場賣點，包括出版市場與政治市場；我若不排斥廣為人知，老早揚名海內外，只是我非常不希望成為公眾人物。因為，我覺得，思想也好，情感也罷，似乎只適合以一種較為隱密而小眾的方式流傳，而不適合站到鎂光燈前，嗆俗地對外大放送。很多心裏話，很多腦子深層的所謂思想與智慧，就跟寫情書一樣，似乎只適合竊竊私語，只適合有緣人；願者上鉤，不願者回頭。題外話。</text:p>
      <text:p text:style-name="P2">谢奕   |  2022.03.29 17:02   |   <text:a xlink:type="simple" xlink:href="http://palinfo.habago.org/Entry?Command=Information_PrintForum&amp;#FORUM42153"><text:span text:style-name="T1">#</text:span></text:a></text:p>
      <text:p text:style-name="P4">對故事共情是一種十分廉價的能力，對統計數字共情才是真正難能可貴的品質。</text:p>
      <text:p text:style-name="P2">陳真   |  2022.03.29 10:50   |   <text:a xlink:type="simple" xlink:href="http://palinfo.habago.org/Entry?Command=Information_PrintForum&amp;#FORUM42152"><text:span text:style-name="T1">#</text:span></text:a></text:p>
      <text:p text:style-name="P3">(續) <text:line-break/><text:line-break/>再補寫了一條： <text:line-break/><text:line-break/>四，結構性才是重點。 <text:line-break/><text:line-break/>表面上，西方社會好像比較重視個人權益，重視個人意志，但是那是鬼扯蛋，那只是一種無甚意義的假象。一如世勤所說，美國疫情死了都快上百萬人了，其中大多是老弱窮殘，西方政權會鳥你嗎？反之，中共才是真正會照顧絕大多數的人權益。這樣一種結構因素才是重點，而非個人層面的自由假象。</text:p>
      <text:p text:style-name="P2">陳真   |  2022.03.29 10:43   |   <text:a xlink:type="simple" xlink:href="http://palinfo.habago.org/Entry?Command=Information_PrintForum&amp;#FORUM42151"><text:span text:style-name="T1">#</text:span></text:a></text:p>
      <text:p text:style-name="P4">我為什麼想回歸祖國大陸 <text:line-break/><text:line-break/>陳真 <text:line-break/><text:line-break/>2022. 03. 29. <text:line-break/><text:line-break/><text:line-break/>謝謝婷婷。 <text:line-break/><text:line-break/>Karl Popper 有句話說，"無知的心靈易下結論"。當我聽到有人跟我想法一樣時，有時反而會有一種啞口無言的感覺，而非開心，因為我常擔心人們是否受我影響故而有同樣的看法。我之所以會有此一疑慮是因為我的想法往往得來不易，因此我會納悶，對方是否受我影響，畢竟那樣一些想法除了得來不易，許多時候它並不僅僅只是一種認知，更是一種血淚斑斑的個人生命經驗。 <text:line-break/><text:line-break/>先不說生命的事，光是在認知上或知識上，我就是個極端保守主義者，我不是那種會一頭栽進某種結論或看法的人，不管做什麼，我都很慢很慢很慢，慢慢慢慢慢慢地認識這個世界，慢慢慢慢慢慢地認識一切。不光是知識與認知，就連整個生命歷程都遠遠比一般人都還要慢上許多，別人都當阿公了，我卻才剛在把屎把尿。 <text:line-break/><text:line-break/>我的生命 "分母" 特別漫長，漫漫千百年之下，"分子" 的意義也將大不同。維根斯坦說："跑最慢的得冠軍。" 在這個意義上，在這個速食社會中，我也許就是個冠軍，就像麥兜的千年時鐘那樣，千百年才靜悄悄地走一格。 <text:line-break/><text:line-break/>回到妳所說的。我不太可能美化大陸社會，醜化的機率說不定還高上許多。但是，人們應該了解話語的多重意思，指涉範圍不同，意義也就不一樣。 <text:line-break/><text:line-break/>簡單這麼說： <text:line-break/><text:line-break/>一，集體意義與相對性。 <text:line-break/><text:line-break/>我對祖國的高度肯定是在一種以人類集體走向為範疇的意義上，而非局部現象之道德評價。簡單說，是在一種也許涉及文化深層的集體意義上，相對於信奉帝國擴張與侵略、信奉拳頭就是真理，信奉弱肉強食，信奉白人優越的西方意義。換句話說，這裏頭有兩個成份，一是集體，一是相對，而非個別或局部之文明絕對值考量。 <text:line-break/><text:line-break/>二，進步或墮落。 <text:line-break/><text:line-break/>我住過英國十年，我懂得西方種種。在生活與社會發展的許多方面，西方社會的內部運作與生活文化習性種種，無疑是比較文明的。我指的是比方說交通秩序良好，法治上比較有個依據，理字比較行得通，個人比較誠實，行事作風比較沒有裙帶因素與特權，比較重視個人權益等等。 <text:line-break/><text:line-break/>比方說，在英國看病，你不需要跟對方說恁爸也是醫生哦，恁爸是什麼什麼人哦，但在台灣，我去看病或帶家人去看病，我若不跟醫生說我是你的學長或老師哦，往往很可能會被虐待、百般刁難與羞辱，不會好好看診。我相信，大陸應該也跟台灣差不多。我甚至認為，在許多生活文化表現上，台灣肯定都還是要贏過大陸許多，比較文明，比較有法治，比較重視個人權益，比較友善，比較有禮貌，甚至比較守規矩。 <text:line-break/><text:line-break/>但在這裏頭，我卻看到一種趨勢，大陸是持續飛快進步，而台灣與西方卻急速墮落，文明與文化斷崖式地崩壞，價值崩盤，人渣橫行無阻。尤其這二十幾年來，島內隨著仇中反華之政治操弄，社會價值與道德秩序也隨之一併瓦解，善惡顛倒，是非沉淪。 <text:line-break/><text:line-break/>在這島上，只要是綠，只要仇中反華，你幾乎可以為所欲為，是非道德輕如陰毛，廉恥根本不值一個屁。住在這樣一個以光速般的速度價值崩壞的社會中，你會真心感到愉悅嗎？每天打開電視，翻開報紙，全是人渣，全是無恥謊言，全是齷齪貪婪的各種行徑。住在這樣一個迅速蛆化人渣化的社會中，也許餐廳服務員態度比大陸好一些，也許鄰里之間人與人之間溫情一些，但是，看到滿街豺狼滿街蛆，你會真心感到愉悅嗎？你對島嶼的明天還能抱著多少希望？ <text:line-break/><text:line-break/>三，種族因素。 <text:line-break/><text:line-break/>以社會內部發展來看，如上所說，西方確實比較文明，各種社會機制與運作比較成熟。但是，就跟島內一樣，隨著這些年瘋狂的妖魔化華人政治操弄，主流媒體瘋狂地抹黑中國，西方的仇中人口佔比由原先的也許兩、三成，迅速被炒作成七、八成，甚至九成。也就是說，你走在街上，你可以預期你周圍的人群之中，十個有八、九個是厭惡你，鄙視你，甚至仇視你的。他也許嘴巴上不說，甚至也許還會對你帶著一抹詭異的微笑，但你如果夠敏感，你就會知道西方人心裡在想些什麼。 <text:line-break/><text:line-break/>我們走在路上，迎面看到一隻狗走來，也許你也會對牠微笑，甚至說不定還會彎腰摸摸牠的頭，但是，狗還是狗。"狗與華人不准進入公園" 的百年恥辱不可能洗刷，除非咱們的拳頭夠硬，把洋人打趴，他才有可能改變心態思維。因為，拳頭是西方社會乃至西方文明據以判斷善惡與優劣的惟一標準。 <text:line-break/><text:line-break/>你在大陸，上街買個東西，很可能常會遇到凶巴巴的服務員。在西方社會遇到的機率比較低，洋人在這一點上比較 "文明"。但是，當你遇到一個態度惡劣的洋混蛋時，你得知道一點就是，他之所以對你態度惡劣，並非一視同仁，而是因為你不是白人；在洋人的教育中，只有白人才是人，只有白人的命才是命，其他人則只是一種動物，一種次人類，甚至把生命當成一種侵略與剝削的必然消耗品。 <text:line-break/><text:line-break/>大家聽過 "黑人的命也是命" 的口號吧？華人更是比黑人還矮一截，因為很多華人太窩囊了，被當成狗被人呵護，他還很開心；被洋大人罵了，他覺得是應該的，就像主人罵狗是應該的一樣。 <text:line-break/><text:line-break/>在大陸如果被服務員兇了，你不會太介意，因為他不是討厭你，不是針對你。但是，你要知道，在西方社會，某個服務員前一秒鐘對其它顧客也許還笑容燦爛，當下一個輪到你時，他很可能笑容就馬上不見了，皺起眉頭來了，彷彿你的存在讓他多麼不舒服似的。 <text:line-break/><text:line-break/>也許遇到這類法西斯人渣的機會不一定天天有，但是，三天兩頭遇到一次，你恐怕連殺人的心都會有了。生活在這樣的 "文明" 社會中，你會真心感到愉悅嗎？不管走到哪，你四周永遠有八成以上的人們對你是厭惡的，仇視鄙視的，生活其中，你會真心感到愉悅嗎？ <text:line-break/><text:line-break/>四，結構性才是重點。 <text:line-break/><text:line-break/>表面上，西方社會好像比較重視個人權益，重視個人意志，但是那是鬼扯蛋，那只是一種無甚意義的假象。一如世勤所說，美國疫情死了都快上百萬人了，其中大多是老弱窮殘，西方政權會鳥你嗎？反之，中共才是真正會照顧絕大多數的人權益。這樣一種結構因素才是重點，而非個人層面的自由假象。</text:p>
      <text:p text:style-name="P2">jackie   |  2022.03.29 10:01   |   <text:a xlink:type="simple" xlink:href="http://palinfo.habago.org/Entry?Command=Information_PrintForum&amp;#FORUM42150"><text:span text:style-name="T1">#</text:span></text:a></text:p>
      <text:p text:style-name="P3">昨天早上無意中看到一個影片，一個台灣女孩在美國住了將近20年，在日常與美國友人、同事相處閒聊中，無意中聽到令她出乎意料意的訊息： <text:line-break/><text:line-break/>原來在美國人眼中，「太平洋」只不過是美國的後院之一，太平洋是美國的「太平湖」， <text:line-break/><text:line-break/>美國在亞洲日韓駐軍的日本及韓國，則是美國的「後院」⋯， <text:line-break/><text:line-break/>至於美國的「種族融合」只是虛幻的表象罷了，實際上這些盎格魯薩克遜白種人的自我優越性展露無遺，自以為比其它白種人族群更加優越，更把其他有色人種視為劣等民族，這些自以為優越的盎格魯薩克遜的白種人，當然對中國人更充斥滿滿惡意的鄙視及日積月累由主流媒體所灌輸的仇中反華的仇恨⋯，白種人表面上對你客氣，心裡實際上可不是這麼想⋯ <text:line-break/><text:line-break/><text:line-break/>【台湾人在美国20年】这位台湾人很棒！对台湾失望 对美国反思 对大陆肯定 【1】 <text:a xlink:type="simple" xlink:href="https://youtu.be/DabhuSNfm_Y"><text:span text:style-name="T2">https://youtu.be/DabhuSNfm_Y</text:span></text:a><text:s/><text:line-break/><text:line-break/><text:line-break/><text:line-break/></text:p>
      <text:p text:style-name="P2">許世勤   |  2022.03.29 09:41   |   <text:a xlink:type="simple" xlink:href="http://palinfo.habago.org/Entry?Command=Information_PrintForum&amp;#FORUM42149"><text:span text:style-name="T1">#</text:span></text:a></text:p>
      <text:p text:style-name="P4">美國疫情死了這麼多人，強調個人主義的美國社會，也沒看到多少對個體或個人的關懷。亞馬遜以壓榨員工著稱，但老闆只想著太空旅行，還假惺惺「感謝」自己的員工。疫情讓多數民眾生活更為艱辛，倒是富豪們的財富大量增加，增速還是疫情爆發前的數倍。 <text:line-break/><text:line-break/>台灣社會也是一樣，隨人顧性命，真正關懷弱勢的有多少？拳頭大的人講話說了算，真正聽到弱勢者心聲的有多少？或是把個人的慾望無限上綱為「人權」，無視對群體的衝擊，或「我的反對是正義，你反對我就是反民主」。很多弱勢者因為缺乏「新聞價值」或不在「進步價值」的界定範圍中，這些弱勢者的心聲根本連發聲都不可能。我倒是傾向體制的好壞將由民生結果決定，體制也決定整體政治是以理智進行決策，還是以信仰做為決策模式。至少中共是目前世界上少數能進行合理決策的政權，這可以確保財富分配呈常態分布，確保中產階級的社會，穩定而可以持續發展的社會，而不是二八法則或者冪律分布，那叫叢林法則，叢林法則正是西方世界或資本主義的真面目。大多數的人民，求的就是一個安居樂業，但這個目標卻變得愈來愈艱困。</text:p>
      <text:p text:style-name="P2">欧婷婷   |  2022.03.29 02:13   |   <text:a xlink:type="simple" xlink:href="http://palinfo.habago.org/Entry?Command=Information_PrintForum&amp;#FORUM42148"><text:span text:style-name="T1">#</text:span></text:a></text:p>
      <text:p text:style-name="P3">看到陈医师一直对中国大陆寄予厚望，我所见大陆的社会并不是一个关心“人”或者说关心个体的心灵、关心弱势群体痛苦的社会，虽然有一句口号“以人为本”，但大部分拥有权力、资源的人，为政绩、利益、面子……可以牺牲对个体的关怀，也可以说是根本没有想过这些。就算没有什么权力和资源的普通人也是一样，大有对“宏伟目标”、自己理想的图景感到亢奋不已，对个体的苦痛比较缺乏体谅的。也许因为有着为集体如家庭、学校、单位……的所谓荣誉压抑个人的传统，每个人都会被这传统浸染。倒不是说这些不会起到正面的作用。若您到大陆居住一段时间，可能会感到很失望。</text:p>
      <text:p text:style-name="P2">孫從輔   |  2022.03.28 23:43   |   <text:a xlink:type="simple" xlink:href="http://palinfo.habago.org/Entry?Command=Information_PrintForum&amp;#FORUM42147"><text:span text:style-name="T1">#</text:span></text:a></text:p>
      <text:p text:style-name="P4">To Jackie, <text:line-break/><text:line-break/>我認為質疑這種問題的人是沒把事情搞清楚。病毒分子會隨時間分解，而其中有一定的隨機性。低溫環境只是延緩其分解，並不改變隨機性。病毒可以透過低溫運輸傳播是事實，但質疑為何不是每一次的低溫運輸皆能傳播病毒，就像質疑為何這次大樂透的中獎人在高雄，難道台北沒人買彩票嗎？這是毫無意義的。</text:p>
      <text:p text:style-name="P2">jackie   |  2022.03.28 12:35   |   <text:a xlink:type="simple" xlink:href="http://palinfo.habago.org/Entry?Command=Information_PrintForum&amp;#FORUM42146"><text:span text:style-name="T1">#</text:span></text:a></text:p>
      <text:p text:style-name="P3">承續「影片：武漢疫情疑似與美國進口冰鮮龍蝦相關 <text:a xlink:type="simple" xlink:href="https://mp.weixin.qq.com/s/UyrVXA5t0rbNQI7fklc_9g"><text:span text:style-name="T2">https://mp.weixin.qq.com/s/UyrVXA5t0rbNQI7fklc_9g</text:span></text:a>」 這則留言～ <text:line-break/><text:line-break/><text:line-break/>有人質疑：『美國為何沒進口冰鮮龍蝦到北京、青島、上海、廣州？偏偏運到內地的武漢！』 <text:line-break/><text:line-break/><text:line-break/>武汉疫情疑似与美国进口冰鲜龙虾相关 <text:line-break/>【#武汉疫情疑似与美国进口冰鲜龙虾相关#】#全球传真# 2019年7月，美国暴发“电子烟肺炎”。11月，一批美国龙虾通过冷链运输到湖北武汉；12月，武汉新冠肺炎疫情暴发。与这批龙虾有接触的商户员工和使用过龙虾包装袋的商店工作人员成为最早一批感染者，而美国“电子烟肺炎”却随之消失。这背后到底发生了什么？ <text:a xlink:type="simple" xlink:href="http://t.cn/A66ftXA8"><text:span text:style-name="T2">http://t.cn/A66ftXA8</text:span></text:a><text:s/><text:line-break/><text:line-break/><text:line-break/>依據該影片描述：因為當時只有華南海鮮市場的一個商戶鄭老板有在網路上訂購美國龍蝦，運載該批龍蝦的飛機在上海機場降落，第二天上午再由上海運送該批龍蝦到武漢，並有一部分分銷到華南市場，有一半分銷到其他酒店商戶，有人質疑大陸其他地區為何沒有進口美國龍蝦！因為當時有進口美國龍蝦的商戶只有在武漢的商戶鄭老板，其他地區並沒有商戶特別去向美國訂購龍蝦⋯</text:p>
      <text:p text:style-name="P2">陳真   |  2022.03.28 02:25   |   <text:a xlink:type="simple" xlink:href="http://palinfo.habago.org/Entry?Command=Information_PrintForum&amp;#FORUM42145"><text:span text:style-name="T1">#</text:span></text:a></text:p>
      <text:p text:style-name="P3">（續） <text:line-break/><text:line-break/>我並不禁止所謂極端主張或攻擊性言論，因為我自己從來就不是什麼溫情主義者，我沒那麼偽善。現實上，我主張鬥爭，但我始終是個鬥士，並且為之付出各種重大代價，而非空口白話。 <text:line-break/><text:line-break/>總之，人還是應該為自己的言論負責。至少，你總該讓一些人知道你是誰吧？無主言論一如廁所塗鴉，毫無意義。我若匿個名，說我叫做xyz,然後主張用核彈把美國從地球上抹去，或是在對岸主張血洗台灣，這樣的言行不會太窩囊嗎？ <text:line-break/><text:line-break/>在安全的地方講狠話是很沒出息的。你若在台灣，公開以真實身份主張血洗台灣，那我至少會敬你有幾分勇氣。</text:p>
      <text:p text:style-name="P2">陳真   |  2022.03.28 00:32   |   <text:a xlink:type="simple" xlink:href="http://palinfo.habago.org/Entry?Command=Information_PrintForum&amp;#FORUM42144"><text:span text:style-name="T1">#</text:span></text:a></text:p>
      <text:p text:style-name="P4">這位同學，如果你要發表任何一種攻擊性主張或極端言論，請你讓大家知道你是誰，好為你的言論負起應有的責任。匿名講狠話是很沒出息的不是嗎？匿名講狠話誰不會呢？ <text:line-break/><text:line-break/>還有，你之前貼的一則訊息提到美國某個研究機構的主任（sarabeth hartlage） <text:line-break/>意外過世是因為她揭發莫德納公司製造新冠病毒。這個消息是錯的。我沒看過她發表過任何相關言論或文字，相關論文也不是她所發表。 <text:line-break/><text:line-break/>查證訊息並不難。各位不要有僥倖心態，好像只要匿名就可以隨便信口開河。 <text:line-break/><text:line-break/>建立信任與信用很難，摧毀它卻很容易。我們的敵人的主要武器之一就是造謠，他們相信投注於散播謊言的成本遠低於軍事成本，因此控制主流媒體做為一種造謠工具，幾乎無一字可信，洗腦大眾，威力強大。 <text:line-break/><text:line-break/>但我還是相信真理與真相的永恆價值，對抗謊言的最好方式就是堅持誠信，否則不但根本不會有人相信你，而且，如果你跟敵人一樣爛，一樣無恥，一樣滿口謊言，憑什麼別人要支持你呢？ <text:line-break/><text:line-break/>我們今天之所以站在反美反西方帝國主義的堅定立場，並且力挺祖國以及任何良善正義的一方，難道不就是因為它們代表著善，代表著正直？全然有別於我們的敵人。 <text:line-break/><text:line-break/>大至舉世國際之間，小至台灣這樣一個小島，道理都一樣。如果我們也跟人渣黨這些完全依靠詐騙來貪取私利權力的人渣與走狗文人一樣，滿口謊言，好話說盡，壞事做絕，那我們乾脆就加入人渣走狗集團不就好了，何必跟人渣們站在對立面？</text:p>
      <text:p text:style-name="P2">赤   |  2022.03.27 22:54   |   <text:a xlink:type="simple" xlink:href="http://palinfo.habago.org/Entry?Command=Information_PrintForum&amp;#FORUM42143"><text:span text:style-name="T1">#</text:span></text:a></text:p>
      <text:p text:style-name="P3">不得不吐槽一下中國人的劣根性 <text:line-break/>老談什麼「王道思想」、「仁義道德」、「天下觀」 <text:line-break/>人家盎薩集團為達目的可以幹盡壞事 <text:line-break/>一回頭又佯裝聖母降世，高喊民主自由人權 <text:line-break/>順帶將自己拉的屎尿潑到你頭上 <text:line-break/><text:line-break/>這次普丁給中國人做了一個很好的示範 <text:line-break/>面對盎薩流氓集團，還跟他們談什麼道理 <text:line-break/>直接白刀子進，紅刀子出才是王道 <text:line-break/>台灣並沒有烏克蘭的地大縱深 <text:line-break/>解放軍的現代化程度又高出俄軍一截 <text:line-break/>不知王師何時要集結，枕戈待旦? </text:p>
      <text:p text:style-name="P2">赤   |  2022.03.27 22:16   |   <text:a xlink:type="simple" xlink:href="http://palinfo.habago.org/Entry?Command=Information_PrintForum&amp;#FORUM42142"><text:span text:style-name="T1">#</text:span></text:a></text:p>
      <text:p text:style-name="P4"><text:a xlink:type="simple" xlink:href="https://www.youtube.com/watch?v=t2EJFf2GHS4"><text:span text:style-name="T2">https://www.youtube.com/watch?v=t2EJFf2GHS4</text:span></text:a><text:s/><text:line-break/><text:a xlink:type="simple" xlink:href="https://www.youtube.com/watch?v=ofNTj1-ehHc"><text:span text:style-name="T2">https://www.youtube.com/watch?v=ofNTj1-ehHc</text:span></text:a><text:s/><text:line-break/><text:line-break/>美國政府針對國內外個體與群體的「投毒史」 <text:line-break/>果然人的想像力都來自於經驗 <text:line-break/>當美國指控別國如何如何 <text:line-break/>那就意味著: <text:line-break/>1.他們曾經這麼幹過 <text:line-break/>2.他們正在這麼幹 <text:line-break/>3.他們未來將會這麼幹 <text:line-break/><text:line-break/>酷刑、人體實驗、種族滅絕，美國可是老江湖了</text:p>
      <text:p text:style-name="P2">洋洋   |  2022.03.27 21:13   |   <text:a xlink:type="simple" xlink:href="http://palinfo.habago.org/Entry?Command=Information_PrintForum&amp;#FORUM42141"><text:span text:style-name="T1">#</text:span></text:a></text:p>
      <text:p text:style-name="P3">應該是在杭州吧。 <text:line-break/><text:line-break/>Luca&amp;;Rachele 路卡和瑞丽 <text:line-break/>我被隔離了？老外體驗驚心動魄12小時 <text:line-break/><text:a xlink:type="simple" xlink:href="https://youtu.be/70L-qB2-rQ8"><text:span text:style-name="T2">https://youtu.be/70L-qB2-rQ8</text:span></text:a></text:p>
      <text:p text:style-name="P2">鄭豐遠   |  2022.03.27 06:37   |   <text:a xlink:type="simple" xlink:href="http://palinfo.habago.org/Entry?Command=Information_PrintForum&amp;#FORUM42140"><text:span text:style-name="T1">#</text:span></text:a></text:p>
      <text:p text:style-name="P4">謝謝亦鳴轉貼這個影片及翻譯。真的是說得太好太對了。西方如此強大，即使是現在看來都是這樣難以擊敗，但如巴沙尔.阿萨德所說 "有史以来第一次，西方在其自身受众，以及其余观众面前赤裸裸地显露真身。" <text:line-break/><text:line-break/>我常想起西遊記，唐僧如此相信"西方"，但孫悟空卻是明白人，一次次提醒一次次警告，原因無他，因為孫悟空不笨，一雙火眼金睛更是厲害，能看到妖魔漂亮和善的外表和言辭下的真面目。當面具慢慢剝落，邪惡的面孔慢慢露出，唐僧終會需要認清事實，與之鬥爭。勝負難說，但至少你知道對面並不是朋友，而是想要把你滅國滅種的敵人。</text:p>
      <text:p text:style-name="P2">蔡亦鸣   |  2022.03.26 23:41   |   <text:a xlink:type="simple" xlink:href="http://palinfo.habago.org/Entry?Command=Information_PrintForum&amp;#FORUM42139"><text:span text:style-name="T1">#</text:span></text:a></text:p>
      <text:p text:style-name="P3"><text:a xlink:type="simple" xlink:href="https://www.youtube.com/watch?v=JoBkJPglIO0"><text:span text:style-name="T2">https://www.youtube.com/watch?v=JoBkJPglIO0</text:span></text:a><text:s/><text:line-break/><text:line-break/>本文为 3 月 17 日叙利亚总统巴沙尔.阿萨德的公开演讲，讨论乌克兰战争的性质和叙利亚对未来国际态势的研判。该演讲提供了国内鲜有讨论的中东视角，且来自一位重要阿拉伯国家元首面向政策制定者的演说，译者认为具有极高价值，遂进行翻译，感谢Syriana Analysis 进行的英语翻译。 <text:line-break/><text:line-break/>正如我们所见，世界并未走向稳定。恰恰相反，战争不断蔓延，可见的未来充满不稳定性。今天的（政治）事件细节并非我们关注的重点，重要的是一系列事件之间的联系以及与过往事件的关联，当我们能将它们联系在一起时，便能预见未来。同时，我们必须将这些其与叙利亚在战争期间、战争爆发前和过往传统的立场联系起来观察。当一切联系在一起时，我们便能判断叙利亚对未来的预测是对是错、是现实的还是幻想的。 <text:line-break/><text:line-break/>因此，如果要讨论今日事件，其当下和过去的根源都在于西方，因为过去上百年西方都在掌控世界或对其施加负面影响，或许超过 2 世纪之久。过去数百年，全世界面临的问题都源自战争、占领和杀戮，这些正是西方寻求之物，以此保障自身利益。 <text:line-break/><text:line-break/>讨论任何细节之前，必须讨论今天的最大公约数：第一，世界面临的苦难源自西方；第二，叙利亚和区域各国，自从奥斯曼在 1916离开后所受的苦难都直接和法国的占领有所关联，直至今日西方依旧对叙利亚图谋不轨。 <text:line-break/><text:line-break/>另一方面，今日的西方角色、存在和形象正在经历历史转折点，特别在乌克兰战争（爆发）之后。叙利亚和利比亚战争对西方有所影响，但乌克兰战争动摇了西方的根基。 <text:line-break/><text:line-break/>苏联解体是该过程中的一个重要细节，但西方当时依旧认为自身极为强大。真正意义上的转变发生在第二次世界大战，而这一次（乌克兰战争）则是第二次真正转变。 <text:line-break/><text:line-break/>既然所有问题和动荡都与西方有所关联，我会解释其中部分重点。对于在叙利亚的人来说十分熟悉，但对西方观众却是崭新的，对许多世界范围内被欺骗的人民来说，也是崭新的。正是基于这些重点，我们构建了对于未来数十年、而非数日、数月或数年的预期。 <text:line-break/><text:line-break/>首先，殖民主义西方，当我这么说的时候，并非意指特定民族，而是那些制定西方政策的政权和机构。因此当我谈到西方时，描述的是那些活跃的机构：说客、政府或与他们密切合作的政权。纵观历史，直至今日殖民主义西方丝毫未曾改变：美国在五十年代取代了英国和法国，这两国与其他西方一起依附于美国政策。西方在使用谎言和欺骗上愈发娴熟，更了解如何戴上不同的欺骗性面具以蒙骗不同民族，进行了数十年之久。 <text:line-break/><text:line-break/>今日的西方采取更加人道的措辞，同时却对世界犯下更多罪行。实际上，过去数十年使用的这些面具从未欺骗过叙利亚，因此西方对叙利亚及其人民抱有宿怨。但在叙利亚发生的事件让西方逐步撕破面具，乌克兰战争则迫使西方一次摘掉所有剩余的面具。有史以来第一次，西方在其自身受众，以及其余观众面前赤裸裸地显露真身。 <text:line-break/><text:line-break/>摘下面具自然有其代价：摘除面具摧毁了虚伪西方宣传的根基，这些宣传自二战以来就成为官方说辞。首先，西方证明其丝毫不在乎国际法，正是他们摧毁了国际法，美国首当其冲。西方在过去数十年间践踏国际法机构，将世界变为丛林。部分浪漫和单纯的观众可能会问：是否存在相关法律文件或法律证据来正当化俄罗斯在乌克兰的干涉？我们必须认识到法律并非书面文件，而 <text:line-break/>是实际操作。如果一国有书面法律却无司法部门，没有法官和警察，那么法律有何意义？国家会变成丛林，遵纪守法的人毫无地位，该国只会有法外之徒、强盗和窃贼。真相是：在苏联解体后，世界已经变成了丛林，而西方就是窃贼。不存在国际法，没有相关机构，什么都没有。因此，在不存在国际法和执法能力的前提下讨论国际法毫无意义。 <text:line-break/><text:line-break/>俄罗斯官员在 15 年前就说过：西方唯一政策就是权力以及最强者的政治，因此他们试图把世界变为丛林。至于言论自由，西方吹捧的最重要原则之一，早已坠入深渊不见踪影。最晚 20 年前，在乔治.W.布什上台后，西方世界永远只有一种观点，所有人都朝同一方向移动：政府、说客、公司、媒体，以及最近，社交媒体。数以百万计人口只有一种声音，这是哪门子的“民主西方”？当美国对叙利亚感到愤怒时，突然间所有观点团结一致反对叙利亚，采取完全相同的措辞。当他们想为犹太复国主义（译者注：指以色列）辩护时，所有人也异口同声说着相同的话。 <text:line-break/>以及最近，当他们对俄罗斯发飙时，允许针对俄罗斯的暴力，观点同样一面倒。真实情况是：言论和观点自由仅仅指你可以拥有和西方相同的一个观点，这就是真相。拥有财产的自由是资本主义体系的重要支柱之一，但当他们对俄罗斯感到愤怒时，旋即没收了所有海外俄罗斯财产，无论国有还是私营。 <text:line-break/><text:line-break/>这让我们想起来过去全面没收叙利亚财产的历史，还有利比亚、伊拉克、伊朗等等。 <text:line-break/><text:line-break/>因此，财产自由仅仅指西方拥有他人财产的自由。西方已对任何与他们不同者充分展露其种族主义和隐藏的仇恨。我们以为这仅仅是针对穆斯林和阿拉伯人……并非如此，对所有人都适用。今天对俄罗斯所展现的恨意史无前例，却并非新闻，对俄和其他人的恨意已经延续数个世纪。二战的一个重要例子是：西方对于希特勒入侵俄国非常高兴，无人讨论俄罗斯的 2600 万受害者。西方和他（希特勒）既无矛盾也未曾试图攻击他，他们只在二战最后阶段，（希特勒）即将败北的时刻才展开攻击，确保俄国无法抢走胜利，故而发动诺曼底登陆。西方证明，他们既没有朋友，也没有敌人。不，他们证明自己只有一个敌人：任何阻挡他们获得物质利益的人就是敌人。不是共产主义，不是伊斯兰，不是纳粹，不是中国，不是俄罗斯，不是任何党派。只要符合他们的利益就是朋友，与其利益对立就是敌人，毫无原则可言。 <text:line-break/><text:line-break/>但最后，也是最丑恶的真相，知道的人并不多，那就是西方号称自己反对纳粹主义，以及犹太复国主义（译者注：以色列）反对纳粹主义。鲜有人知，那些乌克兰纳粹-曾经与希特勒在安保、军事和意识形态上紧密合作的纳粹组织，在二战结束后一些（纳粹）领导人被送去欧洲，部分前往美国。在五十年代，CIA 要求美国当局解除对纳粹团体的禁令，因为他们对于美国在乌克兰的利益至关重要，此时乌克兰还是苏联的一部分。这是历史讨论，今天的证据是：泽连斯基是个犹太复国主义者，却支持那些二战时与希特勒并肩作战的极端民族主义组织，其中部分人参与了对犹太人的大屠杀。这个犹太复国主义者怎能支持这些组织？西方支持这些组织，今天被称作右翼“亚速营”，成天为犹太大屠杀哭天抢地的复国主义以色列支持的领导人正在支持屠杀犹太人的纳粹分子。 <text:line-break/><text:line-break/>这证实了西方的每句话都是谎言，他们只在乎控制全世界，掠夺资源，塞满自己的金库。 <text:line-break/><text:line-break/>这一切对我们而言意味着什么？重点是在过去数十年里和西方打交道的时候，叙利亚并未采取极端主义视角，却常被指责是极端主义、漫天要价、以及读不懂世界地图。（译者注：可能指戈兰高地和舍巴农场相关的领土争端问题）而我们仅仅只是坚持自身权利和现实主义的预期，因为西方从未给过我们任何东西。结论是，叙利亚的立场和预期被证明是正确的。第二，我们不能指望西方在可见的未来有所改变，因为他们几个世纪以来都未曾改变过，不可能指望他们突然有一天开始在任何叙利亚或他国事务上发挥客观、公正或善意作用。第三，叙利亚国和叙利亚政府在 2005 年讨论的向东看政策现在更凸显正确。事实证明不能依仗西方，而且东方已经变得高度发达，能有效满足世界上多数国家的一切需求。没有封锁、没有天下第一优越感、也不会在每个领域试图控制我们的命运。今天我们并不质疑西方在技术、科学、组织和行政方面的成就。但我们也毫不怀疑，政治意义上的西方是一个道德败坏的西方，简单地说，这一形象将塑造我们未来对西方的观点以及打交道的方式，这与过去数十年来我们的观点差异不大。在我们看来，世界正驶向冲突，这些冲突的代价将会出现在所有人身上，在世界每个角落，尤其是经济层面上发生。我们是这个世界的一部分并且必须严肃思考解决方案来面对这一严酷的现实。</text:p>
      <text:p text:style-name="P2">赤   |  2022.03.26 23:12   |   <text:a xlink:type="simple" xlink:href="http://palinfo.habago.org/Entry?Command=Information_PrintForum&amp;#FORUM42138"><text:span text:style-name="T1">#</text:span></text:a></text:p>
      <text:p text:style-name="P5"><text:a xlink:type="simple" xlink:href="https://s.weibo.com/weibo?q=%E8%8E%AB%E5%BE%B7%E7%B4%8D"><text:span text:style-name="T5">https://s.weibo.com/weibo?q=%E8%8E%AB%E5%BE%B7%E7%B4%8D</text:span></text:a><text:span text:style-name="T6"><text:s/><text:line-break/>才剛剛談完巧合 <text:line-break/>巧合馬上發生了</text:span></text:p>
      <text:p text:style-name="P2">孫從輔   |  2022.03.26 13:05   |   <text:a xlink:type="simple" xlink:href="http://palinfo.habago.org/Entry?Command=Information_PrintForum&amp;#FORUM42137"><text:span text:style-name="T1">#</text:span></text:a></text:p>
      <text:p text:style-name="P3">推薦賽雷話金的影片：緊急刪除、神秘病毒，生化實驗…美國在烏克蘭究竟做了什麼？ <text:line-break/><text:line-break/><text:a xlink:type="simple" xlink:href="https://youtu.be/HVxZMA6JBWc"><text:span text:style-name="T2">https://youtu.be/HVxZMA6JBWc</text:span></text:a><text:s/><text:line-break/><text:line-break/>這裡面資訊很多，但應該也只是冰山的一角，事件的因果關係也不一定是影片中說的那樣。一般人只能儘量吸收漏出的片斷資訊，以期將來能對全貌稍有了解。</text:p>
      <text:p text:style-name="P2">陳真   |  2022.03.24 16:59   |   <text:a xlink:type="simple" xlink:href="http://palinfo.habago.org/Entry?Command=Information_PrintForum&amp;#FORUM42136"><text:span text:style-name="T1">#</text:span></text:a></text:p>
      <text:p text:style-name="P3">生物武器：一個更陰暗的未來(20)：美國的撒旦作為 <text:line-break/><text:line-break/>陳真 <text:line-break/>2022. 03. 24. <text:line-break/><text:line-break/><text:line-break/>早在兩年前我就認定新冠病毒就是美國針對中國所散播的生物武器。 <text:line-break/><text:line-break/>我知道自以為理性的人一定會裝模作樣地跟我要證據。問題是，證據（evidence）跟證明 (proof) 是兩回事，證明只存在邏輯與數學中，除此之外，只有證據。所有自然(軟)科學的存在都是基於證據，而非證明，包括我們的一切日常知識與常識，也是證據。 <text:line-break/><text:line-break/>比方說，美國總統叫做拜登，你怎麼知道？你有辦法提供證明嗎？當然不能。你所擁有的只是各種證據或證詞。 <text:line-break/><text:line-break/>我對新冠病毒是美國生物武器的判斷也一樣，同樣是基於無數的證據。你若要我舉證，我得寫上好幾本書也許才有可能把各種證據與專家證詞列舉完畢。 <text:line-break/><text:line-break/>判斷無數證據的主要方法之一就是機率，當一連串的極度偶然與巧合不斷出現，而且都剛好一環接一環地出現時，你如果是一個具有充分理性的人，你就會得出一個結論就是：這一定是人為，而非巧合。 <text:line-break/><text:line-break/>一個，兩個，三個或四個幾乎不可能的巧合，竟然剛好就很巧合地全湊在一起時，那已經是很不可能了，更何況無數個巧合怎麼可能就剛剛好全部湊巧地湊在一起呢？有可能嗎？當然有可能，但是，那就好像說太陽明天會突然熄滅嗎？邏輯上當然有可能，但它的可能性卻微乎其微。 <text:line-break/><text:line-break/>一個人買彩票，如果連續一百次都中特獎，你覺得有可能嗎？當然邏輯上有可能，可是，那個可能性是0.00000000000000000000000000000000000000000000000001。 <text:line-break/><text:line-break/>這時候，一個理性的人應該相信這0.00000000000000000000000000000000000000000000001？還是相信這裡頭一定有作弊？ <text:line-break/><text:line-break/>這時候，來了一個腦殘，以為自己很聰明很有理性，罵你無端指控，要你拿出對方作弊的證據。請問，你會覺得這個腦殘很聰明還是蠢到爆？ <text:line-break/><text:line-break/>就好像jackie所提到的英國媒體報導一樣，如果這個報導內容是確實的，如果根據新冠病毒的基因序列只有三萬億分之一不是美國所研發的生物武器，那麼，一個理性的人到底是應該要相信三萬億分之一的機率？還是應該相信三萬億分之兩萬九千九百九十九萬億九千九百九十九萬九千九百九十九？相信哪一個，才是合乎理性？這還用說嗎？ <text:line-break/><text:line-break/>事實上，美國還致力於研發針對消滅華人與其它特定族群例如斯拉夫民族的基因武器。對此，我也已經寫過好幾篇文章。 <text:line-break/><text:line-break/>關於美國在生物武器方面的骯髒邪惡行徑，我所知道的，遠遠多於我所寫出來的千百倍。我很希望有時間可以把我所知道的全寫出來，讓人們知道美國及其走狗們是如何泯滅人性喪心病狂。 <text:line-break/><text:line-break/>那些不相信我所說的這一切的人，你們如果具有一點最起碼的理性，不是亂罵我胡說，而是應該自己花一點工夫，也許幾周或幾個月的時間，去做一點最基本的研究與理解，畢竟我雖然只是寫了冰山一角，但也已經提供了數以千計的資料、書籍與無數極其可靠的線索，請你自己先看完各種資料，然後再來ggyy也不遲。 <text:line-break/><text:line-break/>很多讀過一點書的人，通常有一種自欺欺人的習性，很喜歡裝模做樣故做客觀狀，該懷疑的，他絲毫不懷疑，無從置疑的，他卻偏偏視之為謠言。 <text:line-break/><text:line-break/>言而總之，那些傻傻的還在親美的腦殘們，你其實只是在幫撒旦挖你自己與眾人的墳墓。 <text:line-break/><text:line-break/>這幾年，我得到一個心得就是，我發現，美國與其走狗們是不可能放棄邪惡念頭的，除非你的拳頭比他們粗比他們硬，把他們全部徹底打趴在地，他們才有可能放棄邪惡作為，否則世界不但永無寧日，而且人類遲早會走向集體毀滅，地球與文明將會斷送在這些撒旦手裏。</text:p>
      <text:p text:style-name="P2">张证壹   |  2022.03.24 15:31   |   <text:a xlink:type="simple" xlink:href="http://palinfo.habago.org/Entry?Command=Information_PrintForum&amp;#FORUM42135"><text:span text:style-name="T1">#</text:span></text:a></text:p>
      <text:p text:style-name="P3">中国政府近期已经出了政策及宣传，禁止向海外尤其是西方提供华人的生物基因资料，这个动作只有一个可能：防止西方尤其是美国利用这些基因资料制作专门针对华人的生物武器。 <text:line-break/><text:line-break/>007最新一集的内容不是开玩笑的，电影与小说往往比现实更夸张。</text:p>
      <text:p text:style-name="P2">张证壹   |  2022.03.24 14:55   |   <text:a xlink:type="simple" xlink:href="http://palinfo.habago.org/Entry?Command=Information_PrintForum&amp;#FORUM42134"><text:span text:style-name="T1">#</text:span></text:a></text:p>
      <text:p text:style-name="P3">To jackie： <text:line-break/><text:line-break/>这应该是真的，因为连中国官媒环球网都发了这个消息，而且不是第一时间发的，而是在相关讯息在这个互联网传了几个小时后才发的，肯定做了查证。 <text:line-break/><text:line-break/>中国官方背景的媒体，有少数是比较无耻的例如“新京报”，但是大部分是可信的，不会轻易拿自己好不容易积累起来的公信力去开玩笑，尤其是环球网这种直属官媒。 <text:line-break/><text:line-break/>我刚刚才看到这则消息，正准备抽空贴文分享，没有想到你已经先我一步。我现在正准备把相关资料及环球网原始报道整理一下去贴FB，若不是正好处于陪产假，真难抽出时间。 <text:line-break/><text:line-break/>总之这是大事，一直以来新冠的起源只有间接证据，但即使所有的间接证据都指向美国却也没有什么用。然而这次的证据是由英国媒体爆出来的，而且是差铁证如山已差不多了，美国是世界上新冠疫情的制造者终于不可能再被掩盖。虽然离真正的正义得到落实总还有很大一段距离，但是人类世界的未来终于有一丝曙光。</text:p>
      <text:p text:style-name="P2">洋洋   |  2022.03.24 13:23   |   <text:a xlink:type="simple" xlink:href="http://palinfo.habago.org/Entry?Command=Information_PrintForum&amp;#FORUM42133"><text:span text:style-name="T1">#</text:span></text:a></text:p>
      <text:p text:style-name="P3">現實版“生化危機”：基因武器如何影響未來戰爭 <text:line-break/>2017年11月10日09:02 &amp;;#124; 來源：解放軍報 <text:line-break/><text:line-break/>原標題：基因武器如何影響未來戰爭 <text:line-break/><text:line-break/><text:line-break/>據新華網報道，10月30日，俄羅斯總統普京親口証實，有人在有目的地採集俄羅斯人的生物樣本資料。此言一出，即遭爆炸性傳播。俄媒隨即報道，美國空軍在一份生物樣本採購招標中將目標鎖定俄羅斯人。有俄專家警告，俄羅斯民眾的生物樣本未來或將被用於制造細菌武器，應監控此類收集活動。美國空軍教育訓練司令部10月31日向俄媒澄清說，美空軍最大醫療部隊、第59醫療部隊的“先進分子監測中心”確實搜集了俄羅斯人的生物樣本，但目的並不是制造細菌生化武器。 <text:line-break/><text:line-break/>基因武器是指通過基因編輯技術修改致病微生物的基因編碼，而研制出的新一代生物武器，能夠從基因層面對敵發動攻擊。簡單來說，基因編輯技術就相當於一把基因“剪刀”，可以按照主觀意願將一種生物的基因片段“剪接”到另一種生物上，從而改變其生理特征。基因武器正是通過這種方式修改基因獲得新的致病微生物，從而使對方的疫苗庫失效。美國情報機構因此把基因編輯技術列為潛在的大規模殺傷性武器。 <text:line-break/><text:line-break/>殺傷力巨大的“生物原子彈” <text:line-break/><text:line-break/>安布雷拉、浣熊市、T病毒……這些游戲迷耳熟能詳的名字構建了一個被失控的生物武器撕裂的虛擬世界：在秘密的科學實驗室裡，參與研究的上百名遺傳學、生物工程學專家因感染病毒而變成了嗜血的“僵尸”，人一旦被他們咬傷或抓傷就會受到感染，立即變成同類。 <text:line-break/><text:line-break/>實際上，從一戰時期德國的流感細菌武器，到二戰時期日本的731部隊，再到冷戰時期蘇聯規模空前的生物武器庫，每段關於生物武器的歷史都不可避免地泛著血腥，令人不寒而栗。進入21世紀以來，基因編輯技術蓬勃發展，人類基因組圖譜順利完成，生物武器的研究也進入了基因武器時代，一場現實版的“生化危機”或將拉開序幕。 <text:line-break/><text:line-break/>20世紀70年代至80年代，分子遺傳學迅猛發展，使研制基因武器成為可能。基因武器建立在對基因信息的載體——脫氧核糖核酸進行重組的基礎之上，借助基因工程的方法可以實現基因分離和重組，形成復合脫氧核糖核酸，並在此基礎上借助微生物實現基因轉移，制成可改變遺傳物質的生物武器。 <text:line-break/><text:line-break/>由於基因武器是“剪”出來的新病毒、新細菌，遺傳密碼隻有設計者才知道，對方很難及時破譯並研制出新的疫苗與之對抗。即使更新了疫苗庫，仍有源源不斷的新的基因武器“整裝待發”。研制疫苗的速度必定趕不上“投毒”的速度，這樣一明一暗的“較量”，顯然對防守的一方極為不利。 <text:line-break/><text:line-break/>特別是隨著基因組學的迅速發展，越來越多的致病微生物的完整基因序列已被發現，這些微生物可能都是引發“生化危機”的始作俑者。隻要找到基因密碼的突破口，就很容易將它們改造成殺傷力巨大的“生物原子彈”。 <text:line-break/><text:line-break/>不動一兵一卒達成軍事目的 <text:line-break/><text:line-break/>與傳統生物武器一樣，基因武器具有體積小、造價低、不破壞非生命物質等特點。使用者不必興師動眾，隻要通過人工、飛機、導彈等運載方式將基因武器投放到敵方區域，就能達成軍事目的。顯然，基因武器具有很多傳統生物武器不可比擬的優勢。 <text:line-break/><text:line-break/>首先，基因武器的傳染性及殺傷力更強。例如，通過移植繁殖能力強的基因片段，可以將致命病菌的繁殖擴散力增加數倍﹔通過移植致病能力強的基因片段，可將致死率提高至100%左右。其次，基因武器隱蔽性極強。針對不同的軍事目的、環境及攻擊目標，使用者可以人為設計基因武器的潛伏期。也就是說，人們可以把基因武器做成一種“定時炸彈”，並且“倒計時”最長可達十年之久。這是基因武器與傳統生物武器、化學武器最主要的區別。 <text:line-break/><text:line-break/>一旦基因武器投入使用，將使未來戰爭發生巨大變化： <text:line-break/><text:line-break/>——戰爭模式將發生變化。敵對雙方可能在戰前使用基因武器，使對方人員及生活環境遭到破壞，導致一個民族、一個國家喪失戰斗力，在不流血中被征服。 <text:line-break/><text:line-break/>——軍隊編制體制結構將發生變化。戰斗部隊將減少，而衛生勤務保障部隊則大量增加。 <text:line-break/><text:line-break/>——戰略武器與戰術武器將融為一體。未來戰場將成為無形戰場，使戰場情況難以掌握和控制，給軍事防御和軍事醫學研究帶來新課題、新挑戰。 <text:line-break/><text:line-break/>基因武器將起到戰略威懾作用 <text:line-break/><text:line-break/>2014年以來，CRISPR基因編輯技術帶來了一場科學界的革命。CRISPR系統，簡單來說是一種適應性免疫系統，細菌可以利用該系統不動聲色地把病毒基因從自己的染色體上切除，這是細菌特有的免疫力。在哺乳動物基因組中，CRISPR系統被發展成了一種高效、簡捷的基因編輯技術，像一把萬能的基因“剪刀”，能夠同時開啟或沉默某些基因，實現基因的“批量化”編輯。 <text:line-break/><text:line-break/>該技術的發展使基因武器的研發如虎添翼，能夠使基因武器靶標人群更精准、更快速，威懾力更大。美國情報機構已把“CRISPR基因編輯技術”列為潛在的大規模殺傷性武器。 <text:line-break/><text:line-break/>但是，就CRISPR技術本身而言，目前還隻局限於實驗室中，實驗失敗率很高，更不用說研發大規模殺傷性武器了。現代戰爭向著多維度發展，隨著信息化技術不斷提高，戰爭更大程度上是對物質、能量、裝備以及數據信息的對抗。以慢性殺傷人畜為手段的基因武器是否能用於實戰，使用代價究竟有多大，這些問題還有待商榷。 <text:line-break/><text:line-break/>此外，基因武器的“屠殺”不分軍民，會帶來嚴重的政治和道義上的風險，后果不可估量。而且，如果操作不當或者運氣不佳，運輸過程中一旦發生泄漏，傷到自己人，無異於“搬起石頭砸自己的腳”。 <text:line-break/><text:line-break/>長遠來看，基因武器更多的是起到戰略威懾作用。在現實世界裡，人類對生命秘密的探索不過是冰山一角，基因工程並不是上帝的造物手，肆意濫用基因武器必將給全人類帶來不可預測的災難。（曹詩洋）</text:p>
      <text:p text:style-name="P2">洋洋   |  2022.03.24 13:20   |   <text:a xlink:type="simple" xlink:href="http://palinfo.habago.org/Entry?Command=Information_PrintForum&amp;#FORUM42132"><text:span text:style-name="T1">#</text:span></text:a></text:p>
      <text:p text:style-name="P3">2017年普丁說是真的 :-) <text:line-break/><text:line-break/><text:line-break/><text:a xlink:type="simple" xlink:href="http://military.people.com.cn/BIG5/n1/2017/1102/c1011-29623102.html"><text:span text:style-name="T2">http://military.people.com.cn/BIG5/n1/2017/1102/c1011-29623102.html</text:span></text:a><text:s/><text:line-break/>2017年11月02日 <text:line-break/><text:line-break/>美國研發基因武器？普京：有人採集俄生物資料 <text:line-break/><text:line-break/>美國正在研發針對俄羅斯人的基因武器？聽起來有如電影般的情節，這兩天被俄羅斯杜馬議員、政府高官、生物學家和各路媒體嚴肅地討論著。3天前，俄羅斯總統普京親口証實，有人在有目的地採集俄羅斯人的生物資料。俄媒隨即指出，美空軍在一份生物樣本採購招標中，將目標鎖定俄羅斯人。有俄專家警告，美國的行動背后可能是一個龐大的計劃。 <text:line-break/><text:line-break/>普京是在10月30日的俄人權委員會會議上發出這番警告的。據俄塔社11月1日報道，當時，俄羅斯公民選舉委員會主席博利索夫對普京說，一些人在利用閉路電視系統收集俄羅斯人的圖像，不知用於何種目的。普京隨即表示，“的確是這樣。目前有人正在全俄羅斯採集生物資料，針對俄羅斯聯邦不同地區、不同種族的民眾”。他補充說，採集是專業地、有目的地進行的，“我們是他們巨大興趣的目標”。 <text:line-break/><text:line-break/>俄羅斯總統新聞秘書佩斯科夫10月31日告訴媒體，普京是從情報部門得到上述信息的。英國《國際商業時報》稱，對於採集俄羅斯人生物資料的背后之手是誰以及動機是什麼，普京沒有詳細說明。但他強調：“不用對此害怕。讓他們做他們想做的，我們也得做我們必須做的。” <text:line-break/><text:line-break/>在一些俄媒看來，普京懷疑的目標可能是美國。俄羅斯《生意人報》報道稱，2017年夏，美國空軍宣布招標採購12個“正常人類核糖核酸(RNA)”樣品和27個“正常新鮮冷凍人體滑膜”樣品。上述信息來自美國防部網站上公布的一份採購申請。招標條件中指定捐助者應為俄羅斯人或是歐羅巴人種，所有樣本都應在俄羅斯採集。俄羅斯《真理報》說，普京的警告在網上迅速傳播，並引起爆炸式反應。 <text:line-break/><text:line-break/>俄羅斯最大門戶網站Rambler.ru1日的調查顯示，很多俄羅斯民眾認為美國採集俄羅斯人生物資料是為了制造生物武器，並對此感到非常恐慌。68%的受訪者認為此舉是一種威脅，17%的受訪者認為雖然還不能確定美方目的就是為了制造武器，但仍感到帶有威脅性。隻有7%的受訪者認為這純粹是為了科研。俄庫班國立大學基因學系主任沃爾琴科對俄羅斯《觀點報》說，當前美國的行動背后可能是一個龐大的計劃。 <text:line-break/><text:line-break/>俄羅斯REN電視台1日報道稱，俄羅斯國家杜馬議員們說，美國在俄羅斯周邊建立了大量收集俄羅斯生物資料的實驗室。近10年來，美國在烏克蘭設立了13個生物實驗室，在格魯吉亞有4個，哈薩克斯坦有2個，在吉爾吉斯斯坦和阿塞拜疆也有。經普京總統透露，大家才知道美國在俄羅斯也有這樣的實驗室。問題在於，他們收集俄羅斯人生物資料的目的是什麼？ <text:line-break/><text:line-break/>一些俄專家懷疑，美空軍在俄採集遺傳資料與開發一種針對俄羅斯人的基因武器計劃有關。俄新社援引俄國家杜馬議員、前總防疫師奧尼先科的話說，今天收集生物資料的情況非常突出，因為解碼基因組可用於軍事目的。“今日俄羅斯”電視台10月31日就美國此舉的目的詢問了3名專家，其中2人認為這是用於基礎項目研究。但俄軍事專家、前聯合國生物武器委員會成員伊戈爾·尼庫林說，美國收集俄羅斯人的核糖核酸可能是用於研發細菌。“在軍事部門，不可能有其他的理由。”他認為，美國在試圖研發針對特定種族的各種生物武器。“他們需要歐羅巴人種的資料，這一人種佔我們國家的絕大多數。” <text:line-break/><text:line-break/>俄聯邦委員會國防與安全委員會副主席克林採維奇表示，自己不能確定這是否說明美國准備對俄羅斯發動生物戰，但毫無疑問，他們在對俄羅斯人的生物資料進行研究。“為什麼他們突然有這種需要？”克林採維奇說，總統的這一警告非常及時。西方的相關部門應當知道，俄羅斯已經在關注他們。1日，俄羅斯律師協會向俄聯邦安全局發出聲明，呼吁他們迅速制止這種非法採集俄羅斯人生物資料的活動。俄羅斯《新消息報》援引該聲明說，這正對俄羅斯公民的安全、生命和健康構成威脅。 <text:line-break/><text:line-break/>下一個劃時代的超級武器 <text:line-break/><text:line-break/>“基因武器”上一次被置於媒體的聚光燈下是在去年2月。當時，時任美國國家情報總監詹姆斯·克拉珀在情報界年度全球威脅評估報告中，將“基因編輯”列入“大規模殺傷性與擴散性武器”威脅清單中。英國路透社今年稍早時候在題為“下一個超級武器”的文章中說，2003年，人類基因組的排序工作完成，科學家們得以了解每段生物編碼的意義。不斷發展的技術以及基因工程卻可能為新危險打開大門。第一次世界大戰期間出現了化學戰，第二次世界大戰見証了原子彈的威力。下一個劃時代的超級武器應該就是生物武器。 <text:line-break/><text:line-break/>多名相關領域專家1日告訴《環球時報》記者，基因武器是指利用基因工程技術研制新型生物戰劑並將其武器化，以用於軍事或其他目的一類新概念武器。隨著現代生物技術、特別是合成生物學的快速發展，通過基因重組將高致病性或能產生劇毒生物毒素的基因片段，拼接到其他存活能力和傳染能力更強的細菌或病毒基因中，從而人工合成自然界原本不存在，但具有更強傳染性和更高致病力的新的細菌和病毒，已成為世界生物安全領域面臨的現實威脅。 <text:line-break/><text:line-break/>不過，就像美國將“基因編輯”列入“大規模殺傷性與擴散性武器”威脅清單引起爭議一樣，對於美軍採集俄羅斯人生物資料是否與基因武器有關，也存在不同看法。俄羅斯國家新聞網援引俄生物科學博士蓋利法德的話說，所謂用於研發基因武器是某種可惡的謊言。這種武器隻能用於對付非常小的民族，在過去幾年來，他們沒有與任何人混居。而俄羅斯並不是這樣的民族。 <text:line-break/><text:line-break/>美國喬治亞醫學院生物化學和分子生物學系教授李紅林也更傾向於認為，這是用於一般性醫學研究。他在1日接受《環球時報》記者採訪時說，科學發展到現在，新的技術可以改變某些基因，但還很難針對某個人群或人種開發基因武器。人種之間有差異，基因上有不同，但人類不同種族間的共性極大，關於人種方面的基因武器非常難開發。 <text:line-break/><text:line-break/>對於研究採購方是軍方部門，俄生物科學博士赫爾凡德對《生意人報》說，這並不意味著成果就被用於軍事目的，而更像是研究新藥時採集不同種族遺傳資料的典型情況。李紅林1日告訴《環球時報》記者，美國軍方會進行一些基礎的醫學研究，比如海軍在馬裡蘭有專門的醫院、大學，美國國防部也會通過國會撥款向科學家征集研究項目。他認為，美軍方進行基因武器方面的研究可能性存在，但肯定是高度機密，不會像這樣公開招標，且隻採購十幾個樣品。 <text:line-break/><text:line-break/>有相關領域專家對《環球時報》記者說，一些公開資料顯示，美國在生物技術領域處於領先地位。俄羅斯相關研究者認為，美已在這些領域取得進展。生物資料信息逐步成為新的國家安全課題，很多國家都設有專門的生物安全部門。俄羅斯基因醫學中心的專家對《共青團真理報》說，研制生物武器在國際上已被禁止很多年，俄國家科研機構有時也會跟西方合作採集樣本。俄新社援引俄遺傳學專家伊利因斯基的話說，“我不認為今天或明天這個信息可以用來研發生物武器，但科學發展很快，很難說10年后會怎樣”。<text:line-break/><text:line-break/>（曲頌 郭媛丹 張倍鑫 柳玉鵬 陳欣）</text:p>
      <text:p text:style-name="P2">jackie   |  2022.03.24 13:13   |   <text:a xlink:type="simple" xlink:href="http://palinfo.habago.org/Entry?Command=Information_PrintForum&amp;#FORUM42131"><text:span text:style-name="T1">#</text:span></text:a></text:p>
      <text:p text:style-name="P4">我不知道英媒 dailyexpose 的公信力如何，如果管理員認為這個英媒純粹是造謠的話，可以把本人今天ＰＯ的留言都刪除掉，謝謝！</text:p>
      <text:p text:style-name="P2">jackie   |  2022.03.24 11:10   |   <text:a xlink:type="simple" xlink:href="http://palinfo.habago.org/Entry?Command=Information_PrintForum&amp;#FORUM42130"><text:span text:style-name="T1">#</text:span></text:a></text:p>
      <text:p text:style-name="P3">此則新聞「突發：英媒宣稱 研究證實新冠病毒是美國公司製造 」的英媒原始出處： <text:line-break/><text:line-break/>BREAKING: Official Biochemical and Statistical Evidence 100% confirms Moderna created Covid-19 <text:line-break/><text:a xlink:type="simple" xlink:href="Source:%20https://dailyexpose.uk/2022/03/03/evidence-confirms-moderna-created-covid-19/"><text:span text:style-name="T2">Source: https://dailyexpose.uk/2022/03/03/evidence-confirms-moderna-created-covid-19/</text:span></text:a></text:p>
      <text:p text:style-name="P2">jackie   |  2022.03.24 10:07   |   <text:a xlink:type="simple" xlink:href="http://palinfo.habago.org/Entry?Command=Information_PrintForum&amp;iPage=1#FORUM42129"><text:span text:style-name="T1">#</text:span></text:a></text:p>
      <text:p text:style-name="P3">如果這則新聞是真的，美邪惡殖民帝國才是地球上真正的惡魔！！！ <text:line-break/><text:line-break/><text:line-break/>突發：英媒宣稱 研究證實新冠病毒是美國公司製造 <text:line-break/>環球網 03.23 22:14 <text:line-break/><text:line-break/>新冠病毒究竟是怎麼來的，我們距離真相又近了一步。 <text:line-break/><text:line-break/>目前，俄羅斯軍隊在烏克蘭發現了大量的證據，可以充足的證實美國在烏克蘭設立的36個生物實驗室在製造生物武器。 <text:line-break/><text:line-break/>其中，還發現美國在利用蝙蝠研究冠狀病毒，並已經製造出生物武器的部件。 <text:line-break/><text:line-break/>其中重磅的證據是，在俄羅斯披露的文件中，赫然有美國政府官員的簽字與美國政府相關部門的印章。 <text:line-break/>為此，俄羅斯總統普京還親自出馬對美國進行指證。 <text:line-break/><text:line-break/>美國的反應只有一個：否認！ <text:line-break/><text:line-break/>當然，美國除了否認之外，還對俄羅斯倒打一耙。 <text:line-break/>不過，說什麼用處都不大，關鍵看證據。 <text:line-break/><text:line-break/>而就在這個關鍵而敏感的時候，來自英國的消息讓人震驚。 <text:line-break/><text:line-break/>因為英國媒體在昨天披露出一條足以震驚全球的特大新聞，就在俄羅斯在烏克蘭發現大量美國生化實驗室利用蝙蝠研究冠狀病毒的證據之後，英國媒體又透露出一個令人震驚的消息，新冠病毒就是美國製造。 <text:line-break/><text:line-break/>這家英國媒體是《每日郵報》，報道中稱一個病毒研究團隊發現，目前導致全球大疫情的新冠病毒的基因中，居然含有美國莫德納公司在2016年2月申請的專利基因片段。 <text:line-break/><text:line-break/>而這個基因序列通過自然進化而隨機出現在新冠病毒中的概率為三萬億分之一。 <text:line-break/><text:line-break/>什麼意思呢？ <text:line-break/><text:line-break/>翻譯一下，就是說目前造成全球疫情的新冠病毒，不是美國莫德納公司創造的幾率只有三萬億分之一。 <text:line-break/><text:line-break/>即：就是美國莫德納公司製造了新冠病毒，簡單的說就是美國製造了新冠病毒。 <text:line-break/><text:line-break/>孔子學院院長正海佛，轉發了這一消息，稱：官方的生物化學和統計證據100%證實莫德納公司創造了新冠病毒！ <text:line-break/><text:line-break/>對於這一消息，韜哥認為有兩點極其重要。 <text:line-break/><text:line-break/>其一是這個「美國莫德納公司在2016年2月申請的專利基因片段」在新冠病毒的基因序列里，是一個美國政府完全無法否認的鐵證。 <text:line-break/><text:line-break/>其二是這個研究成果是由英國媒體率先發佈出來，證實一個最基本的事實：即使是美西國家的媒體和人，在面對有可能毀滅人類世界、毀滅人類文明的邪惡勢力時，也會自然而然的選擇站出來抵抗、揭穿，並與之戰鬥。 <text:line-break/><text:line-break/>而現在，就等著美國政府如何回復了。 <text:line-break/><text:line-break/>僅僅一個「造謠」已經無法堵住全人類的質疑！ <text:line-break/><text:line-break/>而一旦新冠病毒是由美國製造並用來對特定種群發動生物戰（只不過失控了）被全球各國、全人類所認定就是事實時，美國這個邪惡帝國必將在短時間內倒下。 <text:line-break/><text:line-break/>因為即使是美國人民，也無法容忍如此邪惡的帝國存在。 <text:line-break/><text:line-break/>真相大白之時，就是美利堅覆亡之日！ <text:line-break/>真相何時徹底揭開，讓我們拭目以待吧！ <text:line-break/><text:line-break/>來源：韜聞 <text:line-break/><text:line-break/><text:a xlink:type="simple" xlink:href="https://tinyurl.com/3hm3uavh"><text:span text:style-name="T2">https://tinyurl.com/3hm3uavh</text:span></text:a></text:p>
      <text:p text:style-name="P2">鄭豐遠   |  2022.03.24 09:43   |   <text:a xlink:type="simple" xlink:href="http://palinfo.habago.org/Entry?Command=Information_PrintForum&amp;iPage=1#FORUM42128"><text:span text:style-name="T1">#</text:span></text:a></text:p>
      <text:p text:style-name="P4">早上看到這個網頁: <text:a xlink:type="simple" xlink:href="https://mp.weixin.qq.com/s/yeRN8zDsGN0O0GjYsAGNRg"><text:span text:style-name="T2">https://mp.weixin.qq.com/s/yeRN8zDsGN0O0GjYsAGNRg</text:span></text:a><text:s/><text:line-break/><text:line-break/>我其實並不意外。很多東西說是人人平等，說是全人類共享，可是誰能算是人類，卻是由西方人，準確來說由美國人說了算。 <text:line-break/><text:line-break/>當一個東西他覺得有助於他的掠奪和控制，他就會大力推廣，免費給你，比如 Google 和臉書，當同樣一個東西他發現讓你使用會不利於他時，他就把你踢出去，比如現今臉書對待 RT 和俄羅斯人那樣。 <text:line-break/><text:line-break/>有架過網站的人應該知道 Linux，也知道 Apache 和 Nginx 吧? 據統計，全世界高達 93% 的網站是架在 Linux 系統上 (包括巴勒網)，而這裡頭絕大部份使用 Apache 或 Nginx 伺服器軟體。 <text:line-break/><text:line-break/>你是否能想像有那麼一天，這些所謂開源、免費、人人平等的作業系統或軟體，在美國的禁令下，不再開放給中國人使用? 我是完全能夠想像的。 <text:line-break/><text:line-break/>你也許會說，免費的不讓用，買不就行了嗎，我還缺這個錢嗎?? 如果一個問題能用錢解決，那實際上也就稱不上問題了。如果能用錢解決，那美國還會禁止晶片出口給中國的華為和中興嗎? 晶片禁令之前，人們以為所謂的中美經濟綑綁 (也就是錢) 能避免這種事發生，將之視為不可想像的天方夜譚，實際上呢? <text:line-break/><text:line-break/>當禁令發生後，人們說的是，東西不讓買，我用免費的不就行了嗎? 實際上呢? <text:line-break/><text:line-break/>你是否能想像有那麼一天，美國或德國或日本製造的醫學 CT 斷層掃描儀器，不再開放出售給中國人使用? 我是完全能夠想像的。 <text:line-break/><text:line-break/>你是否能想像有那麼一天，西方人決定不再讓中國人使用微軟的 Windows 和蘋果電腦? 聽起來很好笑是嗎? 我是完全能夠想像的。 <text:line-break/><text:line-break/>你是否能想像有那麼一天，西方人決定不再讓中國人自由註冊網域，不再讓你架網站發表你的想法? 聽起來很好笑是嗎? 我是完全能夠想像的。 <text:line-break/><text:line-break/>你是否能想像有那麼一天，西方人決定不再授權給中國人聆聽所謂全人類遺產的古典音樂? 聽起來很好笑是嗎? 我是完全能夠想像的。 <text:line-break/><text:line-break/>中國可以因認定 Google 和臉書危害國家安全 (這是事實) 而禁用它們，西方同樣也能用相同的理由反向禁止特定的人群使用。 <text:line-break/><text:line-break/>我對西方真的已經毫無敬意，西方如今各種赤裸裸的卑鄙野蠻面目，實在醜陋。</text:p>
      <text:p text:style-name="P2">五元   |  2022.03.23 13:13   |   <text:a xlink:type="simple" xlink:href="http://palinfo.habago.org/Entry?Command=Information_PrintForum&amp;iPage=1#FORUM42127"><text:span text:style-name="T1">#</text:span></text:a></text:p>
      <text:p text:style-name="P3">to 怡靜 <text:line-break/><text:line-break/>這張圖真的會讓人生理不適, <text:line-break/>這幾個人好話說盡,壞事做絕, <text:line-break/>總歸一句話....噁心</text:p>
      <text:p text:style-name="P2">怡靜   |  2022.03.23 10:05   |   <text:a xlink:type="simple" xlink:href="http://palinfo.habago.org/Entry?Command=Information_PrintForum&amp;iPage=1#FORUM42126"><text:span text:style-name="T1">#</text:span></text:a></text:p>
      <text:p text:style-name="P3">每日一圖 <text:line-break/><text:line-break/><text:a xlink:type="simple" xlink:href="http://shorturl.at/fntBW"><text:span text:style-name="T2">shorturl.at/fntBW</text:span></text:a><text:s/><text:line-break/><text:line-break/>10場戰爭，6百萬生靈塗炭，1座諾貝爾和平獎， <text:line-break/>沒有任何制裁。</text:p>
      <text:p text:style-name="P2">孫從輔   |  2022.03.23 02:15   |   <text:a xlink:type="simple" xlink:href="http://palinfo.habago.org/Entry?Command=Information_PrintForum&amp;iPage=1#FORUM42125"><text:span text:style-name="T1">#</text:span></text:a></text:p>
      <text:p text:style-name="P4">俄羅斯從開始到現在都強調其軍事行動不針對平民，從沒有改口。倒是西方的制裁行動，從開始到現在完全不提不針對平民。以西方宣傳機器的慣性，有1%的人道考量就能將自己吹噓成100%的救世主。他們不針對此點做文章，表示他們的制裁就是針對俄羅斯平民的報復行動，並且不惜把其它國家的平民拉下水。這麼明顯的事實擺在眼前，誰是壓迫者，誰是反抗者，還不一目瞭然嗎？</text:p>
      <text:p text:style-name="P2">陳真   |  2022.03.22 17:54   |   <text:a xlink:type="simple" xlink:href="http://palinfo.habago.org/Entry?Command=Information_PrintForum&amp;iPage=1#FORUM42124"><text:span text:style-name="T1">#</text:span></text:a></text:p>
      <text:p text:style-name="P3">謝謝亦鳴，我再找時間修改一下這篇訪談，再把它貼到首頁。 <text:line-break/><text:line-break/>普京的幾篇聲明我也會找時間整理，那將會是重要的歷史文件，也許開展了一個新時代。 <text:line-break/><text:line-break/>來到我這年紀，以為再工作個十多年就能退休，打算四處遊山玩水，沒想到卻面臨戰亂凶險，很可能將會淪為難民。很多專業人士，包括律師、會計師、教授與醫師等等，因為戰爭或政治動亂，流亡國外成為境外難民，被迫淪為洗碗掃地的低階勞工，才能勉強活下去，一家難以溫飽。 <text:line-break/><text:line-break/>更可悲的是我的兩個小女兒那樣年紀的五、六歲小孩，或是更小的小小孩，他們的童年蒙塵，竟遇上人為惡搞的生化武器疫情， 學習經常中斷，行動受限，每天戴著口罩，不見人臉，不見歡顏，人與人之間更是保持一個警戒距離。 <text:line-break/><text:line-break/>將來，橫在他們面前的境遇，更是可怕，帝國主義肆虐全球，很可能連一條小命都難保，無數人得淪為戰爭亡魂，或死或殘。 <text:line-break/><text:line-break/>也許最好命的是三十年後、也就是2050年之後才出生的那一代，他們很可能將會在廢墟中迎來一個新時代，一個由中國帶頭向前、不再信奉帝國主義，不再訴諸侵略與屠殺，揚棄嗜血的國家恐怖主義、信仰和平共榮人類命運共同體的繁華新世紀。而這項成就，恐怕得由現存於地球上的這幾代人來共同付出血肉代價。</text:p>
      <text:p text:style-name="P2">陳真   |  2022.03.22 13:33   |   <text:a xlink:type="simple" xlink:href="http://palinfo.habago.org/Entry?Command=Information_PrintForum&amp;iPage=1#FORUM42123"><text:span text:style-name="T1">#</text:span></text:a></text:p>
      <text:p text:style-name="P4">以筆為鑰，打開籠牢 <text:line-break/><text:line-break/>陳真 <text:line-break/><text:line-break/>2022.03.22 <text:line-break/><text:line-break/><text:line-break/>謝謝亦鳴提供的訪談資料。全部看完了，講得很好。 <text:line-break/><text:line-break/>在一個大概的基礎上理解俄烏與美國及歐洲等等這些問題，其實並不困難，就看你願不願意理解而已。今天，你可以自欺欺人地說我們所言（例如巴勒網）偏袒了誰（這當然不是事實），故而拒絕相信真相，而仍自願一頭栽進荒謬透頂無恥下流的西方彌天大謊之中。但是，對於來自西方內部甚至主其事者的說法，總該讓腦殘們稍微有點醒悟吧？ <text:line-break/><text:line-break/>俄烏與西方的這些問題裡頭，並沒有任何過於艱澀隱蔽的政治內幕陰謀，有的其實只是顯而易見的陽謀與赤裸裸的侵略、擴張與屠殺，而俄國才是被動做出反應的受害一方。但是，整個世界的媒體卻完全操控在美國這些長年在世界各地製造顛覆動亂、不斷發動侵略戰爭屠殺數千萬平民百姓的極少數人手裡。 <text:line-break/><text:line-break/>就如阿桑吉及羅素所說，無知是這個世界最大的敵人，當媒體完全被徹底操控，完全顛倒是非善惡，飽受洗腦與思想荼毒的人們，如何可能對事情做出正確的判斷與決定？反倒是為虎作倀傷害公義，危害自身而不自知。 <text:line-break/><text:line-break/>我們手無寸鐵，無法跟這群帝國主義法西斯血腥人渣對抗，唯一能做的就是以筆為鑰，打開人們思想的籠牢。 <text:line-break/><text:line-break/>大約是31年前，亦即1991年，我母親因為我而驟然過世的那一年，我參與創立國際特赦組織（AI）的台灣分會（這組織後來早已被人渣黨把持充當無恥的政治走狗），我和學姐一起翻譯了一篇文章登在AI的刊物上。我給那篇文章取了個標題就是：“以筆為鑰，打開籠牢”。 <text:line-break/><text:line-break/>幾十年來，我們所做的，無非就是如此，在一片黑暗與扭曲、囚禁世人、囚禁思想與真理的監牢中，企圖鑿開銅牆鐵壁，引進一點光芒。 <text:line-break/><text:line-break/>我常想起陳凱歌的電影中，梅蘭芳故意蓄鬍拒絕為日軍演出，梅蘭芳說，“我能做的，也就只是這樣了”。 <text:line-break/><text:line-break/>跟他一樣，我並不看重自己所為，總覺得我知道得太多，卻做得太少，如此微不足道，常為此感到懊惱自責，甚至感覺很窩囊。可是，我想，依我微薄的能力和處境，也許我能做的，也就只是這樣了。希望有一天，當各種條件允許，我能做得更多。</text:p>
      <text:p text:style-name="P2">蔡亦鸣   |  2022.03.22 12:47   |   <text:a xlink:type="simple" xlink:href="http://palinfo.habago.org/Entry?Command=Information_PrintForum&amp;iPage=1#FORUM42122"><text:span text:style-name="T1">#</text:span></text:a></text:p>
      <text:p text:style-name="P3">巴勒网的诸位有谁能抽空重新校对和润色一下吗。 <text:line-break/><text:line-break/>陈真说的笔误羞煞我也，我根本不懂英文，只是根据不同的翻译软件对比来猜测原文意思。</text:p>
      <text:p text:style-name="P2">陳真   |  2022.03.22 12:27   |   <text:a xlink:type="simple" xlink:href="http://palinfo.habago.org/Entry?Command=Information_PrintForum&amp;iPage=1#FORUM42121"><text:span text:style-name="T1">#</text:span></text:a></text:p>
      <text:p text:style-name="P4">你有筆誤，應是“去納粹化”。</text:p>
      <text:p text:style-name="P2">蔡亦鸣   |  2022.03.22 12:26   |   <text:a xlink:type="simple" xlink:href="http://palinfo.habago.org/Entry?Command=Information_PrintForum&amp;iPage=1#FORUM42120"><text:span text:style-name="T1">#</text:span></text:a></text:p>
      <text:p text:style-name="P3">但他不仅帮助各共和国，还攻击了整个乌克兰？ <text:line-break/><text:line-break/>普京有两个选择：第一，简单地帮助讲俄语的顿巴斯地区对抗乌克兰的军事攻势；第二，对乌克兰进行更深入的攻击，使其军事能力失效。他还考虑到，无论他做什么，制裁都会雨过天晴。这就是为什么他明确选择了最大的变种；然而必须指出，普京从未说过他想接管乌克兰。他的目标很明确：非军事化和非纳粹化。 <text:line-break/><text:line-break/>这段应是 他还考虑到，无论他做什么，制裁都会如雨点般落下。</text:p>
      <text:p text:style-name="P2">蔡亦鸣   |  2022.03.22 12:13   |   <text:a xlink:type="simple" xlink:href="http://palinfo.habago.org/Entry?Command=Information_PrintForum&amp;iPage=1#FORUM42119"><text:span text:style-name="T1">#</text:span></text:a></text:p>
      <text:p text:style-name="P3">俄罗斯的做法是什么？ <text:line-break/><text:line-break/>这是完全不同的。他们已经明确宣布了他们的目标。他们想要 "非军事化 "和 "非犹太化"。如果你诚实地关注局势，这正是他们正在做的事情。当然，战争就是战争，令人遗憾的是，在这个过程中总会有人死亡，但看看数字是怎么说的也很有意思。周五（3月4日），联合国报告说有265名乌克兰平民死亡。晚上，俄罗斯国防部称死亡士兵人数为498人。这意味着，俄罗斯军队的受害者多于乌克兰方面的平民。如果你现在将其与伊拉克或利比亚进行比较，那么它与西方的战争正好相反。 <text:line-break/><text:line-break/>机器翻译终极是机器，这一段应该是他们想要 "非军事化 "和 "非纳粹化"。 </text:p>
      <text:p text:style-name="P2">蔡亦鸣   |  2022.03.22 12:09   |   <text:a xlink:type="simple" xlink:href="http://palinfo.habago.org/Entry?Command=Information_PrintForum&amp;iPage=1#FORUM42118"><text:span text:style-name="T1">#</text:span></text:a></text:p>
      <text:p text:style-name="P4"><text:a xlink:type="simple" xlink:href="https://zeitgeschehen-im-fokus.ch/en/newspaper-ausgabe-en/article-translated-in-english.html#article_1319"><text:span text:style-name="T2">https://zeitgeschehen-im-fokus.ch/en/newspaper-ausgabe-en/article-translated-in-english.html#article_1319</text:span></text:a><text:s/><text:line-break/><text:line-break/>使用deepl电脑翻译 <text:line-break/><text:line-break/>"美国的政策一直是阻止德国和俄罗斯进行更紧密的合作" <text:line-break/>乌克兰战争的历史、政治和经济背景 <text:line-break/>对雅克-鲍德的采访*。 <text:line-break/><text:line-break/>*雅克-鲍德拥有日内瓦国际关系研究生院的计量经济学硕士学位和国际安全研究生学位，曾在瑞士军队中担任上校。他曾为瑞士战略情报局工作，并在卢旺达战争期间担任东扎伊尔难民营安全问题顾问（联合国难民署-扎伊尔/刚果，1995-1996）。他曾在纽约的联合国维和部（DPKO）工作（1997-99年），在日内瓦创建了国际人道主义排雷中心（CIGHD）和排雷行动信息管理系统（IMSMA）。他为在联合国和平行动中引入情报概念做出了贡献，并在苏丹领导了第一个综合的联合国特派团联合分析中心（JMAC）（2005-06）。他曾担任纽约联合国维持和平行动部和平政策和理论司司长（2009-11年）和联合国安全部门改革和法治专家组组长，曾在北约工作，并著有多本关于情报、非对称战争、恐怖主义和虚假信息的书籍。 <text:line-break/><text:line-break/>Zeitgeschehen im Fokus:鲍德先生，你了解现在发生战争的地区。你从过去的几天里得出了什么结论，怎么会变成这样？ <text:line-break/><text:line-break/>雅克-鲍德。我对我们谈论的这个地区相当了解。我曾在FDFA[瑞士联邦外交部]工作，并代表它被借调到北约五年，领导打击小武器扩散的工作。2014年后，我为乌克兰的项目做出了贡献。此外，由于我以前从事战略情报工作，我对俄罗斯、北约、乌克兰和相关环境非常了解。我讲俄语，可以接触到西方人很少看的文件。 <text:line-break/><text:line-break/>你是乌克兰境内及周边局势的专家。你的专业活动把你带到了当前的危机地区。您如何看待正在发生的事情？ <text:line-break/><text:line-break/>这很疯狂，我们甚至可以说有一种真正的歇斯底里。令我震惊的是，也是令我非常困扰的是，没有人问俄罗斯人为什么要发起行动的问题。没有人想鼓吹战争，当然我也不想。但作为在纽约的联合国维持和平行动部两年的 "政策和理论 "的前负责人，我总是问自己这个问题。我们是如何走到发动战争这一步的？ <text:line-break/><text:line-break/>你在那里的任务是什么？ <text:line-break/><text:line-break/>这是为了了解战争是如何发生的，哪些因素会导致和平，以及可以做些什么来避免伤亡或如何防止战争。如果你不了解战争是如何发生的，那么你就无法找到解决办法。我们正是处于这种情况。每个国家都在对俄罗斯实施自己的制裁，而我们很清楚，这将毫无进展。特别让我震惊的是法国经济部长的声明，他们想摧毁俄罗斯的经济，目的是让俄罗斯人民受苦。这样的声明是令人愤慨的。 <text:line-break/><text:line-break/>【俄罗斯的非军事化和非纳粹化目标】 <text:line-break/><text:line-break/>您如何评价俄罗斯的攻势？ <text:line-break/><text:line-break/>攻击另一个国家是违反国际法原则的。但是，我们也应该考虑这样一个决定的背景。首先，必须明确的是，普京既不是疯子，也没有与现实脱节。他是一个非常有条理和系统的人，换句话说，是非常俄罗斯的人。我相信，他知道他在乌克兰行动的后果。他评估--显然是正确的--无论他是为保护顿巴斯居民而开展 "小规模 "行动，还是为俄罗斯和顿巴斯居民的国家利益而开展 "大规模 "行动，其后果都是一样的。于是他选择了最大限度的解决方案。 <text:line-break/><text:line-break/>你认为他的目标是什么？ <text:line-break/><text:line-break/>这当然不是针对乌克兰民众的。普京已经反复说过这一点。你也可以从事实中看到这一点。俄罗斯仍在向乌克兰供应天然气。俄罗斯人并没有停止。他们没有关闭互联网。他们没有破坏发电厂和供水。当然，这些服务在战斗地区可能已经停止。但你看到了与美国人非常不同的做法，例如，在前南斯拉夫、伊拉克甚至利比亚。当西方国家攻击他们时，他们首先摧毁了电力和水的供应以及整个基础设施。 <text:line-break/><text:line-break/>为什么西方会有这样的行为？ <text:line-break/><text:line-break/>西方的方法--从作战理论的角度看这一点也很有意思--是基于这样的想法：如果你摧毁了基础设施，民众就会反抗不受欢迎的独裁者，而你将以这种方式摆脱他。这也是第二次世界大战期间的策略，当时德国的科隆、柏林、汉堡、德累斯顿等城市被轰炸。他们直接针对平民人口，这样就会有起义。政府通过起义失去了权力，而你在不危及自己军队的情况下赢得了战争。这就是理论。 <text:line-break/><text:line-break/>俄罗斯的做法是什么？ <text:line-break/><text:line-break/>这是完全不同的。他们已经明确宣布了他们的目标。他们想要 "非军事化 "和 "非犹太化"。如果你诚实地关注局势，这正是他们正在做的事情。当然，战争就是战争，令人遗憾的是，在这个过程中总会有人死亡，但看看数字是怎么说的也很有意思。周五（3月4日），联合国报告说有265名乌克兰平民死亡。晚上，俄罗斯国防部称死亡士兵人数为498人。这意味着，俄罗斯军队的受害者多于乌克兰方面的平民。如果你现在将其与伊拉克或利比亚进行比较，那么它与西方的战争正好相反。 <text:line-break/><text:line-break/>它是否与西方代表的方式相矛盾？ <text:line-break/><text:line-break/>是的，我们的媒体声称，俄罗斯人想要摧毁一切，但这显然不是事实。我还对我们的媒体描绘普京突然决定攻击和征服乌克兰的方式感到不安。美国警告了几个月，说会有一场突袭，但什么都没有发生。顺便说一句，情报部门和乌克兰领导人一再否认美国的这种警告。如果你仔细看一下军事报告和地面上的准备工作，你可以很清楚地看到。普京在2月中旬之前都没有进攻乌克兰的打算。 <text:line-break/><text:line-break/>为什么会发生这种变化？发生了什么？ <text:line-break/><text:line-break/>你必须先知道一些事情，否则你就不会明白。2021年3月24日，乌克兰总统泽伦斯基发布总统令，收复克里米亚。然后他开始将乌克兰军队向南和向东南移动，向顿巴斯移动。因此，一年来，我们在乌克兰南部边境的军队长期集结。这就解释了为什么在2月底，俄乌边境没有乌克兰军队。泽伦斯基一直声称，俄罗斯人不会攻击乌克兰。乌克兰国防部长也一再确认这一点。同样，乌克兰安全委员会负责人在12月和1月确认，没有迹象表明俄罗斯会攻击乌克兰。 <text:line-break/><text:line-break/>这是个骗局吗？ <text:line-break/><text:line-break/>不，他们说了好几次，我相信普京，他也多次说过，顺便说一下，他不想进攻。很明显，有来自美国的压力。 <text:line-break/>美国对乌克兰本身没有什么兴趣。此时，他们想加大对德国的压力，让其关闭北溪二期。他们希望乌克兰向俄罗斯挑衅，如果俄罗斯做出反应，北溪二期就会被搁置。在奥拉夫-肖尔茨访问华盛顿时，曾暗指这样的情景，而肖尔茨显然不想与之为伍。这不仅仅是我的观点，也有美国人这样理解。目标是北溪二号，大家不要忘记，北溪二号是应德国人的要求建造的。从根本上说，它是一个德国项目。因为德国需要更多的天然气来实现其能源和气候目标。 <text:line-break/><text:line-break/>【"在一场核战争中，欧洲将成为战场"】 <text:line-break/><text:line-break/>美国为什么要推动这个？ <text:line-break/><text:line-break/>自第二次世界大战以来，美国的政策一直是阻止德国和俄罗斯或苏联更紧密地合作。尽管德国人在历史上对俄罗斯人有一种恐惧。但这是欧洲的两个最大的大国。历史上，德国和俄罗斯之间一直存在着经济关系。美国一直试图阻止这一点。人们不应忘记，在核战争中，欧洲将是战场。这意味着，在这种情况下，欧洲和美国的利益不一定相同。这就解释了为什么在1980年代，苏联支持德国的和平主义运动。德国和俄罗斯之间更紧密的关系将使美国的核战略失去作用。 <text:line-break/><text:line-break/>美国一直在批评能源依赖性？ <text:line-break/><text:line-break/>具有讽刺意味的是，美国批评德国或欧洲对俄罗斯的能源依赖。俄罗斯是美国的第二大石油供应国。美国主要从加拿大购买石油，然后从俄罗斯购买，其次是墨西哥和沙特阿拉伯。这意味着美国对俄罗斯有依赖性。例如，在火箭发动机方面也是如此。这并不困扰美国。但是，欧洲人依赖俄罗斯，确实让美国感到困扰。 <text:line-break/>在冷战期间，俄罗斯，也就是苏联，总是履行所有的天然气合同。俄罗斯在这方面的思维方式与瑞士人非常相似。俄罗斯有一种守法的心态；它觉得受到规则的约束，非常像瑞士。这并不意味着他们没有情感，但当规则适用时，你会按规则行事。在冷战时期，苏联从未将贸易和政治联系起来。在这方面，与乌克兰有关的争端主要是政治性的。 <text:line-break/><text:line-break/>布热津斯基关于乌克兰是支配亚洲的关键的理论在这里也起了作用？ <text:line-break/><text:line-break/>布热津斯基当然是一个伟大的思想家，并且仍然影响着美国的战略思维。但我不认为这一方面是这次特定危机的关键。乌克兰当然很重要。但谁主宰或控制乌克兰的问题并不是这里的主要问题。俄罗斯人的目的不是要控制乌克兰。乌克兰问题对俄罗斯来说，就像对其他国家一样，是一个战略问题。 <text:line-break/><text:line-break/>那是什么意思？ <text:line-break/><text:line-break/>在目前到处举行的整个讨论中，关键的事情被忽略了。当然，人们在谈论核武器，但这就像在电影中一样。现实却有些不同。俄罗斯人希望北约和俄罗斯之间有一段距离。北约的核心要素是美国的核力量。这就是北约的本质。当我在北约工作时，延斯-斯托尔滕贝格--他当时是我的老板--经常说。"北约是一个核大国"。今天，美国在波兰和罗马尼亚部署了导弹系统，其中包括MK-41发射器系统。 <text:line-break/><text:line-break/>这些是防御性武器吗？ <text:line-break/><text:line-break/>当然，美国说它们是纯防御性的。你确实可以从这些发射器发射反弹道导弹。但你也可以用同样的系统发射核导弹。这些坡道离莫斯科只有几分钟的路程。如果在欧洲紧张局势加剧的情况下，俄罗斯人通过卫星图像或情报探测到这些发射台周围的活动，表明正在准备发射，他们会等到核导弹可能向莫斯科发射吗？ <text:line-break/><text:line-break/>可能不会... <text:line-break/><text:line-break/>...当然不会。他们会立即发动先发制人的打击。美国退出《反弹道导弹条约》[Anti-Ballistic Missile Treaty]后，整个局势升级了。根据《反弹道导弹条约》，他们不能在欧洲部署这种系统。这个想法正是为了在发生对抗的情况下保持一定的反应时间。这是因为错误可能发生。 <text:line-break/>我们在冷战期间有类似的东西。核导弹之间的距离越大，你就有越多的时间做出反应。如果导弹部署在离俄罗斯领土太近的地方，在受到攻击时就没有时间作出反应，你就有可能更快地陷入全面核战争。这影响到所有邻国。俄罗斯人意识到了这一点，这就是他们创建华沙条约的原因。 <text:line-break/><text:line-break/>【核武器的重要性正在增加】 <text:line-break/><text:line-break/>首先是北约... <text:line-break/><text:line-break/>北约成立于1949年，华沙条约组织仅在6年后成立。其原因是联邦德国的重新武装以及它在1955年加入北约。如果你看一下1949年的地图，你可以看到北约的核大国和苏联之间有非常大的差距。当北约通过包括德国在内的方式向俄罗斯边境移动时，俄罗斯的反应是建立了华沙条约组织。当时，东欧国家已经全部是共产主义，并被自己的共产党严格控制。几乎比苏联本身还要糟糕。苏联希望在它周围有一个安全地带，所以它创建了华沙条约组织。它想保持一个 "冰原"，以便它可以尽可能长时间地发动常规战争。这就是它的想法：尽可能长时间地留在常规战争中，避免直接进入核战争。 <text:line-break/><text:line-break/>今天仍然是这样吗？ <text:line-break/><text:line-break/>冷战结束后，核战略在某种程度上被遗忘。安全不再是核武器的问题。伊拉克战争、阿富汗战争都是使用常规武器的战争，核问题在某种程度上已经远离了人们的视线。但俄罗斯人并没有忘记这一点。他们的思维非常具有战略性。当时，我参观了莫斯科的伏罗希洛夫总参谋部学院。在那里你可以看到人们如何思考。他们从战略上思考，在战争时期应该如何思考。 <text:line-break/><text:line-break/>今天你能看到这一点吗？ <text:line-break/><text:line-break/>今天你可以非常清楚地看到这一点。普京的人从战略上思考。俄罗斯人有战略思维，有行动思维，也有战术思维。西方国家，正如我们在阿富汗或伊拉克看到的，没有战略。这正是法国人在马里遇到的问题。马里现在已经要求他们离开这个国家，因为法国人在没有战略和战略目标的情况下杀人。俄罗斯人则完全不同，他们有战略思维。他们有一个目标。普京也是如此。 <text:line-break/><text:line-break/>在我们的媒体上一再报道，普京已经将核武器带入了游戏。你也听说了吗？ <text:line-break/><text:line-break/>是的，弗拉基米尔-普京在2月27日将其核力量置于一级警戒状态。但这只是故事的一半。2月11日至12日，安全会议在慕尼黑举行。泽伦斯基在那里。他表示，他想获得核武器。这被解释为一种潜在的威胁，克里姆林宫亮起了红灯。为了理解这一点，我们必须提醒1994年的《布达佩斯协议》。那是关于销毁前苏联各共和国领土上的核导弹，从而使俄罗斯成为唯一的核国家。乌克兰也把核武器交给了俄罗斯，而俄罗斯则保证其边界的不可侵犯性作为回报。当克里米亚在2014年回到俄罗斯时，乌克兰说它也不会再遵守1994年的协议。 <text:line-break/><text:line-break/>回到核武器上。普京到底说了什么？ <text:line-break/><text:line-break/>如果泽伦斯基想拿回核武器，这对普京来说肯定是不能接受的。如果你的核武器就在边境上，那么预警时间就会非常少。在马克龙访问后的新闻发布会上，和普京明确表示，如果北约和俄罗斯之间的距离太小，这可能会在无意中导致复杂化。但决定性的因素是在针对乌克兰的行动开始时，法国外长威胁普京，宣布北约是一个核国家。普京对此的反应是提高了其核力量的警戒级别。当然，我们的媒体并没有提到这一点。普京是一个现实主义者；他脚踏实地，目的明确。 <text:line-break/><text:line-break/>是什么促使普京现在进行军事干预？ <text:line-break/><text:line-break/>2021年3月24日，泽伦斯基发布总统令，用武力重新征服克里米亚。他开始准备这样做。这是否是他的真实意图或只是一个政治花招，我们不得而知。然而，我们看到的是，他在顿巴斯地区和南部的克里米亚地区大规模加强了乌克兰军队。当然，俄罗斯人已经注意到了这一点。与此同时，北约在4月份在波罗的海和黑海之间进行了大规模的演习。这可以理解为促使俄罗斯人做出反应。他们在南部军区举行了演习，以展示旗帜。此后事情趋于平静，9月，俄罗斯举行了计划已久的 "Zapad 21 "演习。这些演习每四年进行一次。在演习结束时，一些部队仍留在白俄罗斯附近。这些是东部军区的部队。留在那里的大部分装备是为今年年初与白俄罗斯计划进行的大型演习而保留的。 <text:line-break/><text:line-break/>西方国家对此有何反应？ <text:line-break/><text:line-break/>欧洲，特别是美国将此解释为加强了对乌克兰的进攻能力。独立军事专家，但也是乌克兰安全委员会的负责人说，当时没有进行战争准备。俄罗斯在10月留下的装备显然不是为了进攻性行动。然而，所谓的西方军事专家，特别是法国的军事专家，立即将此解释为战争准备，并开始指定普京为疯狂独裁者。从2021年10月底到今年年初，局势就是这样演变的。美国和乌克兰在这个问题上的沟通方式是非常矛盾的。一个警告说有进攻计划，而另一个则否认。这是一个永久性的来回。 <text:line-break/><text:line-break/>欧安组织报告称乌克兰在2月份对卢甘斯克和顿涅茨克人民共和国进行了猛烈炮击 <text:line-break/><text:line-break/>2月份发生了什么？ <text:line-break/><text:line-break/>在1月底，情况似乎有所发展。看起来美国与泽伦斯基进行了交谈，并且可以观察到轻微的变化。从2月初开始，美国谈论俄罗斯即将发动的攻击，并开始散布攻击方案。安东尼-布林肯在联合国安理会上介绍了根据美国情报，俄罗斯的攻击将如何展开。这让人想起了2002/2003年攻击伊拉克之前的情况。在那里，情况据称也是以情报分析为基础的。当时的情况也不是这样。当时，中情局并不相信伊拉克存在大规模杀伤性武器。因此，唐纳德-拉姆斯菲尔德没有依靠中央情报局，而是依靠国防部内的一个小型机密小组，该小组是专门为规避中央情报局的分析而设立的。 <text:line-break/><text:line-break/>今天的信息是从哪里来的？ <text:line-break/><text:line-break/>在乌克兰问题上，布林肯也做了完全相同的事情。人们可以注意到，在俄罗斯攻势之前的整个讨论中，完全没有中情局和西方情报机构的身影。布林肯告诉我们的一切都来自于他自己在部门内成立的 "老虎小组"。提交给我们的这些方案并不是来自于情报分析，而是来自于自称是专家的人，他们编造了一个带有政治目的的方案。俄罗斯人即将发动袭击的谣言就是这样诞生的。因此，2月16日，乔-拜登说他知道俄罗斯人即将发动攻击。但当被问及他是如何知道的时，他回答说美国有良好的情报能力，而没有提到中央情报局或国家情报局。 <text:line-break/><text:line-break/>那么，2月16日是否发生了什么？ <text:line-break/><text:line-break/>当天，乌克兰军队沿停火线，即所谓的 "接触线 "违反停火的情况极端增加。在过去的八年里，一直都有违反行为，但从2月12日开始，违反行为极端增加，包括爆炸，特别是在顿涅茨克和卢甘斯克地区。我们知道这一点，因为欧安组织驻顿巴斯特派团报告了这一点。这些报告可以在欧安组织的 "每日报告 "中看到。 <text:line-break/><text:line-break/>乌克兰军队的目标是什么？ <text:line-break/><text:line-break/>这当然是对顿巴斯的攻势的最初阶段。当炮火加剧时，两个共和国的当局开始将平民疏散到俄罗斯。在一次采访中，谢尔盖-拉夫罗夫提到超过10万名难民。在俄罗斯，这被认为是即将开展大规模行动的迹象。 <text:line-break/><text:line-break/>其后果是什么？ <text:line-break/><text:line-break/>乌克兰军队的这一行动实际上触发了一切。在这一点上，普京很清楚，乌克兰将对这两个共和国发动进攻。2月15日，俄罗斯议会，即杜马，通过了一项决议，提议承认他们的独立。起初普京没有反应，但随着攻击的加剧，他在2月21日决定对议会的要求作出积极回应。 <text:line-break/><text:line-break/>【乌克兰右翼极端主义的根源】 <text:line-break/><text:line-break/>普京为什么要采取这一步骤？ <text:line-break/><text:line-break/>在这种情况下，他没有什么选择，只能这样做，因为如果他不采取任何措施保护顿巴斯的俄语人口，俄罗斯民众不会理解。对普京来说，很清楚的是，无论他的反应和干预只是为了帮助各共和国，还是为了入侵乌克兰，西方在任何情况下都会以大规模制裁作为反应。因此，作为第一步，他承认了这两个共和国的独立。然后，在同一天，他与这两个共和国分别缔结了友好合作条约。从那时起，他可以援引《联合国宪章》第51条，允许他在集体防卫和自卫的框架内进行干预，协助这两个共和国。因此，他为其军事干预建立了法律基础。 <text:line-break/><text:line-break/>但他不仅帮助各共和国，还攻击了整个乌克兰？ <text:line-break/><text:line-break/>普京有两个选择：第一，简单地帮助讲俄语的顿巴斯地区对抗乌克兰的军事攻势；第二，对乌克兰进行更深入的攻击，使其军事能力失效。他还考虑到，无论他做什么，制裁都会雨过天晴。这就是为什么他明确选择了最大的变种；然而必须指出，普京从未说过他想接管乌克兰。他的目标很明确：非军事化和非纳粹化。 <text:line-break/><text:line-break/>这些目标的背景是什么？ <text:line-break/><text:line-break/>非军事化是可以理解的，因为乌克兰在南部、顿巴斯和克里米亚之间聚集了全部军队。一个快速的行动将使其能够包围这些部队。这就是所发生的事情，乌克兰军队的很大一部分目前被包围在顿巴斯地区的一个大锅里，在斯拉维扬斯克、克拉马托尔斯克和塞维罗多涅茨克之间。俄国人已经将其包围，并正在将其消灭。剩下的就是所谓的非军事化。当俄罗斯人这样说时，这并不是一句空话。为了弥补乌克兰军队的不可靠，自2014年以来发展了强大的准军事部队，包括，例如，著名的亚速团。但还有很多。有大量这样的团体在乌克兰人的指挥下，但并非完全由乌克兰人组成。例如，亚速团由19个民族组成，包括法国人，甚至瑞士人等。这是一个真正的外国军团。据路透社报道，这些极右翼团体总共有大约10万名战士。 <text:line-break/><text:line-break/>为什么有这么多的准军事组织？ <text:line-break/><text:line-break/>2015/2016年，我和北约一起在乌克兰。乌克兰有一个大问题，他们正在耗尽士兵，因为乌克兰军队有很多因非战斗行动而死亡的人。他们有很多人死于自杀和酗酒问题。他们在寻找新兵方面遇到了困难。由于我在联合国的经验，我被要求提供帮助。因此，我去了乌克兰几次。主要的一点是，军队在民众中没有信誉，在军队内部也没有信誉。这就是为什么乌克兰越来越鼓励和发展准军事部队。他们是由右翼极端主义驱动的狂热分子。 <text:line-break/><text:line-break/>右翼极端主义从何而来？ <text:line-break/><text:line-break/>它的起源可以追溯到20世纪30年代。在被称为 "大饥荒 "的极端饥荒年代，出现了对苏维埃政权的抵抗。为了资助苏联的现代化建设，斯大林没收了收成，造成前所未有的饥荒。NKVD，即克格勃的前身（同时也是内务部和安全机构），执行了这一政策。NKVD是以领土为基础组织的，在乌克兰，有许多犹太人担任高级指挥职务。结果，一切都变得有点混乱：对共产党人的仇恨、对俄罗斯人的仇恨和对犹太人的仇恨。第一个极右翼团体可以追溯到这个时期，而且它们仍然存在。二战期间，德国人需要这些团体，如斯捷潘-班德拉的OUN、乌克兰起义军等，在苏联后方作战。当时，第三帝国的部队被视为解放者，如1943年从苏联人手中解放哈尔科夫的党卫军第二装甲师 "Das Reich"，至今仍在乌克兰受到庆祝。这种极右翼抵抗的地理中心在利沃夫，即今天的利沃夫，位于加利西亚。这个地区甚至有它 "自己的 "第14装甲掷弹兵师SS "Galizien"，一个完全由乌克兰人组成的党卫军师。 <text:line-break/><text:line-break/>OUN在第二次世界大战期间成立，并在苏联时期幸存下来？ <text:line-break/><text:line-break/>第二次世界大战后，敌人是苏联。苏联在战争期间没有成功地完全消灭这些反苏运动。美国、法国和英国意识到OUN可能是有用的，并支持它以破坏和武器对抗苏联。直到20世纪60年代初，乌克兰叛乱分子一直得到西方国家通过秘密行动的支持，如 "空气动力"、"宝贵"、"米诺斯"、"卡帕乔 "和其他。从那时起，乌克兰一直与西方和北约保持着密切的关系。今天，正是由于乌克兰军队的软弱，才导致了对狂热部队的使用。我认为，新纳粹这个词并不完全准确。他们有非常相似的想法，他们带着他们的符号，他们是暴力和反犹太主义的，但他们并没有真正受到一种学说或政治项目的指导。 <text:line-break/>2014年后，为安抚乌克兰局势达成了两项协议。在目前的争端背景下，这些协议的意义何在？ <text:line-break/>是的，这一点很重要，因为不遵守这两项协议基本上导致了今天的战争。自2014年以来，据说有一个解决冲突的办法，即明斯克协议。到2014年9月，很明显，乌克兰军方无法管理冲突，尽管它得到了北约的建议。它经常失败。这就是为什么它不得不在2014年9月承诺执行明斯克一号协议。这是乌克兰政府与顿涅茨克和卢甘斯克两个自封的共和国的代表之间的协议，有欧洲和俄罗斯的担保人。 <text:line-break/><text:line-break/>【欧盟和美国的双重性】 <text:line-break/><text:line-break/>这两个共和国的基础是如何形成的？ <text:line-break/><text:line-break/>为了理解，我们需要稍微回顾一下历史。2013年秋天，欧盟希望与乌克兰缔结一项贸易和经济协议。欧盟为乌克兰提供了补贴、出口和进口等方面的发展保障。乌克兰当局希望缔结该协议。但这并不是没有问题的，因为乌克兰的工业和农业在质量和产品方面都是面向俄罗斯的。例如，乌克兰人正在为俄罗斯飞机开发发动机，而不是为欧洲或美国飞机。因此，工业的总体方向是面向东方，而不是西方。就质量而言，乌克兰很难与欧洲市场竞争。因此，当局希望与欧盟合作，同时与俄罗斯保持经济关系。 <text:line-break/><text:line-break/>这有可能吗？ <text:line-break/><text:line-break/>就其本身而言，俄罗斯对乌克兰的计划没有异议。但它也希望保持与乌克兰的经济关系。因此，它建议成立一个三方工作组，制定两个协议：一个是乌克兰和欧盟之间的协议，另一个是乌克兰和俄罗斯之间的协议。其目的是为了涵盖所有各方的利益。但正是欧盟通过巴罗佐要求乌克兰在俄罗斯和欧盟之间做出选择。然后乌克兰要求有时间考虑解决方案，并要求暂停整个进程。此后，欧盟和美国没有公平竞争。 <text:line-break/><text:line-break/>为什么？ <text:line-break/><text:line-break/>西方媒体的标题是。"俄罗斯向乌克兰施压以阻止与欧盟签订条约"。这不是真的。事实并非如此。乌克兰政府继续表现出对与欧盟签订条约的兴趣，但只是希望有更多的时间来思考和考虑解决这一复杂情况。但欧洲媒体并没有这样说。接下来的几天，来自该国西部的右翼极端分子出现在基辅的Maidan上。在西方国家的批准和支持下，那里发生的一切确实很可怕。但在这里详细说明一切将超出我们的范围。 <text:line-break/><text:line-break/>民选总统亚努科维奇被推翻后发生了什么？ <text:line-break/><text:line-break/>从民族主义极右政变中产生的新的临时政府，作为其第一个正式行为，立即改变了关于乌克兰官方语言的法律。这表明，政变与民主无关，而是组织起义的极端民族主义者的产物。这一法律变化在讲俄语的地区引发了一场风暴。在南部俄语区的所有城市，敖德萨、马里乌波尔、顿涅茨克、卢甘斯克、克里米亚等地都组织了大规模的示威活动。乌克兰当局以一种非常大规模和野蛮的方式作出反应，召集军队。敖德萨、哈尔科夫、第聂伯罗彼得罗夫斯克、卢甘斯克和顿涅茨克短暂宣布成立自治共和国。他们以极端残酷的方式进行了斗争，最终留下了两个。顿涅茨克和卢甘斯克宣布了自己的自治共和国。 <text:line-break/><text:line-break/>他们是如何使自己的身份合法化的？ <text:line-break/><text:line-break/>他们在2014年5月举行了公民投票，以获得自治权，这非常非常重要。如果你看看我们的媒体在过去几个月里，他们只谈论 "分离主义者"。但这八年来完全是个谎言：他们总是谈论分离主义者，但这是错误的，因为公投非常清楚地提到了乌克兰内部的自治。这些共和国想要某种瑞士式的解决方案，可以这么说。人民接受自治后，当局要求俄罗斯承认这些共和国，但普京政府拒绝了。 <text:line-break/><text:line-break/>【克里米亚的独立斗争】 <text:line-break/><text:line-break/>克里米亚的发展不也与此有关吗？ <text:line-break/><text:line-break/>我们忘了，克里米亚是独立的，甚至在乌克兰独立之前。1991年1月，当苏联仍然存在的时候，克里米亚举行了全民投票，要求由莫斯科而不是基辅管理。因此，它成为一个自治的苏维埃社会主义共和国。乌克兰直到6个月后的1991年8月才举行自己的独立公投。当时，克里米亚不认为自己是乌克兰的一部分。但乌克兰并没有接受这一点。从1991年到2014年，这两个实体之间的斗争一直在进行。克里米亚有自己的宪法，有自己的当局。1995年，在《布达佩斯备忘录》的鼓励下，乌克兰用特种部队推翻了克里米亚政府并废除了其宪法。但这一点从未被提及，因为它将为当前的发展带来完全不同的启示。 <text:line-break/><text:line-break/>克里米亚的人民想要什么？ <text:line-break/><text:line-break/>事实上，克里米亚人认为自己是独立的。从1995年起，克里米亚由基辅的法令来管理。这与1991年的公投完全相悖，这也解释了为什么克里米亚在2014年非法政变后，新的极端民族主义政府在乌克兰上台后举行了新的公投。其结果与30年前的结果非常相似。公投后，克里米亚要求加入俄罗斯联邦。不是俄罗斯征服了克里米亚，而是人民授权其当局要求俄罗斯接纳他们。1997年，俄罗斯和乌克兰之间还有一个友好条约，乌克兰在其中保证了该国少数民族的文化多样性。2014年2月，当俄语被禁止作为官方语言时，这就违反了这一条约。 <text:line-break/><text:line-break/>现在很明显，那些不知道这一切的人，有可能会误判形势。 <text:line-break/><text:line-break/>回到《明斯克协议》。除了乌克兰和各自治共和国之外，还有担保人，德国和法国站在乌克兰一边，俄罗斯站在自封的各共和国一边。他们在欧安组织的框架内发挥了这个作用。欧盟没有参与，这只是欧安组织的事情。明斯克一号协议签署后，乌克兰立即对这两个自治共和国发起了反恐行动。乌克兰政府完全无视它刚刚签署的协议，开展了这次行动。乌克兰军队在Debaltsevo再次遭受彻底失败。这是一场大败。 <text:line-break/><text:line-break/>这是否也是在北约的支持下发生的？ <text:line-break/><text:line-break/>是的，人们想知道北约军事顾问做了什么，因为叛军的武装力量完全击败了乌克兰军队。 <text:line-break/><text:line-break/>这导致了第二项协议，即2015年2月签署的明斯克协议，该协议是联合国安理会决议的基础。因此，根据国际法，该协议具有约束力，必须予以执行。 <text:line-break/><text:line-break/>这是否也受到了联合国的监督？ <text:line-break/><text:line-break/>没有，没有人关心，除了俄罗斯，没有人要求遵守明斯克二号协议。突然间，只有诺曼底模式的谈论。但这完全没有意义。这个 "格式 "是在2014年6月庆祝D日的时候诞生的。战争的前主角、盟国元首以及德国、乌克兰和其他国家的代表被邀请。在诺曼底模式中，只有国家元首的代表，自治共和国显然没有出席。乌克兰不想与卢甘斯克和顿涅茨克的代表交谈。但如果你读了明斯克协议，乌克兰政府和各共和国之间应该有一个协商，以便修改乌克兰的宪法。所以这是一个乌克兰内部的进程，但这不是乌克兰政府想要的。 <text:line-break/><text:line-break/>但乌克兰人也签署了该协议... <text:line-break/><text:line-break/>...是的，但乌克兰总是想把他们的国内问题归咎于俄罗斯。乌克兰人声称，俄罗斯袭击了乌克兰，这就是问题的根源。但很明显，这是一个国内问题。自2014年以来，欧安组织监察员从未见过俄罗斯的军事单位。两项协议都非常清楚和准确：解决方案必须在乌克兰境内找到。这是一个在国内获得一定自主权的问题，只有乌克兰可以解决这个问题。这与俄罗斯没有关系。 <text:line-break/><text:line-break/>为此，我们需要对宪法进行规定的调整。 <text:line-break/><text:line-break/>是的，没错，但还没有做到。乌克兰在这方面没有采取任何措施。联合国安全理事会的成员也没有对此作出承诺，相反。局势一点也没有改善。 <text:line-break/><text:line-break/>俄罗斯是如何表现的？ <text:line-break/><text:line-break/>俄罗斯的立场始终未变。它希望《明斯克协议》能够得到执行。八年来，它从未改变过自己的立场。在这八年里，出现了各种侵犯边界的行为，炮击等等，但俄罗斯从未对协议的履行提出质疑。 <text:line-break/><text:line-break/>乌克兰是如何进行的？ <text:line-break/><text:line-break/>乌克兰在去年7月初颁布了一项法律。这是一部根据种族给予公民不同权利的法律。这很容易让人联想到1935年的纽伦堡种族法。只有真正的乌克兰人有充分的权利，而所有其他人只有有限的权利。就在这之后，普京写了一篇文章，解释了乌克兰的历史成因。他批评说，可以对乌克兰族和俄罗斯族等进行区分。他写文章是为了回应这项法律。但在欧洲，这被解释为他不承认乌克兰是一个国家，他的文章试图为可能吞并乌克兰进行辩护。在西方，人们相信这一点，而没有人知道普京为什么要写这篇文章或其实际内容是什么。很明显，在西方，其目的是尽可能给普京一个负面形象。我读过这篇文章；它非常有意义。 <text:line-break/><text:line-break/>俄罗斯人难道不会期待他对此发表评论吗？ <text:line-break/><text:line-break/>当然，在乌克兰有这么多俄罗斯人。他必须做一些事情。如果默默地接受这一切，对人民来说是不对的（但从国际法的角度来看，也有保护的责任）。所有这些小细节绝对是它的一部分，否则我们就不明白发生了什么。只有这样才能正确看待普京的行为，才能看到战争是越来越被挑起的。我不能说普京是好是坏。但我们在西方对他的判断显然是基于错误的因素。 <text:line-break/><text:line-break/>【瑞士脱离了中立国地位】 <text:line-break/><text:line-break/>你对瑞士上周末的反应有何看法？ <text:line-break/><text:line-break/>这真是一场灾难。俄罗斯制定了一份48个 "不友好国家 "的名单，而你意识到瑞士也在其中。这确实是一个划时代的变化，但瑞士自己也有责任。瑞士一直是 "中间的人"。我们促进了与所有国家的对话，并有勇气站在中间。关于制裁的问题有歇斯底里的说法。俄罗斯对这种情况有很好的准备，它将受到影响，但它准备承受其影响。然而，制裁的原则是完全错误的。今天，制裁已经取代了外交。我们在委内瑞拉、古巴、伊拉克和伊朗等国看到了这一点。这些国家除了有一个不讨好美国的政策外，什么也没做。这就是他们的错误。当我看到残疾运动员被暂停参加残奥会的时候，话都说不清了。这是完全不合适的。它影响到了个别的人，这简直是倒行逆施。这就像法国外交部长说俄罗斯人民必须遭受制裁一样卑鄙。在我眼里，说这话的人毫无荣誉可言。发动战争没有什么积极意义，但这样的反应简直是可耻的。 <text:line-break/><text:line-break/>您如何看待人们走上街头反对乌克兰战争的情况？ <text:line-break/><text:line-break/>我问自己：是什么让针对乌克兰的战争比针对伊拉克、也门、叙利亚或利比亚的战争更糟？在这些案例中，我们知道，没有对侵略者美国或那些提供用于对付平民的武器的人进行制裁。谁在为也门示威？谁为利比亚示威，谁为阿富汗示威？我们不知道为什么美国会在阿富汗。我从情报来源得知，从来没有任何明确的迹象表明阿富汗或乌萨马-本-拉丹参与了9/11袭击，但我们还是在阿富汗开战了。 <text:line-break/><text:line-break/>为什么？ <text:line-break/><text:line-break/>2001年9月12日，恐怖袭击刚结束，美国想进行报复，决定轰炸阿富汗。美国空军参谋长说，在阿富汗没有足够的目标。对此，国防部长回答说："如果我们在阿富汗没有足够的目标，那么我们将轰炸伊拉克"。这不是我编的，有消息来源，有文件，也有在场的人。这就是现实，但我们被宣传和操纵所动摇，走向了 "正确 "的一方。 <text:line-break/><text:line-break/>如果让我总结一下这次采访，你的回答已经清楚地表明，西方长期以来一直在火上浇油，挑衅俄罗斯。然而，这些挑衅行为在我们的媒体中很少被报道，但普京的回答只是部分地或以扭曲的方式给出，以便尽可能地保持一个战争贩子和怪物的形象。 <text:line-break/><text:line-break/>我的祖父是法国人，他是第一次世界大战的一名士兵，经常给我讲这个故事。我不得不说，西方政客的歇斯底里、操纵和不经大脑的行为让我想起了今天的1914年，这让我非常担心。当我看到我们这个中立的国家不再能够采取独立于欧盟和美国的立场时，我感到羞愧。我们需要有一个清醒的头脑，了解所有这些事件背后的事实。这是瑞士追求合理和平政策的唯一途径。 <text:line-break/><text:line-break/>鲍德先生，感谢你接受采访。 <text:line-break/><text:line-break/>采访托马斯-凯泽</text:p>
      <text:p text:style-name="P2">洋洋   |  2022.03.22 10:19   |   <text:a xlink:type="simple" xlink:href="http://palinfo.habago.org/Entry?Command=Information_PrintForum&amp;iPage=1#FORUM42117"><text:span text:style-name="T1">#</text:span></text:a></text:p>
      <text:p text:style-name="P3">大陸的飛安紀錄其實很優秀，上次發生重大飛安是在12年前。 <text:line-break/>上個月新聞報導 : 中国民航运输航空持续安全飞行时间突破1亿小时、137个月，创造了中国民航历史上最好的安全业绩，也创造了世界民航历史上最好的持续安全飞行纪录。 <text:line-break/><text:line-break/>希望C919早點上馬取代波音，杜絕外國民航機的後門及軍事資安洩密的隱患。 <text:line-break/><text:line-break/><text:line-break/>2022-02-25 15:52:13 <text:line-break/>民航局相关负责人在今天（25日）举行的新闻发布会上表示，中国民航运输航空已实现持续安全飞行时间突破1亿小时。 <text:line-break/><text:line-break/>民航局航安办主任 朱涛：截至2022年2月19日，中国民航运输航空持续安全飞行时间突破1亿小时、137个月，创造了中国民航历史上最好的安全业绩，也创造了世界民航历史上最好的持续安全飞行纪录。 <text:line-break/><text:line-break/>这位负责人说，近5年多来，中国民航运输航空每飞行一万小时，所发生的责任征候和严重责任征候次数，处于历史最低。安全运行质量持续提升。近日，为夯实安全工作成果，民航局还专门引发了《民航行政机关及其工作人员安全监管责任追究办法》，明确了安全监管责任追究的问责对象，实现了对安全监管失职追责的全覆盖。同时，对于责任追究的具体情形、追责调查启动条件、责任追究主体等 <text:line-break/>进行了细化。</text:p>
      <text:p text:style-name="P2">許世勤   |  2022.03.22 09:22   |   <text:a xlink:type="simple" xlink:href="http://palinfo.habago.org/Entry?Command=Information_PrintForum&amp;iPage=1#FORUM42116"><text:span text:style-name="T1">#</text:span></text:a></text:p>
      <text:p text:style-name="P4">最近停電頻仍，如果對於事件的判斷，能夠維持理智而不被念想所取代，那麼應該能夠得到台灣已經缺電的結論，所以幾年前一些慘被「覺青」砲轟的專家評估是對的。 <text:line-break/><text:line-break/>關於停電的理由，從民眾在家「煮火鍋」，到現在的小動物誤觸事件，不是蜥蜴、壁虎，就是松鼠、鳥兒築巢，經濟部對此的解釋是「動物碰觸年年有」，但是「逐年改善」，從2015年的3600多件到去年1700多件，好像政府相當認真在為民服務。但是2015年有這麼頻繁地無預警停電嗎？動物碰觸件數頻繁的年頭，沒有頻繁的停電，反而是動物碰觸減少後就頻繁停電了，所以經濟部想說的是「動物誤觸電網可以減少停電」？如果是這樣，從2015年以後的「逐年改善」根本不是改善，應該主動加強動物碰觸電網才對。這個政府說謊已經成為習慣，為了圓謊只好繼續扯，扯到自我矛盾，但自我滿意度還是相當高。所以每天看著一群小丑在台上耍猴戲，這就是台灣人要的？</text:p>
      <text:p text:style-name="P2">許世勤   |  2022.03.22 08:51   |   <text:a xlink:type="simple" xlink:href="http://palinfo.habago.org/Entry?Command=Information_PrintForum&amp;iPage=1#FORUM42115"><text:span text:style-name="T1">#</text:span></text:a></text:p>
      <text:p text:style-name="P3">東方航空掉了一架飛機，機上目前共132名乘員生死未卜。事件發生後，我的第一個想法是「又是波音737」，但是幾個同事卻開啟了「台灣價值」，說道「中國的航空就是爛，我都不敢坐」讓我忍不住回應「波音737在世界上不知道掉幾架了，重點是為什麼不全面禁飛，應該全面停止採購波音客機」最後他們也只擠出「華航也很爛」的結論，其實我搞不懂又擠出這一句的目的是什麼。目前事件還在調查當中，不過「偉大的台灣人」看來已經有了答案。</text:p>
      <text:p text:style-name="P2">陳真   |  2022.03.20 22:46   |   <text:a xlink:type="simple" xlink:href="http://palinfo.habago.org/Entry?Command=Information_PrintForum&amp;iPage=1#FORUM42114"><text:span text:style-name="T1">#</text:span></text:a></text:p>
      <text:p text:style-name="P3">我不會去看陳文茜的節目，不是因為她講對或講錯，而是俗不可耐，我受不了。 <text:line-break/><text:line-break/>當然，絕大部份人肯定會覺得他很高級很上流很睿智，怎麼會俗不可耐？那我只能說，如果她是那光，我就是那黑暗，品味剛好相反，見地也相反，智能水平也相反。 <text:line-break/><text:line-break/>我知道這樣講話很傷人，我平常不會對人做出這樣的惡評。但我之所以敢這樣講是因為，我知道我傷不了她。一來，她自我滿意度那麼高，高到破表，粉絲千千萬萬，不可能被一個無人聞問的路人甲所傷。二來，她位高權重，銀行存款比我多上至少兩三個零，這樣的人是不會被路人所傷的。我笑她俗，說她笨，其實只會自取其辱，因為能夠認同我者想必鳳毛鱗角。 <text:line-break/><text:line-break/>當然，我並非說她講的全都是錯的或無用的。她提到的那個紀錄片，巴勒網之前好像就有人已經提過。那些記錄影像，自然是很可貴。不過，去看陳文茜的東西，整體而言，我想只會越看越蠢，越看越庸俗，越看越腦殘，不會有好處。</text:p>
      <text:p text:style-name="P2">陳真   |  2022.03.20 22:26   |   <text:a xlink:type="simple" xlink:href="http://palinfo.habago.org/Entry?Command=Information_PrintForum&amp;iPage=1#FORUM42113"><text:span text:style-name="T1">#</text:span></text:a></text:p>
      <text:p text:style-name="P4">阿桑吉：我們的頭號敵人是無知(2) <text:line-break/><text:line-break/>陳真 <text:line-break/>2022. 03. 21. <text:line-break/><text:line-break/><text:line-break/>我貼了兩篇文章在首頁： <text:line-break/><text:line-break/>AIT 靜站聲援阿桑吉日誌： <text:line-break/><text:a xlink:type="simple" xlink:href="https://bit.ly/36dM7ui"><text:span text:style-name="T2">https://bit.ly/36dM7ui</text:span></text:a><text:s/><text:line-break/><text:line-break/>阿桑吉：我們的頭號敵人是無知： <text:line-break/><text:a xlink:type="simple" xlink:href="https://bit.ly/3IuE0qe"><text:span text:style-name="T2">https://bit.ly/3IuE0qe</text:span></text:a><text:s/><text:line-break/><text:line-break/>我不懂得怎麼貼照片，良哲和阿遠都教過我，但我總覺得難而沒有真正撥出時間學，希望將來新網站貼照片或影片可以簡單些。 <text:line-break/><text:line-break/>上面阿桑吉那一篇，裏頭有段阿桑吉的採訪視頻，強烈推薦。 <text:line-break/><text:line-break/>我覺得，阿桑吉不但勇敢，而且聰明。一個人的聰明很難掩蓋得住，愚蠢當然也一樣，三兩句話就能看出智愚。 <text:line-break/><text:line-break/>我講的智，指的是天才等級，而不光只是所謂才華。才華沒什麼，才華就是某些東西能夠比別人做得更好，但是天才卻把眼光看向一般人根本無法想像的世界。有才華的人，精準命中紅心，但是天才卻瞄準一個你從未想過甚至無法想像的目標。 <text:line-break/><text:line-break/>愚勇很常見，但是天才卻自願被釘上十字架，被世人所鄙棄，卻世所罕見。</text:p>
      <text:p text:style-name="P2">怡靜   |  2022.03.20 22:13   |   <text:a xlink:type="simple" xlink:href="http://palinfo.habago.org/Entry?Command=Information_PrintForum&amp;iPage=1#FORUM42112"><text:span text:style-name="T1">#</text:span></text:a></text:p>
      <text:p text:style-name="P3">和光同塵 講的很對，德國之聲這類的反華反人性的媒體秀無恥是沒下限的，包括什麼美國之音也一樣。當你想了解真相時，你所接觸到的都是同樣的內容報導，你當然會覺得那就是實情，大家想想google吧！你搜尋的結果，排名在前面的不就是谷歌想讓你看到的？ <text:line-break/><text:line-break/>舉個例，香港反送中暴動期間，我想上網查查逃犯條例修訂草案內容是什麼（我猜一堆挺港的愛民主自由的人士大概連草案內容是啥都不知道吧！），結果谷歌搜尋結果出來後翻了好幾頁，還是沒找著，都是反中的內容，後來我還是在某個頁面找到了，但是花了一點時間。 <text:line-break/><text:line-break/>推薦大家可以使用俄羅斯的搜尋引擎 <text:a xlink:type="simple" xlink:href="https://yandex.com/"><text:span text:style-name="T2">https://yandex.com/</text:span></text:a><text:span text:style-name="T2"><text:s/></text:span><text:line-break/><text:line-break/>那你應該知道為什麼歐美主流媒體在俄羅斯特別軍事行動展開後沒多久，IG 油管 推特 臉書，開始封鎖有關俄羅斯相關報導，然後刪掉親俄的帳號，最後開始封鎖官方媒體如RT。 <text:line-break/><text:line-break/>告訴大家一個可笑的事，最近英國政府開始在俄羅斯版的臉書VKontakte (簡稱VK) 買廣告宣傳，目的是要打擊俄羅斯的虛假訊息（呵呵，這熟悉的味道.....各國近年來興起的事實查核中心.），一開始其實英國政府是在推特 IG 臉書上打廣告，後來這些平台都禁止俄羅斯老百姓使用啦（是這些平台自己禁的，不是俄羅斯政府哈），所以，俄羅斯老百姓看不到，這樣一來得深入敵營，在俄羅斯自家的媒體平台上打廣告才有用。另外一提，二月底時臉書和IG的俄羅斯用戶會看到許多廣告，要他們民眾上街去抗議這個特別行動。 <text:line-break/><text:line-break/>最後貼幾個影片分享 <text:line-break/><text:line-break/>底下這兩個算是宣傳片，都不是最近拍的，應該都是幾年前拍的，如果不是俄羅斯的特別軍事行動，恐怕沒幾個人看得到。 <text:line-break/><text:line-break/>＊）Grishanov-Toys for Poroshenko/Игрушки для Порошенко/普羅申科的玩具(中文字幕)/War in Ukraine <text:line-break/><text:line-break/><text:a xlink:type="simple" xlink:href="https://youtu.be/9AyGK14ImxE"><text:span text:style-name="T2">https://youtu.be/9AyGK14ImxE</text:span></text:a><text:s/><text:line-break/><text:line-break/>裡面提到的普羅申科（Петро Олексійович Порошенко） <text:line-break/>就是那個法國女記者紀錄片一開始的演講者（2014年當選總統），那個說我們的小孩會去上學會去幼稚園，他們（指烏東說俄語的人）的孩子只能一輩子住在地下室的人渣。 <text:line-break/><text:line-break/>＊）Кукушка-布穀鳥(中文字幕)/War in Ukraine <text:line-break/><text:a xlink:type="simple" xlink:href="https://youtu.be/aDlyVu4dICg"><text:span text:style-name="T2">https://youtu.be/aDlyVu4dICg</text:span></text:a><text:s/><text:line-break/><text:line-break/>這影片我很早就在B站看過，裡面出現的人，很可能都已經不在了。 <text:line-break/><text:line-break/>＊）奧立佛史東監製的紀錄片，簡單爬梳了烏克蘭的歷史一直到2014年的廣場革命，詳細說明了美國如何的涉入干政。 <text:line-break/><text:line-break/>這影片在油管和其他平台一直被刪除，我找到這個還在油管沒被拿下，但也已經限流，用油管內部搜尋是搜不到的。不過知名度不高的Rumble這個影音平台為了吸引新用戶，倒是很大方的上傳這影片。 <text:line-break/><text:line-break/><text:a xlink:type="simple" xlink:href="https://youtu.be/5-UJ8S63Tsw"><text:span text:style-name="T7">https://youtu.be/5-UJ8S63Tsw</text:span></text:a><text:s/>（有英文字幕） <text:line-break/><text:line-break/><text:a xlink:type="simple" xlink:href="https://rumble.com/embed/vubrga/"><text:span text:style-name="T2">https://rumble.com/embed/vubrga/</text:span></text:a><text:s/>(沒有英文字幕) <text:line-break/><text:line-break/>＊）Ukrainian agony - The concealed war <text:line-break/><text:line-break/><text:a xlink:type="simple" xlink:href="https://youtu.be/bkFVNRZv2eM"><text:span text:style-name="T2">https://youtu.be/bkFVNRZv2eM</text:span></text:a><text:s/><text:line-break/><text:line-break/>我極力推薦這部片，這部紀錄片是由一個德國記者團隊的影片資料訪談製成的，該團隊2014年7月中在頓巴斯(Donbass)拍攝報導內戰，當時他們是唯一在場的西方記者團隊，也因為獲得高層的許可，所以他們取得了一些有關內戰的關鍵資訊，也訪談了平民士兵記者等等相關人士，又譬如裡面有提到，馬來西亞航空MH17班機 2014年7月17日被擊落的事件，烏克蘭政府是極力阻止這個空難調查，甚至有士兵對前往失事現場的記者開槍示警。（不好意思，這個也沒有中文字幕，只有英文字幕，有人想翻譯的話，我有英文字幕稿和時間軸，上面那個奧利佛史東監製的我也有英文字幕稿和時間軸） </text:p>
      <text:p text:style-name="P2">和光同塵   |  2022.03.20 16:20   |   <text:a xlink:type="simple" xlink:href="http://palinfo.habago.org/Entry?Command=Information_PrintForum&amp;iPage=1#FORUM42111"><text:span text:style-name="T1">#</text:span></text:a></text:p>
      <text:p text:style-name="P4">回jackie: <text:line-break/>紀錄片是真實，雖然對外人來說很震憾，但這不過是生活在烏東地區人們近七、八年來日常生活中的一小部分，我記得已經有巴勒網的高手介紹過。 <text:line-break/><text:line-break/>另外，陳文茜的節目通常只是歐美主流媒體的傳聲筒，內容膚淺卻又盡擺種種姿態，極度俗不可耐(看到節目開頭了嗎)。節目最後還打上「…俄烏都是共犯」之類的P話，讓人作噁。 <text:line-break/><text:line-break/>德國之聲造謠、反華、反俄、反人類的程度與BBC、CNN不相上下，一個在關鍵議題上總是不斷撒謊的媒體，哪天突然說了一點點真話，你反而需要斟酌一下他們的用意，所以還是一開始就別浪費時間。至于其用意，我猜測可能是德國內部開始出現其他理性的聲音，想為未來緩和局勢留個後手，但是我看過Sholz之前宣布大幅增加軍事預算的演講，此人政治低能的程度堪比馬英九，我覺得成功機會不大。</text:p>
      <text:p text:style-name="P2">张证壹   |  2022.03.20 16:08   |   <text:a xlink:type="simple" xlink:href="http://palinfo.habago.org/Entry?Command=Information_PrintForum&amp;iPage=1#FORUM42110"><text:span text:style-name="T1">#</text:span></text:a></text:p>
      <text:p text:style-name="P3">今天上午把巴勒网的阿桑吉那篇视频贴到Facebook上面，结果下午一看，我贴文的影片被换成了另外一个人畜无害但是风马牛不相干的视频，Facebook的算法真是强大。 <text:line-break/>我已经极少上FB浪费时间，但还是想在自己能力所及的范围多呈现一些真相。 <text:line-break/>所谓的科技为恶，在Facebook今天的这个无耻做法上得到了印证，并正好再次验证了西方媒体洗脑机器的无孔不入及掌控能力。</text:p>
      <text:p text:style-name="P2">洋洋   |  2022.03.20 08:04   |   <text:a xlink:type="simple" xlink:href="http://palinfo.habago.org/Entry?Command=Information_PrintForum&amp;iPage=1#FORUM42109"><text:span text:style-name="T1">#</text:span></text:a></text:p>
      <text:p text:style-name="P4">在中国出生长大的科学家自问：若晚出生十年，我还会来美国吗？ <text:line-break/><text:a xlink:type="simple" xlink:href="https://www.guancha.cn/internation/2022_03_19_631056.shtml"><text:span text:style-name="T2">https://www.guancha.cn/internation/2022_03_19_631056.shtml</text:span></text:a><text:s/><text:line-break/><text:line-break/>文章裡有這段話 <text:line-break/>&lt; <text:line-break/>程扬扬提到，在指责别国窃取知识产权之前，恰恰是美国自己干过这样的勾当。比如在第一次世界大战结束时，美国当局以赔款为名没收了德国的化学专利。25年后，美国政府在二战时期的“回形针行动”吸收了数百名前纳粹科学家和工程师到美国。 <text:line-break/>&gt; <text:line-break/><text:line-break/>我想起一個曾經訂閱的YT自媒體，他就是取名"回形针"，原來"回形针"是有故事的。 <text:line-break/>回形针在被爆可能具有美國軍方背景之前，我已經察覺不對勁，退訂了。 <text:line-break/><text:line-break/>比如下面這個影片《如何快速消滅全世界的森林》 <text:line-break/>&lt; <text:line-break/>2020年3月21日，回形針PaperClip發布了與世界自然基金會合作的影片《如何快速消滅全世界的森林》，影片中「我們的肉蛋奶消費卻可以實實在在影響巴西森林的存亡」的表述引發爭議，被解讀為「將巴西的森林砍伐與中國消費者對肉蛋奶製品日益增長的需求聯絡起來」。回形針PaperClip刪除了影片並進行澄清，指出團隊「不認為吃肉或者中國大豆消費量增加有任何問題」，影片中「想說的『我們』不是中國，而是全人類」。 <text:line-break/>&gt; <text:line-break/><text:line-break/>這像不像歐巴馬當年的口吻 <text:line-break/><text:line-break/>&lt; <text:line-break/>2010年時任美國總統的歐巴馬去澳大利亞訪問。當地的媒體記者問:「你覺得中國將來會不會強大起來?」歐巴馬答:「不會！」 <text:line-break/><text:line-break/>「你不希望中國強大嗎？」記者表示不理解 <text:line-break/><text:line-break/>歐巴馬接著說:「混亂貧困的中國比繁榮的中國對美國造成的威脅更大。我只希望中國繁榮(而不是強大)」 <text:line-break/><text:line-break/>「中國成功讓數億人擺脫極度貧困，實屬人類一大創舉。如果有哪個國家可能在全球舞台上能挑戰美國的優先地位，那必須是中國！但是我相信這樣的挑戰還需要幾十年！如果它(提早)來了，最可能的是美國的戰略失誤造成的！」 <text:line-break/><text:line-break/>記者又問:「澳洲以牛羊肉為主食，美洲也以牛肉為主食。而中國人現在的主食是大米。你覺得如果中國人大量進口我們的牛羊肉，會怎麼樣?」 <text:line-break/><text:line-break/>歐巴馬回答:「如果讓10多億的中國人都過上了和美國與澳大利亞同樣的生活，那將是人類的悲劇和災難，地球根本承受不了。」 <text:line-break/><text:line-break/>媒體:「牛肉生產出來了，不賣給中國人，我們澳洲人吃什麼？」 <text:line-break/><text:line-break/>歐巴馬笑道:「你們不是還有牛肉嘛，我們一起吃牛肉多好。澳洲牛排三明治很適合我的胃口，就不要管中國了，好嗎?」 <text:line-break/>原文網址：<text:a xlink:type="simple" xlink:href="https://read01.com/P5NB7LL.html"><text:span text:style-name="T2">https://read01.com/P5NB7LL.html</text:span></text:a><text:s/><text:line-break/>&gt; <text:line-break/><text:line-break/>這些受到西方資助帶有特定目的的科普節目，他們一般不去緊隨熱點，而是從日常可能存在的問題出發，比如「教育制度」、「性別問題」、「LGBT」、「環境保護」等等，穿上科學的外套，妝點民主自由人權的脂粉，潛移默化迷惑受眾逐步走入他們設想的盲羊歧路。以影響國家的政策走向錯誤的方向，達到其"和平演變"裂解中國的目的。 <text:line-break/>手法極為隱蔽毒辣，一般人難以察覺其真正意圖。</text:p>
      <text:p text:style-name="P2">jackie   |  2022.03.19 09:28   |   <text:a xlink:type="simple" xlink:href="http://palinfo.habago.org/Entry?Command=Information_PrintForum&amp;iPage=1#FORUM42108"><text:span text:style-name="T1">#</text:span></text:a></text:p>
      <text:p text:style-name="P3">早上前同事傳來一段影片，雖然大致上看了一下，不知道真假如何，由各位前輩來評斷，陳文茜的報導，有多少是真實，又有多少是虛假的，她最主要是依據德國的所謂「事實查核（Fact Check）」的新聞台「德國之聲」來播報這一段影片⋯ <text:line-break/><text:line-break/><text:line-break/>勇敢法國女記者 逆風向報導烏東人民遭迫害真相 TVBS文茜的世界周報⋯ <text:a xlink:type="simple" xlink:href="https://youtu.be/ilRY_95aeTc"><text:span text:style-name="T2">https://youtu.be/ilRY_95aeTc</text:span></text:a><text:s/></text:p>
      <text:p text:style-name="P2">陳真   |  2022.03.19 04:32   |   <text:a xlink:type="simple" xlink:href="http://palinfo.habago.org/Entry?Command=Information_PrintForum&amp;iPage=1#FORUM42107"><text:span text:style-name="T1">#</text:span></text:a></text:p>
      <text:p text:style-name="P4">美國的最後一張牌 <text:line-break/><text:line-break/>陳真 <text:line-break/><text:line-break/>2022.03.20. <text:line-break/><text:line-break/><text:line-break/>從輔說的在這： <text:line-break/><text:line-break/><text:a xlink:type="simple" xlink:href="https://bit.ly/3IqNJOe"><text:span text:style-name="T2">https://bit.ly/3IqNJOe</text:span></text:a><text:s/><text:line-break/><text:line-break/>懇請大家把它仔細看完！！這可是美國資深戰地記者所說的話。 <text:line-break/><text:line-break/>腦殘們醒ㄧ醒吧！認清真相！！下一個很快就輪到台灣了！！依照美國的陽謀盤算，台海戰爭恐怕很難避免，美國不可能不玩死台灣，因為這也是美國企圖毀滅中國的最後一張牌了。依我看，這將會是第三次世界大戰的導火線！ <text:line-break/><text:line-break/>如果你了解一點點真相，你就會同意，美國就是撒旦！邪惡血腥殘暴無恥下流透頂！ <text:line-break/><text:line-break/>我實在非常忙碌非常疲憊，但我仍得儘可能用盡最後一點力氣多多少少說些話。 <text:line-break/><text:line-break/>各位必須相信我所說的，因為我不是在提出預言，而只是進行描述，我只是或許比大部分人更早了幾年看出事物的開端。 <text:line-break/><text:line-break/>幾十年來，我對於大局的判斷與描述，事後都完全證明我所預見之精準；不但絕無一絲誇大，而且出於個人之保守謹慎態度，真正的後果恐怕都比我所言還要更可怕許多。 <text:line-break/><text:line-break/>當然，我希望我這次關於兩岸的判斷是錯的。問題是，我至今看不出其他發展的可能性。美國不可能不引爆台灣這顆狗肉炸彈，因為事實上這也是美國企圖毀滅我國的最後機會了。 <text:line-break/><text:line-break/>台灣牌之後，美國要嘛，成功毀滅中國，要不就得被迫停止帝國侵略擴張，開始學習如何與人平等相處，並接受中國才是第一大國的現實。</text:p>
      <text:p text:style-name="P2">孫從輔   |  2022.03.19 01:03   |   <text:a xlink:type="simple" xlink:href="http://palinfo.habago.org/Entry?Command=Information_PrintForum&amp;iPage=1#FORUM42106"><text:span text:style-name="T1">#</text:span></text:a></text:p>
      <text:p text:style-name="P3">美國Fox News戰地記者Lara Logan接受訪問時直指美國扶植烏克蘭納粹，在烏克蘭做不可告人的生物實驗，控制烏克蘭政權，西方媒體假裝看不見，等等，說的主持人下巴都快掉下來了。影片在此： <text:line-break/><text:line-break/><text:a xlink:type="simple" xlink:href="https://www.bilibili.com/video/BV1DZ4y1z7cP"><text:span text:style-name="T2">https://www.bilibili.com/video/BV1DZ4y1z7cP</text:span></text:a><text:s/><text:line-break/><text:line-break/>美國的黨爭也只有在此種情形下對世界有點好處。</text:p>
      <text:p text:style-name="P2">李念淨   |  2022.03.18 15:49   |   <text:a xlink:type="simple" xlink:href="http://palinfo.habago.org/Entry?Command=Information_PrintForum&amp;iPage=1#FORUM42105"><text:span text:style-name="T1">#</text:span></text:a></text:p>
      <text:p text:style-name="P4">据俄新社17日报道，白俄罗斯侦查委员会宣布，逃往该国的波兰士兵切奇科被发现死于其在明斯克的住处，目前死因正在调查，不排除被杀害的可能性。 <text:line-break/><text:line-break/>报道称，切奇科生于1995年，2021年12月在白波边境附近被捕，他向白方寻求政治避难，理由是不认同波兰政府对移民的政策、对难民的非人道做法。他而后现身白俄罗斯电视台，指控波兰政府对中东及非洲移民实施谋杀。（编译/童师群）</text:p>
      <text:p text:style-name="P2">鄭豐遠   |  2022.03.17 11:13   |   <text:a xlink:type="simple" xlink:href="http://palinfo.habago.org/Entry?Command=Information_PrintForum&amp;iPage=1#FORUM42104"><text:span text:style-name="T1">#</text:span></text:a></text:p>
      <text:p text:style-name="P3">有個九零後大陸好朋友，幾年前在澳洲剛認識時，她和我說他們這一代對政治沒什麼興趣，但普遍都挺愛國的。我那時聽了心想，愛國不就是一種政治態度嗎? 或者說，政治難道不就是一種情感表現嗎? <text:line-break/><text:line-break/>我沒把心裡話說出來，但我說，我和妳一樣對政治沒有興趣，可是政治卻對每個人都很感興趣。 <text:line-break/><text:line-break/>出國前十幾年內已去過幾趟大陸，對兩岸並非一無所知，而且因為巴勒網的關係，我的思想和情感上已較為傾向對岸，沒想到出國一趟竟對我的內心造成這麼大的震撼和顛覆。 <text:line-break/><text:line-break/>讓我震撼的是世人對中國及中國人之妖魔化。在西方人表面的友善和熱情之下，我感受到他們的輕薄與冷漠，以及政治偏見帶來的高傲。至於我的同胞台灣人，那在國外簡直就像是被照妖鏡現形似的，一個個充滿對洋人洋世界的極度崇拜，卻又對中國以及大陸同胞極盡唾棄與不屑。 <text:line-break/><text:line-break/>我是 2016 年出的國，一年一年下來，從貿易戰到科技戰到生物戰以及無日無之的輿論戰，西方的戰鎚不間斷敲打著中國，我從小對世界的認知一夕之間變了樣，我的震撼於是很快轉為憤怒。原來，根本就沒有什麼世界公民。原來，”我們” 和 “你們” 是這樣看待 “他們” 的。 <text:line-break/><text:line-break/>所以很快地，我決定成為 “他們”，不僅是因為血緣和文化上沒有任何困難，更是因為我沒辦法容忍這種政治上，或說美感上的混亂和災難。我能理解俄羅斯人的心情，你以為世界是無序的，每件事都有等量的美好，你可以同時是一個東方人也是一個西方人，現實卻打醒了你，世界之有序超乎你的想像，而你所能做的只有一件事，那就是放棄幻想，準備鬥爭。 </text:p>
      <text:p text:style-name="P2">陳真   |  2022.03.17 00:27   |   <text:a xlink:type="simple" xlink:href="http://palinfo.habago.org/Entry?Command=Information_PrintForum&amp;iPage=1#FORUM42103"><text:span text:style-name="T1">#</text:span></text:a></text:p>
      <text:p text:style-name="P3">謝謝怡靜。 <text:line-break/><text:line-break/>底下這篇留言原本是要貼在 "親系譜"，打算重新開張。但它的留言板被我關了，而我卻已忘記它的後台在哪，所以就還是貼在這。就像離家太久那樣，鑰匙都不知道丟哪去了，進不了家門。 <text:line-break/><text:line-break/>我其實分不清什麼是政治，什麼是數學與邏輯，什麼是宗教，什麼是風花雪月，在我看來，它們全是同一回事，表達方式不同而已，骨子裏都是一個愛字，一種情感，一種眷戀，一種永恆。 </text:p>
      <text:p text:style-name="P2">陳真   |  2022.03.17 00:18   |   <text:a xlink:type="simple" xlink:href="http://palinfo.habago.org/Entry?Command=Information_PrintForum&amp;iPage=1#FORUM42102"><text:span text:style-name="T1">#</text:span></text:a></text:p>
      <text:p text:style-name="P4">病人或家屬經常會問精神科醫師用什麼方式倒掉病人丟給醫生的 "垃圾"？他們甚至會語帶戲謔地問說："你們每天接觸一些精神不正常的人，或是每天聽病人這些垃圾，久了之後，自己會不會也...(用兩根指頭比比太陽穴，意即阿達阿達) 跟著不正常？" <text:line-break/><text:line-break/>我通常都微笑不語。但有時我會反問對方說：我不會把病人的病痛當成一種 "垃圾" ，既然不是垃圾，為什麼我需要把它們 "倒掉"？ <text:line-break/><text:line-break/>我不但不會倒掉，而且會深埋心底。 <text:line-break/><text:line-break/>有一次，我回答一個態度輕薄的朋友說：你說得對，也許我不適合當一個醫生，因為我確實會因為病人而憂鬱，我會因為病人的各種痛苦遭遇或疾病而心情受影響。可是，這樣很可笑嗎？我因為他人的痛苦而心碎，讓你覺得很好笑？難道你希望我對你的痛苦也無感？難道你希望我把你的病痛當成一種垃圾？我應該對之一點感覺也沒有？生活照樣哈哈笑而無一絲悲傷？這樣才不會可笑？ <text:line-break/><text:line-break/>有一對姐妹花，聰明漂亮，就在她們最好的年紀時，跑去國外學做麵包糕點，在一次比賽中，雙雙得了大獎。回台灣後，妹妹持續往製作麵包糕點的方向努力，開烹飪教室，招收學生。待有了一定的成績後，更拿出所有積蓄與各種借貸，開始創業。可是，疫情一舉摧毀了餐飲業，導致幾百萬元泡湯，血本無歸，先生憤而離婚求去，連小女兒也不要了，留給她一人撫養。 <text:line-break/><text:line-break/>過年時，她帶著還在念幼兒園大班的小女兒去很多好玩的地方玩。過完年，隨即也開學了。那一天早上，她照樣把女兒打扮得漂漂亮亮，送她去上學，然後獨自回到家中，懸樑自盡，無一字遺言。 <text:line-break/><text:line-break/>這兩天，我才剛去病房探望她已因中風失智多年臥床的媽媽。她念大班的小女兒則由阿公接手，至今還不知道媽媽已經永遠離開人間。我問阿公說，你們打算瞞她到幾時？阿公搖搖頭說不知道。我說，小妹妹知道媽媽不在了會怎樣？阿公低頭無語。 <text:line-break/><text:line-break/>回到家，我找出一些玩具和洋娃娃，我想改天託阿公把它們送給他的小孫女，希望她能好好長大，用一種更好的方式去想念和紀念她的媽媽，不要走入孤單，不要對生活絕望。 <text:line-break/><text:line-break/>沈從文在小說 ("三個男人和一個女人") 的結尾有這麼一段話。如果你跟我一樣，那你或許就能理解我為什麼會深深被這些話感動。 <text:line-break/><text:line-break/>"從此以後，我們再也不曾到那豆腐舖裏去，坐在長凳上喝那年青朋友做成的豆漿，再也不曾見到這個年青誠實的朋友了。至於我那個瘸子同鄉，他現在還是第四十七連的號兵，他還是跛腳，但他從不和人提起這件事情。他是不曾犯罪的，但另外一個人的行為，卻使他一生抑鬱寡歡。 <text:line-break/><text:line-break/>至於我，還有什麼意見沒有？……我有點憂鬱，有點不能同年青人合伴的脾氣，在軍隊中不大相容，因此來到都市裏，在都市裏又像不大合式，可不知再往哪兒跑。我老不安定，因為我常常要記起那些過去事情。一個人有一個人命運，我知道。有些過去的事情永遠咬著我的心，我說出來時，你們卻以為是個故事，沒有人能夠了解一個人生活裏被這種上百個故事壓住時，他用的是一種如何心情過日子。" <text:line-break/><text:line-break/>曾有無數個夜晚，我呆坐書桌前，就像聆聽類似底下這樣的音樂，直到天亮： <text:line-break/><text:line-break/><text:a xlink:type="simple" xlink:href="https://bit.ly/3KM8LIT"><text:span text:style-name="T2">https://bit.ly/3KM8LIT</text:span></text:a><text:s/><text:line-break/><text:line-break/>我該把這樣一些 "垃圾" 丟掉嗎？我不該為之悲傷嗎？難道我只是為了什麼政治理念而來？如果真的有什麼方法可以把 "垃圾" 丟掉，我也不會想丟。我反倒想深深記住它們，記住每一個故事，彷彿只要記住了它們，故事裏頭的主人翁就會得到安息，得到慰藉。</text:p>
      <text:p text:style-name="P2">怡靜   |  2022.03.16 23:01   |   <text:a xlink:type="simple" xlink:href="http://palinfo.habago.org/Entry?Command=Information_PrintForum&amp;iPage=1#FORUM42101"><text:span text:style-name="T1">#</text:span></text:a></text:p>
      <text:p text:style-name="P3">@陳真， 那篇留言標題定為 記錄公平的一種最佳方式就是曝光不公。 <text:line-break/><text:line-break/>今天(3/16) 是若雪過世19週年，而1968年的3月16日發生了美萊村大屠殺。 <text:line-break/><text:line-break/>阿桑吉的引渡案上訴被駁回，Patrick （之前留言中我提到住在烏東八年的美國退役軍人，獨立記者）被迫將妻小安置到俄羅斯境內， <text:line-break/><text:a xlink:type="simple" xlink:href="https://twitter.com/PLnewstoday/status/1503731342961487873"><text:span text:style-name="T2">https://twitter.com/PLnewstoday/status/1503731342961487873</text:span></text:a><text:s/><text:line-break/><text:line-break/>因為前天烏克蘭軍方使用集束彈攻擊頓內次克市中心，造成20多人死亡，炸彈落地的地方離Patrick的住家只有兩百公尺，TG群裡流傳的現場死傷畫面，相當恐怖。而無恥的義大利報紙故意報導死傷是俄軍的攻擊導致。 <text:line-break/><text:a xlink:type="simple" xlink:href="https://twitter.com/LauraRu852/status/1504076475406102531"><text:span text:style-name="T2">https://twitter.com/LauraRu852/status/1504076475406102531</text:span></text:a><text:s/><text:line-break/><text:line-break/><text:line-break/>那天在車上等家人至超商取貨，不經意的看到對面馬路，一對祖孫，孩子看著熙攘往來的車子，開心地笑著，阿公面帶微笑和藹的看著小孫子，雖然距離有點遙遠，天色有點昏暗，但我很清楚的看著他們臉上幸福的表情，想起遠方的戰火，心中感到一陣酸楚。 <text:line-break/><text:a xlink:type="simple" xlink:href="https://ibb.co/vZVjgVT"><text:span text:style-name="T2">https://ibb.co/vZVjgVT</text:span></text:a><text:s/></text:p>
      <text:p text:style-name="P2">陳真   |  2022.03.16 11:00   |   <text:a xlink:type="simple" xlink:href="http://palinfo.habago.org/Entry?Command=Information_PrintForum&amp;iPage=1#FORUM42100"><text:span text:style-name="T1">#</text:span></text:a></text:p>
      <text:p text:style-name="P4">巴勒網搬遷與募款公告 <text:line-break/><text:line-break/>陳真 <text:line-break/><text:line-break/>2022. 03. 16. <text:line-break/><text:line-break/>在一名高手的義助下，加上阿遠不眠不休的努力，巴勒網準備要搬家(幾個月後會完成)，將會改變一些留言與貼文方式，比方說，以後得經過內部審核，留言才會貼出。絕大部份留言內容都沒問題，主要是防止那些網軍走狗的騷擾與破壞。 <text:line-break/><text:line-break/>另外，搬遷之後，也會整合停止運作十多年的"生命親系譜" 以及成立一個新網站叫做 "台灣議和團"，將會特別針對中美鬥爭與兩岸和平統一的議題。 <text:line-break/><text:line-break/>還有，巴勒網最近製作了兩面聲援阿桑吉的大型布條，在AIT現場將會更醒目一些。 <text:line-break/><text:line-break/>巴勒網開支極少，所以一般狀況下並不需要對外募款。我不清楚巴勒網目前還剩多少錢，估計應該已經快用完。因為我剛剛看首頁公告，四年前結餘一萬六。四年後的今天，還有剩嗎？是不是請良哲更新一下資料？最近要搬家，想必會需要用到一些錢，想捐錢的請把握機會。捐款方式如下： <text:line-break/><text:line-break/>郵政劃撥 帳號：50141017　戶名：陳良哲 <text:line-break/>ATM轉帳 玉山銀行(代號808)　帳號：1241-968-047966　戶名：陳良哲 <text:line-break/><text:line-break/>跟過去一樣，捐款者必須設限，凡是與我們幾位經常來靜站的核心成員認識的，不管熟不熟，都請勿捐款。凡是曾經幫忙過巴勒網的，也請勿捐款。簡單說就是只要你認識我們，就請勿捐款。所謂認識，包括你經常在巴勒網留言，或是經常轉貼轉載者，統統都禁止捐款。 <text:line-break/><text:line-break/>之所以如此要求是因為，我們不想給任何認識的朋友有任何道德壓力，就讓那些跟我們還不認識的人來捐就行。如果你曾經捐過，也請不要再捐第二次了，把機會讓給別人。巴勒網除了網站費用，幾乎沒有開支，基本上不缺錢。因此，捐款者也請捐小額就好，比方說幾百塊或一兩千就行。 <text:line-break/><text:line-break/>捐完之後，請至首頁查看是否登記入帳，以免遺漏。謝謝各位。</text:p>
      <text:p text:style-name="P2">陳真   |  2022.03.16 10:33   |   <text:a xlink:type="simple" xlink:href="http://palinfo.habago.org/Entry?Command=Information_PrintForum&amp;iPage=1#FORUM42099"><text:span text:style-name="T1">#</text:span></text:a></text:p>
      <text:p text:style-name="P3">阿桑吉未婚妻Stella Moris 的聲明 <text:line-break/><text:line-break/>陳真 譯 <text:line-break/><text:line-break/>2022. 03. 16. <text:line-break/><text:line-break/><text:line-break/>朱利安·阿桑吉的未婚妻Stella Moris，針對英國最高法院決定維持引渡阿桑吉至美國的裁決如此說道： <text:line-break/><text:line-break/>「就在今天早上送小孩上學的途中，我們四歲的兒子問說把拔何時可以回家？朱利安這十幾年來被剝奪了自由，他的生命被當成消耗品那樣對待，兩個孩子被迫得在缺乏父親的情況下成長。」 <text:line-break/><text:line-break/>Moris 說，「朱利安是否被引渡至美國，意味著他究竟是生或死。」但是，這樣一個腐敗的體制，卻透過司法，蓄意入人於罪，一味服從那個「幾度企圖暗殺朱利安的美國政府」。 <text:line-break/><text:line-break/>「因為朱利安的揭露，美國的血腥暴行被公諸於世」，於是構成了朱利安的所謂「犯罪」，但他只是「公布醜陋真相」。「朱利安所做的，一如所有記者所應該做的。透過公布證據，他讓美國所企圖掩蓋的無數戰爭罪行無所遁形。」 <text:line-break/><text:line-break/>「美國犯下滔天大罪，屠殺數十萬無辜的老幼婦孺，刑求虐待，轟炸兒童，並組織暗殺隊伍，冷血地濫殺無辜，其中包括數名路透社記者。此外，美國還透過賄賂外國官員，逼迫那些弱小國家的政府去做一些傷害自己人民的惡事，並腐化所謂盟國的司法體系，為美國的暴行服務。朱利安就是因為發布了這一切醜陋真相而遭到求刑175年。」 <text:line-break/><text:line-break/>「現在，朱利安的引渡案已經正式由法律訴訟轉為政治問題。希望英國的內政部長Priti Patel 能發揮政治勇氣，中止這項引渡程序。」 <text:line-break/><text:line-break/>「朱利安所遭受的殘酷對待，具有一種腐敗性質，它腐化了我們所珍惜的諸多價值與機制。我們應該持續奮鬥，直到這一切荒謬行徑被制止。」</text:p>
      <text:p text:style-name="P2">陳真   |  2022.03.16 09:38   |   <text:a xlink:type="simple" xlink:href="http://palinfo.habago.org/Entry?Command=Information_PrintForum&amp;iPage=1#FORUM42098"><text:span text:style-name="T1">#</text:span></text:a></text:p>
      <text:p text:style-name="P5"><text:span text:style-name="T6">今天是若雪過世19周年： <text:line-break/><text:line-break/></text:span><text:a xlink:type="simple" xlink:href="https://bit.ly/3q5CxR2"><text:span text:style-name="T5">https://bit.ly/3q5CxR2</text:span></text:a></text:p>
      <text:p text:style-name="P2">孫從輔   |  2022.03.16 05:11   |   <text:a xlink:type="simple" xlink:href="http://palinfo.habago.org/Entry?Command=Information_PrintForum&amp;iPage=1#FORUM42097"><text:span text:style-name="T1">#</text:span></text:a></text:p>
      <text:p text:style-name="P3">我看到一段影片討論新冠病毒最早透過冷鏈傳到武漢的可能性，邏輯上沒有什麼破綻。 <text:line-break/><text:line-break/>影片：武漢疫情疑似與美國進口冰鮮龍蝦相關 <text:line-break/><text:a xlink:type="simple" xlink:href="https://mp.weixin.qq.com/s/UyrVXA5t0rbNQI7fklc_9g"><text:span text:style-name="T2">https://mp.weixin.qq.com/s/UyrVXA5t0rbNQI7fklc_9g</text:span></text:a></text:p>
      <text:p text:style-name="P2">莊靖   |  2022.03.15 09:19   |   <text:a xlink:type="simple" xlink:href="http://palinfo.habago.org/Entry?Command=Information_PrintForum&amp;iPage=1#FORUM42096"><text:span text:style-name="T1">#</text:span></text:a></text:p>
      <text:p text:style-name="P4"><text:a xlink:type="simple" xlink:href="https://www.guancha.cn/internation/2022_03_15_630324.shtml"><text:span text:style-name="T2">https://www.guancha.cn/internation/2022_03_15_630324.shtml</text:span></text:a><text:s/><text:line-break/><text:line-break/>2022-03-15 07:28:36 <text:line-break/><text:line-break/>英最高法裁决阿桑奇不能对“引渡至美国受审的裁决”提起上诉 <text:line-break/><text:line-break/>当地时间3月14日，英国最高法院裁决，“维基揭秘”创始人阿桑奇不可以对去年12月英国高等法院作出的将其“引渡至美国受审的裁决”提起上诉。 <text:line-break/><text:line-break/>阿桑奇现年50岁，2006年创办“维基揭秘”网站。2010年，“维基揭秘”曝光大量关联阿富汗战争和伊拉克战争的美国外交电报和美军机密文件，揭发美军战争罪行。阿桑奇随即身陷官司，受到美国17项间谍罪名和1项不当使用电脑罪名指控。2019年，阿桑奇在英国被捕并被判入狱。随后，美国以“维基揭秘”公布涉美秘密文件危及他人生命安全为由，要求引渡阿桑奇。</text:p>
      <text:p text:style-name="P2">懷軒   |  2022.03.15 01:57   |   <text:a xlink:type="simple" xlink:href="http://palinfo.habago.org/Entry?Command=Information_PrintForum&amp;iPage=1#FORUM42095"><text:span text:style-name="T1">#</text:span></text:a></text:p>
      <text:p text:style-name="P3">剛剛看到RT的快訊說阿桑吉的引渡案上訴被駁回，點了連結想進去看，就發現RT的網站掛了，完全連不上了⋯⋯。</text:p>
      <text:p text:style-name="P2">陳真   |  2022.03.14 20:52   |   <text:a xlink:type="simple" xlink:href="http://palinfo.habago.org/Entry?Command=Information_PrintForum&amp;iPage=1#FORUM42094"><text:span text:style-name="T1">#</text:span></text:a></text:p>
      <text:p text:style-name="P5"><text:span text:style-name="T6">阿桑吉將在獄中結婚： <text:line-break/><text:line-break/></text:span><text:a xlink:type="simple" xlink:href="https://bit.ly/3i3vfsD"><text:span text:style-name="T5">https://bit.ly/3i3vfsD</text:span></text:a></text:p>
      <text:p text:style-name="P2">陳真   |  2022.03.14 20:44   |   <text:a xlink:type="simple" xlink:href="http://palinfo.habago.org/Entry?Command=Information_PrintForum&amp;iPage=1#FORUM42093"><text:span text:style-name="T1">#</text:span></text:a></text:p>
      <text:p text:style-name="P3">謝謝怡靜，要不要給個標題讓我貼首頁？ <text:line-break/><text:line-break/>西方的所謂社群網站，例如臉書，本質上全都是由美國所徹底操控的一種政治造謠抹黑工具，透過大量謊言、渲染與扭曲，妖魔化美國所欲打擊的對手。 <text:line-break/><text:line-break/>很多人也許會以為這只是一種有意無意的偏頗或缺乏公正性，實際上絕對不是，這些東西絕非有意無意的偏頗，亦非偶發性，而是系統性的積極作為，積極地蓄意抹黑造謠，它不折不扣就是以美國為首之西方戰爭機器的一環。 <text:line-break/><text:line-break/>包括那些遍及全球的各種NGO例如早已被滲透變質的 "記者無國界組織"或什麼＂自由之家＂以及各種所謂＂事實查核中心＂等等等，統統都是西方戰爭機器的一部份，從事認知作戰，造謠抹黑，煽動仇中反華及其他各種族群仇恨，在世界各地製造顛覆動亂與政變及長期洗腦，為美國帝國侵略效力，極其卑鄙下流。 <text:line-break/><text:line-break/>我知道跟人渣喊話沒有用，人渣要是還有一點良知，就不叫做人渣了。但我還是希望在台灣昧著良心位居高位或掌握權勢負責在做這樣一些喪心病狂之造謠洗腦工作的昔日舊識或好友們，趕緊棄暗投明，改邪歸正。請你們不妨摸摸自己的良心，照照鏡子，看看自己，看看你的小孩，想一想，幹這樣一種骯髒事，每天顛倒是非黑白，你的良心過得去嗎？對得起你的親友你的小孩嗎？ <text:line-break/><text:line-break/>我從不用臉書，因為我不喜歡口舌是非之地，同時我也不相信臉書之類的鬼東西會容許我的存在。 <text:line-break/><text:line-break/>我猜，我平常寫在巴勒網的東西肯定會四處流傳，但是最終還是希望大家回到巴勒網閱讀，因為只有巴勒網才是惟一完整的，其它任何轉載或轉寄全都經過轉寄轉貼者的某種高度篩選或增刪或不當使用，或是省略掉理當屬於某種對話關係之脈絡；尤其是那些在我看來最為重要的風花雪月反倒往往被捨棄，而只一味著重在所謂政治；特別是無關大局的島內藍綠政治，反倒是人們彷彿一切熱情之所在。把我之所作所為，或是把我理解成那樣的人是錯的。我若看重藍綠政治，三十三年前早就已經是個立委，不會至今置身政壇之外。題外話。 <text:line-break/><text:line-break/>言歸正傳，怡靜說普京比較親西方，甚至想加入北約。我覺得這是過度簡略的說法，而且忽略了歷史背景。 <text:line-break/><text:line-break/>跟維根斯坦一樣，我對俄國長年以來有文化上的高度認識與好感，在政治上亦有一定的長年理解。簡單說，普京是個愛國主義者，他不親美也不親中，只親俄，一切政治作為，旨在尋求俄羅斯的壯大。 <text:line-break/><text:line-break/>包括戈巴契夫和提拔普京的葉爾欽，都曾想要加入西方陣營，甚至加入北約。但是，這項戰略企圖早在2000年普京上台之際，事實上就已經可以看出是西方的一場騙局，誘使蘇聯的進一步分裂對立。一如普京當年所說，美國需要的不是盟友，而是附庸。 <text:line-break/><text:line-break/>也就是說，對於一個致力於讓俄羅斯成為大國的人來說，是不可能和美國達成任何結盟關係的，因為美國需要的是任其使喚的走狗，而不是一個企圖與其平起平坐的大國。 <text:line-break/><text:line-break/>普京在2000年初上台之際，確實曾延續葉爾欽加入西方的幻想，但是，這個幻想在短短兩三年或更短時間內便已揚棄。其實，除非是眼睛瞎了或腦袋進水了，否則，任何人擔任俄國領導人，都不可能看不見美國不可能允許一個強大的俄羅斯之存在。我不能確定的是，普京是否真正意識到加入東方，也許才是讓俄國免於西方列強侵略的惟一出路。</text:p>
      <text:p text:style-name="P2">李念淨   |  2022.03.14 12:13   |   <text:a xlink:type="simple" xlink:href="http://palinfo.habago.org/Entry?Command=Information_PrintForum#FORUM42092"><text:span text:style-name="T1">#</text:span></text:a></text:p>
      <text:p text:style-name="P6"><text:a xlink:type="simple" xlink:href="https://www.bilibili.com/video/BV1aq4y1i7fx/"><text:span text:style-name="T5">https://www.bilibili.com/video/BV1aq4y1i7fx/</text:span></text:a><text:span text:style-name="T6"><text:s/><text:line-break/><text:line-break/>這個特別感動，是塔利班的成員與拍攝者和飢民的互動</text:span></text:p>
      <text:p text:style-name="P2">李念淨   |  2022.03.14 12:10   |   <text:a xlink:type="simple" xlink:href="http://palinfo.habago.org/Entry?Command=Information_PrintForum#FORUM42091"><text:span text:style-name="T1">#</text:span></text:a></text:p>
      <text:p text:style-name="P4"><text:a xlink:type="simple" xlink:href="https://www.bilibili.com/video/BV1Y341157w5/"><text:span text:style-name="T2">https://www.bilibili.com/video/BV1Y341157w5/</text:span></text:a><text:s/><text:line-break/><text:line-break/>塔利班粗定的阿富汗，可以看到雖然財產被美國掠奪的非常嚴重，但起碼社會仍維持住了基本的秩序，這系列的影片都非常不錯。</text:p>
      <text:p text:style-name="P2">怡靜   |  2022.03.12 12:09   |   <text:a xlink:type="simple" xlink:href="http://palinfo.habago.org/Entry?Command=Information_PrintForum#FORUM42090"><text:span text:style-name="T1">#</text:span></text:a></text:p>
      <text:p text:style-name="P3">戈培爾說：「如果撒謊，就撒彌天大謊，因為彌天大謊往往具有某種可信的力量。而且，民眾在大謊和小謊之間更容易成為前者的俘虜。因為民眾自己時常在小事情上說小謊，而不好意思編造大謊。他們從來沒有設想編造大的謊言，因而認為別人也不可能厚顏無恥地歪曲事實……極其荒唐的謊言往往能產生效果，甚至在它已經被查明之後。」 <text:line-break/><text:line-break/>RT已經被油管全面封鎖，之前只限於歐盟國家地區，剛剛我去油管RT頻道也無法觀看了。 <text:line-break/>現在RT已經全面轉移到https://odysee.com/@RT:fd <text:line-break/>不過可悲的是Odysee也是谷歌的（該公司2015年被谷歌收購的），RT不知能撐多久。 <text:line-break/>還是中國政府聰明，要有自己的網路自主權（雖然祖國的網路管制是慘不忍睹，永遠是該管的不管，不該管的管一堆） <text:line-break/><text:line-break/>路透社3月10日報道，著名社交媒體平臺Facebook將“臨時調整”旗下社交平臺的仇恨言論政策，允許部分國家用戶在臉書和Instagram發表“呼籲對俄羅斯和俄羅斯士兵實施暴力”，甚至是“殺死普京”的仇恨言論。 <text:line-break/>你如果問台灣人，為什麼臉書在中國大陸被禁，我想99%的人會告訴你，那是因為大陸沒有言論自由。 <text:line-break/><text:line-break/>然而事實真相呢？ <text:line-break/><text:line-break/>火鍋大王在臉書被禁10周年出了一個視頻講解了為何臉書在大陸被禁。因為鼓吹疆毒，煽動恐怖主義.....。 <text:line-break/><text:line-break/><text:a xlink:type="simple" xlink:href="https://youtu.be/f2srfDwM2sQ"><text:span text:style-name="T2">https://youtu.be/f2srfDwM2sQ</text:span></text:a><text:s/><text:line-break/><text:line-break/>這不是臉書第一次這樣做了，緬甸的羅興亞人種族滅絕 ，印度屠殺穆斯林（可見本站陳真所寫的印度大選啟示錄一文），背後都有臉書的推波助瀾。 <text:line-break/><text:line-break/>現在你得翻到牆內，到大陸去看西方不讓你看到的資訊啦！（前提是你有意願不想接受台灣媒體的洗腦） <text:line-break/><text:line-break/>昨晚我看大陸有網友在看聯合國直播，應俄羅斯要求的聯合國安理會召開討論美國在烏克蘭開展軍事生物研究的指控，不過太晚了，我就沒加入觀看。（然後想都不要想，要不是因為俄羅斯是五常，哪輪得到你說話，甚至召開會議啊，滾邊去吧） <text:line-break/><text:line-break/>不過各位要知道大陸網站上的資訊雖有百花齊放，但也有不少歪瓜劣棗，尤其是一些大Ｖ(相當於台灣的網紅）的言論，更是不敢恭維，譬如前面不是有人貼的 “孤煙暮蟬”，不知道這個帳號背後是個人還是團隊，多次造謠被抓到，不承認，且以前的言論也是美帝代言人，另一個粉絲人數上百萬的帳號，上帝之鷹也是同樣的情形，在某個已經沒落的論壇曾是上串下跳的美國爪牙，風向轉了，來蹭愛國飯吧！蹭愛國飯也沒罪，資訊有誤如果不是刻意捏造或有意帶節奏倒無仿，只是狐狸尾巴時不時就要露一下，真令人厭惡。 <text:line-break/><text:line-break/>只能說，希望大家掌握一些基本事實，運用自己的常識去判斷資訊的可信度。 <text:line-break/><text:line-break/>最近在重看奧立佛史東於2017年專訪普京的電視紀錄片，普京訪談錄。 <text:line-break/>一共有4集，當年出來時，我第一時間找來看，當時我看得懞懞懂懂，又沒有中文字幕，看到一半還睡著。今次重看，真有一番不同領悟。 <text:line-break/><text:line-break/>B站有人上傳了中文字幕，推薦給大家。 <text:line-break/>第一集 <text:line-break/><text:a xlink:type="simple" xlink:href="https://www.bilibili.com/video/BV1GT4y1y7zG"><text:span text:style-name="T2">https://www.bilibili.com/video/BV1GT4y1y7zG</text:span></text:a><text:s/><text:line-break/>第二集 <text:line-break/><text:a xlink:type="simple" xlink:href="https://www.bilibili.com/video/BV1Dm4y1Z7q2"><text:span text:style-name="T2">https://www.bilibili.com/video/BV1Dm4y1Z7q2</text:span></text:a><text:s/><text:line-break/>第三集 <text:line-break/><text:a xlink:type="simple" xlink:href="https://www.bilibili.com/video/BV1e5411f7Eo"><text:span text:style-name="T2">https://www.bilibili.com/video/BV1e5411f7Eo</text:span></text:a><text:s/><text:line-break/>第四集 <text:line-break/><text:a xlink:type="simple" xlink:href="https://www.bilibili.com/video/BV16q4y147ex"><text:span text:style-name="T2">https://www.bilibili.com/video/BV16q4y147ex</text:span></text:a><text:s/><text:line-break/><text:line-break/>另外很少人知道普京在俄羅斯是鴿派吧！他其實是比較親西方的，甚至想讓俄羅斯加入北約。 <text:line-break/>（但被西方陣營忽悠太多次了） <text:line-break/><text:line-break/>董佳寧做了一期簡單講了一些，大家湊合看吧！ <text:line-break/><text:a xlink:type="simple" xlink:href="https://www.bilibili.com/video/BV1UU4y1o7ME"><text:span text:style-name="T2">https://www.bilibili.com/video/BV1UU4y1o7ME</text:span></text:a><text:s/><text:line-break/><text:line-break/>最後，因為推特大量封鎖刪除有關俄羅斯的訊息（譬如反駁烏克蘭製造的假新聞），有些人只好跑到Telegram(簡稱TG，俄羅斯公司開發的類似Line 微信的通訊軟體)上去了。 <text:line-break/>我自己多年前就安裝TG，但身邊沒有人用，只好晾在一旁，這次真派上用場了。 <text:line-break/><text:line-break/>可以免費安裝，教學文。有需要的朋友看一下。 <text:line-break/><text:a xlink:type="simple" xlink:href="https://www.kocpc.com.tw/archives/304043"><text:span text:style-name="T2">https://www.kocpc.com.tw/archives/304043</text:span></text:a></text:p>
      <text:p text:style-name="P2">陳真   |  2022.03.11 20:51   |   <text:a xlink:type="simple" xlink:href="http://palinfo.habago.org/Entry?Command=Information_PrintForum#FORUM42089"><text:span text:style-name="T1">#</text:span></text:a></text:p>
      <text:p text:style-name="P4">美國在韓國設置多個生物武器及生化武器實驗室，以及各種外洩與偷渡病毒等事件，只是罄竹難書的大量事實，經常引起韓國民眾的抗議。 <text:line-break/><text:line-break/>主流媒體卻完全掩蓋這些遍及全球而且特別沿著中俄周邊部署、邪惡透頂的撒旦行徑，光是美國部署海外、已知的生物武器實驗室數量就有兩百多個。 <text:line-break/><text:line-break/>台灣當然也是美國這個邪惡恐怖行徑的一環，但是，與南韓不同的是，台灣人絕對不會像韓國人那樣拼死抗議，台灣人一定會說能夠成為美國生物武器撒旦計畫的一環，能夠當美國人的生化武器狗肉炸彈，犧牲小我，消滅大陸，乃是無上的光榮。 <text:line-break/><text:line-break/>幾年來，關於美國的生物武器計畫這些事我已經寫了很多，但是，其實我只是寫出冰山一角，九牛一毛。我沒有多少時間寫，希望往後還有寫的機會，希望更多人能意識到這個不惜毀滅億萬生命的撒旦計畫。</text:p>
      <text:p text:style-name="P2">孫從輔   |  2022.03.11 13:00   |   <text:a xlink:type="simple" xlink:href="http://palinfo.habago.org/Entry?Command=Information_PrintForum#FORUM42088"><text:span text:style-name="T1">#</text:span></text:a></text:p>
      <text:p text:style-name="P3">我剛剛看到邱毅先生在觀網的留言，引用如下： <text:line-break/><text:line-break/>「 <text:line-break/>美國這下無法迴避了，俄羅斯已正式要求聯合國安理會召開緊急會議，討論美國在烏克蘭境內設置三十多個生化研究所，研究各種生化武器，甚至包括蝙蝠新冠病毒樣本。 <text:line-break/><text:line-break/>如果沒有俄烏戰爭，俄軍未曾進入烏克蘭境內，這個充滿邪惡的行動，可能永遠都不會被發現。現在紙已包不住火，若美國真是這兩年多新冠病毒肆虐的罪魁禍首，美國就應該是全人類的公敵，應該以「反人類罪」受國際審判。 <text:line-break/><text:line-break/>美國會在烏克蘭秘密搞生化武器研究基地，應該也會在其他地區做類似活動，最近美國黑手肆無忌憚的伸入韓國大選，是不是在韓國也存在類似的惡毒計劃呢？ <text:line-break/><text:line-break/>二戰期間，日本在哈爾濱搞細菌戰生化武器研究，用活生生的人做「活體實驗」，負責人是個陸軍中將，叫石井四郎。戰後石井四郎竟然能逃過戰犯審判，原因是他把全套生化武器研究資料交給美國，後來石井四郎還做了美軍顧問，美國在韓戰、越戰中都動用了生化武器。 <text:line-break/><text:line-break/>天網恢恢 疏而不漏，這次被俄羅斯在烏克蘭找到了証據，我希望聯合國安理會能迅速召開會議討論此事，組織專案小組，調查出完整真相，追究美國應負的相關責任。 <text:line-break/>」 <text:line-break/><text:line-break/><text:line-break/>新聞來源：俄公佈獲取的烏境內生物實驗室相關資料，稱證實美在烏克蘭領土進行軍事生物研究 <text:line-break/><text:line-break/><text:a xlink:type="simple" xlink:href="https://www.guancha.cn/military-affairs/2022_03_11_629801.shtml"><text:span text:style-name="T2">https://www.guancha.cn/military-affairs/2022_03_11_629801.shtml</text:span></text:a><text:s/><text:line-break/><text:line-break/>俄聯邦武裝部隊核生化防護部隊司令伊戈爾·基裡洛夫中將10日發布簡報，俄方從多個來源收到的信息證實了美國國防部在資助以及烏克蘭領土上進行軍事生物研究起到了“主導作用”。俄國防部稱，根據已經獲取的資料分析，在基輔、哈爾科夫與敖德薩等地生物實驗室參與下實施的UP-4項目主要是研究通過候鳥傳播危險傳染病的可能性，包括H5N1型流感病毒。 <text:line-break/><text:line-break/>名為R-781（俄/烏語寫法為Р-781）的研究項目則以蝙蝠作為主要研究載體，主要研究鼠疫、布魯氏菌、鉤端螺旋體、冠狀病毒、絲狀病毒等，實施該項目研究的設施不僅在烏克蘭，還涉及格魯吉亞的生物實驗室，另外UP-8項目的資料則指向剛果出血熱和漢坦病毒，俄稱該項目資料駁斥了美國方面此前“只有烏克蘭科學家”的說法，所有高風險研究都是“在美國專家的直接監督下進行”，除此之外，名為UP-2、UP-9和UP-10的項目則涉及炭疽和非洲豬瘟的病原體，俄國防部還稱，根據收到的消息與資料，哈爾科夫生物實驗室的140多箱蝙蝠寄生蟲，如跳蚤、扁蝨等也證明生物實驗室的美國合作方——美國國防部對傳播危險傳染病的昆蟲感興趣。 <text:line-break/><text:line-break/>俄還稱發現了規模性將烏克蘭公民生物樣本流向國外的跡象，如一份來自德國資助的項目中，用於研究克裡米亞-剛果出血熱的、採集自烏克蘭各地區1000份烏克蘭公民的血清樣本已轉移到德國漢堡的本哈托諾赫脫熱帶醫學研究所，由於這些血清樣本均來自斯拉夫族群，俄方懷疑這與開發種族針對性的生物戰劑的需求有密切關系。</text:p>
      <text:p text:style-name="P2">許世勤   |  2022.03.11 09:04   |   <text:a xlink:type="simple" xlink:href="http://palinfo.habago.org/Entry?Command=Information_PrintForum#FORUM42087"><text:span text:style-name="T1">#</text:span></text:a></text:p>
      <text:p text:style-name="P4">針對俄羅斯政府指控美國在烏克蘭發展生化武器實驗室，美國政府承認「至少在過去有協助烏克蘭建立這些實驗室」一方面卻又否認這些實驗室的目的是研製生化武器，而是「為了生物安全與防衛」的目的。 <text:line-break/><text:line-break/>如果一間生化實驗室的目的是為了「安全」，那美國何必把本來應該從世界上消失的天花病毒檢體保存下來？本來該滅亡的病源就讓它滅亡算了吧，特意保留下來能從中獲得「安全」？所以我知道養一頭老虎在身邊會有隨時被吃掉的危險，所以我把老虎養在身邊？目前有傳言，這些天花病毒的檢體甚至存放在烏克蘭的實驗室中，相當然爾美國政府方面皆叱為「陰謀論」。 <text:line-break/><text:line-break/>在一場美國聽證會上，共和黨代表詢問美國政府官員關於烏克蘭生化實驗室的問題，官員的回答是「美國盡全力避免烏克蘭實驗室的研究材料落入俄羅斯的掌控中」如果這些實驗室的研究目的真的跟「安全」有關，何必害怕落入俄羅斯的掌控？這不是此地無銀三百兩嗎？真相如何，作為小老百姓的我們無從得知，但美國表現出來的矛盾邏輯根本經不起推敲。</text:p>
      <text:p text:style-name="P2">陳真   |  2022.03.11 03:12   |   <text:a xlink:type="simple" xlink:href="http://palinfo.habago.org/Entry?Command=Information_PrintForum#FORUM42086"><text:span text:style-name="T1">#</text:span></text:a></text:p>
      <text:p text:style-name="P3">王家衛的 "春光乍洩" 正在上映。喜歡的人趕緊把握機會。 <text:line-break/><text:line-break/><text:a xlink:type="simple" xlink:href="https://www.youtube.com/watch?v=vpbHM9g7h_M"><text:span text:style-name="T2">https://www.youtube.com/watch?v=vpbHM9g7h_M</text:span></text:a><text:s/><text:line-break/><text:line-break/>我已經看好幾次了。今天才剛看完一次，打算明天再看一次。揮之不去的憂鬱，彷彿讓我對任何危險都不會感到懼怕。</text:p>
      <text:p text:style-name="P2">陳真   |  2022.03.11 02:06   |   <text:a xlink:type="simple" xlink:href="http://palinfo.habago.org/Entry?Command=Information_PrintForum#FORUM42084"><text:span text:style-name="T1">#</text:span></text:a></text:p>
      <text:p text:style-name="P4">今天帶小孩在一家小館子吃飯，餐廳裏有台電視，正播放俄烏戰爭的 "新聞"，痛斥俄羅斯如何屠殺婦女兒童，如何殘暴，如何沿路射殺難民，如何舉世憤慨等等。小孩看得驚叫連連，我叫她們不要看也不要聽，我說這全是謊言。小孩想多問，我就簡單說了幾句，我說普丁很可憐，為我們挺身而出，飽受許多國家的集體霸凌與抹黑。 <text:line-break/><text:line-break/>我跟小孩說，把拔看不慣黑白顛倒，於是昨天用英文寫了一封信給俄羅斯的駐台單位。小孩很驚奇，問我怎麼會認識俄羅斯政府？我說我不認識，我只是想在濁世滔滔一片抹黑聲中，表達我對他們的支持。 <text:line-break/><text:line-break/>前兩天，美國夥同英國禁運俄羅斯石油，拜登義正辭嚴地說："俄羅斯的每一滴石油，全都是烏克蘭人民的鮮血"。你聽了，心裏有何感想？你會覺得人性真美妙？還是醜陋不堪？ <text:line-break/><text:line-break/>我平常很不喜歡看所謂恐怖片，因為根本一點都不恐怖，裝神弄鬼地灑狗血，故意弄得大小聲想嚇人，實在有夠低級無聊。真正的恐怖就在現實生活中，製造中心就是美國白宮。它的邪惡、陰狠、血腥與殘暴，根本看不見底。 <text:line-break/><text:line-break/>我轉頭問學姊說："妳看，一個人如果從小每天接收像這樣一種鋪天蓋地的謊言，如何可能不腦殘？" 各位不妨看看底下這些人，你是不是會很絕望？人怎麼會普遍愚蠢到這種地步？蠢不可怕，可怕的是缺乏病識感，明明很蠢，蠢到流汁化膿，蠢到不可思議，但卻以為自己好聰明而且好幸福，生長在民主自由的文明國度，同時以為別人好笨好無知好可憐，被獨裁政權給洗腦了鎮壓了。 <text:line-break/><text:line-break/>陳真 <text:line-break/><text:line-break/>2022. 03. 11. <text:line-break/><text:line-break/>====================== <text:line-break/>全球反戰「為何不推翻普丁？」網看俄國街訪秒懂 <text:line-break/><text:line-break/>民視新聞網 <text:line-break/><text:line-break/>2022年3月10日 <text:line-break/><text:line-break/>生活中心／林孟蓉報導 <text:line-break/><text:line-break/>俄羅斯總統普丁（Vladimir Putin）下令俄軍入侵烏克蘭，戰爭延燒至今超過2週，釀成無辜百姓、士兵死傷，許多兒童頓時流離失所，畫面引發全球震驚。面對目前全球反戰聲浪，就有台灣網友發問，為何俄國人民不選擇推翻普丁，對此，就有網友翻出外媒在俄羅斯的街訪畫面，其中多數民眾竟都表示，支持普丁的決定。 <text:line-break/><text:line-break/>有網友在網路論壇《PTT》以「俄羅斯人民為什麼不推翻普丁？」為題發問，文中提到，普丁下令入侵烏克蘭，看起來大多數俄羅斯人民都是反對立場，民眾甚至上街頭抗議，代表對普丁專制政權有所不滿，因此原PO不解發問「為什麼之前都沒有人敢推翻普丁？是因為習慣專制政權了嗎？」。 <text:line-break/><text:line-break/>對於網友疑問，許多人給出回應「俄羅斯民眾大部分都是主戰的」、「牆內控制媒體是基本好嗎」、「死的是烏克蘭人，俄羅斯人沒事怎麼會想政變」、「因為是集權獨裁國家，抗議就被抓，就很難集結反抗」、「俄羅斯人普遍跟支那人一樣糟糕」。 <text:line-break/><text:line-break/>多數人都表示，俄羅斯算是集權獨裁國家，民眾就算有反抗聲浪，也很快就會被鎮壓，難以推翻政權。還有鄉民分享一段影片，記者在俄羅斯街頭訪問當地民眾，並拿出烏克蘭遭到俄軍轟炸的照片給民眾看，得到的回應卻相當驚人「我支持普丁，我不會看這些照片」、「沒有人在轟炸基輔，我不相信」、「我認為普丁是個聰明人，他知道自己在做什麼，所以我不會覺得這樣做不好」。還有位民眾擔心遭清算，回應「我不想談論這件事，因為這在俄羅斯很危險，我會避談這件事，但我支持和平，我不想要有戰爭」。 <text:line-break/><text:line-break/>台灣網友看完影片後，都認為俄國民眾跟中國人民相當類似「這跟在中國街頭問人民幸不幸福沒兩樣啊」、「像問中國人有沒有新疆集中營一樣」、「獨裁國家誰敢講真話」、「支那跟俄國的核心利益，擴張跟殖民」、「說錯話是要關五年的，你覺得他應該說什麼呢」、「你問中國人民為什麼不推翻習近平？」。</text:p>
      <text:p text:style-name="P2">許世勤   |  2022.03.10 14:23   |   <text:a xlink:type="simple" xlink:href="http://palinfo.habago.org/Entry?Command=Information_PrintForum#FORUM42083"><text:span text:style-name="T1">#</text:span></text:a></text:p>
      <text:p text:style-name="P3">中午吃飯，看到一個朋友的商標被大陸某健身房抄襲，底下的人回應「大陸不意外」「強國人就是這樣無法讓人尊重」「建議提告討回公道」似乎這就是大陸欺壓台灣的「證據」，大夥群情義憤。無獨有偶，前陣子在臉書上看到某間經營多年的台灣健身房，商標被日本某遊戲公司抄襲，但網友留言「紅到國外」「台灣之光」被抄襲的健身房似乎也無意提告「討公道」，好像台灣人的東西被日本抄襲是一件多麼光宗耀祖的事。 <text:line-break/><text:line-break/>以抄襲這件事是不正確的行為作為前提，那我們應該以同樣的標準來批判，不是大陸抄襲就該死，日本抄襲就好光榮。這群朋友批判的根本就不是抄襲這個行為，而是對大陸人民的批判，而且這過程中充分展現了身為台灣人的優越感，自我感覺十分良好。如果是，那麼日本某公司的抄襲，怎麼不是「日本人不意外」「倭寇就是這樣無法讓人尊重」「一定要對小日本提告捍衛台灣人的尊嚴」呢？ <text:line-break/><text:line-break/>個別的人或團體的行為，放大為「這就是大陸人的特質」既不合理也不符合比例原則。如果今天大陸人因為「聞名國際」的台灣金光黨，得出「台灣人都不腳踏實地，喜歡詐欺」的結論，台灣人也覺得合理嗎？批判抄襲這個行為是對的，但衍伸為對整個國家的批判則有邏輯上的問題。抽菸會增加罹患肺癌的風險，這是統計的結果，是概率的問題，如果衍伸為「抽菸一定會得肺癌」，腦子正常點的人都知道這種推論有問題。如同民進黨最愛宣傳的「四萬換一塊」，明明前面的「四萬」是嚴重貶值、通貨膨脹後的「舊台幣」，後面的「一塊」是經由大陸來台的黃金為基準發行的「新台幣」，兩者價值不同，能放在一起比較嗎？但台灣人卻覺得這種偷換概念是理所當然。十幾年前一句「台灣最美的風景是人」讓一堆台灣人爽歪歪，但多數台灣人的世界觀從邏輯上來看根本就是錯誤的，這只會不斷提高當局誤判局勢的風險。</text:p>
      <text:p text:style-name="P2">Ethan   |  2022.03.09 20:02   |   <text:a xlink:type="simple" xlink:href="http://palinfo.habago.org/Entry?Command=Information_PrintForum#FORUM42082"><text:span text:style-name="T1">#</text:span></text:a></text:p>
      <text:p text:style-name="P5"><text:span text:style-name="T6">俄烏背後的金融戰 <text:line-break/></text:span><text:a xlink:type="simple" xlink:href="https://youtu.be/u3a7yGKr4Rw"><text:span text:style-name="T5">https://youtu.be/u3a7yGKr4Rw</text:span></text:a><text:span text:style-name="T6"><text:s/><text:line-break/>可以看一下背後的強盜邏輯 <text:line-break/></text:span></text:p>
      <text:p text:style-name="P2">A hsin   |  2022.03.09 13:48   |   <text:a xlink:type="simple" xlink:href="http://palinfo.habago.org/Entry?Command=Information_PrintForum#FORUM42081"><text:span text:style-name="T1">#</text:span></text:a></text:p>
      <text:p text:style-name="P3">台灣媒體幾乎是西方觀點，媒體大多是為政治和金主服務，很多台灣人被操弄還認為自己很聰明。 <text:line-break/>最近還有挺烏克蘭遊行和捐款，烏克蘭跟台灣有什麼關係，有幫過台灣嗎？ <text:line-break/><text:line-break/>北港遊行力挺鳥克蘭 拜媽祖祈求世界和平 <text:line-break/><text:a xlink:type="simple" xlink:href="https://youtu.be/Yo4QBTy_Yfs"><text:span text:style-name="T2">https://youtu.be/Yo4QBTy_Yfs</text:span></text:a><text:s/><text:line-break/>台灣人善心再次大噴發烏克蘭捐款專戶五天衝3億元 <text:line-break/><text:a xlink:type="simple" xlink:href="https://youtu.be/iJhYY8gcCCg"><text:span text:style-name="T2">https://youtu.be/iJhYY8gcCCg</text:span></text:a><text:s/><text:line-break/><text:line-break/><text:line-break/>分享一個台灣媒體看不到的，俄羅斯女生對俄烏戰爭的觀點， <text:line-break/><text:line-break/>主持人：俄烏發生的起因你怎麼看？ <text:line-break/>受訪者：2014年烏克蘭威脅俄羅斯安全，第一件事就是烏克蘭政府說希望加入北約，如果加入北約導彈就會部屬在俄羅斯邊界，俄羅斯政府擔心安全，第二件事情是烏克蘭不希望頓巴斯獨立，八年間頓巴斯遭到導彈襲擊，但別的國家不管這件事，俄羅斯管，因為頓巴斯有很多俄羅斯人，烏克蘭政府也用槍用坦克用軍機在頓巴斯，為什麼別的國家都沒說。 <text:line-break/><text:line-break/>主持人：你覺得制裁對俄羅斯來說公平嗎？ <text:line-break/>受訪者：不公平，戰爭不是一個好事情，但美國侵略很多國家，別的國家都沒有實施什麼制裁，俄羅斯旁邊有兩個國家，亞美尼亞和阿塞拜疆，也有戰爭但西方國家不管這件事。 <text:line-break/><text:line-break/>制裁重压下的俄罗斯青年：愤怒 屈辱 不公！ <text:line-break/><text:a xlink:type="simple" xlink:href="https://www.bilibili.com/video/BV11r4y1z7ox?from=search&amp;;seid=10818746327305231266&amp;;spm_id_from=333.337.0.0"><text:span text:style-name="T2">https://www.bilibili.com/video/BV11r4y1z7ox?from=search&amp;;seid=10818746327305231266&amp;;spm_id_from=333.337.0.0</text:span></text:a><text:s/><text:line-break/><text:line-break/><text:line-break/>另外，因為有親戚在大陸工作生活，知道有bilibili、今日頭條、微博等網站，發現同一件事報導會與台灣媒體大不相同，例如過年期間中國男足輸給越南，很多人很氣憤，砸重金養男足，都可以住豪宅開名車，卻是一直輸球，相較於沒砸重金中國女足，贏日本、南韓最後得到亞洲盃冠軍，尤其南韓那場從0-2到3-2逆轉勝，拚搏精神讓人感動，但台灣媒體卻只看到女足贏有人接機，男足輸沒人理，還有人在男足飯店放鞭炮，顯得大陸人很現實和沒水準。 <text:line-break/><text:line-break/>500人迎陸女足載譽歸國 男足全程無人理 <text:line-break/><text:a xlink:type="simple" xlink:href="https://www.youtube.com/watch?v=BjF_Iu-nN7Y"><text:span text:style-name="T2">https://www.youtube.com/watch?v=BjF_Iu-nN7Y</text:span></text:a><text:s/><text:line-break/><text:line-break/><text:line-break/>多數台灣人不會去看大陸媒體，卻全盤接受台灣媒體那套，越年輕越有這種感覺， <text:line-break/>總覺得自己沒辦法在多數親朋好友面前表達自己想法，會被當成異類。</text:p>
      <text:p text:style-name="P2">陳真   |  2022.03.09 01:02   |   <text:a xlink:type="simple" xlink:href="http://palinfo.habago.org/Entry?Command=Information_PrintForum#FORUM42079"><text:span text:style-name="T1">#</text:span></text:a></text:p>
      <text:p text:style-name="P3">看！反戰？人性真的很可恥。 <text:line-break/><text:line-break/>我對台灣的學生、老師，真的是很看不起，不管到底是蠢還是壞，一樣窩囊猥瑣，很沒出息，不像個 "人"。 <text:line-break/><text:line-break/>陳真 <text:line-break/><text:line-break/>===================== <text:line-break/>中華日報 <text:line-break/><text:line-break/>台首大聲援烏克蘭 <text:line-break/><text:line-break/>2022年3月9日 <text:line-break/><text:line-break/>台灣首府大學八日一早百餘名師生齊聚行政大樓前，由校長張淑中帶領師生反戰爭、要和平及保護女性人權，聲援烏克蘭。 <text:line-break/><text:line-break/>張淑中表示，自從俄羅斯於二月二十四日大軍入侵烏克蘭後，十多天來已造成大量烏克蘭軍人、平民，甚至許多婦女與幼兒的傷亡，對於俄羅斯此種破壞和平、引發戰火並侵略烏克蘭的非法軍事舉動，堅決反對。 <text:line-break/><text:line-break/>張淑中說，任何的戰爭行為，都是非常殘忍、不人道，更有許多烏克蘭的婦女與幼兒，受到戰爭的無情殺害，令人難過，學校慶祝婦女節的同時，特別站出來舉辦聲援活動，也希望國際支持烏克蘭。 <text:line-break/><text:line-break/>昨天包括幼教、烘焙、飯店、觀光、餐旅管理等系所的師生及樂齡大學的學生，大家高舉「No War」、「Stop」、「Peace」、「重視幼兒及婦女生命權」等標語，並在印尼籍的學生會長郭明順、副會長陳愛玲帶領下，高喊：「反戰爭」、「要和平」、「支持烏克蘭、反對侵略」等口號，表達力挺烏克蘭決心。</text:p>
      <text:p text:style-name="P2">Xuan-wei   |  2022.03.08 23:37   |   <text:a xlink:type="simple" xlink:href="http://palinfo.habago.org/Entry?Command=Information_PrintForum#FORUM42078"><text:span text:style-name="T1">#</text:span></text:a></text:p>
      <text:p text:style-name="P4">分享一篇日前中國外交部發布的文章《美國對印第安人實施種族滅絕的歷史事實和現實證據》，用搜尋引擎可找到全文。 <text:line-break/>此文有理有據地、全面地呈現美國政府對其國內印第安人實施種族滅絕的可恥暴行。看到其中提到的，在6,70年代印第安婦女在不知情/非自願的情況下遭受 Indian Health Service所屬醫院施行絕育手術，想起多年前閱讀到相關資料時不可置信的心情，不禁感歎西方掌權者總是有辦法以美好、正當的理由(如：家庭計劃、優生考量)從事各式各樣反人類的行為。</text:p>
      <text:p text:style-name="P2">陳真   |  2022.03.08 10:11   |   <text:a xlink:type="simple" xlink:href="http://palinfo.habago.org/Entry?Command=Information_PrintForum#FORUM42077"><text:span text:style-name="T1">#</text:span></text:a></text:p>
      <text:p text:style-name="P3">那位貼一些歧視性言論(什麼西方人支持烏克蘭是因為可以去烏克蘭買春)的同學，我雖有意見，但希望你別放心上。如果你還想貼別的，請儘管貼，匿名當然也無妨，但是拜託各位不要便宜行事，對於轉貼內容宜多加查證及選擇，很多所謂網紅，言論含水量太高，不可靠，甚至充滿偏見與歧視。 <text:line-break/><text:line-break/>巴勒網沒法做到百分之百正確無誤，但是都會盡力查證，不會信口開河，也不會過度評價，更不會容忍法西斯言論或過於腦殘的言論。巴勒網嚴格管控言論，但是，這才是真正的百分之百言論自由。說鬼話說鳥話說蠢話，那不叫自由；那種言論，有害無益。</text:p>
      <text:p text:style-name="P2">陳真   |  2022.03.08 07:10   |   <text:a xlink:type="simple" xlink:href="http://palinfo.habago.org/Entry?Command=Information_PrintForum#FORUM42076"><text:span text:style-name="T1">#</text:span></text:a></text:p>
      <text:p text:style-name="P4">對，我相信人，相信生命，但我不開空白支票給黨給政府，總都還是得看具體作法內容，逐個衡量。大局有大局的評價，小局面有小局面的個別看法。 <text:line-break/><text:line-break/>但我同時也明白，就跟看病開藥動手術一樣，很多時候會有必要之惡，並非凡事都無代價。我明白這一點，因此我也比較不會以絕對價值衡量人事物。做事的人有做事者的難處。 <text:line-break/><text:line-break/>至於毛澤東，功利角度上他確實功勞巨大，功過再怎麼相抵還是個偉人，但他理當贏得一切榮耀，卻贏不了我一顆心。我不以這樣的ㄧ己評價態度為榮，但心這種東西畢竟沒什麼工具理性內涵，我們並不是經過一番關乎功過的分析來決定心之歸屬，心之所嚮。</text:p>
      <text:p text:style-name="P2">张证壹   |  2022.03.07 23:49   |   <text:a xlink:type="simple" xlink:href="http://palinfo.habago.org/Entry?Command=Information_PrintForum#FORUM42075"><text:span text:style-name="T1">#</text:span></text:a></text:p>
      <text:p text:style-name="P3">分享个人一点见解。我支持中国政府，但是不喜欢。这就像是陈真医生所说的，一种个人的“美感问题”，让我无法真心欣赏中国共产党。 <text:line-break/><text:line-break/>首先，李晓鹏博士的书我有买，包括他一本写华为与5G发展史的签名书我也买了（但还没有时间看）。他的微信公众号文章我几乎都读完了。 <text:line-break/><text:line-break/>从以上行为来说，我应该算是李晓鹏博士的粉丝，但其实不算。 <text:line-break/><text:line-break/>李晓鹏写的文章，很多时候角度很有见地，但是只要一扯上毛泽东时，就会转变为完全的吹捧，简直把毛泽东捧为不世伟人。 <text:line-break/><text:line-break/>毛泽东当然很有贡献，同时也是红色中国的开国元勋，但不代表他是个完人。毛泽东是军事天才，但是在治国上，大跃进、土法炼钢、人民公社这些悲剧都是他一手推动的，饿死数十万人。再后来，先鼓励大鸣大放，并且承诺绝不秋后算账，接下来反手就用这些材料，搞起文革斗争，这些都是毛泽东干的事情。 <text:line-break/><text:line-break/>军事上可以兵不厌诈，但是政治上也搞起钓鱼执法这一套，是毛泽东最不能让我容忍的地方。 <text:line-break/><text:line-break/>即使是中国共产党，给毛泽东盖棺论定的时候也是“七分功三分过”，已经算是比较高的评价了。 <text:line-break/><text:line-break/>前几年中国文化界有一股歪风，就是无脑吹捧毛泽东，这是让我非常不能忍受的。中国传统文化的一句经典之言，子曰：“民无信不立”，是智慧的结晶。为什么中国人民普遍不信共产党的公开言论，而是经常做其他解读，然后与政府斗智斗勇？这就是文革时期种下来的恶果。说到底，人无完人，所谓的圣人只是造神运动的虚幻宣传。 <text:line-break/><text:line-break/>独立思考的能力真的非常重要，不人云亦云，就不至于被洗脑。虽然中国现在因为生存需要而进行的政治宣传（洗脑）是必要之恶，但是对于我这种已经被国民党洗脑教育骗过一次的人来说，这是让我绝对反感的行为。</text:p>
      <text:p text:style-name="P2">張萬康   |  2022.03.07 23:12   |   <text:a xlink:type="simple" xlink:href="http://palinfo.habago.org/Entry?Command=Information_PrintForum#FORUM42074"><text:span text:style-name="T1">#</text:span></text:a></text:p>
      <text:p text:style-name="P4">念淨說的我回一下。大陸電影圈、文藝圈的親帝派是主流，他們很信西方那套。我有些大陸朋友在他們面前不敢講點不同意見，不然受氣被拉黑事小，恐怕還斷了發展機會。甚至傳播圈，當記者的，或學校相關科系的老師也不少這樣的人。 <text:line-break/><text:line-break/>去年八月我本要貼一篇我的想法，但想了半天沒發，今日斗膽發出。 <text:line-break/><text:line-break/>＃ <text:line-break/>念淨提到「中國國歌有危機意識」，我和哥們老孫聽到這句「中華民族到了最為危險的時候」會胸口一堵，除了某種對歷史的感動（這歌是在抗戰年月火起來的），還包括對近年時局的憂心。有這種感覺的不光我、老孫這樣的中年人，前陣子和一30出頭歲的台灣朋友談到這句歌詞，他立刻就說：「其實現在也是。」 <text:line-break/><text:line-break/>所以我看到大陸網站喊打喊殺的人，覺那些人莫名其妙。不是說不懂他們把台灣人當同胞但卻常受污辱歧視的心情，而是非常能懂，但他們那樣叫囂實在很扯。金一南說台灣的飛彈可以覆蓋到武漢，給大陸製造一定的威脅，不把統一這事解決算不上民族復興，但他講話也是好好講，可沒像兩岸網友網紅那樣嘶吼。喜歡那樣叫囂的大陸網友在日常生活中的待人接物我可以想像出是啥德行。 <text:line-break/><text:line-break/>兩岸一旦升高成武力鬥爭，台灣肯定是慘，但大陸的損傷不容易估測，我觀察得出大陸當局很負責任，運籌帷幄考量方方面面，美國人設的局得細心因應。 <text:line-break/><text:line-break/>此外我非常討厭大陸的大小公知，這些人和綠營妖道的腦子和手段是一樣的。很多大陸人民認為恨國黨的人很少，聲勢差遠了，但我認為少歸少，可別小看們扯後腿的能力。年輕一代慕洋者很多的，喜歡新的事物，認為國外一切都值得中國學習，愛講中國沒救了。他們在轉公知寫的鬼扯文章時會加一句引言：「聽點各種不同的聲音。」或表示原來如此，真是理中客又有批判力。綠色妖道、偽學術份子搞爛台灣已至難以救治的地步，但中國可不能被公知、恨國黨、親帝派給帶偏。（以前常講他們叫「自由派」，但這個用語太溢美他們了） <text:line-break/><text:line-break/>大陸文藝圈和導演們的墮落不下於台灣，很多恨國黨。有的人不是恨國黨但也習慣見人說人話、見鬼說鬼話，喜歡跟著大家演批判政府。可是他們的那種批判叫批判嗎？前陣子有件讓我難受至今的事，一個做巴爾幹半島研究的文學工作者，尤其跑過幾次塞爾維亞（她跟我說過庫斯圖里卡跟她搶過同一包玉米片），在建黨100年當天在豆瓣發文，說她爸爸對這種典禮活動嗤之以鼻，她十分附議，於是兩個人決定一起看歐洲盃足球賽事的重播（當時是賽事舉行期間但白天沒新的球賽看），結尾寫還是足球好看多了。寫了這麼一小段就博得豆瓣文青瘋傳和高讚了。我覺真是很噁心啊。一個做巴爾幹半島書寫的人如此矯情，三觀出很大的問題怎麼能做巴爾幹半島或塞爾維亞的活兒呢？可我跟她談過美國肆虐前南斯拉夫的事，她裝得很痛心......回想起來我才發現她是裝給我看的，她從不批評美國的，只談戰爭禍害人民她很傷心。如果一個人真的痛心美國的惡行，怎會在建黨百年還那樣騷操作呢？這並非兩回事啊，當局搞的活動即便不免有幾分八股教條味，也不值得他們父女那樣不能"成全"吧？又想起此人喜歡藉用爸爸發揮的另一件事，去年（按：2020）武漢疫情爆發時期，她寫爸爸狂罵肯定當局給的信息與死亡數字啥的都是假的，然後寫自己傷心且同意爸爸的英明銳見。當然，豆瓣網友熱愛這種發文。 <text:line-break/><text:line-break/>今年（按：2021）也有疫情，此人住的城市有的地方因此暫時封路，要人繞道，小區忙著檢測種種，她寫說她看了灰心，巴拉巴拉意思是這是什麼可恥的不自由的國家。這些人文筆都很厲害，通常寫自己心寒，委屈，活在中國體制下的黑暗中。然後此人愛寫自己很愛跟路上大媽聊天，覺大媽老伯是最可愛的。小清新，有愛，順愛寫知識份子虛偽，愛寫朋友跟她說你這人就是直率。事實上在我來看大媽老伯只是她掩飾優越感的道具，有種給他們摸摸頭的感覺。這很微妙。我們台灣穿吊嘎、拖鞋裝作自己叛逆接地氣的藝術家還會少嗎？又，平時自稱愛農民，可農民改投藍軍就被他們譏笑、怒罵是無知，用詞之難聽。又，許崑源過世，覺青發文表示黑道不值同情。 <text:line-break/><text:line-break/>這個大陸女生以前是我朋友，後來我才看出她反共反很大，反共也沒啥，可那從不是就事論事在談事情。這票人喜歡發些小清新氣氛的東西談世界和平，自認對主旋律、大敘事受不了。不是說他們全錯，而是有夠瞎，心態有問題，有的人還會嘻嘻哈哈講自己也歧視中國。或是送出一句總之台灣就是比大陸好，你來鐵拳下住住看就知道了。他們好像不知道我們的朋友過去生活的可不少。台灣某些方面本就還不錯但不是他們想像或美化成的那樣。 <text:line-break/><text:line-break/>豆瓣這個網站很扯，系統後台也是恨國、親美、精日、親港台的，最近我發文寫恨國和精日，恨國二字遭不准發送，精日二字則被系統改成不准網友留言。因為讓他們（豆瓣）感覺刺眼的用詞在這裡不准出現。大陸有豆瓣這種網站，還有啥言論不自由？反對豆瓣這些人的聲音反而受限制。知乎也是很亂，似乎各路水軍都有，公知寫的偽論文洋洋灑灑努力講不實或似是而非、三真七假的東西。大陸真開放啊，不像我朋友在臉書批綠批美就被禁言30天。 <text:line-break/><text:line-break/>一個心中欠缺張雨霏所講的「中國力量」的人會真的用心疼惜塞爾維亞和周邊獨立的國家嗎？我不相信。 <text:line-break/><text:line-break/>（張雨霏是女泳隊選手，前幾天在四人自由泳4x200接力賽中，和隊友一起游出金牌並打破世界紀錄。賽後受訪，她是第三棒，她說最後50公尺她不知道哪來的力量，是用中國力量，我就不服!跟他(它)拚了!） <text:line-break/><text:line-break/>這些公知、文青對中國力量這種素樸動人的話語是嗤之以鼻的。他們認為知識份子必須有批評政府的天職，這沒錯啊，但對善惡這麼敏感的人、自居智慧高過老百姓的人怎會看不見美國的惡質呢？再者，有些公知住西方國家那麼久怎沒批過當地政府？因為國外的事情他們不熟？有的還理直氣壯談自己出國後打開視野才知道國內有多糟糕，或寫自己在西方確實從沒看過種族歧視。 <text:line-break/><text:line-break/>中國已經再次處在最危險的時候了，建黨100年還遭到一個作家這樣的不齒，我覺真的果然是有夠危險。 <text:line-break/><text:line-break/>【2022/3/7按：本文當時沒發的原因之一，我講的那個小清新作家以前是我朋友，雖看出她腦袋妖蛾子已疏遠，但寫出來像是講人壞話？所以沒發出。一個大陸朋友私下看了說，你是對公不是對私，可以發啊。但我還是忍住。今天重發，順講的是大陸挺烏克蘭、譴責俄羅斯但對美帝罪行視而不見的人還不少（在微博輸入烏克蘭三字去搜可發現），並沒像台灣一面倒。此外塞爾維亞、俄羅斯的親帝派本就不乏親帝派，這是南斯拉夫被裂解的因素之一。兩岸問題簡單說也是被美國分化的。日本只是幫美國小忙，好比沖繩的「台灣之塔」，日台雙方一起搞這。又如西鄉從道在屏東牡丹鄉的征台功勳碑，在當地排灣族部落的抗議下也恢復了樹立。另，孤烟暮蝉的氣息挺歪，我看過她好像批過柴靜。柴靜本一小清新狀之崇洋者，刁難防疫學者的德行很沒品，但孤烟暮蝉的氣息亦叫人不敢恭維。台灣有個大問題是沒有解殖，事實上中國大陸也是的，太崇拜西方，太貶低自身。我最受不了的是大陸網友喜歡謾罵黑人，無論恨國派或愛國派都是這樣。】 </text:p>
      <text:p text:style-name="P2">李念淨   |  2022.03.07 18:18   |   <text:a xlink:type="simple" xlink:href="http://palinfo.habago.org/Entry?Command=Information_PrintForum#FORUM42073"><text:span text:style-name="T1">#</text:span></text:a></text:p>
      <text:p text:style-name="P3">不過把大陸年輕一代的疑西風氣說成多數，我覺得有點太樂觀。 <text:line-break/>最近長期在大陸一些網路論壇比方知乎微博來看，感覺大陸民意對俄烏局勢的看法還是非常分裂的，並非是真的多數都支持俄羅斯 <text:line-break/><text:line-break/>又或者說多數支持俄羅斯，但是有話語權有財力的那方卻很信北約那套的說法 <text:line-break/><text:line-break/>(我並沒有否定台灣網軍在這之中的作用) <text:line-break/><text:line-break/>而是大陸對思想控制其實是很寬鬆，甚至可以說是割裂的 <text:line-break/>中共內部有一大半的官員其實很親歐美，從鄧小平以後的河殤派到今天都是這樣 <text:line-break/>比方說方方這樣的人，在中共內部其實相當多 <text:line-break/><text:line-break/>又或者說看起來中俄之間關係緊密，但那實際上僅僅是政治跟軍事上有合作 <text:line-break/>經濟上....中國其實大部份的交易份額都是日本、澳洲、美國這樣的反華國家 <text:line-break/><text:line-break/>就甚至連俄羅斯這樣的國家，大概到2018年檯面上多數的官員還是親西方的派系，還很順利的把世界盃都辦完，最大反對派莫斯科回聲的電台甚至到前幾天才被政府關閉 <text:line-break/><text:line-break/>而西方呢？幾乎是一面倒的反俄，前幾天日本的鳩山由紀夫，僅僅說了"烏克蘭在頓巴斯也有屠殺"，就這個事實，也能被日本網友罵到臭頭 <text:line-break/><text:line-break/>要論對國內思想及輿論的掌控程度，中國跟俄羅斯這樣國內輿論64開的都遠遠不能跟歐美國家19開的相比。 </text:p>
      <text:p text:style-name="P7"><text:span text:style-name="T8">李輝焱</text:span><text:s/>  |  2022.03.07 12:52   |   <text:a xlink:type="simple" xlink:href="http://palinfo.habago.org/Entry?Command=Information_PrintForum&amp;iPage=1#FORUM42072"><text:span text:style-name="T1">#</text:span></text:a></text:p>
      <text:p text:style-name="P8"><text:span text:style-name="T7"><text:line-break/></text:span>我直接貼算了一直失敗<text:span text:style-name="T7"><text:s/><text:line-break/><text:line-break/><text:line-break/></text:span>從個人經歷談中國年輕一代認識中西方道路的心路歷程<text:span text:style-name="T7"><text:s/><text:line-break/></text:span>李曉鵬博士<text:span text:style-name="T7"><text:s/>2019-10-23 <text:line-break/><text:line-break/><text:line-break/><text:line-break/><text:line-break/></text:span>我生於<text:span text:style-name="T7">1982</text:span>年，改革開放後四年，是比較早的一批「<text:span text:style-name="T7">80</text:span>後」。今年三十出頭了。回顧這三十多年的生活，感覺自己非常幸運，可以在<text:span text:style-name="T7">30</text:span>年左右的時間裏，體驗到了人類社會兩千多年的變遷<text:span text:style-name="T7">——</text:span>從原始的農耕社會到工業化社會，再到移動互聯網和人工智能社會。這個過程讓我對中國和外部世界的認識經歷過很多次劇烈的沖擊和變化。<text:span text:style-name="T7"><text:s/><text:line-break/><text:line-break/></text:span>我出生在中國最貧窮的地區之一：重慶（原屬四川）和貴州的交界處。西南地區本來就是中國最窮的地區，我家在兩省的邊緣地區，就是窮上加窮。那個地方群山起伏、交通不便，土地貧瘠。父親是鄉裏的數學老師，但是他的兄弟和父母都在農村種地。寒暑假和農忙的時候，我也會去農村做些農活。<text:span text:style-name="T7"><text:s/><text:line-break/><text:line-break/></text:span>當時學校還有專門的假期叫農忙假<text:span text:style-name="T7">——</text:span>每年稻谷播種和收割的時候放假一周，中小學的孩子們都回家去幹農活。不然家長們會有意見，說讀書耽誤了農忙，就不讓孩子來念書了。<text:span text:style-name="T7"><text:s/><text:line-break/><text:line-break/></text:span>農忙時候幹的活兒，勞作方式跟兩千年前沒有多大的區別，犁田用牛、插秧用手，收割用鐮刀、打谷用架子。<text:span text:style-name="T7"><text:s/><text:line-break/><text:line-break/></text:span>小鎮（鄉政府所在地）只有一條街，被稱之為老街，都是一些老式的瓦房。街道大約只有五六米寬，但相當長，大約有一兩公裏，街旁邊就是河，叫筍溪河。這條街的歷史非常古老，應該有一千多年了。所有的老街坊都認識。盡管物質生活貧乏，但治安良好、沒什麽貧富差距，大家習慣了緊巴巴的小日子，生活還算悠然自得。<text:span text:style-name="T7"><text:s/><text:line-break/><text:line-break/>1998</text:span>年，長江全流域發大水，筍溪河也一夜暴漲，把我家房子沖垮了。整條街被沖垮的房子不少。洪災過後，鄉政府趁機對街道進行修繕開發，搞旅遊，號稱「中山古鎮」。去年（<text:span text:style-name="T7">2015</text:span>年）春節還上了新聞聯播，被當成「青山綠水變金山銀山」的典型案例，現在就更火了。<text:span text:style-name="T7"><text:s/><text:line-break/><text:line-break/></text:span>我離開中山，是一級一級考試考出來的。當時還有一級行政區劃叫做區，比鄉高一級，比縣低一級。<text:span text:style-name="T7">1996</text:span>年去區裏面讀初中，<text:span text:style-name="T7">1997</text:span>年到江津縣城讀高中。<text:span text:style-name="T7">2000</text:span>年從縣裏面考到了北京的中國人民大學。念完大學，在博士期間去英國劍橋大學做訪學。後來又到美國哈佛做<text:span text:style-name="T7">Research Fellow</text:span>（大致可翻譯為「研究員」）。現已回到國內，定居北京，以研究為業。<text:span text:style-name="T7"><text:s/><text:line-break/><text:line-break/></text:span>從中國最落後的地區，從兩千年前的農業耕作式的生活方式，到大城市體驗工業化社會的生活，又到英美感受西方現代化的生活，跟著大家一起，經歷信息化、移動互聯網的創新浪潮。人類從農耕時代走到今天，走了三千多年，我在這三十年裏親身體驗了一遍，這是我的最幸運之處。<text:span text:style-name="T7"><text:s/><text:line-break/><text:line-break/></text:span>外部世界的快速變化，也急劇改變著我們的思想。我們這一代人對世界、對中國的看法經歷了幾次很大的變化。有的時候是完全顛倒過來：以前你認為正確的現在全部錯了，以前你認為是錯的現在全部正確了。而且更神奇的是：還可能再顛倒一次。<text:span text:style-name="T7"><text:s/><text:line-break/><text:line-break/></text:span>我出生的時候文化大革命已經結束五六年了。但文革的影響依然存在。文化大革命時期的宣傳材料和圖書，很多家庭還保存著。小時候去小夥伴家裏玩，從他家床下的紙箱子裏翻一些小人書，大部分都是文革期間出版的。其中我印象最深刻的是一套批判孔子的書。<text:span text:style-name="T7"><text:s/><text:line-break/><text:line-break/></text:span>文化大革命有一段時間批判孔子，把孔子說成是很壞的一個人，是奴隸主階級的反動文人，成天就想復辟奴隸製度，反對社會進步，主張堅決鎮壓奴隸們的反抗。我不知道文革是什麽，但小人書上的東西看得懂。小孩沒有分辨能力，以為書上說的就是對的，認為孔子就是一個大壞蛋，而崇拜書裏面跟孔子鬥爭的奴隸起義英雄。<text:span text:style-name="T7"><text:s/><text:line-break/><text:line-break/></text:span>過了幾年，中央電視臺播了一個紀錄片，就叫《孔子》。那時候我家還沒有電視機，對門買了，黑白的，只能收到中央一臺，而且只有晚上才有信號，周圍的街坊們晚上都跑到對門去看《孔子》。我看得半懂不懂的，但印象很深刻，因為前後對比太強烈了。這個紀錄片竟然說孔子是一個偉人！是偉大的教育家，中國歷史上的偉人，做出了很大的貢獻！而且電視裏面還告訴我們全世界有兩百多個國家都有孔子像。<text:span text:style-name="T7"><text:s/><text:line-break/><text:line-break/></text:span>這是我第一次世界觀的顛覆。第一次發現，原來這個世界對同一個人竟然可以有兩種截然相反的評價。以前書上說他是壞人，壞透了。現在中央電視臺裏面又說他是好人，而且還是一個很偉大的人物。怎麽會這樣？好壞可以這樣顛倒嗎？<text:span text:style-name="T7"><text:s/><text:line-break/><text:line-break/></text:span>後來我上了小學、初中，接受了改革開放的標準化教育，文革的影響慢慢褪去。政治課本上說，黨領導人民推翻了三座大山、建立了新中國。但是，黨在文革時期犯過很嚴重的錯誤，毛澤東同誌對此負有不可推卸的責任，他的過錯和功勞要三七開。經過改革開放，把文革的錯誤路線糾正過來了，堅持四項基本原則，以經濟建設為中心，國家這才走上了正確的發展道路。對孔子的批判是「文革」時期極左路線的產物。這些，我全都相信了，不再對孔子是一個偉大的思想家、教育家有任何疑問，對毛的看法也與官方一致。<text:span text:style-name="T7"><text:s/><text:line-break/><text:line-break/>——</text:span>不過，家裏的長輩們對毛的評價比課本上的還要更高一些。我的父母都來自於貧苦農民家庭，非常敬仰毛澤東。身邊的長輩們也幾乎都是如此。我還在讀初中的時候，爸爸就給我買了一套四卷《毛澤東選集》給我看。我把這四卷翻得爛熟。不過我印象中家裏從未掛過毛主席像，而且我們家三代人包括我在內，都不是黨員。長輩們對毛的敬仰完全是出於一種樸素的感謝，感謝他讓窮苦百姓過上了和平穩定、有尊嚴、能溫飽的生活，而不是出於什麽政治立場。<text:span text:style-name="T7"><text:s/><text:line-break/><text:line-break/></text:span>在信息閉塞的小山村，對中國和世界的差距，我並不了解。在讀大學以前，我從未離開過重慶，重慶市的市區也只去過那麽三四次。政治課本上告訴我們，西方的資本主義製度是腐朽的、反動的、剝削勞動人民。我對此深信不疑。<text:span text:style-name="T7"><text:s/><text:line-break/><text:line-break/></text:span>中學時期，我努力的學習中國政治和中國革命史，崇拜毛澤東、周恩來、鄧小平這一些政治領袖。高考的時候，我的政治科目成績是重慶市第一名。<text:span text:style-name="T7"><text:s/><text:line-break/><text:line-break/></text:span>我家的生活水平在改革開放以後提高很快。小學的時候還有糧票<text:span text:style-name="T7">——</text:span>每個人每個月吃多少斤大米都要根據糧票配額供應。在配額內，國家統購統銷，價格比較便宜，超過配額的部分則花錢也買不到。一個青少年男子的配額是最高的，一個月可以吃<text:span text:style-name="T7">32</text:span>斤糧。我對這個數字印象深刻，每天都盼望著長大，盼望著到了中學以後就可以一個月吃<text:span text:style-name="T7">32</text:span>斤大米了。但等我真的上了中學，糧票製度就廢除了。<text:span text:style-name="T7"><text:s/><text:line-break/><text:line-break/></text:span>糧食放開以後，鎮上也通自來水了。以前是自己去河裏挑水，家裏有個大水缸，慢慢鎮上開始修自來水管了，一家一戶鋪進來。<text:span text:style-name="T7"><text:s/><text:line-break/><text:line-break/></text:span>後來政府又投資建了電視轉播站，買了衛星信號接收器，給家家戶戶接入有線電視。我們家也買了一臺很小的黑白電視機，可以看見中央一臺和二臺。<text:span text:style-name="T7">1992</text:span>年，鄧小平南巡講話以後，經濟更好了。之後，我們家就買了一個長虹的彩色電視機。家家戶戶生活的改善很明顯，吃的、穿的、用的都有提高。<text:span text:style-name="T7"><text:s/><text:line-break/><text:line-break/></text:span>到鄉裏的公路很早以前就有，但往農村延伸是在七八十年代。公路修好之後，隨著政策放寬，有很多做小買賣的生意人開始跑貨物販運。當時有中山、太和、常樂三個鄉鎮，大家約定中山三六九趕集，常樂二四八，太和一四七。每三天輪換一次，逢十就都休息。到了趕集這天，周圍鄉鎮所有的人都來這裏買東西，小商販在街上擺攤，各種花色的衣服布料最受歡迎，商品經濟日漸繁榮。<text:span text:style-name="T7"><text:s/><text:line-break/><text:line-break/></text:span>等我<text:span text:style-name="T7">1997</text:span>年到縣城讀高中以後，和中國以外的事物有了第一次親密接觸。外國的商品開始在縣城裏出現了，但是很貴。比如電池，國產的電池比較便宜，一塊錢一對，而日本產的金霸王電池，十塊錢一對，特別特別貴。但使用的時間很長，品質可靠。我們用來練習英語聽力的隨身聽，磁帶機，日本索尼的價錢是國產的好多倍。運動鞋，美國的阿迪達斯和耐克，也比國產品牌貴很多。這些外國貨，只有家裏很有錢的同學才買的起，可以在同學們面前炫耀。西方商品已經進入我們的生活，足以讓處在偏遠地區縣城的我也感受到西方和中國的差距。<text:span text:style-name="T7"><text:s/><text:line-break/><text:line-break/></text:span>這段時期我在思想上受中國特色社會主義教育，沒有太大的變化。對我思想刺激比較大的是<text:span text:style-name="T7">1999</text:span>年美國轟炸南聯盟大使館這個事。以前教科書上宣傳美國是資本主義帝國主義的頭子，大家都覺得美國很壞，但到底怎麽個壞法，沒有感覺。直到<text:span text:style-name="T7">1999</text:span>年，美國人在轟炸南聯盟的戰爭中，用導彈攻擊了中國駐南聯盟大使館，炸死了我們的外交人員，我們才第一次強烈的感受到來自美國的敵意和對國家的威脅。<text:span text:style-name="T7"><text:s/><text:line-break/><text:line-break/></text:span>那一年我<text:span text:style-name="T7">17</text:span>歲，和幾個同學印發了一批傳單到街上散發。傳單上沒什麽特別的內容，無非就是把新聞報道重復一遍，並表示強烈抗議。我們在通過這種方法來表達憤怒。我們從小接受的歷史教育，中國近代以來，就不斷的遭到西方列強入侵。但那都是歷史，這是第一次在現實中感受到國家被欺淩侵略。這種憤怒的感覺是很強烈的，我們不能容忍中華民族再次受到這樣的侮辱。<text:span text:style-name="T7"><text:s/><text:line-break/><text:line-break/></text:span>一年後，我抱著這樣一種感情到北京開始念大學。<text:span text:style-name="T7"><text:s/><text:line-break/><text:line-break/></text:span>剛進校的時候宿舍沒有網絡，上個網得跑到校外的網吧去。大一下學期，學校開始在學生宿舍裏鋪設網線。我在<text:span text:style-name="T7">2001</text:span>年上半年，跟寢室另一個同學湊錢合夥買了一臺電腦，是一個臺式機，放在寢室上網。<text:span text:style-name="T7"><text:s/><text:line-break/><text:line-break/></text:span>沒過多久，<text:span text:style-name="T7">911</text:span>事件發生了，美國的世貿雙塔遭遇恐怖襲擊，大樓倒塌、死亡上萬人。當時，包括我在內，全班同學聽到這個消息都非常高興，歡呼雀躍<text:span text:style-name="T7">——</text:span>太好了，美國終於被人教訓了！<text:span text:style-name="T7"><text:s/><text:line-break/><text:line-break/></text:span>此時距離美國襲擊中國南聯盟大使館才兩年。我們都覺得美國非常可恨，但是也已經知道它很強大，拿它沒什麽辦法。看到它的大樓被飛機撞塌、死了那麽多人，而且還都是精英分子，覺得非常開心。<text:span text:style-name="T7"><text:s/><text:line-break/><text:line-break/></text:span>第二天上課，同學們都無心聽課，覺得應該放假慶祝。學校和官方沒有任何表態，還是要正常上課。國內的一些文化名人比如余傑發文章批評我們，說我們這種思想是可笑、荒謬的。恐怖襲擊是對全世界文明的挑戰，是一個巨大的悲劇，中國人絕對不應該幸災樂禍。<text:span text:style-name="T7"><text:s/><text:line-break/><text:line-break/></text:span>情況變化得很快。沒過多久，美國要報復，去攻打阿富汗和伊拉克。這個時候我和很大一部分同學竟然完全支持美國的行動。我們的思想在這段時間發生了劇烈的變化，覺得美國打阿富汗和伊拉克是一件非常正義的事情。特別是打伊拉克。伊拉克總統薩達姆是一個獨裁者、暴君，他統治下人民民不聊生，美國推翻他的統治是一件很正義的事情，每次聽到美軍又打下哪個城市，我們都感到歡欣鼓舞。<text:span text:style-name="T7"><text:s/><text:line-break/><text:line-break/></text:span>從<text:span text:style-name="T7">9·11</text:span>事件到美軍攻打伊拉克，也就一年的時間，為什麽我們的思想會變化那麽大呢？<text:span text:style-name="T7"><text:s/><text:line-break/><text:line-break/></text:span>這是因為，我們進大學以後接受的思想、看到的東西，和高中時代完全不一樣。以前課堂上講的是國家編訂的教材，到了大學，特別是有了網絡以後，接觸的東西就全變了。<text:span text:style-name="T7"><text:s/><text:line-break/><text:line-break/></text:span>人大法學院的老師們都是海外留學回來的，其中以從德國、美國回來的最吃香，其次是英國和日本。他們全盤接受了西方法律思想，在課堂上講授的東西，無非就是美國的民主製度就是好、英國的法治傳統多麽悠久、德國的法律體系又有多麽完善<text:span text:style-name="T7">……</text:span>而中國則不民主、不法治、不自由、沒有人權<text:span text:style-name="T7">……</text:span>總之就是全面落後。<text:span text:style-name="T7"><text:s/><text:line-break/><text:line-break/></text:span>不僅課堂上老師們這樣講，網上也這麽說。那時候國內網絡正在建設中，各方面的管理很松散，網上發什麽文章都沒人管。我看了很多網絡文章，各種所謂的高層揭秘，各種負面消息滿天飛，而中國古代的歷史也完全是暴君統治的歷史，獨裁專製、暗無天日。現在想起來當時看的很多網絡文章都是造謠，沒有根據的胡說，但當時不知道，反而深以為然。<text:span text:style-name="T7"><text:s/><text:line-break/><text:line-break/></text:span>網絡把中國很多深層次的問題暴露出來了。從被嚴格控製的官方媒體渠道中撕開了一條縫隙。當時中國確實有很嚴重的問題，最嚴重就是官僚體系的腐敗。我從小也有很深刻的感受。<text:span text:style-name="T7"><text:s/><text:line-break/><text:line-break/></text:span>初中的時候，學校的老師們組織過罷課。因為鄉鎮政府拖欠老師的工資<text:span text:style-name="T7">——</text:span>這在九十年代在全國都十分常見，大家普遍相信拖欠的工資被政府官員貪汙或用於吃喝腐敗了。初二那年，有一天晚上我的英語老師從親戚家吃完酒出來，被六個流氓攔路搶劫。這些人喝醉酒，搶走了他所有的錢物，還要把他丟到河裏淹死。在河邊被路過的人發現才未能得逞。那幫人第二天被鎮政府抓起來了，老師被打到住院，結果這批人竟然很快就被釋放了。老師們認為這是走關系和行賄的後果，於是開始罷課、上訪。由於教學秩序不正常，我被迫轉學。<text:span text:style-name="T7"><text:s/><text:line-break/><text:line-break/>98</text:span>年大洪水，把我家的房子沖垮了。後來一直好多年，我父親就住在學校提供的一個小房子裏，沒有空間再給我住。我在外面念書是住校，放假回家就臨時給我找地方。我回家一般是寒假和暑假，我父親的學校也放假了，他便在圖書室裏鋪了個床給我睡，好多年都是這樣。當時災民很多，我們家還算情況比較好的。但就是這樣的情況，在救災過程中，依然出現了鎮政府官員貪汙救災款、救災物資的現象。這讓我們非常憤怒，又有很多街坊參與組織上訪、告狀。<text:span text:style-name="T7"><text:s/><text:line-break/><text:line-break/></text:span>類似的事情還有很多，政府的官員，從小就給我留下了十分腐敗的印象。我考大學的時候報考法學專業，也是因為有這麽一個理想，認為法律、政治這種東西能夠改變中國的現狀。<text:span text:style-name="T7"><text:s/><text:line-break/><text:line-break/></text:span>當時我十七八歲，覺得這些東西肯定要改變，但不知道要怎麽改變。我有了這些經歷，又受到大學課堂上老師們宣傳的、網絡上文章講的西方民主法製的影響，思想很容易就發生了改變，覺得西方的政治體製非常好，應該用它來改變中國。我開始認為，中國的政治體製，是非常壞的，中國歷史，也非常糟糕。<text:span text:style-name="T7"><text:s/><text:line-break/><text:line-break/></text:span>這是我自孔子從壞人變好人以後，遭遇到的第二次思想顛覆。我發現以前所相信的東西竟然又都是錯誤的或者虛假的。<text:span text:style-name="T7"><text:s/><text:line-break/><text:line-break/></text:span>那時候我和身邊的同學們普遍相信，這個國家的體製用不了多久就會崩潰，無非就是五六十歲那幫老人下臺了、死掉了，後來的人一定會學習歐美走美式自由民主的道路。當時我們人大法學院有幾位法學泰鬥，已經退休了，年輕老師嘲笑他們是「社會主義法學的最後堡壘」。在年輕一代，無論老師和學生，我感覺已經沒人再相信什麽「社會主義法學」了。大家全都是學的西方那一套東西。<text:span text:style-name="T7"><text:s/><text:line-break/><text:line-break/></text:span>市場上類似的書也很多，我印象很深的是，一套在美國生活的華人寫的介紹美國製度的書，叫《近距離看美國》。其中有一本叫做「總統是靠不住」的，講的是尼克松的水門事件。這個事情在中國看起來令人覺得不可思議：一個總統犯了竊聽政治對手的錯誤，這看起來並不是什麽大不了的事情。但美國的體製通過一套一套的程序，居然就讓他下臺了。在這過程中，他試圖讓司法部長幹預調查，但是在製度面前敗下陣來。<text:span text:style-name="T7"><text:s/><text:line-break/><text:line-break/></text:span>難道中國不也應該有這樣的製度嗎？我看到有很多中國的官員犯的錯誤嚴重的多，卻依然可以在自己的位置上高枕無憂，這顯然是應該改變的。<text:span text:style-name="T7"><text:s/><text:line-break/><text:line-break/></text:span>大學四年，我花了很多的時間，在圖書館裏閱讀了很多西方的社會、經濟學、法學名著。我想要深入的了解西方的政治經濟體系，將來可能對中國的改革有好處。都是那些很傳統的啟蒙思想家寫的西方經典，比如孟德斯鳩《論法的精神》，盧梭《論人類社會不平等的起源》，此外看了多關於美國憲法的書，諸如美國製憲歷程、美國著名的憲法案例集等等。<text:span text:style-name="T7"><text:s/><text:line-break/><text:line-break/></text:span>看書、上網、聽課，從各個角度我得到的信息都是一樣的：中國落後了，西方才人類文明的燈塔，我們應該努力讓中國變成西方的樣子。像張維迎、茅於軾這些媒體上經常出現的鼓吹中國只有走西方自由民主道路的「輿論領袖」，被我們視為先知和英雄。<text:span text:style-name="T7"><text:s/><text:line-break/><text:line-break/>2003</text:span>年，發生了一件轟動一時的大事。一個叫孫誌剛的年輕人在廣東被城管抓起來打死了。當時中國有收容遣返製度：如果到北京、深圳、廣州這種大城市而沒有合法居住證明的，可能會被城管、警察抓起來遣返回老家。在這個過程中，被遣返者的人身自由會遭到限製，中間就可能被監管人員敲詐勒索或者虐待。<text:span text:style-name="T7"><text:s/><text:line-break/><text:line-break/></text:span>在有一次班會課上，班主任老師跟我們講，說學校來了一個新老師，手續還沒有辦好，突然間這個人就消失了。學校四處打聽，才得知是因為出門逛街遇到警察查證件，被當成無業流民收容，送到昌平去篩沙子了<text:span text:style-name="T7">——</text:span>也就是先在京郊地區強製勞動一段時間，把回家的火車票錢掙出來，再遣返回到老家去。後來學校派人去給接出來了。<text:span text:style-name="T7"><text:s/><text:line-break/><text:line-break/></text:span>在強製收容遣返過程中，出現人員意外死亡的情況應該並不少見。但孫誌剛事件能影響這麽大，主要還是因為他是一個剛畢業的大學生，容易引起大學生這個群體的共鳴<text:span text:style-name="T7">——</text:span>誰也不想以後出來工作會莫名其妙被人抓起來打死。這個時候中國重點高校幾乎全部鋪通了網線，大學生們都可以在宿舍自由的上網，高校的網絡群體出現了，網絡輿論爆發的條件已經成熟。<text:span text:style-name="T7"><text:s/><text:line-break/><text:line-break/></text:span>孫誌剛死亡事件爆出來之後，《南方周末》的兩個記者去深入調查了這個事情，文章便在網絡上迅速的傳播，大家非常憤怒，人大法學院幾個博士還簽名上書，要求徹查這個事情。我們在網絡上不停的呼籲、抗議，驚動了中央高層。最後這件事情得到了比較妥善的解決：兩個主犯被判處了死刑，還有幾個從犯被判處了無期徒刑，判的非常重。很快，政府宣布廢除收容遣返條例，對無業遊民從強製收容遣返改為非強迫性的救助。<text:span text:style-name="T7"><text:s/><text:line-break/><text:line-break/></text:span>孫誌剛事件可能是中國進入網絡社會的一個標誌性事件。網絡言論並不限於為孫誌剛伸冤，而是紛紛指向整個國家體製。這種言論在網上影響力之大、傳播範圍之廣泛，說明在會上網的大學生群體中間，已經有了一定的共識：中國的政治製度一定要做某些徹底的改變。大家普遍認為西方世界非常美好，中國的製度則應該學習西方。普遍的說法是，等改革開放以後的新一代年輕人成長起來，中國就一定會全面學習西方。<text:span text:style-name="T7"><text:s/><text:line-break/><text:line-break/></text:span>這種思想一直持續到<text:span text:style-name="T7">2008</text:span>年我博士期間出國以前。<text:span text:style-name="T7"><text:s/><text:line-break/><text:line-break/></text:span>出國以前，我逐步也意識到中國變得越來越強大，而並非網上有些文章講的那麽一無是處。隨著中國經濟持續高速增長，網絡上、課堂上、社會上有關中國前途的爭議越來越激烈，並不再是那麽一邊倒了。<text:span text:style-name="T7">2004</text:span>年，我的一個講經濟的老師，在課上給我們說：他們去美國、英國玩，從國外買東西帶回國內，打開包裝發現盡然都是<text:span text:style-name="T7">made in china</text:span>。這種情況已非常普遍。聽到這種事情，很難不對中國產生一種自豪感。<text:span text:style-name="T7"><text:s/><text:line-break/><text:line-break/></text:span>中國成為「世界工廠」這個詞已經流行起來，在報刊雜誌上頻繁出現了。我們知道工業革命之後，英國是世界上最強大的國家，是老牌世界工廠。現在中國也成為了世界工廠，這似乎很是一件了不起的事才對。但也有一種聲音說，中國製造是低端製造，而且是以犧牲底層勞動者的健康和生態環境為代價換來的，發展模式不可持續，真正高端的東西還是在發達國家。<text:span text:style-name="T7"><text:s/><text:line-break/><text:line-break/>2007</text:span>年的時候我和一個同學辯論。他認為中國快完蛋了，粗放的經濟增長已經耗盡了這個國家的自然資源和勞動力資源。我認為中國經濟仍然會高速發展，並不會崩潰，中國有足夠的時間在經濟正常發展的過程中逐步推動政治體製改革，最終走上西方自由民主道路。他舉了很多例子，說中國的高端產業跟世界先進水平還差的很遠，根本沒有希望追上。當時我覺得，這個東西可以一步一步來的。我們二十年前什麽狀態、現在是什麽狀態？中國的產業鏈雖然低端，但薄利多銷，掙的錢也不少。只要有錢，高端的產品我們可以投入研發、可以收購、可以招聘外國的高級人才。總之，只要經濟發展起來，這些差距都是可以追上來的。我當時已經有這種思想了，覺得中國在經濟上可以變得強大，但這樣的想法還不足以改變我對東西方政治體製的認識。<text:span text:style-name="T7"><text:s/><text:line-break/><text:line-break/></text:span>另一件促使我思想轉變的大事情是美國<text:span text:style-name="T7">2007</text:span>年爆發次貸金融危機。我喜歡上網看《經濟學人》網站上的文章，<text:span text:style-name="T7">2007</text:span>年以前的《經濟學人》，總說中國這不好、那不好，都是問題。但是美國金融危機爆發以後，《經濟學人》上集中發了很多文章，說美國出現了這麽嚴重的問題，中國卻還在高速增長，這是西方世界始料不及的。很明顯能感覺到，西方世界已經有很大一部分人認為中國崛起是一個不可阻擋的事情。特別是<text:span text:style-name="T7">2008</text:span>年中國奧運會，讓西方對中國刮目相看。但也有一些輿論領袖認為，政府花大量的錢，建了很多豪華的體育場館，是一種可怕的浪費，就是為了一個面子工程，奧運一過，這些提前透支的財富會讓國家經濟陷入蕭條。<text:span text:style-name="T7"><text:s/><text:line-break/><text:line-break/></text:span>奧運會過後，我就去了劍橋。劍橋是一個很古老、很漂亮的地方，我以前沒有在那麽漂亮的地方學習和生活。我是抱著朝聖的心態去的，那地方對讀書人而言確實是一個聖地。在劍橋的生活很愉快，但也讓我觀察到了西方社會存在的問題。<text:span text:style-name="T7"><text:s/><text:line-break/><text:line-break/></text:span>跟國內一個很直接的對比就是銀行系統。到了劍橋第一件事情是要辦一張銀行卡，首先沒有排號機。中國任何銀行都有排號機，而在英國的銀行只能人工排隊，效率很慢。在銀行窗口提交了所有證件、辦完所有手續以後，還需要至少等七個工作日，銀行會把卡寄到我的地址去。我覺得很驚訝，在中國辦一張銀行卡是一件很簡單的事情，直接有辦卡機、身份證一掃就可以打出來。我很震驚：為什麽西方發達國家效率低到這種程度？<text:span text:style-name="T7"><text:s/><text:line-break/><text:line-break/></text:span>我去坐倫敦的地鐵，比北京的更破，價格卻是北京地鐵的幾十倍！一張地鐵票四五英鎊，價值六十多元人民幣，而北京當時是兩塊錢隨便坐。倫敦這個城市好像也就這麽回事，沒有多麽好。倫敦金融城還可以，但跟上海陸家嘴相比也差的很遠。我去了英國很多城市，感覺這些個地方，文物古跡自然風光倒是很值得一看，但看不到一個世界強國的痕跡。<text:span text:style-name="T7"><text:s/><text:line-break/><text:line-break/></text:span>在英國各地，都有人乞討。我去蘇格蘭旅遊，一些穿著看著很時髦的年輕女士也坐在街上乞討要錢。冬天大雪天，走在劍橋的街上，有乞丐抱著一條狗要錢，我也會給他一個英鎊。我覺得這個社會還是問題很多的。<text:span text:style-name="T7"><text:s/><text:line-break/><text:line-break/></text:span>後來我又獲得了去哈佛做研究機會。到了美國以後，我對西方世界的看法變化就更大了。哈佛是一個很開放的學校，跟劍橋差異很大。劍橋保守、嚴謹，大家更關心純學術，而對外部世界最新的變化不太敏感。哈佛這不一樣，每天都在討論熱門話題。而當時中國就是最熱門的話題。<text:span text:style-name="T7"><text:s/><text:line-break/><text:line-break/></text:span>這時已經是<text:span text:style-name="T7">2010</text:span>年。金融危機以後這個世界變化的很大。我發現，原來有很多美國一流的學者竟然也認為中國非常厲害。他們認為中國崛起會挑戰美國的世界霸主地位。<text:span text:style-name="T7"><text:s/><text:line-break/><text:line-break/></text:span>在國內，我聽到的基本都是關於中國如何如何差，而美國如何如何好的言論。我想不到中國在美國精英們眼裏，竟然已經如此強大。這樣看來，中國還確實是有很多很厲害的地方。<text:span text:style-name="T7"><text:s/><text:line-break/><text:line-break/></text:span>我在哈佛的同事中有一個在中國工作多年的日本朋友，曾經擔任日本央行駐中國的研究部門負責人。他告訴我中國一定會超越美國。給我看了很多他的研究材料。大量的數據表明中國在<text:span text:style-name="T7">2008</text:span>年的經濟結構大約相當於日本在<text:span text:style-name="T7">20</text:span>世紀六七十年代而不是八九十年代。就算房價像過去幾年一樣繼續一路狂奔，中國要重蹈日本泡沫經濟的覆轍，也至少還有二三十年的高速發展空間，而那個時候中國的經濟總量肯定已經大大超過美國了。我認為他的材料很有說服力，同時也決心在未來二十年為中國找到解決金融地產畸形發展的方案。<text:span text:style-name="T7"><text:s/><text:line-break/><text:line-break/></text:span>美國社會跟英國社會比，問題可能更多。比如流浪漢、乞討的現象比英國更嚴重，貧民窟在各大城市隨處可見。在地鐵站臺上，時不時就會鉆出來一個人，向我討錢。這種情況很普遍。<text:span text:style-name="T7"><text:s/><text:line-break/><text:line-break/></text:span>此外，美國的社會治安也比英國更糟糕。在大城市，中國人都不敢去<text:span text:style-name="T7">downtown</text:span>黑人聚集區這樣的地方。我的郵箱經常收到哈佛或者波士頓的警方發的一些消息，說城裏又發生了槍擊案或者有人因為抗拒搶劫而受傷，提醒大家遇上了搶劫不要反抗。在中國學生中流傳著一個經驗：錢包裏帶上<text:span text:style-name="T7">20</text:span>美元現金，遇到搶劫就給劫匪。如果多於<text:span text:style-name="T7">20</text:span>美元損失比較大，但如果少於<text:span text:style-name="T7">20</text:span>美元，劫匪可能就會傷害你。這似乎是一條劫匪們的潛規則。<text:span text:style-name="T7"><text:s/><text:line-break/><text:line-break/></text:span>在中國的城市，治安狀況要明顯好得多。大晚上一個人出去隨便逛，絕對不會有安全上的擔心。這也帶動了夜市經濟的繁榮，晚上出來吃吃喝喝四處閑逛成了許多普通中國城市居民的生活習慣。美國社會不僅離一個理想社會有差距，就算跟中國社會比起來，也有很大差距。中國在城市基礎設施建設方面也和美國全方位拉開了差距。落後的公交系統，臟亂破舊的城市街道，坐地鐵也不夠方便，銀行的服務效率則跟英國一樣低下。<text:span text:style-name="T7"><text:s/><text:line-break/><text:line-break/></text:span>在哈佛那段時間，《華爾街日報》發了一篇比較轟動的報道，一位被稱為「虎媽（<text:span text:style-name="T7">Tigher Mother</text:span>）」的華裔母親講述自己培養孩子的經驗。這位母親用中國式的嚴厲教育培養出了兩個非常優秀的孩子，她艱辛中國的教育模式比美國更好，對孩子的嚴格要求不僅讓他們更優秀，還可以讓她們更快樂。她認為快樂不是依靠放任自由獲得的，而是通過嚴格要求和訓練讓孩子不斷取得進步，從進步中獲得。她講了兩個故事，一個故事是跟自己的女兒鬥爭，強迫她練習鋼琴。這個過程十分辛苦，但女兒在掌握了鋼琴技巧以後可以在學校登臺表演。表演成功令女兒激動萬分。虎媽認為這才是父母給予孩子的真正的歡樂。而她有一個美國朋友，對女兒非常放任，任憑她荒廢學業，胡吃海喝，最後他女兒長得很胖而又什麽都不會，當父親的還叫她「我最美麗的天使」。但他女兒私下告訴「虎媽」，她知道父母在騙她，自己既自卑又抑郁。<text:span text:style-name="T7"><text:s/><text:line-break/><text:line-break/></text:span>「虎媽」的文章向西方世界表明了中國人對自己文化的自信正在恢復。中國的教育模式很明顯優於西方。即使在西方國家內部，華裔培養出來的後代總體而言也比外國小孩優秀。在美國和英國的大學裏，華裔大學生所占的比例，遠遠高於他們在總人口中的比例。越是頂級名校，這種趨勢就越明顯。<text:span text:style-name="T7"><text:s/><text:line-break/><text:line-break/></text:span>早在<text:span text:style-name="T7">2004</text:span>年<text:span text:style-name="T7">——</text:span>我還完全沈浸於從經濟政治上學習西方道路的年代<text:span text:style-name="T7">——</text:span>我就寫了一本書，叫做《學習改變命運》，認為中國不應該被西方所謂的「素質教育」所迷惑，應該堅信應試教育就是最好的素質教育，學好數理化就是最好的素質。當時的主流輿論對高考製度口誅筆伐，認為它作為科舉考試的遺毒被現代西方素質教育取代是歷史的必然。《學習改變命運》可能是國內第一本系統為中國考試製度和基礎教育體製辯護、反對拋開考試談素質的暢銷書。雖然中國在政治經濟體製上全面落後於西方，到至少在基礎教育方面做的很好，數學物理的基本邏輯沒學紮實就去搞什麽創造性思維，就是在禍害我們的下一代。<text:span text:style-name="T7"><text:s/><text:line-break/><text:line-break/></text:span>《學習改變命運》是我第一次以公開的形式發聲，反對中國盲目學習西方。雖然只局限在基礎教育這麽一個很小的領域。但火種已經埋下。等我讀到《華爾街日報》有關虎媽的報道的時候，仿佛找到了知己。十多年前有關基礎教育的思考，這些年對中國經濟的觀察，到英美留學的感受<text:span text:style-name="T7">……</text:span>這些東西都串了起來，讓我開始有了一種朦朧但明確的想法：中國這些年的經濟高速增長，不是偶然，也不是因為簡單的學習西方，而是因為我們在從文化教育到政治經濟，都有一套不同於西方甚至可能是優於西方的東西。中國的製度，不是大部分落後和局部有優勢，而很有可能是整體上優越於西方。<text:span text:style-name="T7"><text:s/><text:line-break/><text:line-break/></text:span>回到中國以後，我帶著這個想法去讀很多書，回想自己過去多年的所見所聞，很多困擾自己多年的疑問逐漸變得清晰起來。<text:span text:style-name="T7"><text:s/><text:line-break/><text:line-break/>2011</text:span>年的<text:span text:style-name="T7">4</text:span>月<text:span text:style-name="T7">19</text:span>日，我讀到了張五常寫的《中國的經濟製度》。他在書中公開宣稱，中國的經濟製度是全世界最好的。張五常與一般的經濟學家不同，他是被西方主流經濟學認可的大師。他這樣講，實在是對我頗有些震撼。書中有一句話令我有茅塞頓開之感：<text:span text:style-name="T7"><text:s/><text:line-break/><text:line-break/></text:span>「我可以在一個星期內寫一本厚厚的批評中國的書。然而，在有那麽多的不利的困境下<text:span text:style-name="T7">,</text:span>中國的高速增長持續了那麽久<text:span text:style-name="T7">,</text:span>歷史上從來沒有出現過。中國一定是做了非常對的事才產生了我們見到的經濟奇跡。那是什麽呢？這才是真正的問題。」<text:span text:style-name="T7"><text:s/><text:line-break/><text:line-break/></text:span>張五常把中國經濟製度的優勢歸結於縣一級地方政府之間存在的競爭。受他的啟發，我把多年的理論串起來。我碩士是區域經濟學，博士是城市經濟學，都是研究中國的地方經濟。在碩博期間，我跟著我的導師走遍了中國很多很多地方，和地方政府有很多接觸和溝通。我所看到的是，中國政府在推動經濟發展方面可以說是殫精竭慮，花了巨大的心血，把經濟發展起來，讓人民過上更好的生活。我見過的幾乎所有市縣區的書記、市（縣、區）長以及規劃、發改這些重要部門的領導，都在超負荷的工作，「五加二、白加黑」是常態。背後當然有一些貪汙腐敗的事情，但政府官員們努力的成績仍然應該充分肯定。<text:span text:style-name="T7"><text:s/><text:line-break/><text:line-break/></text:span>中國的政治生態，一個人被提拔起來，也許需要走後門、跑關系，灰色收入也廣泛存在。但基本前提仍然是：必須要在自己的職位上幹出成績來才可能被提拔。操守有問題被提拔的不少，但能力平庸、沒幹出成績來就被提拔的很少很少。官員晉升的競爭機製非常激烈，我們在各地調研過程中，明顯感覺到，如果某個地方經濟增長快、<text:span text:style-name="T7">GDP</text:span>高，地方官員就會自信滿滿的向我們介紹經驗。有的地方經濟增長比較慢，官員介紹經驗的時候都缺乏信心，比較緊張，壓力也很大。<text:span text:style-name="T7">GDP</text:span>考核機製讓地方政府競爭性的去搞投資、拉項目、招商，成為中國經濟增長的重要動力。有很多人預言這種做法會導致經濟崩潰，然而這樣的預言總是失敗。<text:span text:style-name="T7"><text:s/><text:line-break/><text:line-break/></text:span>把張五常的理論和我所接觸的實踐結合起來之後，我重新來認識中國的政治經濟製度，發現它確實有很多優於西方政治經濟製度的地方。我是研究城市經濟學的，但是我的博士論文相當離經叛道，純粹是在一個宏觀經濟學的方面寫的論文，主題很大，力圖構造一個新的經濟學理論來解釋中國的經濟。<text:span text:style-name="T7"><text:s/><text:line-break/><text:line-break/></text:span>最終思考的成果，這就是我在<text:span text:style-name="T7">2012</text:span>年以博士論文為基礎修改出版的《這個國家會好嗎<text:span text:style-name="T7">——</text:span>中國崛起的經濟學分析》一書，這本書在張五常的基礎上對中國經濟製度作了更全面的闡述，也標誌著我再一次完成了巨大的思想轉變<text:span text:style-name="T7">——</text:span>從堅信中國應該走西方道路，變為堅信西方應該學習中國走中國道路。<text:span text:style-name="T7"><text:s/><text:line-break/><text:line-break/></text:span>在這本書裏面，我認為中國製度的優勢在於：把市場經濟製度和職業化的政治家製度結合起來，實現了市場與政府和合理分工，並維持政治和資本的勢力均衡。<text:span text:style-name="T7"><text:s/><text:line-break/><text:line-break/></text:span>在政治製度上，我認為政治家的選拔不應該采取公開競選、一人一票的形式。口頭承諾和舞臺表演的競選更適合挑選演員而非官員，也更適合利益集團在幕後進行操縱。政治治理是一項高度復雜的工作，政治家應該以政治為終身的職業，從基層做起，終生學習和鍛煉如何管理政府。不能讓什麽影視明星、房地產商、投資銀行董事長之類的社會名流，前半生拼命賺錢，在專業領域功成名就之後，半路出家來「玩」政治。只有在政治實踐中經受住了物質利益的考驗、幹出了有利於國家和人民的真實成績的人物，才能被提拔到更高的位置上。當總統的，應該先當好州長；當州長的，應該先當好市長縣長。像奧巴馬和特朗普這種毫無政治實幹經驗的人直接當總統，對國家的長治久安並無益處。這方面，西方應該向中國學習。<text:span text:style-name="T7"><text:s/><text:line-break/><text:line-break/></text:span>在網絡時代，中國的政府明顯比西方國家表現出更強的適應能力。大部分網絡熱點問題都能得到迅速的回應和公正的解決，很多官員因為網絡曝光了他們的錯誤言行而被免職、撤職甚至坐牢。孫誌剛案件引發的輿情看起來是對舊體製的沖擊，但政府迅速嚴懲罪犯並取消了收容遣返製度。我後來又參與過鄧玉嬌刺死官員案、劉湧死緩案的網絡抗議，最後鄧玉嬌無罪釋放、劉湧被改判死刑立即執行，這些事情中國政府的反應都是迅速而公正的。相比之下，西方的議會製普選製民主政府，面對類似的突發事件則總是反應遲鈍而且官僚主義作風嚴重。最令我印象深刻的是金融危機以後美國爆發的「占領華爾街」運動，人民起來抗議金融業的過度貪婪。這次運動在網絡上反響極大，而美國傳統媒體則冷漠以對，報道的很少。美國總統奧巴馬聲稱自己站在抗議者一邊，然而他除了嘴上說說以外、什麽實質性的舉動也沒有做。這場運動最後被警察鎮壓了下去，一些積極分子被以毀壞私有財產的罪名判刑。有人認為這是民主製度的優勢，總統也不能胡作非為。然後我卻認為這樣的民主製度實際上是一種無人負責的製度，政治家們都把責任推給民主程序，利用所謂的權力分立體製來「和稀泥、踢皮球」，拒絕做出實質性改革。人民要求變革的呼聲主要體現在政客們的嘴上，而不是實際行動中。<text:span text:style-name="T7"><text:s/><text:line-break/><text:line-break/></text:span>在經濟製度上，我認為無節製的自由市場不可取，它必然導致不合理的兩極分化。土地和自然資源等非個人所創造的財富應該由政府負責分配，而企業家和社會資本則應該專註於創造性的領域，比如互聯網創新和科技產品等等。一切經濟製度，都應該圍繞一個基本原則來展開：鼓勵人們去創造對他人有益的財富，然後從中獲得利益；而反對人們從占有存量財富甚至掠奪他人的合法財富中發家致富。金融、房地產和煤礦等產業中的大量財富從現在的法律製度框架來看是合法的，但是從經濟製度本身的倫理來看，是不合理也不應該合法的。<text:span text:style-name="T7"><text:s/><text:line-break/><text:line-break/></text:span>國有資本控製國家金融命脈、土地財富、礦產資源和通訊交通等自然壟斷領域，非常必要。所謂的「企業家精神」並不總是好的，它可能被用於為社會創造財富，也可能被用於掠奪社會財富<text:span text:style-name="T7">——</text:span>關鍵看製度安排。如果一切經濟資源全盤市場化，中國的企業家們可能就不會花時間去研究如何生產一流的商品、搞科技創新，而是花心思去低價收購煤礦、廉價拿地開發房地產、投機股市製造泡沫等等。「企業家精神」不是自由放任放出來的，有一半的市場競爭逼出來的，還有一半是政府監管逼出來的。只有一個有力的、獨立的、廉潔的政府，監管住那些掠奪存量財富的渠道，企業家們的聰明才智才會真的用到創造性的為社會生產財富上來。這方面西方也應該向中國學習。而中國過去的某些改革，過度學習西方，實際上也讓自己走上了歧途<text:span text:style-name="T7">——</text:span>金融地產暴富、實業生存環境艱難，就是這種錯誤路線的集中體現。<text:span text:style-name="T7"><text:s/><text:line-break/><text:line-break/></text:span>《這個國家會好嗎》實際上從經濟、政治、文化三個方面解釋了改革開放以後的「中國經濟奇跡」產生的根源。這本書出版以後頗有影響，美聯儲的文一教授把它與林毅夫的「新結構主義」並列為解釋中國經濟奇跡的兩個優秀範例。但寫作完成之後，我又發現，就改革開放談改革開放還是遠遠不夠的。中國這三十年所經歷的巨大變化，其實跟我出生之前，也就是改革開放之前的歷史密不可分。中國在經歷戰亂之後重新崛起，創造舉世矚目的經濟繁榮，在我們兩千年的歷史上其實是常事。這裏面一定有超越市場經濟和計劃經濟之爭的更深刻的歷史文化動力在裏邊。於是我從經濟而入歷史，又寫作了《從黃河文明到「一帶一路」》兩卷，試圖從新理解我們偉大的中華文明，從千年歷史發展的層面來探討中國近現代興衰的根源。<text:span text:style-name="T7"><text:s/><text:line-break/><text:line-break/><text:line-break/><text:line-break/></text:span>我的思想的變化大概就是這麽一個過程。在同齡人中應該有一定代表性。比我更年輕的<text:span text:style-name="T7">90</text:span>後、<text:span text:style-name="T7">00</text:span>後一代，像我以前那樣認為中國應該完全學習西方體製的比例已經不高了。<text:span text:style-name="T7">90</text:span>後、<text:span text:style-name="T7">00</text:span>後經歷的變化比我們更少，在他們有政治意識的時候中國就已經成為了世界第二大強國，如果告訴他們西方的製度多麽多麽好，他們也不太會接受。他們從小就比較自信，從根子上認可自己的國家。<text:span text:style-name="T7"><text:s/><text:line-break/><text:line-break/></text:span>網上流傳一句話：「一出國就愛國」。中國向全世界派遣留學生，西方國家也很歡迎來自中國的留學生，他們樂觀的認為大量的留學生會認可西方的製度並用它來改變中國。但最後的結果可能會正好相反。好多人不出國，還不知道中國這麽好。真正到了西方國家留學，才發現中國優點非常多<text:span text:style-name="T7">——</text:span>政府辦事效率、治安情況、基礎設施建設、醫療成本等，中國都好太多了。隨著中國經濟發展越來越好，世界和中國的差距只會越來越大。在這種情況下，這一代對中國的政治經濟製度一定是越來越有信心的。<text:span text:style-name="T7"><text:s/><text:line-break/><text:line-break/></text:span>我們在大學期間曾經頂禮膜拜的意見領袖，像茅<text:span text:style-name="T7">*</text:span>軾、張<text:span text:style-name="T7">*</text:span>迎這些人，片面主張中國應該學習西方，他們的論調不僅被轉變了思想的<text:span text:style-name="T7">80</text:span>後拋棄，在<text:span text:style-name="T7">90</text:span>後、<text:span text:style-name="T7">00</text:span>後中間越來越沒有市場，越來越不受歡迎了。<text:span text:style-name="T7"><text:s/><text:line-break/><text:line-break/></text:span>盡管現在我在諸多觀點上都與茅、張等人截然不同。但我對他們還是保持著尊敬。因為我知道他們為什麽會這樣想，我也曾經抱有跟他們幾乎完全一致的觀點。張說他在西北當過好多年農民，茅說他在上個世紀六十年代初親眼看見好多人死於饑荒。我只幹過農活，沒真當過農民；見過貧窮，沒見過窮得餓死的人。但我也可以想象，如果把我放到跟他們一樣的環境下，見到如此窮苦的中國和命運如此悲慘的中國人，我也會認為當時中國的製度出了大問題。如果我在八十年代就出國留學，對比西方的強盛和中國的貧窮落後，我也會大力鼓吹西方製度的優越性，主張大力學習西方，從科學技術到經濟體製到政治製度都要學。<text:span text:style-name="T7"><text:s/><text:line-break/><text:line-break/></text:span>但時代不一樣了，我們這一代人，以及後面的<text:span text:style-name="T7">90</text:span>後、<text:span text:style-name="T7">00</text:span>後看到的、親身感受到的社會問題，既不是國家貧窮落後，也不是體製僵化不靈。國家已經強大了，計劃經濟體製則早已被摧毀，政府只能在有限的範圍內調動經濟資源，官員們在網絡輿論的監督下不再能夠任性妄為。個人可以自由的變換工作或者創業，只需要一張火車票就能自由的從一個城市遷往另一個城市。計劃經濟時代是缺乏選擇自由，現在是選擇太多無法適應。這種情況下，誇西方、贊自由、罵體製的那一套傳統布道方法，在年輕人中間當然會越來越沒有市場。<text:span text:style-name="T7"><text:s/><text:line-break/><text:line-break/></text:span>我們這一代人所感受到問題，是在一輪又一輪的房價和物價上漲中，實體經濟發展越來越困難，投機分子甚至違法分子反而可以賺取巨大的財富，個人發展的機遇在喪失，貧富差距急劇擴大，醫療、教育、土地等基本生存發展資源的分配越來越不公平，不同社會階層之間的流動性在下降，整個社會的價值觀在被金錢迅速扭曲。隨著政府管製的放寬，各種非法集資、傳銷活動、帶有詐騙性質的高利貸、「莆田系」醫療騙局、電信詐騙正在一輪一輪的洗劫普通人民的積蓄和財富。<text:span text:style-name="T7"><text:s/><text:line-break/><text:line-break/></text:span>而這些問題，很明顯和過度的市場化和自由化密切相關；這些問題，很明顯是當代西方自身都不能解決甚至搞得比中國還要嚴重的問題。這個時候布道士們再來向我們鼓吹市場萬能，鼓吹西方製度先進，當然會遭到冷漠的對待。<text:span text:style-name="T7"><text:s/><text:line-break/><text:line-break/></text:span>中國過去一百多年的探索史，每一代人遇到的難題不同、提出的解決方案不同，最後的成果也都有利有弊。後一代人對前一代人的探索，往往是既有繼承，也有揚棄。<text:span text:style-name="T7"><text:s/><text:line-break/><text:line-break/></text:span>孫中山他們那一代人，要解決的問題是，是「驅除韃虜、恢復中華、建立民國、平均地權」。他們學習西方的自由民主製度，推翻了滿清的統治，建立了民國。但平均地權卻沒有實現。消滅皇權以後，找不到凝聚國家的力量，中國陷入了軍閥混戰的泥潭。軍閥們對內依靠地主豪強，對外投靠帝國主義，搞得國將不國、民不聊生。<text:span text:style-name="T7"><text:s/><text:line-break/><text:line-break/></text:span>毛澤東為代表的第一代共產黨人，要解決的問題就是徹底結束軍閥混戰，推翻壓迫人民的三座大山。他們學習同樣來自西方的馬克思主義、學習蘇聯，用底層革命的方式完成了國家的統一，重建了有力的中央集權，實現了從農業國向工業國的轉變。但蘇聯式的計劃經濟體製把政治權力和經濟資源全部掌握在官僚集團手中，社會多元化不足，導致了嚴重的社會經濟活動僵化和官僚集團特權化。毛在晚年試圖通過文化大革命來解決這個問題，但直到他去世，問題還是很嚴重。<text:span text:style-name="T7"><text:s/><text:line-break/><text:line-break/></text:span>主導改革開放的那一代人，他們需要解決的問題就是打破蘇聯計劃經濟體製，恢復社會活力。這一次改革的主要思想導向就是學習西方的市場經濟製度。取得的成就是中國經濟的高速增長，成為了世界第二大經濟體。在這個過程中，出現了一大批像張維迎、茅於軾這樣主張全面學習西方的知識分子、輿論領袖。雖然他們的觀點從根本上來講，是不對的，但從客觀效果上來看，在八九十年代，確實促進了中國學習西方有益的東西<text:span text:style-name="T7">——</text:span>國有企業官僚主義嚴重，學學西方現代企業製度；計劃經濟體製僵化，引進市場競爭機製增加活力，這些當然都是有益的。我認為他們對國家的影響，總體上功大於過，在主觀上也是真心為了讓這個國家變得更好。有些激烈反對他們的人，將他們斥之為「漢奸」、「西方的走狗」等，我不贊成。<text:span text:style-name="T7"><text:s/><text:line-break/><text:line-break/></text:span>但跟之前的幾次大變革一樣，改革在取得成績的同時也伴生了許多問題。這些問題，不僅是之前的歷史遺留下來的問題，還有很大一部分是改革本身帶來的新問題。為此，必須有新的方案來解決。若還是依靠以前的路徑，試圖主要靠學習西方的政治經濟製度來解決，是肯定行不通的。那些曾經遠赴西方學習先進經驗、回國引領風氣之先的精英分子，如果不能及時轉變觀念，就可能就會從改革的推動者變成絆腳石。這種情況在過去中國一百多年的歷史上，已經反復出現過多次。<text:span text:style-name="T7"><text:s/><text:line-break/><text:line-break/></text:span>不要以為我們主張中國體製優於西方，就不主張變革。我們所倡導的變革比西方布道士們所主張的更大而不是更小，只不過在方向上有所不同。錯誤的改革方向比不改革更糟，所以當他們試圖把中國的優點說成缺點的時候，我們就要堅決的糾正，為的不是拒絕變革，而是找到正確的變革方向。<text:span text:style-name="T7"><text:s/><text:line-break/><text:line-break/></text:span>時代變了，中國一方面有信心對外宣傳我們製度的優越性，並且鼓勵全世界都來向我們學習；一方面還要堅持內部改革，以保證我們始終處在人類社會製度創新的最前沿，而不會被我們的學生超過。這兩個方面同時都要做，並不矛盾。若有人一聽見我們為中國的製度辯護，就認為我們不懂得變革，我們是不會同意的。<text:span text:style-name="T7"><text:s/><text:line-break/><text:line-break/></text:span>對於那些積極為中國介紹西方先進經驗的上一代思想輿論領袖們，如果他們不願意改變自己的觀點，那麽我們希望能和他們握手道別，感謝他們曾經為國家進步作出的貢獻。如果他們也不願意和我們握手，那麽就揮手道別。總之我們會向前走的。我們知道他們曾經對我們寄予厚望，希望我們按照他們的想法來完成中國徹底的西方化。但我們最後還是選擇另外一條路，跟他們所主張的不會截然相反，但肯定大相徑庭。中國會變得更好的，我認為這在總體上仍然符合他們的心願。<text:span text:style-name="T7"><text:s/><text:line-break/><text:line-break/>============= <text:line-break/><text:line-break/></text:span>李曉鵬，經濟學博士，著有《這個國家會好嗎》和《從黃河文明到一帶一路》、《重現偉大中華史》等。個人公眾號：李曉鵬博士。</text:p>
      <text:p text:style-name="P7"><text:span text:style-name="T8">李輝焱</text:span><text:s/>  |  2022.03.07 12:45   |   <text:a xlink:type="simple" xlink:href="http://palinfo.habago.org/Entry?Command=Information_PrintForum&amp;iPage=1#FORUM42071"><text:span text:style-name="T1">#</text:span></text:a></text:p>
      <text:p text:style-name="P9"><text:span text:style-name="T9">抱歉有兩篇沒貼好或可搜標題加李曉鵬博士</text:span><text:span text:style-name="T10"><text:s/><text:line-break/><text:line-break/></text:span><text:span text:style-name="T9">八年前</text:span><text:span text:style-name="T11">讨论乌克兰局势的文章《乌克兰局势：美国重大战略性失误及其体制根源》</text:span><text:span text:style-name="T10"><text:s/><text:line-break/><text:line-break/></text:span><text:a xlink:type="simple" xlink:href="https://mp.weixin.qq.com/s/uXYtllgqRS03KBmqmnAc1g"><text:span text:style-name="T5">https://mp.weixin.qq.com/s/uXYtllgqRS03KBmqmnAc1g</text:span></text:a><text:span text:style-name="T10"><text:s/><text:line-break/><text:line-break/><text:line-break/><text:line-break/></text:span><text:span text:style-name="T9">从个人经历</text:span><text:span text:style-name="T11">谈中国年轻一代认识中西方道路的心路历程</text:span><text:span text:style-name="T10"><text:s/><text:line-break/><text:line-break/></text:span><text:a xlink:type="simple" xlink:href="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 text:style-name="T5">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text:a></text:p>
      <text:p text:style-name="P7"><text:span text:style-name="T8">李輝焱</text:span><text:s/>  |  2022.03.07 12:30   |   <text:a xlink:type="simple" xlink:href="http://palinfo.habago.org/Entry?Command=Information_PrintForum&amp;iPage=1#FORUM42070"><text:span text:style-name="T1">#</text:span></text:a></text:p>
      <text:p text:style-name="P10"><text:span text:style-name="T10"><text:line-break/></text:span><text:span text:style-name="T9">今天才看到李晓</text:span><text:span text:style-name="T11">鹏博士的文章，很有预见性，供参考。最后一篇是大陆很多年轻人成长以来对西方崇拜转变为爱国经历过的事。</text:span><text:span text:style-name="T10"><text:s/><text:line-break/><text:line-break/></text:span><text:span text:style-name="T9">八年前</text:span><text:span text:style-name="T11">讨论乌克兰局势的文章《乌克兰局势：美国重大战略性失误及其体制根源》</text:span><text:span text:style-name="T10"><text:s/><text:line-break/></text:span><text:a xlink:type="simple" xlink:href="https://mp.weixin.qq.com/s?__biz=MjM5MzY0ODgyNg==&amp;;mid=2651308680&amp;;idx=1&amp;;sn=3b20514fa308df8dc7bae05ef5525f09&amp;;chksm=bd60bb5d8a17324bfcdfddb9d9ed73ac98edb7a7390b8cab7e938f8eeca64312f8f1dda8cf3f&amp;;sessionid=0&amp;;scene=126&amp;;clicktime=1646625383&amp;;enterid=1646625383&amp;;ascene=3&amp;;devicetype=android-31&amp;;version=2800133b&amp;;nettype=WIFI&amp;;abtest_cookie=AAACAA%3D%3D&amp;;lang=zh_CN&amp;;exportkey=AYotWswjg3SO0rB90F2aAHY%3D&amp;;pass_ticket=JWxdY52coO%2FOK3P9KDQYiOSrYmigBVlXw4bYwalJSUBV0s7ApiarlLEvMb3T7XAN&amp;;wx_header=3"><text:span text:style-name="T5">https://mp.weixin.qq.com/s?__biz=MjM5MzY0ODgyNg==&amp;;mid=2651308680&amp;;idx=1&amp;;sn=3b20514fa308df8dc7bae05ef5525f09&amp;;chksm=bd60bb5d8a17324bfcdfddb9d9ed73ac98edb7a7390b8cab7e938f8eeca64312f8f1dda8cf3f&amp;;sessionid=0&amp;;scene=126&amp;;clicktime=1646625383&amp;;enterid=1646625383&amp;;ascene=3&amp;;devicetype=android-31&amp;;version=2800133b&amp;;nettype=WIFI&amp;;abtest_cookie=AAACAA%3D%3D&amp;;lang=zh_CN&amp;;exportkey=AYotWswjg3SO0rB90F2aAHY%3D&amp;;pass_ticket=JWxdY52coO%2FOK3P9KDQYiOSrYmigBVlXw4bYwalJSUBV0s7ApiarlLEvMb3T7XAN&amp;;wx_header=3</text:span></text:a><text:span text:style-name="T10"><text:s/><text:line-break/><text:line-break/></text:span><text:span text:style-name="T9">再</text:span><text:span text:style-name="T11">论乌克兰局势：对俄乌战争演进方向的一个推测</text:span><text:span text:style-name="T10"><text:s/><text:line-break/><text:line-break/></text:span><text:a xlink:type="simple" xlink:href="https://mp.weixin.qq.com/s/ZCa88T528lrqLggcA4hA2Q"><text:span text:style-name="T5">https://mp.weixin.qq.com/s/ZCa88T528lrqLggcA4hA2Q</text:span></text:a><text:span text:style-name="T10"><text:s/><text:line-break/><text:line-break/>2018</text:span><text:span text:style-name="T9">年的文章</text:span><text:span text:style-name="T11">关于贸易战</text:span><text:span text:style-name="T10"><text:s/><text:line-break/><text:line-break/></text:span><text:span text:style-name="T9">有些同志啊，实在是想中国崩</text:span><text:span text:style-name="T11">溃都想疯了</text:span><text:span text:style-name="T10"><text:s/><text:line-break/><text:line-break/></text:span><text:a xlink:type="simple" xlink:href="https://weibo.com/ttarticle/x/m/show/id/2309404269251824371202?_wb_client_=1"><text:span text:style-name="T5">https://weibo.com/ttarticle/x/m/show/id/2309404269251824371202?_wb_client_=1</text:span></text:a><text:span text:style-name="T10"><text:s/><text:line-break/><text:line-break/></text:span><text:span text:style-name="T9">从个人经历</text:span><text:span text:style-name="T11">谈中国年轻一代认识中西方道路的心路历程</text:span><text:span text:style-name="T10"><text:s/><text:line-break/></text:span><text:a xlink:type="simple" xlink:href="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 text:style-name="T5">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text:a><text:span text:style-name="T10"><text:s/><text:line-break/><text:line-break/></text:span></text:p>
      <text:p text:style-name="P7"><text:span text:style-name="T8">陳真</text:span><text:s/>  |  2022.03.07 02:03   |   <text:a xlink:type="simple" xlink:href="http://palinfo.habago.org/Entry?Command=Information_PrintForum&amp;iPage=1#FORUM42069"><text:span text:style-name="T1">#</text:span></text:a></text:p>
      <text:p text:style-name="P11">我不知道你是誰，無意冒犯，亦無從冒犯，純粹針對你提供的資訊而論。<text:span text:style-name="T7"><text:s/><text:line-break/><text:line-break/></text:span>例如裡頭說烏克蘭賣淫是最受歡迎的旅遊項目，難怪西方人支持烏克蘭。這話的意思是怎樣？原來烏克蘭女人很賤，有錢就能玩？是西方人的性玩物及代理生小孩的工具？<text:span text:style-name="T7"><text:s/><text:line-break/><text:line-break/></text:span>你覺得這樣的法西斯言論像話嗎？<text:span text:style-name="T7"><text:s/><text:line-break/><text:line-break/></text:span>洋人很賤，烏克蘭人很賤，是歐洲的子宮，而咱中國人很高貴，所以我們不支持烏克蘭？<text:span text:style-name="T7"><text:s/><text:line-break/><text:line-break/></text:span>這像人話嗎？<text:span text:style-name="T7"><text:s/><text:line-break/><text:line-break/></text:span>總之，請各位提供資訊時，注意一下言論內涵的可信度與基本水平。</text:p>
      <text:p text:style-name="P7"><text:span text:style-name="T8">嗯呵</text:span><text:s/>  |  2022.03.07 01:08   |   <text:a xlink:type="simple" xlink:href="http://palinfo.habago.org/Entry?Command=Information_PrintForum&amp;iPage=1#FORUM42068"><text:span text:style-name="T1">#</text:span></text:a></text:p>
      <text:p text:style-name="P8">澄清一下。冷靜的學者，是指那位帶著偏黑墨鏡的來賓。<text:span text:style-name="T7"><text:s/><text:line-break/><text:line-break/></text:span>陳醫師的教導，在下會謹記於心。當然，引發您誤解，也必須申明所指為何。<text:span text:style-name="T7"><text:s/><text:line-break/><text:line-break/></text:span>再者，在下匿名也並非是有心做您所不齒的事情。<text:span text:style-name="T7"><text:s/><text:line-break/><text:line-break/></text:span>麻煩您，把今晚在下所發的所有貼文都刪掉，也好維持版面風格的前後一貫。<text:span text:style-name="T7"><text:s/><text:line-break/><text:line-break/></text:span>抱歉！抱歉！耽誤您的寶貴心力。</text:p>
      <text:p text:style-name="P7"><text:span text:style-name="T8">嗯呵</text:span><text:s/>  |  2022.03.07 00:56   |   <text:a xlink:type="simple" xlink:href="http://palinfo.habago.org/Entry?Command=Information_PrintForum&amp;iPage=1#FORUM42067"><text:span text:style-name="T1">#</text:span></text:a></text:p>
      <text:p text:style-name="P11">明白！明白！<text:span text:style-name="T7"><text:s/><text:line-break/><text:line-break/></text:span>陳醫師您作主。在下絕無異議。對不起哈！（當然，包括這一則也刪了吧）</text:p>
      <text:p text:style-name="P7"><text:span text:style-name="T8">嗯呵</text:span><text:s/>  |  2022.03.07 00:53   |   <text:a xlink:type="simple" xlink:href="http://palinfo.habago.org/Entry?Command=Information_PrintForum&amp;iPage=1#FORUM42066"><text:span text:style-name="T1">#</text:span></text:a></text:p>
      <text:p text:style-name="P6"><text:span text:style-name="T8">補上這位小姑娘的見解。剛才疏漏了，抱歉。</text:span><text:s/><text:line-break/><text:line-break/><text:line-break/><text:span text:style-name="T8">孤烟暮</text:span><text:span text:style-name="T12">蝉说时政：面对西方施压</text:span><text:s/><text:span text:style-name="T8">印度是怎么打好对外</text:span><text:span text:style-name="T12">舆论战的？</text:span><text:s/><text:line-break/><text:a xlink:type="simple" xlink:href="https://www.youtube.com/watch?v=23ZXkauiZqM"><text:span text:style-name="T13">https://www.youtube.com/watch?v=23ZXkauiZqM</text:span></text:a></text:p>
      <text:p text:style-name="P7"><text:span text:style-name="T8">陳真</text:span><text:s/>  |  2022.03.07 00:43   |   <text:a xlink:type="simple" xlink:href="http://palinfo.habago.org/Entry?Command=Information_PrintForum&amp;iPage=1#FORUM42065"><text:span text:style-name="T1">#</text:span></text:a></text:p>
      <text:p text:style-name="P11">你提供的資訊，水平太低，再貼我就要刪了。</text:p>
      <text:p text:style-name="P7"><text:span text:style-name="T8">陳真</text:span><text:s/>  |  2022.03.07 00:42   |   <text:a xlink:type="simple" xlink:href="http://palinfo.habago.org/Entry?Command=Information_PrintForum&amp;iPage=1#FORUM42064"><text:span text:style-name="T1">#</text:span></text:a></text:p>
      <text:p text:style-name="P8">我隨便點了一個這位匿名人士所提供的視頻，例如什麼烏克蘭最受歡迎的是買春，什麼歐洲子宮，它媽的這不就是法西斯才會這樣子針對族群去抹黑嗎？<text:span text:style-name="T7"><text:s/><text:line-break/><text:line-break/></text:span>一個人可以腦殘，但是不要卑鄙，不要有卑鄙之心。烏克蘭或任何國家的人民，都不是誰的仇敵。<text:span text:style-name="T7"><text:s/><text:line-break/><text:line-break/></text:span>一個人不會因為他剛好站在一個個所謂正確的立場<text:span text:style-name="T7">(</text:span>例如挺俄羅斯<text:span text:style-name="T7">)</text:span>，就可以任意去抹黑對方，或是用一些空洞修辭來醜化對方。<text:span text:style-name="T7"><text:s/><text:line-break/><text:line-break/></text:span>各位不要總以為自己匿名，然後便可以為所欲為，毫無責任感地任意散播扭曲資訊或法西斯思想。<text:span text:style-name="T7"><text:s/><text:line-break/><text:line-break/></text:span>至於那位司馬南，我看幾秒鐘就看不下去了，那叫做<text:span text:style-name="T7"><text:s/>"</text:span>冷靜的學者<text:span text:style-name="T7">"</text:span>？<text:span text:style-name="T7"><text:s/><text:line-break/><text:line-break/></text:span>立場這東西其實毫無意義，態度和居心仍然還是最重要。一個善良的腦殘，依舊靠近我心，依舊贏得我的尊敬，但是那些卑鄙猥瑣囂張跋扈的所謂同志，即便他的想法本身有多麼正確也沒用，不會給世界與人心帶來好的影響，只是換上不同顏色的卑鄙。<text:span text:style-name="T7"><text:s/><text:line-break/><text:line-break/></text:span>各位堅持要匿名，我能勉強接受，但我認為，一個人如果不打算光明磊落地說話寫字，那他其實就應該保持沉默，而不是藉著匿名來規避最基本的責任，那很沒出息。</text:p>
      <text:p text:style-name="P7"><text:span text:style-name="T8">嗯呵</text:span><text:s/>  |  2022.03.07 00:34   |   <text:a xlink:type="simple" xlink:href="http://palinfo.habago.org/Entry?Command=Information_PrintForum&amp;iPage=1#FORUM42063"><text:span text:style-name="T1">#</text:span></text:a></text:p>
      <text:p text:style-name="P5"><text:span text:style-name="T8">覺得看圖文吸收資訊速度比較快的，可以參考這個磊哥在油管的社群。天天拿證據扒光米帝與西方小弟們自吹自擂的的悲天憫人、慈眉善目。</text:span><text:s/><text:line-break/><text:line-break/><text:span text:style-name="T8">新冠爆發後，這位磊哥從油管演算法裡跳出來，自己偶爾看看又出了什麼可以笑一笑或者不盡然認同的天津相聲。</text:span><text:s/><text:line-break/><text:line-break/><text:span text:style-name="T8">此番普丁揮軍要敉平納粹，這才發現磊哥在社群頁面裡另有一番天地。</text:span><text:s/><text:line-break/><text:line-break/><text:a xlink:type="simple" xlink:href="https://www.youtube.com/c/%E7%A3%8A%E5%93%A5%E8%81%8A%E6%94%BF%E7%BB%8F/community"><text:span text:style-name="T14">https://www.youtube.com/c/</text:span><text:span text:style-name="T15">磊哥聊政经</text:span><text:span text:style-name="T14">/community</text:span></text:a><text:s/><text:line-break/><text:line-break/><text:line-break/><text:span text:style-name="T8">隨便例舉最近的兩則資訊。</text:span><text:s/><text:line-break/><text:line-break/><text:line-break/><text:a xlink:type="simple" xlink:href="https://www.youtube.com/post/Ugkxqjrl79fw4vmSxcWuem_a5FfZl7OHSBLQ"><text:span text:style-name="T13">https://www.youtube.com/post/Ugkxqjrl79fw4vmSxcWuem_a5FfZl7OHSBLQ</text:span></text:a><text:s/><text:line-break/><text:line-break/><text:span text:style-name="T8">德国总理肖尔茨前几天在</text:span><text:span text:style-name="T12">议会称，欧洲大地已经有</text:span>75<text:span text:style-name="T8">年没有发生过俄</text:span><text:span text:style-name="T12">罗斯轰炸乌克兰的景儿了</text:span>...<text:span text:style-name="T12">啧～不知道他身边有没有人给他看看北约怎么炸的南斯拉夫</text:span>...<text:span text:style-name="T8">才</text:span><text:span text:style-name="T12">刚过</text:span>20<text:span text:style-name="T8">年</text:span>.. <text:line-break/><text:line-break/><text:line-break/><text:a xlink:type="simple" xlink:href="https://www.youtube.com/post/UgkxLf8xAs1CiMvqzI61JWvqztPbabP7z10b"><text:span text:style-name="T13">https://www.youtube.com/post/UgkxLf8xAs1CiMvqzI61JWvqztPbabP7z10b</text:span></text:a><text:s/><text:line-break/><text:line-break/>BBC<text:span text:style-name="T8">的中东地区</text:span><text:span text:style-name="T12">编辑，发了个图片，教乌克兰平民怎样向坦克扔燃烧瓶，评论区翻车，被网友各种骂</text:span><text:s/><text:line-break/><text:span text:style-name="T8">这是鼓</text:span><text:span text:style-name="T12">励平民去送死，日内瓦公约保护的是平民，但手持武器就不是平民了</text:span></text:p>
      <text:p text:style-name="P7"><text:span text:style-name="T8">嗯呵</text:span><text:s/>  |  2022.03.07 00:10   |   <text:a xlink:type="simple" xlink:href="http://palinfo.habago.org/Entry?Command=Information_PrintForum&amp;iPage=1#FORUM42062"><text:span text:style-name="T1">#</text:span></text:a></text:p>
      <text:p text:style-name="P12"><text:span text:style-name="T8">比較冷靜的學者給出的判斷，希望不會嚇到各位。</text:span><text:span text:style-name="T7"><text:s/><text:line-break/><text:line-break/><text:line-break/></text:span><text:span text:style-name="T8">司马南对</text:span>话吕祥：乌克兰战事是冷战的历史延续（司马会客厅对话吕祥先生<text:span text:style-name="T7"><text:s/></text:span><text:span text:style-name="T8">第一期）</text:span><text:span text:style-name="T7"><text:s/><text:line-break/></text:span><text:a xlink:type="simple" xlink:href="https://www.youtube.com/watch?v=c0DvsntK4S8"><text:span text:style-name="T16">https://www.youtube.com/watch?v=c0DvsntK4S8</text:span></text:a><text:span text:style-name="T7"><text:s/><text:line-break/><text:line-break/></text:span><text:span text:style-name="T8">《</text:span>乌克兰战事是冷战的历史延续》<text:span text:style-name="T7"><text:s/><text:line-break/></text:span><text:span text:style-name="T8">亚速</text:span>营、褐衫军为代表的新纳粹势力，直接的资助者正是美国人。<text:span text:style-name="T7"><text:s/><text:line-break/></text:span><text:span text:style-name="T8">拜登担任副总统的时候</text:span>负责处理乌克兰事务，现在负责乌克兰搞事的筹划者，很多人就是拜登团队的原班人马。某种意义上美国实现了目标：第一削弱俄罗斯，第二打击了欧洲，第三离间中俄。<text:span text:style-name="T7"><text:s/><text:line-break/></text:span><text:span text:style-name="T8">美国副国务卿</text:span>纽兰透露，以往为乌克兰美国花了<text:span text:style-name="T7">50</text:span><text:span text:style-name="T8">亿美元，去年秋天又提供了</text:span><text:span text:style-name="T7">9,000</text:span><text:span text:style-name="T8">万美元的安全</text:span>资助，最近又在加紧提供新的援助。<text:span text:style-name="T7"><text:s/><text:line-break/><text:line-break/><text:line-break/></text:span><text:span text:style-name="T8">司马南对</text:span>话吕祥：俄乌战争可能升级的一个方向（司马会客厅对话吕祥先生<text:span text:style-name="T7"><text:s/></text:span><text:span text:style-name="T8">第二期）</text:span><text:span text:style-name="T7"><text:s/><text:line-break/></text:span><text:a xlink:type="simple" xlink:href="https://www.youtube.com/watch?v=8sECJoXDXVk"><text:span text:style-name="T16">https://www.youtube.com/watch?v=8sECJoXDXVk</text:span></text:a><text:span text:style-name="T7"><text:s/><text:line-break/><text:line-break/></text:span><text:span text:style-name="T8">《俄</text:span>乌战争可能升级的一个方向》<text:span text:style-name="T7"><text:s/><text:line-break/></text:span><text:span text:style-name="T8">吕祥先生</text:span>认为现在媒体关于乌克兰战事极为夸张，闪电战什么的，大规模爆炸死伤的画面大都是虚构的，连我天津化工厂爆炸的图片都被剪进去冒充乌克兰什么电厂被炸。<text:span text:style-name="T7"><text:s/><text:line-break/></text:span><text:span text:style-name="T8">普京</text:span>军队表现极为克制，战场画面犹如一战时期，美国参议员叫嚣暗杀普京，制裁进一步升级，战场有可能向波罗的海几国连同波兰方向转移，如此，北约直面俄罗斯红了眼睛撕破脸交了手，那才是真正战争升级。</text:p>
      <text:p text:style-name="P7"><text:span text:style-name="T8">嗯呵</text:span><text:s/>  |  2022.03.07 00:00   |   <text:a xlink:type="simple" xlink:href="http://palinfo.habago.org/Entry?Command=Information_PrintForum&amp;iPage=2#FORUM42061"><text:span text:style-name="T1">#</text:span></text:a></text:p>
      <text:p text:style-name="P6"><text:span text:style-name="T8">列舉幾則直白一些的影片給潛水的新來朋友們，瞧瞧西方國家的虛偽。</text:span><text:s/><text:line-break/><text:line-break/><text:span text:style-name="T8">北京近年來一直出言警示，米帝帶著一幫西方小弟撕裂二次世界大戰戰勝法西斯之後的雅爾達體制。</text:span><text:s/><text:line-break/><text:line-break/><text:span text:style-name="T8">台灣也出現仰慕納粹的情況。</text:span><text:s/><text:line-break/><text:line-break/><text:line-break/><text:span text:style-name="T12">纳粹的幽灵：美利坚养蛊，乌克兰战争</text:span><text:s/>- 3 <text:line-break/><text:a xlink:type="simple" xlink:href="https://www.youtube.com/watch?v=aP7GucZXbBY"><text:span text:style-name="T13">https://www.youtube.com/watch?v=aP7GucZXbBY</text:span></text:a><text:s/><text:line-break/><text:line-break/><text:line-break/><text:span text:style-name="T8">孤烟暮</text:span><text:span text:style-name="T12">蝉说时政：和新冠共存</text:span><text:s/><text:span text:style-name="T8">却隔离了俄</text:span><text:span text:style-name="T12">罗斯的活人死人和猫</text:span><text:s/><text:line-break/><text:a xlink:type="simple" xlink:href="https://www.youtube.com/watch?v=cz0w23VlXL8"><text:span text:style-name="T13">https://www.youtube.com/watch?v=cz0w23VlXL8</text:span></text:a><text:s/><text:line-break/><text:line-break/><text:line-break/><text:span text:style-name="T12">乌克兰是如何变成欧洲子宫世界代孕中心的？乌克兰最受欢迎的旅游项目竟然是买春、我终于理解为什么西方国家都支持乌克兰了</text:span>…… <text:line-break/><text:a xlink:type="simple" xlink:href="https://www.youtube.com/watch?v=rpRGFER0PZk"><text:span text:style-name="T13">https://www.youtube.com/watch?v=rpRGFER0PZk</text:span></text:a><text:s/><text:line-break/><text:line-break/><text:line-break/><text:span text:style-name="T8">俄</text:span><text:span text:style-name="T12">罗斯被西方全面制裁吓坏中国土豪、中国外逃资产纷纷回国、印度网友站队俄罗斯痛击西方媒体，面对乌克兰危机印度竟然觉醒了？欧洲永久中立国全部下场制裁俄罗斯，俄罗斯猫咪被制裁</text:span><text:s/><text:line-break/><text:a xlink:type="simple" xlink:href="https://www.youtube.com/watch?v=gQaxH2J4J68"><text:span text:style-name="T13">https://www.youtube.com/watch?v=gQaxH2J4J68</text:span></text:a></text:p>
      <text:p text:style-name="P7"><text:span text:style-name="T8">陳真</text:span><text:s/>  |  2022.03.06 16:27   |   <text:a xlink:type="simple" xlink:href="http://palinfo.habago.org/Entry?Command=Information_PrintForum&amp;iPage=2#FORUM42060"><text:span text:style-name="T1">#</text:span></text:a></text:p>
      <text:p text:style-name="P11">看吧！議論無用，拳頭才是真理。當你拳頭夠粗夠硬，走狗們就會搶著舔你的腳趾頭喊萬歲。</text:p>
      <text:p text:style-name="P7"><text:span text:style-name="T8">張萬康</text:span><text:s/>  |  2022.03.06 16:07   |   <text:a xlink:type="simple" xlink:href="http://palinfo.habago.org/Entry?Command=Information_PrintForum&amp;iPage=2#FORUM42059"><text:span text:style-name="T1">#</text:span></text:a></text:p>
      <text:p text:style-name="P10"><text:span text:style-name="T9">澳洲政論節目的主持人，把現場的俄裔澳洲青年轟出去。</text:span><text:span text:style-name="T10"><text:s/><text:line-break/></text:span><text:a xlink:type="simple" xlink:href="https://www.youtube.com/watch?v=zBNc5p852Fw"><text:span text:style-name="T5">https://www.youtube.com/watch?v=zBNc5p852Fw</text:span></text:a><text:span text:style-name="T10"><text:s/><text:line-break/><text:line-break/></text:span><text:span text:style-name="T9">原始連結</text:span><text:span text:style-name="T10">(</text:span><text:span text:style-name="T9">內容和上面的一樣</text:span><text:span text:style-name="T10">) <text:line-break/></text:span><text:a xlink:type="simple" xlink:href="https://m.weibo.cn/status/4743623679150955"><text:span text:style-name="T5">https://m.weibo.cn/status/4743623679150955</text:span></text:a></text:p>
      <text:p text:style-name="P7"><text:span text:style-name="T8">陳真</text:span><text:s/>  |  2022.03.06 02:22   |   <text:a xlink:type="simple" xlink:href="http://palinfo.habago.org/Entry?Command=Information_PrintForum&amp;iPage=2#FORUM42058"><text:span text:style-name="T1">#</text:span></text:a></text:p>
      <text:p text:style-name="P11">黑暗時代的英雄：阿桑吉、普丁和<text:span text:style-name="T7"><text:s/>Emir Kusturica <text:line-break/><text:line-break/></text:span>陳真<text:span text:style-name="T7"><text:s/><text:line-break/>2022. 03. 06. <text:line-break/><text:line-break/><text:line-break/></text:span>幾天前，<text:span text:style-name="T7">Kusturica </text:span>被一些國家<text:span text:style-name="T7"><text:s/>(</text:span>例如捷克<text:span text:style-name="T7">) </text:span>的電影節主辦單位撤銷過去頒給他的獎項，理由是說他和<text:span text:style-name="T7"><text:s/>"</text:span>俄羅斯合作<text:span text:style-name="T7">"</text:span>，比方說他在俄烏戰爭開打前一天<text:span text:style-name="T7">(2</text:span>月<text:span text:style-name="T7">23</text:span>日<text:span text:style-name="T7">)</text:span>，表明他將會找時間申請俄羅斯國籍。被影展單位撤銷獎項的更具體原因是，俄羅斯國防部長於俄烏戰爭前宣佈將邀請<text:span text:style-name="T7"><text:s/>Kusturica </text:span>擔任俄羅斯陸軍中央學術劇院主任。<text:span text:style-name="T7">Kusturica </text:span>對外表示，俄羅斯此一決定，對他個人而言，<text:span text:style-name="T7"><text:s/>"</text:span>深感榮耀<text:span text:style-name="T7">"</text:span>，但他實際上並沒有接受，表明個人並無此一生涯規劃。他說，他只答應為該劇院監製三齣戲劇。<text:span text:style-name="T7"><text:s/><text:line-break/><text:line-break/></text:span>儘管他並沒有接受這項職務，但是西方國家一堆文人走狗仍然還是以他<text:span text:style-name="T7"><text:s/>"</text:span>親俄<text:span text:style-name="T7">" </text:span>為由，再一次對他發動人身攻擊。上一次攻擊他是在他的祖國南斯拉夫陷入內戰時，他批評美國策動這場內戰。他的電影<text:span text:style-name="T7"><text:s/>"</text:span>地下社會<text:span text:style-name="T7">" </text:span>雖然獲得坎城影展金棕櫚獎，但該電影卻在西方引起無數走狗文人對他發動人格毀滅戰，罵他是統派<text:span text:style-name="T7"><text:s/>(</text:span>反對南斯拉夫被西方解體<text:span text:style-name="T7">)</text:span>，說他反民主反自由反人權，說他和什麼獨裁者站在一起云云。<text:span text:style-name="T7"><text:s/><text:line-break/><text:line-break/>Kusturica </text:span>向來毫不掩飾他的反美立場，他在電影中公開罵布希是人渣；長年以來，多次公開譴責美國在世界各地發動侵略戰爭，並因此經常遭到一些親美法西斯組織的死亡威脅，但他從未因此退縮，從未因此隱藏他的政治態度與親中親俄立場。他說，如果有一天，<text:span text:style-name="T7">RT </text:span>突然遭到西方飛彈的攻擊，那就是第三次世界大戰的到來。<text:span text:style-name="T7"><text:s/><text:line-break/><text:line-break/></text:span>這些年，<text:span text:style-name="T7">Kusturica </text:span>經常在一些電影節或演唱會場合上，穿上聲援阿桑吉的衣服，稱讚阿桑吉是這個<text:span text:style-name="T7"><text:s/>"</text:span>黑暗時代的英雄<text:span text:style-name="T7">"</text:span>，說他讓我們知道很多被掩蓋的西方帝國血腥暴行。他說，阿桑吉深深改造了這個世界，但是，這樣一個舉世英雄卻被世人所遺忘。他說，世界上惟一會報導阿桑吉的媒體就是俄國的媒體，而其它整個世界的媒體卻被謊言與垃圾資訊所全面覆蓋。<text:span text:style-name="T7"><text:s/><text:line-break/><text:line-break/>Kusturica</text:span>說，他想要告訴人們的是：歷史總是一再如此呈現，那些曾經改造了世界的英雄，卻總是被世人所遺忘或忽略。現在，這樣一個給世界帶來革命性價值的人<text:span text:style-name="T7">--</text:span>阿桑吉，已經快要死於監牢，但世人卻一無所知，取而代之的是主流媒體每天以各種謊言與垃圾流行資訊鋪天蓋地地對全世界進行疲勞轟炸與洗腦，以防我們挺身相抗。<text:span text:style-name="T7"><text:s/><text:line-break/><text:line-break/>Kusturica </text:span>說，當今之世，流行事物充斥，今天流行，明天退燒，但我們應該知道，世上仍有一些人，他們深深影響了歷史，儘管我們對其根本一無所知或迅速遺忘，但他們的足跡終將留下，他們的傳奇不會消失。<text:span text:style-name="T7"><text:s/><text:line-break/><text:line-break/>Kusturica </text:span>聲援阿桑吉：<text:span text:style-name="T7"><text:s/><text:line-break/></text:span><text:a xlink:type="simple" xlink:href="https://bit.ly/3sTijMd"><text:span text:style-name="T16">https://bit.ly/3sTijMd</text:span></text:a><text:span text:style-name="T7"><text:s/><text:line-break/><text:line-break/></text:span>阿桑吉和<text:span text:style-name="T7">Kusturica</text:span>：<text:span text:style-name="T7"><text:s/><text:line-break/></text:span><text:a xlink:type="simple" xlink:href="https://bit.ly/35Ct64e"><text:span text:style-name="T16">https://bit.ly/35Ct64e</text:span></text:a><text:span text:style-name="T7"><text:s/><text:line-break/><text:line-break/></text:span>普丁和<text:span text:style-name="T7"><text:s/>Kusturica</text:span>：<text:span text:style-name="T7"><text:s/><text:line-break/></text:span><text:a xlink:type="simple" xlink:href="https://bit.ly/35UmVs0"><text:span text:style-name="T16">https://bit.ly/35UmVs0</text:span></text:a></text:p>
      <text:p text:style-name="P7"><text:span text:style-name="T8">陳真</text:span><text:s/>  |  2022.03.05 23:44   |   <text:a xlink:type="simple" xlink:href="http://palinfo.habago.org/Entry?Command=Information_PrintForum&amp;iPage=2#FORUM42056"><text:span text:style-name="T1">#</text:span></text:a></text:p>
      <text:p text:style-name="P8">向兩岸喊話<text:span text:style-name="T7"><text:s/><text:line-break/><text:line-break/></text:span>陳真<text:span text:style-name="T7"><text:s/><text:line-break/><text:line-break/>2022. 03. 05. <text:line-break/><text:line-break/><text:line-break/></text:span>這些美國軍火販子、血腥人渣是來撈我們的退休金的。相關文件為圖片，請看：<text:span text:style-name="T7"><text:s/><text:line-break/><text:line-break/></text:span><text:a xlink:type="simple" xlink:href="https://udn.com/news/story/122703/6141824"><text:span text:style-name="T16">https://udn.com/news/story/122703/6141824</text:span></text:a><text:span text:style-name="T7"><text:s/><text:line-break/><text:line-break/></text:span>不但撈台灣人的錢，更要台灣人的命。台灣人真的是不見棺材不掉淚，被人掏空身家財產，然後準備推入火坑當炮灰，然後還很開心，很驕傲。<text:span text:style-name="T7"><text:s/><text:line-break/><text:line-break/></text:span>我要告訴台灣人，你不需要懂得很多國際常識，但你至少應該要懂得怎麼保護你的下一代。你的愚蠢毀了自己無妨，但你真的希望你的子女被泯滅人性、貪得無饜的西方人渣與其台灣走狗推向一個恐怖無望的未來，以填補人渣們無底洞般的貪婪？你真的相信這樣一些人渣在乎什麼民主自由？你真的不知道你以及你的子女的身家性命，只是這群人渣藉以斂財的工具？<text:span text:style-name="T7"><text:s/><text:line-break/><text:line-break/></text:span>大陸長年以來，每年上千億美元供養台灣，你卻被人渣給洗腦，視對岸同胞為仇敵，反倒樂意為帝國血腥畜牲充當炮灰去傷害大陸同胞，並視之為無上光榮。天底下怎麼會有這麼蠢的人民？<text:span text:style-name="T7"><text:s/><text:line-break/><text:line-break/></text:span>我也想跟對岸同胞說上幾句話？你們能理解台灣二十多年來是如何被洗腦的嗎？你們能想像嗎？你們能體會一個腦袋正常的人，住在這樣一個病態瘋狂的極端封閉島嶼的處境與日常感受嗎？<text:span text:style-name="T7"><text:s/><text:line-break/><text:line-break/></text:span>在你們看來或是在任何一個腦袋正常的人看來都非常不可思議的離譜思維言行，在資訊完全封閉的台灣卻反而是一種普遍<text:span text:style-name="T7"><text:s/>"</text:span>常識<text:span text:style-name="T7">"</text:span>，仇中反華在這島上，就像太陽由東邊升起那樣理所當然。你很難在島內找到幾個腦袋正常或良心未泯的人。<text:span text:style-name="T7"><text:s/><text:line-break/><text:line-break/></text:span>我知道很多台灣人其實是懂的，他們並不是真的腦子進水，但他們為了明哲保身，噤若寒蟬，或是也跟著眛著良知做人。學界醫界文化界很多這樣的沒出息軟骨生物，他們汲汲於個人前途，或是害怕招來鋪天蓋地的政治報復，害怕招惹那些網軍蛆類生物，於是也跟著眛起良知，搶著說違背良心的話。<text:span text:style-name="T7"><text:s/><text:line-break/><text:line-break/></text:span>對岸同胞或島外任何腦子正常的人，不妨細細思量一下這樣一個島嶼，細細體會倘若你身在島嶼之中的處境與心境，你將如何自處？我想說的是，你應該把這事看成一種悲劇，心懷憐憫，而非心懷不屑或怨恨。<text:span text:style-name="T7"><text:s/><text:line-break/><text:line-break/></text:span>我不怪祖國，不怪共產黨，但是話說回來，台灣人被美日鬼子及台奸漢奸糟蹋成這樣，難道不是因為祖國長年以來根本無能對抗美帝，無能保護台灣人所致？<text:span text:style-name="T7"><text:s/><text:line-break/><text:line-break/></text:span>總之，這是一場悲劇，對岸同胞不要以為自身在理性上與文明發展上比較優越，事實上，你們只是比較幸運，生活在內地，而台灣人卻很不幸，長年生活在美日殖民之下，飽受洗腦摧殘。你把任何人從小關在一個封閉小島上，每天灌輸他無數謊言，你想，有多少人能夠倖免於洗腦？<text:span text:style-name="T7"><text:s/><text:line-break/><text:line-break/>======================= <text:line-break/></text:span>無投資交易？外交部曾推國發基金投資龐培歐任顧問公司<text:span text:style-name="T7"><text:s/><text:line-break/><text:line-break/>2022-03-05 01:55 </text:span>聯合報<text:span text:style-name="T7"><text:s/>/ </text:span>記者周志豪／台北即時報導<text:span text:style-name="T7"><text:s/><text:line-break/><text:line-break/></text:span>美國前國務卿龐培歐去年<text:span text:style-name="T7">7</text:span>月拜訪我駐美代表處，爭取我國退撫基金、勞退基金投資其任顧問的基金公司，並表示盼數月後訪台時能有具體進展。如今龐培歐終抵台，行政院昨否認此行有任何投資交易，但知情人士說，外交部去年接獲代表處電報後，「要五毛給一元」，還主動多徵詢「國發基金」投資可能，只是遭婉拒。圖／讀者提供<text:span text:style-name="T7"><text:s/><text:line-break/><text:line-break/><text:line-break/></text:span>據國發會去年<text:span text:style-name="T7">8</text:span>月<text:span text:style-name="T7">26</text:span>日簽辦外交部要求函文中表示，國發基金的成立是要透過投、融資方式，協助我國新興事業發展；但龐培歐協助的<text:span text:style-name="T7">Anarock</text:span>基金公司此次擬邀我方參與的投資計劃，卻多屬美國或印度的投資項目，不符規定。<text:span text:style-name="T7"><text:s/><text:line-break/><text:line-break/></text:span>駐美代表處去年<text:span text:style-name="T7">8</text:span>月<text:span text:style-name="T7">2</text:span>日發給外交部的電報指出，龐培歐率由其任資深顧問的<text:span text:style-name="T7">Anarock</text:span>公司投資長<text:span text:style-name="T7">Gino Ramadi</text:span>拜會駐美代表蕭美琴，盼引介公部門的退撫基金與勞退基金等潛在投資夥伴。<text:span text:style-name="T7"><text:s/><text:line-break/><text:line-break/></text:span>外交部接獲電報後，更據以函請勞動部、銓敘部、中央銀行、金管會、經濟部與國發會就我國基金與外國基金合作的相關法規與可能合作類型提供意見，等於主動納入國發基金等選項。<text:span text:style-name="T7"><text:s/><text:line-break/><text:line-break/></text:span>國發會簽文指出，<text:span text:style-name="T7">Anarock</text:span>邀請投資的計畫涵蓋貨運航空、全球冷鏈設施網路、美國住宅房地產房屋權益、航空租賃業務、社區協會管理營運商、房屋貸款保險、濱海住宅發展／船屋、印度信用卡合作／數位銀行與渦輪引擎製造九項。<text:span text:style-name="T7"><text:s/><text:line-break/><text:line-break/></text:span>國發會簽文表示，<text:span text:style-name="T7">Anarock</text:span>公司<text:span text:style-name="T7">Ramadi</text:span>表示，新冠疫情凸顯供應鏈重要性，促進電子商務成長，在東南亞尤其顯著，此為擴大投資最佳時機，盼我方協助引介潛在台灣投資夥伴，包括公部門退撫基金、勞保基金，與私部門創投基金及企業。<text:span text:style-name="T7"><text:s/><text:line-break/><text:line-break/></text:span>國發會簽文摘錄的「本案要點」中提到，龐培歐是<text:span text:style-name="T7">Anarock</text:span>基金公司資深顧問、可能的董事會主席，對本案甚為重視，「並有意於數月後訪台」，盼訪台前就相關投資合作取得具體進展，訪台時可與潛在合作夥伴進一步洽談。<text:span text:style-name="T7"><text:s/><text:line-break/><text:line-break/></text:span>但簽文也引述國發會產業處看法，表示我國政府所管的各基金或產業（如銀行、保險），均有主管機關與管理運用規範，國發會目前尚無主管的基金或私部門。<text:span text:style-name="T7"><text:s/><text:line-break/><text:line-break/></text:span>國發基金也表示，國發基金成立是要透過投、融資方式，協助我國新興事業發展；投資國內外創投事業，是希望透過結合資金、技術、人才、投資與管理等專業能力，引導國際資源與資金跨境合作，帶動我國產業創新，增加國際競爭力。<text:span text:style-name="T7"><text:s/><text:line-break/><text:line-break/></text:span>簽文指出，<text:span text:style-name="T7">Anarock</text:span>基金公司此次擬邀我方參與的投資計劃，多屬美國或印度的投資項目，不符國發基金成立目的；若該公司未來有意募集以投資我國新興事業為主要投資策略之創投基金，歡迎再與國發基金洽談合作事宜。<text:span text:style-name="T7"><text:s/><text:line-break/><text:line-break/>===================== <text:line-break/></text:span>獨／龐培歐訪台非為保台？駐美代表處電報指向商業考量<text:span text:style-name="T7"><text:s/><text:line-break/><text:line-break/>2022-03-04 03:09 </text:span>聯合報<text:span text:style-name="T7"><text:s/>/ </text:span>記者周志豪／台北即時報導<text:span text:style-name="T7"><text:s/><text:line-break/><text:line-break/></text:span>美國前國務卿龐培歐訪台，媒體詢及對台灣印象如何，他豎起大拇指比讚。記者曾吉松／攝影<text:span text:style-name="T7"><text:s/><text:line-break/><text:line-break/></text:span>俄烏戰爭開打，兩岸再陷緊張。繼美國總統拜登特使團旋風訪台，美國前國務卿龐培歐接力抵台，被蔡政府解讀要強化台美友好關係。但知情人士透露提供駐美代表處電報，指稱龐此行是為爭取退撫基金、勞退基金投資其有關的<text:span text:style-name="T7">Anarock</text:span>公司；抗中挺台是假，來台爭取退撫與勞保基金當「政治保護費」才是目的。<text:span text:style-name="T7"><text:s/><text:line-break/><text:line-break/></text:span>其實，龐培歐此次亞洲行早傳出有「商業考量」，駐美代表處該封於去年<text:span text:style-name="T7">8</text:span>月<text:span text:style-name="T7">2</text:span>日發給外交部的電報，相當程度坐實傳言。<text:span text:style-name="T7"><text:s/><text:line-break/><text:line-break/></text:span>根據駐美代表處該封電報指出，龐培歐去年<text:span text:style-name="T7">7</text:span>月<text:span text:style-name="T7">8</text:span>日即率<text:span text:style-name="T7">Anarock</text:span>公司投資長<text:span text:style-name="T7">Gino Ramadi</text:span>到雙橡園拜會駐美代表蕭美琴，會談過程，<text:span text:style-name="T7">Ramadi</text:span>也提到該公司盼與我方建立投資夥伴關係的構想。<text:span text:style-name="T7"><text:s/><text:line-break/><text:line-break/></text:span>電報中也提到，<text:span text:style-name="T7">Ramadi</text:span>於去年<text:span text:style-name="T7">7</text:span>月<text:span text:style-name="T7">19</text:span>日再與駐美代表處經濟組及紐約金管會同仁進行視訊會議，更具體說明盼我方引介公、私部門資金參與的投資計畫。會中即提到，龐培歐「有意於數月後訪台」，盼訪台前相關投資合作能取得具體進展。<text:span text:style-name="T7"><text:s/><text:line-break/><text:line-break/></text:span>電報指出，<text:span text:style-name="T7">Anarock</text:span>公司邀我參與的投資計畫涵蓋貨運航空、全球冷鏈設施網路、美國住宅房地產房屋權益、航空租賃業務、社區協會管理營運商、房屋貸款保險、濱海住宅發展／船屋、印度信用卡合作／數位銀行與渦輪引擎製造等<text:span text:style-name="T7">9</text:span>項。<text:span text:style-name="T7"><text:s/><text:line-break/><text:line-break/></text:span>電報中也記錄，<text:span text:style-name="T7">Ramadi</text:span>盼我方協助引介之潛在投資夥伴，包括公部門的退撫基金與勞退基金，以及私部門的創投基金與企業（如金融、保險、財務投資公司）等，還聲稱不同投資計畫可與不同投資夥伴合作。<text:span text:style-name="T7"><text:s/><text:line-break/><text:line-break/></text:span>電報中補充，<text:span text:style-name="T7">Ramadi</text:span>盼我方協助安排與我公、私部門潛在投資人視訊會議，並再強調，龐培歐對本案甚為重視，盼未來訪台時可與潛在合作夥伴進一步洽談。<text:span text:style-name="T7">Ramadi</text:span>還告知，龐培歐是<text:span text:style-name="T7">Anarock</text:span>公司資深顧問、未來的董事會主席。<text:span text:style-name="T7"><text:s/><text:line-break/><text:line-break/></text:span>駐美代表處在電報中建議，鑑於龐培歐甚為友我，且頗具政治影響力與潛力，有必要與他維持良好互動關係，盼外交部將本案轉洽政府相關機關，研議配合安排相關視訊會議，亦可考慮向該公司說明我國具投資潛力的基礎建設或創投計畫。<text:span text:style-name="T7"><text:s/><text:line-break/><text:line-break/></text:span>據了解，外交部接獲駐美代表處電報後，已函請勞動部、銓敘部、中央銀行、金管會、經濟部與國發會就我國基金與外國基金合作的法規與可能類型提供意見。<text:span text:style-name="T7"><text:s/><text:line-break/><text:line-break/></text:span>知情人士表示，龐培歐此次來台並非為保台、挺台，而是要親自牽線當監軍，確保退撫基金、勞保基金與政府安排私部門基金及企業，對<text:span text:style-name="T7">Anarock</text:span>公司注資，質疑蔡政府作法，無異於是把軍公教退撫基金與勞保基金當政治保護費。</text:p>
      <text:p text:style-name="P7"><text:span text:style-name="T8">鄭豐遠</text:span><text:s/>  |  2022.03.05 09:27   |   <text:a xlink:type="simple" xlink:href="http://palinfo.habago.org/Entry?Command=Information_PrintForum&amp;iPage=2#FORUM42055"><text:span text:style-name="T1">#</text:span></text:a></text:p>
      <text:p text:style-name="P11">這裡提供一個連結，下面有一長串俄羅斯被西方制裁的清單。<text:span text:style-name="T7"><text:s/><text:line-break/><text:line-break/></text:span><text:a xlink:type="simple" xlink:href="https://user.guancha.cn/wap/content?id=707525&amp;;s=fwzxhfbt&amp;;fbclid=IwAR2JaOp0xC3kJQYT738X2q2nT1DofVTW-IYdjay2pVzUo_vUBgbcGTjetUg"><text:span text:style-name="T16">https://user.guancha.cn/wap/content?id=707525&amp;;s=fwzxhfbt&amp;;fbclid=IwAR2JaOp0xC3kJQYT738X2q2nT1DofVTW-IYdjay2pVzUo_vUBgbcGTjetUg</text:span></text:a><text:span text:style-name="T7"><text:s/><text:line-break/><text:line-break/></text:span>昨天怡靜還說，一些本應對所有生命都平等看待的醫療全球合作網路，竟然也把俄羅斯踢除，從此讓俄羅斯人自生自滅。<text:span text:style-name="T7"><text:s/><text:line-break/><text:line-break/></text:span>那些所謂中立國如瑞士，現在不但不中立，而且公開在許多方面支援納粹化的烏克蘭。<text:span text:style-name="T7"><text:s/><text:line-break/><text:line-break/></text:span>從上面這篇文章可以看出，中國人現在挺有自信，凡事都能帶著戲謔和嘲諷，但現況其實一點也不好笑，因為這一長串清單再乘以十，甚至乘以一百，恐怕就是不久的將來祖國所要承受的。<text:span text:style-name="T7"><text:s/><text:line-break/><text:line-break/></text:span>我不懷疑我們中國人的智慧和勇氣，也相信歷史最終會迎來中國的勝利和復興，但現況是，我們用血汗積累了七十多年的一切，事實上絕大部份仍仰賴西方。比如電腦作業系統、比如各種工業軟件，比如<text:span text:style-name="T7"><text:s/>CNC </text:span>數控機床，比如芯片，比如大客機發動機，比如金融如跨國交易<text:span text:style-name="T7"><text:s/>SWIFT </text:span>系統，比如各種<text:span text:style-name="T7"><text:s/>IT </text:span>網路科技，比如各種社交發聲平台，比如全球運輸，比如石油能源，比如糧食的種子，比如各種民生娛樂。甚至，連整個互聯網的根伺服器都掌握在美國手上。<text:span text:style-name="T7"><text:s/><text:line-break/><text:line-break/></text:span>就連溫鐵軍這樣思想完全異於西方，甚至可說與之背道而馳的人，都公開說自己的一整套敘事邏輯和思想工具都是西方的。<text:span text:style-name="T7"><text:s/><text:line-break/><text:line-break/></text:span>現實是，地球就牢牢被西方人給掌握在手心裡，而現在整個西方似乎已經著魔，朝著完全納粹化的方向前進。<text:span text:style-name="T7"><text:s/><text:line-break/><text:line-break/></text:span>我們要面對的就是這樣一個敵人。俄羅斯似乎已經下定決心，要和這種人類公敵拼個你死我活，它並不是一場戲，而是關乎全人類的存續，我們中國人的未來又在何方<text:span text:style-name="T7">?</text:span></text:p>
      <text:p text:style-name="P7"><text:span text:style-name="T8">賴志昌</text:span><text:s/>  |  2022.03.04 23:26   |   <text:a xlink:type="simple" xlink:href="http://palinfo.habago.org/Entry?Command=Information_PrintForum&amp;iPage=2#FORUM42054"><text:span text:style-name="T1">#</text:span></text:a></text:p>
      <text:p text:style-name="P10"><text:span text:style-name="T9">剛剛也看了法國紀錄片頓巴斯，補一個這紀錄片被發掘的起因。</text:span><text:span text:style-name="T10"><text:s/><text:line-break/><text:line-break/></text:span><text:a xlink:type="simple" xlink:href="https://www.youtube.com/watch?v=7L_kKw_HxwQ"><text:span text:style-name="T5">https://www.youtube.com/watch?v=7L_kKw_HxwQ</text:span></text:a></text:p>
      <text:p text:style-name="P7"><text:span text:style-name="T8">李念淨</text:span><text:s/>  |  2022.03.04 22:55   |   <text:a xlink:type="simple" xlink:href="http://palinfo.habago.org/Entry?Command=Information_PrintForum&amp;iPage=2#FORUM42053"><text:span text:style-name="T1">#</text:span></text:a></text:p>
      <text:p text:style-name="P9"><text:a xlink:type="simple" xlink:href="https://space.bilibili.com/4160149/dynamic"><text:span text:style-name="T5">https://space.bilibili.com/4160149/dynamic</text:span></text:a><text:span text:style-name="T10"><text:s/><text:line-break/></text:span><text:span text:style-name="T9">另外翻譯的人有提供可以直接下載的方法</text:span></text:p>
      <text:p text:style-name="P7"><text:span text:style-name="T8">李念淨</text:span><text:s/>  |  2022.03.04 22:39   |   <text:a xlink:type="simple" xlink:href="http://palinfo.habago.org/Entry?Command=Information_PrintForum&amp;iPage=2#FORUM42052"><text:span text:style-name="T1">#</text:span></text:a></text:p>
      <text:p text:style-name="P8"><text:a xlink:type="simple" xlink:href="https://www.acfun.cn/v/ac33866984"><text:span text:style-name="T16">https://www.acfun.cn/v/ac33866984</text:span></text:a><text:span text:style-name="T7"><text:s/><text:line-break/><text:line-break/></text:span>似乎是法國的紀錄片<text:span text:style-name="T7"><text:s/></text:span>頓巴斯<text:span text:style-name="T7"><text:s/><text:line-break/></text:span>有中文字幕可以直接看<text:span text:style-name="T7"><text:s/><text:line-break/><text:line-break/></text:span>這還是<text:span text:style-name="T7">2017</text:span>年的影片<text:span text:style-name="T7"><text:s/><text:line-break/></text:span>也就是說烏東地區的人在這部影片後又過了<text:span text:style-name="T7">8</text:span>年多的地獄生活<text:span text:style-name="T7"><text:s/><text:line-break/><text:line-break/></text:span>直到<text:span text:style-name="T7">2022</text:span>年</text:p>
      <text:p text:style-name="P7"><text:span text:style-name="T8">許世勤</text:span><text:s/>  |  2022.03.04 10:33   |   <text:a xlink:type="simple" xlink:href="http://palinfo.habago.org/Entry?Command=Information_PrintForum&amp;iPage=2#FORUM42051"><text:span text:style-name="T1">#</text:span></text:a></text:p>
      <text:p text:style-name="P11">美國天然氣輸出，<text:span text:style-name="T7">2021</text:span>年歐洲市場占其全球輸出份額的<text:span text:style-name="T7">81%</text:span>。俄烏戰端開啟後，俄羅斯輸送至歐洲的天然氣份額，將被美輸天然氣取代。加之以美輸天然氣的價格又高於俄羅斯輸出的天然氣，等於歐洲要花更大筆的金錢在能源方面的交易。<text:span text:style-name="T7"><text:s/><text:line-break/><text:line-break/></text:span>俄烏戰端開啟後，因為歐洲不再安全，美元成為貨幣市場中的避險首選，因此外資紛紛逃離歐洲進入美國，無疑對美國高居不下的通膨壓力解套。美國此舉是以鄰為壑，而且還是剝「盟友」的一層皮。<text:span text:style-name="T7"><text:s/><text:line-break/><text:line-break/></text:span>如果俄歐之間持續紛爭，歐洲持續衰弱，美國更可以持續收割經濟利益，直到歐洲不再有可以收割的羊毛。美國一方面口中喊解決紛爭，一方面不願派兵以免陷入戰爭泥沼，一方面又持續對歐洲輸送軍火，軍工複合體從中再賺一筆戰爭紅利。<text:span text:style-name="T7"><text:s/><text:line-break/><text:line-break/></text:span>由此可見，世界的根本亂源是美國的霸權主義。一些人基於自身的信仰，昧於基本事實。當你知道基輔被圍困，美國不派兵，卻又「確信」烏克蘭將打贏俄羅斯？雖然這是一種心理投射，這種想法卻跟台灣人可以靠「氣質」抗疫一樣天真，自我滿意度還很高。</text:p>
      <text:p text:style-name="P7"><text:span text:style-name="T8">張萬康</text:span><text:s/>  |  2022.03.04 01:25   |   <text:a xlink:type="simple" xlink:href="http://palinfo.habago.org/Entry?Command=Information_PrintForum&amp;iPage=2#FORUM42050"><text:span text:style-name="T1">#</text:span></text:a></text:p>
      <text:p text:style-name="P10"><text:span text:style-name="T9">俄羅斯人的聲音</text:span><text:span text:style-name="T10"><text:s/><text:line-break/></text:span><text:a xlink:type="simple" xlink:href="https://www.youtube.com/watch?v=UWdXYEFRYV0"><text:span text:style-name="T5">https://www.youtube.com/watch?v=UWdXYEFRYV0</text:span></text:a><text:span text:style-name="T10"><text:s/><text:line-break/><text:line-break/></text:span><text:span text:style-name="T9">烏克蘭人的看法</text:span><text:span text:style-name="T10"><text:s/><text:line-break/></text:span><text:a xlink:type="simple" xlink:href="https://www.youtube.com/watch?v=oIbjcAO_o-E"><text:span text:style-name="T5">https://www.youtube.com/watch?v=oIbjcAO_o-E</text:span></text:a><text:span text:style-name="T10"><text:s/><text:line-break/><text:line-break/></text:span><text:span text:style-name="T9">這兩個影片是我從</text:span><text:span text:style-name="T10">b</text:span><text:span text:style-name="T9">站先看到，再去</text:span><text:span text:style-name="T10">yt</text:span><text:span text:style-name="T9">找到的。博主叫楊探驪。駐外媒體工作者。</text:span></text:p>
      <text:p text:style-name="P7"><text:span text:style-name="T8">嗯呵</text:span><text:s/>  |  2022.03.03 23:59   |   <text:a xlink:type="simple" xlink:href="http://palinfo.habago.org/Entry?Command=Information_PrintForum&amp;iPage=3#FORUM42049"><text:span text:style-name="T1">#</text:span></text:a></text:p>
      <text:p text:style-name="P6"><text:span text:style-name="T12">乌克兰与俄罗斯的恩怨情仇，两国如何由</text:span>“<text:span text:style-name="T8">兄弟</text:span>”<text:span text:style-name="T8">变</text:span><text:span text:style-name="T12">为</text:span>“<text:span text:style-name="T8">仇人</text:span>”<text:span text:style-name="T8">。</text:span><text:span text:style-name="T12">详述乌克兰历史：</text:span>History of Ukraine <text:line-break/><text:a xlink:type="simple" xlink:href="https://www.youtube.com/watch?v=69ptUdmeCfk"><text:span text:style-name="T13">https://www.youtube.com/watch?v=69ptUdmeCfk</text:span></text:a><text:s/><text:line-break/><text:line-break/><text:line-break/><text:span text:style-name="T8">无法回避的</text:span><text:span text:style-name="T12">舆论战！俄罗斯和乌克兰打仗，网友称家里因为俄乌战争吵的不可开交！反共不反华的谎言竟然被战争戳破了，俄罗斯现在经历的制裁未来中国能扛得住吗？</text:span><text:s/><text:line-break/><text:a xlink:type="simple" xlink:href="https://www.youtube.com/watch?v=JY3rWDAaHhY"><text:span text:style-name="T13">https://www.youtube.com/watch?v=JY3rWDAaHhY</text:span></text:a><text:s/><text:line-break/><text:line-break/><text:line-break/><text:span text:style-name="T8">淺白一點的兩則影片，共襄盛舉一下。</text:span><text:s/><text:line-break/><text:line-break/><text:span text:style-name="T8">個性很不一樣的兩個視頻主。一個天津相聲，一個冷得多。</text:span></text:p>
      <text:p text:style-name="P7">Ethan   |  2022.03.03 20:49   |   <text:a xlink:type="simple" xlink:href="http://palinfo.habago.org/Entry?Command=Information_PrintForum&amp;iPage=3#FORUM42047"><text:span text:style-name="T1">#</text:span></text:a></text:p>
      <text:p text:style-name="P11"><text:a xlink:type="simple" xlink:href="https://youtu.be/r7ObZGUiDnU"><text:span text:style-name="T16">https://youtu.be/r7ObZGUiDnU</text:span></text:a><text:span text:style-name="T7"><text:s/><text:line-break/></text:span>誰是朋友誰是敵人？<text:span text:style-name="T7"><text:s/><text:line-break/></text:span>這個毛五，講俄烏戰爭，批評大陸的公知，講的還滿到位的。<text:span text:style-name="T7"><text:s/><text:line-break/></text:span>可以聽聽</text:p>
      <text:p text:style-name="P7"><text:span text:style-name="T8">鄭豐遠</text:span><text:s/>  |  2022.03.03 16:06   |   <text:a xlink:type="simple" xlink:href="http://palinfo.habago.org/Entry?Command=Information_PrintForum&amp;iPage=3#FORUM42046"><text:span text:style-name="T1">#</text:span></text:a></text:p>
      <text:p text:style-name="P8"><text:span text:style-name="T12">轩讲：乌克兰，老老实实当个</text:span><text:span text:style-name="T7">“</text:span>中立国<text:span text:style-name="T7">”</text:span>不香<text:span text:style-name="T12">吗？</text:span><text:span text:style-name="T7"><text:s/><text:line-break/></text:span><text:a xlink:type="simple" xlink:href="https://youtu.be/pePGIDHVT08"><text:span text:style-name="T16">https://youtu.be/pePGIDHVT08</text:span></text:a><text:span text:style-name="T7"><text:s/><text:line-break/><text:line-break/></text:span>觀察者網這家媒體，組成很年輕，信譽基本可靠，是中文世界裡很難得的媒體。台灣同胞們不妨多看。<text:span text:style-name="T7"><text:s/><text:line-break/><text:line-break/></text:span>看完這個影片，各位不覺得這樣的故事線很熟悉嗎<text:span text:style-name="T7">? </text:span>我們正一步一步走上相同的結局。</text:p>
      <text:p text:style-name="P7"><text:span text:style-name="T8">鄭豐遠</text:span><text:s/>  |  2022.03.03 13:26   |   <text:a xlink:type="simple" xlink:href="http://palinfo.habago.org/Entry?Command=Information_PrintForum&amp;iPage=3#FORUM42045"><text:span text:style-name="T1">#</text:span></text:a></text:p>
      <text:p text:style-name="P11">還有，西方這些他媽的種族主義人渣在這場戰爭前，什麼時候將烏克蘭人視為「金髮碧眼的文明歐洲人」了<text:span text:style-name="T7">? </text:span>在西方這些他媽的種族主義人渣眼裡，烏克蘭人和俄羅斯人就是一群雜種<text:span text:style-name="T7"><text:s/>(</text:span>因為兩者共同的地理發源地基輔羅斯曾被蒙古人佔領過兩百多年，所謂金帳汗國<text:span text:style-name="T7">)</text:span>。<text:span text:style-name="T7"><text:s/><text:line-break/><text:line-break/></text:span>我在澳洲不只一次聽過澳洲人和歐洲人對烏克蘭人和俄羅斯人的外貌，用一種高高在上的態度品頭論足，說他們<text:span text:style-name="T7">"</text:span>同時有亞洲人和歐洲人的五官特徵<text:span text:style-name="T7">"</text:span>，翻譯成白話就是<text:span text:style-name="T7">: </text:span>血統不純的雜種。更有甚者，我也不只一次聽過澳洲人和歐洲人說他們哪天在路上看到一個漂亮的女生，是烏克蘭或俄羅斯人<text:span text:style-name="T7"><text:s/>(</text:span>他們其實也搞不清楚，也不關心<text:span text:style-name="T7">)</text:span>，而且還說，一看就知道是出來賣的。<text:span text:style-name="T7"><text:s/><text:line-break/><text:line-break/></text:span>西方這些他媽的種族主義人渣說的話如果能聽，真是他媽的狗屎都能吃。</text:p>
      <text:p text:style-name="P7"><text:span text:style-name="T8">鄭豐遠</text:span><text:s/>  |  2022.03.03 10:52   |   <text:a xlink:type="simple" xlink:href="http://palinfo.habago.org/Entry?Command=Information_PrintForum&amp;iPage=3#FORUM42044"><text:span text:style-name="T1">#</text:span></text:a></text:p>
      <text:p text:style-name="P8">我確實也認為，這樣一種時代，這世界種種問題的根源，就是種族主義。種族主義的危害在於它影響人們看待美醜的根本眼光，理性和智能於是鮮少能發揮作用，不管他是處於種族主義天平的哪一方。於是，白人真心以為自己高人一等，黃種女人看到白種男人就心醉神迷、發春發浪，黃種男人看到白種女人就覺得氣質優雅，又性感又有教養又善良。幾個人有自知之明而非例外<text:span text:style-name="T7">? </text:span>五胡亂華和南北朝時代都沒這麼誇張。<text:span text:style-name="T7"><text:s/><text:line-break/><text:line-break/></text:span>我去他媽的種族主義。</text:p>
      <text:p text:style-name="P7"><text:span text:style-name="T8">孫從輔</text:span><text:s/>  |  2022.03.03 10:01   |   <text:a xlink:type="simple" xlink:href="http://palinfo.habago.org/Entry?Command=Information_PrintForum&amp;iPage=1#FORUM42043"><text:span text:style-name="T1">#</text:span></text:a></text:p>
      <text:p text:style-name="P8">有兩個網路上的謬論要理清楚。<text:span text:style-name="T7"><text:s/><text:line-break/><text:line-break/>1. </text:span>不少公知自稱反俄羅斯出兵是反戰。事實是，如果一個人只反俄羅斯出兵，那他必然不是反戰，而是反戰爭以外的某些事。另外，一個人若不反對導致戰爭的主要原因<text:span text:style-name="T7">(</text:span>北約東擴、法西斯猖獗<text:span text:style-name="T7">)</text:span>，也必然不是反戰。<text:span text:style-name="T7"><text:s/><text:line-break/><text:line-break/>2. </text:span>有評論指出普丁出兵是為了個人私利。這個更是荒謬至極。世界上有人會為了自己的私利而選擇和美國對著幹這麼危險的事嗎？<text:span text:style-name="T7"><text:line-break/><text:line-break/></text:span>西方這次在宣傳上撲天蓋地，但我注意到其中有一個問題，就是種族主義的色彩太重了，像什麼「不忍看到金髮碧眼的文明歐洲人怎樣怎樣」的論調盛行。這可能是深入西方人的骨髓到連他們自己也沒察覺有何不妥，但許多非西方國家聽起來想必很刺耳，這從幾個發展中大國的態度可以看出來。以人口論，其實世界上超過一大半的人是不願意在此事件上和西方陣營站在一起的。當然他們現在沒有什麼聲音，但在撲天蓋地的宣傳下仍能保持沈默，已是難得，長期下來可能成為一個突破口。而日、韓、台等非白人社會對此種族主義氣氛毫無所覺，也說明了多數人崇洋媚外的程度，實在是可悲。</text:p>
      <text:p text:style-name="P7"><text:span text:style-name="T8">陳真</text:span><text:s/>  |  2022.03.03 09:48   |   <text:a xlink:type="simple" xlink:href="http://palinfo.habago.org/Entry?Command=Information_PrintForum&amp;iPage=1#FORUM42042"><text:span text:style-name="T1">#</text:span></text:a></text:p>
      <text:p text:style-name="P8">謝謝韓葳。<text:span text:style-name="T7"><text:s/><text:line-break/><text:line-break/></text:span>我覺得，就客觀意義來講，人類的普遍智能其實還是相當難以恭維的，也許比鸚鵡好一些，但是面對系統性的洗腦，其實馬上就又回到鸚鵡的水平。<text:span text:style-name="T7"><text:s/><text:line-break/><text:line-break/></text:span>杜斯托也夫斯基相信美能救世界，羅素相信人們普遍足夠的理性能力才能救世界，但是，現實卻告訴我們，拳頭夠硬才能救世界。<text:span text:style-name="T7"><text:s/><text:line-break/><text:line-break/></text:span>雖然我還是投給杜兄一票，相信詩，相信真善美的終極價值，但那就像我相信上帝一樣，純粹是一種信念，一種嚮往，也許在現實世界中，也許直到宇宙毀滅，它都不會實現，但我對它的依戀，從來不曾動搖。</text:p>
      <text:p text:style-name="P7"><text:span text:style-name="T8">韓葳</text:span><text:s/>  |  2022.03.03 08:54   |   <text:a xlink:type="simple" xlink:href="http://palinfo.habago.org/Entry?Command=Information_PrintForum&amp;iPage=1#FORUM42041"><text:span text:style-name="T1">#</text:span></text:a></text:p>
      <text:p text:style-name="P11">尊敬的陳醫師，您好<text:span text:style-name="T7"><text:s/><text:line-break/><text:line-break/></text:span>您說：為什麼人們連最基本的思考能力似乎都不存在？<text:span text:style-name="T7"><text:s/><text:line-break/><text:line-break/></text:span>根據我觀察自己和找尋答案，有一個可能的解釋是：因為人們太習慣被「自我感覺良好」主控。<text:span text:style-name="T7"><text:s/><text:line-break/><text:line-break/></text:span>在思考的時候，每每想出一個自我感覺良好的「結論」，就覺得自己很聰明、感到很開心，然後就停止思考了。<text:span text:style-name="T7"><text:s/><text:line-break/></text:span>後來，當接觸到反面資訊時，因為之前任由自己沈浸在「我很聰明」的快樂感受中，而這個新資訊暗示其實自己並非想像中那麼聰明，所以自我開始感覺不是很好，於是自然產生排拒，而不願繼續思考下去。<text:span text:style-name="T7"><text:s/><text:line-break/><text:line-break/></text:span>這樣就會導致：當新訊息進來而有需要重新思考時，困難。<text:span text:style-name="T7"><text:s/><text:line-break/></text:span>「自我感覺良好」是阻擋深入思考的一個障礙。<text:span text:style-name="T7"><text:s/><text:line-break/></text:span>人們被「自我感覺良好」掌控住了，沒有認知到它是有危險性的。<text:span text:style-name="T7"><text:s/></text:span></text:p>
      <text:p text:style-name="P7">Ethan   |  2022.03.03 08:37   |   <text:a xlink:type="simple" xlink:href="http://palinfo.habago.org/Entry?Command=Information_PrintForum&amp;iPage=1#FORUM42040"><text:span text:style-name="T1">#</text:span></text:a></text:p>
      <text:p text:style-name="P10"><text:span text:style-name="T10"><text:line-break/></text:span><text:span text:style-name="T9">烏克蘭新納粹</text:span><text:span text:style-name="T10"><text:s/><text:line-break/></text:span><text:a xlink:type="simple" xlink:href="https://user.guancha.cn/wap/content?id=706264"><text:span text:style-name="T5">https://user.guancha.cn/wap/content?id=706264</text:span></text:a><text:span text:style-name="T10"><text:s/></text:span></text:p>
      <text:p text:style-name="P7"><text:span text:style-name="T8">張萬康</text:span><text:s/>  |  2022.03.03 03:11   |   <text:a xlink:type="simple" xlink:href="http://palinfo.habago.org/Entry?Command=Information_PrintForum&amp;iPage=1#FORUM42039"><text:span text:style-name="T1">#</text:span></text:a></text:p>
      <text:p text:style-name="P8">在西方大國之中，我相對喜歡的總是法國，儘管極右派近年聲勢不弱，但法國的底蘊還是好，看問題清晰的人相對算多，這和他們討厭美國霸權由來已久也有關。這位法國女記者講述頓巴斯八年來的艱難狀況。<text:span text:style-name="T7"><text:s/><text:line-break/><text:line-break/></text:span><text:a xlink:type="simple" xlink:href="https://m.weibo.cn/status/4742475724620327?sourceType=weixin&amp;;from=10C2195010&amp;;wm=4260_0001"><text:span text:style-name="T16">https://m.weibo.cn/status/4742475724620327?sourceType=weixin&amp;;from=10C2195010&amp;;wm=4260_0001</text:span></text:a><text:span text:style-name="T7"><text:s/><text:line-break/><text:line-break/></text:span>這女子有種鋼鐵柔情的氣宇。稍微離題，很多人說烏克蘭、俄羅斯、南斯拉夫、整個斯拉夫民族的女生都長得很美，確實可以這麼說。不過法國女生很特別的是，她們就算有些人五官不夠好看也還是美。誇張點來說，法國女性沒有醜的。她們有種氣質，教養，優雅，活潑，慈仁之心，總之就是一個字，美。這位女記者也是。<text:span text:style-name="T7"><text:s/><text:line-break/><text:line-break/></text:span>不過有個疑問，按說俄軍已經控制頓巴斯，她怎說居民仍遭烏軍砲擊和空襲。可能是一種零星滋擾？我想問軍事專家邱世卿，等他解答後若有必要，再跟大家報告。<text:span text:style-name="T7"><text:s/><text:line-break/><text:line-break/></text:span>密特朗故去前一年吧，他的口述傳記中表示，他想再次強調和提醒的是，世界上最危險的就是美國。<text:span text:style-name="T7"><text:s/><text:line-break/><text:line-break/></text:span>謝謝這個板一直能發出一些聲音支撐大家的心靈。<text:span text:style-name="T7"><text:s/></text:span></text:p>
      <text:p text:style-name="P7"><text:span text:style-name="T8">陳真</text:span><text:s/>  |  2022.03.03 02:47   |   <text:a xlink:type="simple" xlink:href="http://palinfo.habago.org/Entry?Command=Information_PrintForum&amp;iPage=1#FORUM42038"><text:span text:style-name="T1">#</text:span></text:a></text:p>
      <text:p text:style-name="P11">三十年變局揭開序幕<text:span text:style-name="T7"><text:s/><text:line-break/><text:line-break/></text:span>陳真<text:span text:style-name="T7"><text:s/><text:line-break/><text:line-break/>2022.03.03. <text:line-break/><text:line-break/></text:span>今年一月三號，新年才剛過，突然就來了一個<text:span text:style-name="T7">“</text:span>五常核聲明<text:span text:style-name="T7">”</text:span>，中美英法俄五個聯合國常任理事國發表聯合聲明不打核戰爭。<text:span text:style-name="T7"><text:s/><text:line-break/><text:line-break/></text:span>當下看到這條新聞很驚訝，媒體卻說這是<text:span text:style-name="T7">2022</text:span>年列強送給世人的一個禮物。但是，如果沒有大事要發生，莫名其妙怎麼會突然給大家這樣一個<text:span text:style-name="T7">“</text:span>禮物<text:span text:style-name="T7">”</text:span>呢？果然，不到兩個月的時間，大戰就爆發了，核戰的陰影也隨即而來。<text:span text:style-name="T7"><text:s/><text:line-break/><text:line-break/></text:span>這說明了一件事，我們一般人不知道何時會打仗，但是大國高層之間其實是事先知情的，彼此都已經打好招呼，只差一聲令下，所以才會突然來一個前所未見的五常核聲明，先給即將發生的戰爭打個預防針，設下最後一道防線。至於防不防得住核戰，恐怕很難說。<text:span text:style-name="T7"><text:s/><text:line-break/><text:line-break/></text:span>這個五常核聲明是俄羅斯提議，中國積極附和，於是才有了這紙聲明。這說明了俄羅斯也不想打核戰，因為那意味著人類的毀滅。<text:span text:style-name="T7"><text:s/><text:line-break/><text:line-break/></text:span>可是，我對這項保證基本上還是相當存疑，因為俄羅斯不可能開戰卻無功而返，而西方列強尤其是美國至今的表現，很顯然是希望戰事擴大，藉以拖垮俄羅斯。這就像兩輛迎面相撞的列車，除非美俄至少有一方願意服軟踩煞車，否則這場以百打一的俄羅斯存亡之戰，如何可能不以毀滅方式結束？<text:span text:style-name="T7"><text:s/><text:line-break/><text:line-break/></text:span>目前在年紀上仍然是小朋友的這一代人特別不幸，一個生物武器病毒阻斷了各種正常學習、社交與遷移，往後更要面對一個更為可怕、百年一遇的世界大變局，戰亂顛覆屠殺及各種制裁與對抗絕對免不了，不折騰個二、三十年，世界新局不可能誕生，世局不可能穩定。<text:span text:style-name="T7"><text:s/><text:line-break/><text:line-break/></text:span>這一代人何其不幸，他們必須以多大的艱辛忍耐與毅力來面對不可知的未來？為了小孩，大人更要盡量照顧好自己的健康與安全，陪伴小孩走過未來這段危機四伏的坎坷路。</text:p>
      <text:p text:style-name="P7"><text:span text:style-name="T8">怡靜</text:span><text:s/>  |  2022.03.03 02:03   |   <text:a xlink:type="simple" xlink:href="http://palinfo.habago.org/Entry?Command=Information_PrintForum&amp;iPage=1#FORUM42037"><text:span text:style-name="T1">#</text:span></text:a></text:p>
      <text:p text:style-name="P8">亦<text:span text:style-name="T12">鸣那個視頻連結被和諧了，不過博主又上傳了</text:span><text:span text:style-name="T7"><text:s/><text:line-break/></text:span><text:a xlink:type="simple" xlink:href="http://shorturl.at/guW78"><text:span text:style-name="T16">http://shorturl.at/guW78</text:span></text:a><text:span text:style-name="T7"><text:s/><text:line-break/><text:line-break/></text:span>有時候我在想，人們看了這種影片，除了說好可怕，然後呢？<text:span text:style-name="T7"><text:s/><text:line-break/></text:span>過幾天就忘了吧！<text:span text:style-name="T7"><text:s/></text:span>如果你長期關注美帝罪行，裡面的血腥鏡頭你一定不陌生，甚至光是<text:span text:style-name="T7"><text:s/><text:line-break/></text:span>文字的描述都可以讓你不寒而慄，對人性感到絕望。這些場景在被美國肆虐侵略的<text:span text:style-name="T7"><text:s/><text:line-break/></text:span>國家重複上演幾萬遍了。有時候自己真想當個傻白甜的人，這樣過日子多好。<text:span text:style-name="T7"><text:s/><text:line-break/><text:line-break/></text:span>俄烏衝突看下來，我是很悲觀了。美國每年花上億美元醜化俄國和中國不是沒有道理的。<text:span text:style-name="T7"><text:s/><text:line-break/></text:span>而且無論結局如何，美國贏麻了。<text:span text:style-name="T7"><text:s/><text:line-break/><text:line-break/></text:span>這是今天在推特上看到的，想想台灣吧！<text:span text:style-name="T7"><text:s/><text:line-break/>I was born in Kiev. I have family that is still there, my cousin is in the army. I also have family in Russia. I have so many thoughts and it's so much more complicated than what's on the media. <text:line-break/><text:line-break/></text:span>我在基輔出生，家人仍然住在那裡，我的表親在服役，我也有家人在俄羅斯，<text:span text:style-name="T7"><text:s/><text:line-break/></text:span>我想了很多，事情並不是像你在媒體上看到的那樣單純。</text:p>
      <text:p text:style-name="P7"><text:span text:style-name="T8">陳真</text:span><text:s/>  |  2022.03.03 01:22   |   <text:a xlink:type="simple" xlink:href="http://palinfo.habago.org/Entry?Command=Information_PrintForum&amp;iPage=1#FORUM42036"><text:span text:style-name="T1">#</text:span></text:a></text:p>
      <text:p text:style-name="P11">剛剛刪了一則無腦言論。<text:span text:style-name="T7"><text:s/><text:line-break/><text:line-break/></text:span>所謂討論，許多時候真的是毫無意義。我常納悶，為何絕大多數人的頭腦如此簡單？為什麼人們連最基本的思考能力似乎都不存在？<text:span text:style-name="T7"><text:s/><text:line-break/><text:line-break/></text:span>我知道其中有些人不是無能思索，而是根本不在意，無要無緊。今天，如果事關其自身利益，保證他思索得滴水不漏面面俱到。<text:span text:style-name="T7"><text:s/><text:line-break/><text:line-break/></text:span>當然，還有一些人是真的腦殘，腦子進水。<text:span text:style-name="T7"><text:s/><text:line-break/><text:line-break/></text:span>但是，不管是以上哪一種人，令人感到不可思議的不是他的愚蠢，而是他的不自知，他不知道而且也許根本不可能有能力知道自己的愚蠢。<text:span text:style-name="T7"><text:s/><text:line-break/><text:line-break/></text:span>不但不自知，甚至還會以為自己很懂。這是長年以來最讓我感到不可思議的一點。<text:span text:style-name="T7"><text:s/><text:line-break/><text:line-break/></text:span>比方說，今天人們倘若談論電腦程式，我肯定只能聆聽而開不了口，更不用說指導別人了，因為我對之根本一無所知。如果我居然以電腦專家的傲慢姿態講得天花亂墜，你一定也會感到很納悶吧？你心裡會想：他根本一無所知，怎麼會有這樣的高姿態？他連自己無知自己都不知道嗎？居然還以為自己是電腦專家，怎麼會有這麼奇怪的事？怎麼會有人笨到這種程度？<text:span text:style-name="T7"><text:s/><text:line-break/><text:line-break/></text:span>市面上很多名嘴或醫生或網紅或什麼學者之類，什麼話題都敢講，講得口沫橫飛。儘管低能到爆，但是島內低能媒體照樣照三餐引述。<text:span text:style-name="T7"><text:s/><text:line-break/><text:line-break/></text:span>我知道他們別有所圖，或是賺點通告費，或是給自己打打知名度，所以才明明無知卻裝得好像很懂。<text:span text:style-name="T7"><text:s/><text:line-break/><text:line-break/></text:span>對此我能理解。而我無法理解的是，有些人是真的完全不懂，奇怪的是他卻似乎真以為自己很懂，擺出一種指導者的態度教訓大家應該這樣應該那樣。真的是很不可思議。了解自己懂些什麼或不懂些什麼，有那麼難嗎？<text:span text:style-name="T7"><text:s/><text:line-break/><text:line-break/></text:span>比方說我知道我不懂相對論，如果有相對論研討會邀我主講，我肯定是不敢的。我也不懂任何流行歌，你要我唱，我一句也唱不出來，我絕不會去主持流行音樂台。<text:span text:style-name="T7"><text:s/><text:line-break/><text:line-break/></text:span>我發現，有了電腦和網路之後，只要會寫字的，往往就以為自己是作家，只要會講話的，就以為自己是評論家，只要有點什麼知名度的，通常就什麼議題都敢講了，就算明明是大外行，什麼都不懂，照樣能講得姿態萬千。<text:span text:style-name="T7"><text:s/><text:line-break/><text:line-break/></text:span>人們似乎總是以為只要孤狗一下馬上就是個專家了。問題是，有可能嗎？知識或資訊有這麼廉價嗎？</text:p>
      <text:p text:style-name="P7"><text:span text:style-name="T8">陳真</text:span><text:s/>  |  2022.03.03 01:10   |   <text:a xlink:type="simple" xlink:href="http://palinfo.habago.org/Entry?Command=Information_PrintForum&amp;iPage=1#FORUM42035"><text:span text:style-name="T1">#</text:span></text:a></text:p>
      <text:p text:style-name="P8">韋廷，我自己也沒什麼好方法能夠迅速治癒腦殘，往往只能無言，只能呵呵，趕緊改談天氣，改談美食。<text:span text:style-name="T7"><text:s/><text:line-break/><text:line-break/></text:span>隨著歲月流逝或說年歲增長，我覺得，就集體意義而言，議論無益且無效，憑著<text:span text:style-name="T7">“</text:span>拳頭<text:span text:style-name="T7">”</text:span>直接掌握麥克風才是正辦。所謂民可使由之，不可使知之，直接告訴他正確答案比較快。誰掌握了麥克風，誰就掌握了真理。<text:span text:style-name="T7"><text:s/><text:line-break/><text:line-break/></text:span>這是就集體意義來講，至於就我個人來說，仍是老話，不管我講得多麼慷慨激昂，仍然是一人聖經。我手寫我心，我講的全部是自己相信的話，就如林義雄的名言，<text:span text:style-name="T7">“</text:span>我說不出一句不是由衷的話<text:span text:style-name="T7">”</text:span>。<text:span text:style-name="T7"><text:s/><text:line-break/><text:line-break/></text:span>重點是，儘管如此，它還是一人聖經，不出方寸之間。我就是我自己惟一的信徒。我不打算再招收第二個信徒。<text:span text:style-name="T7"><text:s/><text:line-break/><text:line-break/></text:span>如是我聞，我所言只是給大家參考參考，人們還是應該用自己的腦子，動自己的手腳，去尋找屬於你自己的真理。<text:span text:style-name="T7"><text:s/><text:line-break/><text:line-break/></text:span>齊克果說得對，<text:span text:style-name="T7">“</text:span>世上無真理，直到它被我所認知，才成為真理。<text:span text:style-name="T7">” </text:span>這才是通往真理的道路，一如尼采所說：<text:span text:style-name="T7">“</text:span>凡是追隨我的，將會失去你和我，凡是追隨你自己的，總有一天你就會遇到我。<text:span text:style-name="T7">”</text:span></text:p>
      <text:p text:style-name="P7"><text:span text:style-name="T8">陳韋廷</text:span><text:s/>  |  2022.03.03 00:20   |   <text:a xlink:type="simple" xlink:href="http://palinfo.habago.org/Entry?Command=Information_PrintForum&amp;iPage=1#FORUM42034"><text:span text:style-name="T1">#</text:span></text:a></text:p>
      <text:p text:style-name="P11">陳醫師好：<text:span text:style-name="T7"><text:s/><text:line-break/></text:span>一直以來都同感於陳醫師對當前撲天蓋地洗腦的憤怒無力。但我的學問短淺，查證的管道與精力也有限，不能繼續向身邊人傳播真相。且當前假新聞的伎倆防不勝防，我以常識可以棄之不顧的假新聞，要向他人證偽卻得花極大力氣。我花了不少精力才累積了一點能看破民主自由話語的學識，但我的學習歷程不能複製給所有人。<text:span text:style-name="T7"><text:s/><text:line-break/></text:span>真理不能靠口號和嘴砲，但絕大多數人沒有足夠智力和閒暇當蘇格拉底。不知有沒有什麼簡單的教條甚至咒語，或簡單易行的小事，可以快速有效給親友驅除假新聞洗腦？感激不盡！<text:span text:style-name="T7"><text:s/><text:line-break/></text:span>《動物農莊》的獨裁者拿破崙豬有「兩條腿壞，四條腿好」口號，簡單有力，足以搞革命。中國人不是拿破崙豬，但也需要同樣愚夫愚婦能知能行的咒語才行。有沒有比「美國人壞，中國人好」更強的論證，卻同樣容易背誦？<text:span text:style-name="T7"><text:s/><text:line-break/><text:line-break/></text:span><text:a xlink:type="simple" xlink:href="https://www.fmprc.gov.cn/zyxw/202203/t20220302_10647118.shtml"><text:span text:style-name="T16">https://www.fmprc.gov.cn/zyxw/202203/t20220302_10647118.shtml</text:span></text:a><text:span text:style-name="T7"><text:s/><text:line-break/></text:span><text:a xlink:type="simple" xlink:href="https://www.fmprc.gov.cn/eng/zxxx_662805/202203/t20220302_10647120.html"><text:span text:style-name="T16">https://www.fmprc.gov.cn/eng/zxxx_662805/202203/t20220302_10647120.html</text:span></text:a><text:span text:style-name="T7"><text:s/><text:line-break/></text:span>另附上一篇中國外交部主動抨擊美國人權的文章，及其英文翻譯。不意外的是外電幾無轉載。中國宣傳機構的無能、對輿論管道的糟糕掌握須負相當責任。<text:span text:style-name="T7"><text:s/><text:line-break/></text:span>陳韋廷<text:span text:style-name="T7"><text:s/></text:span>敬上</text:p>
      <text:p text:style-name="P7">Ethan   |  2022.03.03 00:08   |   <text:a xlink:type="simple" xlink:href="http://palinfo.habago.org/Entry?Command=Information_PrintForum&amp;iPage=1#FORUM42033"><text:span text:style-name="T1">#</text:span></text:a></text:p>
      <text:p text:style-name="P8">爆發戰爭原因<text:span text:style-name="T7"><text:s/><text:line-break/><text:line-break/>1. </text:span>北約東擴，戰略包圍俄羅斯即將完成。<text:span text:style-name="T7"><text:s/></text:span>類似情況，古巴危機差點爆發核衝突。<text:span text:style-name="T7"><text:s/></text:span>大國間戰略安全秩序被打破<text:span text:style-name="T7"><text:s/></text:span>都會爆發戰爭。<text:span text:style-name="T7"><text:s/><text:line-break/><text:line-break/>2. </text:span>亞速營濫殺烏東平民，北約濫殺中東，非洲平民，達上千萬人，俄羅斯處於自身安全利益，對軍事目標發動打擊。<text:span text:style-name="T7"><text:s/></text:span>情況差很大。<text:span text:style-name="T7"><text:s/><text:line-break/><text:line-break/>3. </text:span>一堆假新聞泛濫，中東世界死傷慘重這麼多年沒有西方出來集團制裁發動戰爭國家，卻制裁逼上角落反擊的人。<text:span text:style-name="T7"><text:s/></text:span>這種雙標本身就是製造戰爭的幫兇。</text:p>
      <text:p text:style-name="P7"><text:span text:style-name="T8">蔡亦</text:span><text:span text:style-name="T12">鸣</text:span><text:s/>  |  2022.03.02 21:10   |   <text:a xlink:type="simple" xlink:href="http://palinfo.habago.org/Entry?Command=Information_PrintForum&amp;iPage=1#FORUM42031"><text:span text:style-name="T1">#</text:span></text:a></text:p>
      <text:p text:style-name="P13"><text:a xlink:type="simple" xlink:href="https://www.youtube.com/watch?v=mB1fdTnYyBI"><text:span text:style-name="T16">https://www.youtube.com/watch?v=mB1fdTnYyBI</text:span></text:a><text:span text:style-name="T7"><text:s/><text:line-break/><text:line-break/></text:span><text:span text:style-name="T8">之前发的</text:span>链接视频被微博和谐了，应该是太过血腥恐怖，我不懂俄语所以一时之间也找不到源视频，不过可以看看这个。</text:p>
      <text:p text:style-name="P7"><text:span text:style-name="T8">陳真</text:span><text:s/>  |  2022.03.02 20:41   |   <text:a xlink:type="simple" xlink:href="http://palinfo.habago.org/Entry?Command=Information_PrintForum&amp;iPage=1#FORUM42030"><text:span text:style-name="T1">#</text:span></text:a></text:p>
      <text:p text:style-name="P8">大算盤與小算盤<text:span text:style-name="T7"><text:s/><text:line-break/><text:line-break/></text:span>陳真<text:span text:style-name="T7"><text:s/><text:line-break/><text:line-break/>2022. 03. 02. <text:line-break/><text:line-break/><text:line-break/>kevin, </text:span>你給他們看影片，他們可能會說影片是假的。你給他們看資料，他會說，我怎麼知道這些資料是否是真的。你給他看報導，他會說三立、自由都沒報，所以該報導很可疑，是假新聞。不管你怎麼說，他都不會信。就算信了，他也會說，這一定只是個別狀況，不普遍。或者他可能會做出理性狀說，我們應該顧大局，保護民主自由的世界如何如何。<text:span text:style-name="T7"><text:s/><text:line-break/><text:line-break/></text:span>討論或溝通需要一種能力上和態度上的對等，否則很難與言。<text:span text:style-name="T7"><text:s/><text:line-break/><text:line-break/></text:span>另外，我相信祖國，但我終究不會在一些根本價值與作法上相信俄羅斯。俄羅斯在過去的人權紀錄上也很殘酷，殺記者，殺政治異己，戰爭手段依然殘酷。這部份我在巴勒網十幾年來寫過很多很多，例如黑寡婦，例如劇場人質事件；只是在規模上和殘酷程度上，俄羅斯當然完全沒法跟西方比；在本質上、動機上也相對比較良善，至少並非出於帝國擴張之侵略企圖。<text:span text:style-name="T7"><text:s/><text:line-break/><text:line-break/></text:span>但是，若要說俄羅斯很慈悲，很人道，很克制，那倒也不是事實。俄羅斯如果打輸，動用核武是有可能的。俄羅斯若被消滅，就如普京所說，那就消滅全世界。他說，俄羅斯如果都沒了，留這個世界有何用？<text:span text:style-name="T7"><text:s/><text:line-break/><text:line-break/></text:span>我覺得，在善惡區分上，細膩很重要，各打五十大板是可恥的，光打這個不打那個，更是齷齪。我們應該讓善惡各自回到它們應有的位置上，該打五十大板的就打五十大板，該槍斃一萬次的<text:span text:style-name="T7">(</text:span>例如西方列強<text:span text:style-name="T7">)</text:span>，就該槍斃一萬次。把兩者等量其觀，是一種偽善，一種掩護惡行，掩護大惡，卻挑小小惡的大麻煩。<text:span text:style-name="T7"><text:s/><text:line-break/><text:line-break/></text:span>我每天關注戰況，感覺悲觀。這兩天，美國在背後要求烏克蘭延後談判，顯然想延長戰事，擴大傷亡，甚至很多走狗國也在美國的要求下，紛紛添加軍火與裝備甚至武裝人員，加入戰局，顯然不想讓戰爭透過和談儘速結束。<text:span text:style-name="T7"><text:s/><text:line-break/><text:line-break/></text:span>依我對俄羅斯及普京的了解，開弓沒有回頭箭，不達目標，不會停止。這似乎意味著這場戰爭有可能衍生出更大的戰事，但我相信，祖國應該不會希望看到核戰或第三次世界大戰的來臨。因此，最後的仲裁與阻止毀滅性戰爭的力量，應該還是得依靠習近平，只是普京畢竟不是我國的小跟班，他還是有著他自身的獨立意志。另一方面，美國應該是很想把我國給拖下水。<text:span text:style-name="T7"><text:s/><text:line-break/><text:line-break/></text:span>這世界很脆弱，建設很難，破壞卻很容易。人心的善惡，理性上的智慧與愚蠢，似乎決定了人類自身的集體命運。那些以為自己可以透過為惡與使壞來撈一點個人前途、利益或金錢的人，也許該想一想，不管你打的是個人的小算盤，或是眾人福祉的大算盤，所得到的結果其實是一樣的。所謂覆巢之下無完卵，難道你以為自己當個走狗，撈那麼一點權位利益，就真能獨享榮華而不會遭到集體滅頂之禍？</text:p>
      <text:p text:style-name="P7">kevin   |  2022.03.02 19:43   |   <text:a xlink:type="simple" xlink:href="http://palinfo.habago.org/Entry?Command=Information_PrintForum&amp;iPage=1#FORUM42029"><text:span text:style-name="T1">#</text:span></text:a></text:p>
      <text:p text:style-name="P11">陳真醫師<text:span text:style-name="T7">: <text:line-break/><text:line-break/></text:span>我家人都在說烏克蘭多可憐<text:span text:style-name="T7">,</text:span>我則把烏克蘭納粹屠殺俄羅斯裔居民的事情告訴他們<text:span text:style-name="T7">,</text:span>他們不信<text:span text:style-name="T7">,</text:span>我只能說台灣人被洗腦的太恐怖了<text:span text:style-name="T7">. <text:line-break/><text:line-break/></text:span>如果我是俄軍指揮官<text:span text:style-name="T7">,</text:span>烏克蘭正規軍戰俘一律人道待遇<text:span text:style-name="T7"><text:s/></text:span>優先保障他們的醫療伙食<text:span text:style-name="T7"><text:s/></text:span>戰後給他們路費讓他們回家<text:span text:style-name="T7"><text:s/></text:span>但是亞速營那種納粹<text:span text:style-name="T7">.....</text:span>俘虜他們後<text:span text:style-name="T7"><text:s/></text:span>只給他們鏟子<text:span text:style-name="T7"><text:s/></text:span>讓他們自己挖自己的墳墓<text:span text:style-name="T7"><text:s/></text:span>再通通就地槍決<text:span text:style-name="T7">,</text:span>比較起他們的惡行<text:span text:style-name="T7"><text:s/></text:span>我想我應該很仁慈<text:span text:style-name="T7"><text:s/><text:line-break/><text:line-break/></text:span>俄羅斯加油<text:span text:style-name="T7"><text:s/></text:span>消滅第四帝國<text:span text:style-name="T7">!</text:span></text:p>
      <text:p text:style-name="P7"><text:span text:style-name="T8">陳真</text:span><text:s/>  |  2022.03.02 18:55   |   <text:a xlink:type="simple" xlink:href="http://palinfo.habago.org/Entry?Command=Information_PrintForum&amp;iPage=1#FORUM42028"><text:span text:style-name="T1">#</text:span></text:a></text:p>
      <text:p text:style-name="P6"><text:span text:style-name="T8">撒旦要帶來厄運了！</text:span><text:s/><text:line-break/><text:line-break/><text:span text:style-name="T8">陳真</text:span><text:s/><text:line-break/><text:line-break/>============= <text:line-break/><text:line-break/><text:a xlink:type="simple" xlink:href="https://bit.ly/3pvfleJ"><text:span text:style-name="T13">https://bit.ly/3pvfleJ</text:span></text:a><text:s/><text:line-break/><text:line-break/><text:span text:style-name="T8">台中里長高掛看板迎接</text:span><text:s/><text:span text:style-name="T8">蓬佩奧親回應</text:span><text:s/><text:line-break/><text:line-break/><text:span text:style-name="T8">三立新聞網</text:span><text:s/><text:line-break/><text:line-break/>2022<text:span text:style-name="T8">年</text:span>3<text:span text:style-name="T8">月</text:span>2<text:span text:style-name="T8">日</text:span></text:p>
      <text:p text:style-name="P7"><text:span text:style-name="T8">怡靜</text:span><text:s/>  |  2022.03.01 15:11   |   <text:a xlink:type="simple" xlink:href="http://palinfo.habago.org/Entry?Command=Information_PrintForum&amp;iPage=2#FORUM42013"><text:span text:style-name="T1">#</text:span></text:a></text:p>
      <text:p text:style-name="P8">搬運工來也。<text:span text:style-name="T7"><text:s/></text:span>昨天晚上睡覺前看的，笑死，整個就是大型翻車現場。<text:span text:style-name="T7"><text:s/><text:line-break/></text:span>但是笑完後其實是很想哭的，如果你知道烏克蘭是怎麼走到這一步的，<text:span text:style-name="T7"><text:s/><text:line-break/></text:span>然後又想到台灣正一步步<text:span text:style-name="T7">..... <text:line-break/><text:line-break/></text:span>烏政府高官一半以上有美籍。格魯吉亞總統薩卡什維利戰敗倒台，<text:span text:style-name="T7"><text:s/><text:line-break/></text:span>成了烏克蘭敖德薩州的州長。現烏衛生部長，生於美國，<text:span text:style-name="T7">15</text:span>年以前一直是美國醫生，<text:span text:style-name="T7">15</text:span>年突然獲得烏克蘭國籍，<text:span text:style-name="T7"><text:s/><text:line-break/>16</text:span>年就被提拔為衛生部副部長。<text:span text:style-name="T7">19</text:span>年澤連斯基力任命其為衛生部長。<text:span text:style-name="T7"><text:s/><text:line-break/><text:line-break/></text:span>底下是文字敘述，不想看的直接看視頻，五分多鐘而已，除了這個說大實話<text:span text:style-name="T7"><text:s/><text:line-break/></text:span>的烏克蘭來賓，其他來賓也暴露歐洲白人偽善的真面目。<text:span text:style-name="T7">(</text:span>如果一個人動不動就在你面前跟你夸夸而談民主自由，<text:span text:style-name="T7"><text:s/><text:line-break/></text:span>基本上這個人的話不用聽了<text:span text:style-name="T7">) <text:line-break/></text:span>因為是現場直播，所以無法掐斷，否則這麼政治不正確的內容怎麼可以播出。<text:span text:style-name="T7"><text:s/><text:line-break/><text:line-break/></text:span>視頻在此<text:span text:style-name="T7"><text:s/><text:line-break/></text:span><text:a xlink:type="simple" xlink:href="https://mp.weixin.qq.com/s/EzMI_N4OyC-Bc0qYevtQzQ"><text:span text:style-name="T2">https://mp.weixin.qq.com/s/EzMI_N4OyC-Bc0qYevtQzQ</text:span></text:a><text:span text:style-name="T7"><text:s/><text:line-break/>================== <text:line-break/></text:span>歐洲電台最近好像只剩下烏克蘭的話題了，連軸轉有時會鬧烏龍。<text:span text:style-name="T7"><text:s/><text:line-break/></text:span>這個女的是烏克蘭人，外派在法國，家人都在基輔。<text:span text:style-name="T7"><text:s/><text:line-break/></text:span>本來電台可能是指望她聲淚俱下來控訴普京，結果她說的話讓嘉賓臉都綠了。<text:span text:style-name="T7"><text:s/><text:line-break/><text:line-break/></text:span>主要信息：<text:span text:style-name="T7"><text:s/><text:line-break/><text:line-break/></text:span>烏克蘭平均收入<text:span text:style-name="T7">200 </text:span>歐，這大冬天的，好多人光是取暖一半收入就出去了，<text:span text:style-name="T7"><text:s/><text:line-break/></text:span>生活太艱難的，什麽都沒有，現政府完全是個傀儡，高層官員受賄成風，有什麽好保衛的？<text:span text:style-name="T7"><text:s/><text:line-break/><text:line-break/></text:span>主持人說，那妳在基輔的家人是不是都在逃難啊？<text:span text:style-name="T7"><text:s/><text:line-break/><text:line-break/></text:span>她說，不是，我們家的都乖乖的坐家裏等著呢。他們這兩天不去上班了。等著呢。<text:span text:style-name="T7"><text:s/><text:line-break/><text:line-break/></text:span>主持人繼續問，啊？！難道妳是說有烏克蘭人在盼望普京的到來？？<text:span text:style-name="T7"><text:s/><text:line-break/><text:line-break/></text:span>女的：當然有，妳以為呢？<text:span text:style-name="T7"><text:s/></text:span>不是非黑即白的。<text:span text:style-name="T7"><text:s/><text:line-break/><text:line-break/></text:span>其它嘉賓坐不住了，開始七嘴八舌的打斷烏克蘭女的反動言論。</text:p>
      <text:p text:style-name="P7"><text:span text:style-name="T8">？</text:span><text:s/>  |  2022.03.01 14:10   |   <text:a xlink:type="simple" xlink:href="http://palinfo.habago.org/Entry?Command=Information_PrintForum&amp;iPage=2#FORUM42012"><text:span text:style-name="T1">#</text:span></text:a></text:p>
      <text:p text:style-name="P13"><text:span text:style-name="T8">看了看</text:span>论坛普遍对当今中国常规军事实力有些误解。直接说结论是世界第二且远超俄罗斯，第一岛链已经名存实亡了，时间点是<text:span text:style-name="T7">19</text:span><text:span text:style-name="T8">年的东风</text:span><text:span text:style-name="T7">17≈</text:span><text:span text:style-name="T8">航母活不了。并且还有</text:span>规模最大的陆军<text:span text:style-name="T7">+</text:span><text:span text:style-name="T8">海量</text:span>陆基导弹数量<text:span text:style-name="T7">+</text:span><text:span text:style-name="T8">极速</text:span>扩张的海空军，短板是缺乏战争投射能力和较少的核弹数量，只能在本土和近海发挥。但是，在近海常规实力是稳赢美国的</text:p>
      <text:p text:style-name="P7"><text:span text:style-name="T8">陳真</text:span><text:s/>  |  2022.03.01 09:32   |   <text:a xlink:type="simple" xlink:href="http://palinfo.habago.org/Entry?Command=Information_PrintForum&amp;iPage=2#FORUM42009"><text:span text:style-name="T1">#</text:span></text:a></text:p>
      <text:p text:style-name="P8">我看一些文章或視頻，如果看到標題是誇耀我國有多厲害的，我通常就直接略過。因為重點不是你有什麼優點，而是有哪些致命的缺點；就跟疾病一樣，一個人或一個社會的前途與後果往往不是由優點來決定，而是缺點；你的系統性弱項相當程度上決定了風險。<text:span text:style-name="T7"><text:s/><text:line-break/><text:line-break/></text:span>反之，看敵人要看它的缺點，更要看優點。美國是撒旦，但它憑什麼本事肆虐蒼生呢？這才是重點。美國很壞，但他從來都不笨，而是絕頂聰明。幾十年來，你看他的每一項邪惡圖謀總是經過漫長的策畫與精算，而我們卻往往都是在事後才恍然大悟其整個棋局部署。<text:span text:style-name="T7"><text:s/><text:line-break/><text:line-break/></text:span>一些文章，如果總是在講美國什麼有多笨啊，誤判啊，慘敗啊，我通常就略過不看了。事實上，美國從未敗過，更何況慘敗。他只有大贏和小贏的差別。<text:span text:style-name="T7"><text:s/><text:line-break/><text:line-break/></text:span>對於這樣一個難以捉摸的撒旦，如果你想預先了解其盤算，恐怕很難，也許你可以往最邪惡的方向去猜想，通常事後會證明，你所猜想的邪惡規模，往往都還遠遠不及他真實的邪惡程度。</text:p>
      <text:p text:style-name="P7"><text:span text:style-name="T8">黄清</text:span><text:span text:style-name="T12">扬</text:span><text:s/>  |  2022.03.01 08:15   |   <text:a xlink:type="simple" xlink:href="http://palinfo.habago.org/Entry?Command=Information_PrintForum&amp;iPage=2#FORUM42008"><text:span text:style-name="T1">#</text:span></text:a></text:p>
      <text:p text:style-name="P13"><text:span text:style-name="T8">从拜登突然派官方代表团</text:span>访问台湾，而且都是军事安全人员为主，非常惊讶！不得不怀疑他们这次挑起俄乌战争最终目的是否为中国？如果紧随其后唆使台湾当局跨越红线而挑起台海战事，最终将中俄捆绑一起，使得西欧及其其它盟国也不得不和美国的抑制中俄，尤其是中国的战略利益捆绑一起，对中国发起类似俄罗斯的制裁，把中俄排除在他们的体系之外。虽然这对于他们自己伤害也非常大，属于伤敌<text:span text:style-name="T7">1000</text:span><text:span text:style-name="T8">，自</text:span>损<text:span text:style-name="T7">800</text:span><text:span text:style-name="T8">，但对中国无疑是非常致命的</text:span>损伤。真是希望台湾执政当局能有最后一点良知不落入外人的圈套，也希望中共当局能有破局的妙招！</text:p>
      <text:p text:style-name="P7"><text:span text:style-name="T8">陳真</text:span><text:s/>  |  2022.03.01 03:10   |   <text:a xlink:type="simple" xlink:href="http://palinfo.habago.org/Entry?Command=Information_PrintForum&amp;iPage=2#FORUM42007"><text:span text:style-name="T1">#</text:span></text:a></text:p>
      <text:p text:style-name="P8">這裏有一段視頻，對於初步理解烏克蘭問題會有幫助，不會太難。耐心把它從頭到尾看完，至少就能站在一個大致正確的理解架構上了。<text:span text:style-name="T7"><text:s/><text:line-break/><text:line-break/></text:span><text:a xlink:type="simple" xlink:href="https://bit.ly/3Iu9oGk"><text:span text:style-name="T2">https://bit.ly/3Iu9oGk</text:span></text:a><text:span text:style-name="T7"><text:s/><text:line-break/><text:line-break/></text:span>不是刻意挑的視頻。當然還有其它更好的理解管道，我只是剛剛吃晚餐時無意中看到的，覺得講得還不錯。<text:span text:style-name="T7"><text:s/><text:line-break/><text:line-break/></text:span>至於台灣名嘴和媒體及政治人物講些什麼，不用看也知道一定又是在鬼扯蛋。比方說有個人叫沈富雄，不是壞人，但是各種想法卻非常低能<text:span text:style-name="T7">(</text:span>純描述，非罵人<text:span text:style-name="T7">)</text:span>，也就是很沒營養，很外行，很蠢，但是自我滿意度卻非常高。<text:span text:style-name="T7"><text:s/><text:line-break/><text:line-break/>1993</text:span>年醫界聯盟成立時，我跟他都是發起人，一起開籌備會，當時我就被他在開會時的一些很沒營養卻又自我滿意高到破表的態度給嚇到，真不知道他的自信到底從哪來。題外話。<text:span text:style-name="T7"><text:s/><text:line-break/><text:line-break/></text:span>有人傳他的<text:span text:style-name="T7"><text:s/>"</text:span>高見<text:span text:style-name="T7">" </text:span>給我看，很不可思議，如文末。重點不是講錯，而是空洞不知所云，但他的姿態卻非常高；明明一無所知，卻也能隨口胡扯一通，講得好像他是什麼專家，姿態萬千，真是很不可思議。<text:span text:style-name="T7"><text:s/><text:line-break/><text:line-break/></text:span>除了大陸媒體和<text:span text:style-name="T7">RT</text:span>及<text:span text:style-name="T7">WSWS</text:span>、<text:span text:style-name="T7">Global Research</text:span>和巴勒網等等之外，世界上可信且言之有物的媒體非常少。至於台灣媒體或名嘴或所謂名家之言，基本上就是鬼扯蛋，完全就是亂講一通。<text:span text:style-name="T7"><text:s/><text:line-break/><text:line-break/></text:span>陳真<text:span text:style-name="T7"><text:s/><text:line-break/><text:line-break/>2022. 03. 01. <text:line-break/><text:line-break/>===================== <text:line-break/><text:line-break/></text:span>沈富雄臉書<text:span text:style-name="T7"><text:s/><text:line-break/><text:line-break/>2022</text:span>年<text:span text:style-name="T7">2</text:span>月<text:span text:style-name="T7">24</text:span>日<text:span text:style-name="T7"><text:s/><text:line-break/><text:line-break/></text:span>輸得魯莽，贏得窩囊，兩敗俱傷，大家陪葬<text:span text:style-name="T7"><text:s/><text:line-break/><text:line-break/></text:span>烏克蘭危機，普丁失算，大軍三方包圍，卻只敢進軍烏東，「承認」兩個原已是囊中之物的小混混，算是打腫臉撐面子。<text:span text:style-name="T7"><text:s/><text:line-break/><text:line-break/></text:span>在克宮的狂吠，喚不回舊日蘇維埃的榮光，他註定最後只能帶著帝國殘夢走進歷史，可憐的是，蘇、烏兩地人民付出的代價實在不值。<text:span text:style-name="T7"><text:s/><text:line-break/><text:line-break/></text:span>北約<text:span text:style-name="T7">(NATO)</text:span>東擴的侵門踏戶，當然是他憤怒的最大藉口，但他卻從不檢討這些國家為何心向西方？老大哥既不給尊嚴也不給麵包。<text:span text:style-name="T7"><text:s/><text:line-break/><text:line-break/></text:span>普丁對烏克蘭主權的蔑視與叫囂，有點類似北京對台灣的蠻橫主張，但習總書記起碼沒有如此失態，出口也文雅許多，王毅及中國駐聯合國代表的發言也相對持平穏健，但心中恐有不少難言之苦。<text:span text:style-name="T7"><text:s/><text:line-break/><text:line-break/></text:span>拜登年老力衰卻面臨危局，慌亂失措中幸賴對手的魯莽而得以團結北約諸國，制裁有氣無力，恐是為了留給普丁一些下台階，也給未來留下一些籌碼，以備後繼之需。<text:span text:style-name="T7"><text:s/><text:line-break/><text:line-break/></text:span>俄國的國防軍費只有美國的<text:span text:style-name="T7">5%</text:span>，北約的<text:span text:style-name="T7">8%</text:span>，雖是極度的不對稱，但手中卻握有核武，因此美、俄兩大仍然避免正面交鋒，普丁的目標應是把烏東克里米亞化，把烏克蘭喬治亞化。<text:span text:style-name="T7"><text:s/><text:line-break/><text:line-break/></text:span>台灣和芬蘭及烏克蘭有不少類似，也有很多不同的地方，台灣目前及未來的領導人應從他們過去及現在的危機中記取教訓好好學習。</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